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3"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6"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b1ee6" officeooo:paragraph-rsid="016b1ee6"/>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6bb501" officeooo:paragraph-rsid="016bb50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736c77" officeooo:paragraph-rsid="01736c7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italic" fo:text-shadow="none" style:text-underline-style="none" fo:font-weight="normal" officeooo:rsid="01736c77" officeooo:paragraph-rsid="01736c77" style:font-size-asian="12pt" style:font-style-asian="italic" style:font-weight-asian="normal" style:font-size-complex="12pt" style:font-style-complex="italic" style:font-weight-complex="normal" style:text-overline-style="none" style:text-overline-color="font-color"/>
    </style:style>
    <style:style style:name="P78"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3a21f7"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79"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3a21f7" officeooo:paragraph-rsid="01736c77"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0"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6bb501"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4pt" fo:font-style="normal" fo:text-shadow="none" style:text-underline-style="none" fo:font-weight="normal" officeooo:rsid="016bb501" officeooo:paragraph-rsid="01736c77"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1" fo:font-size="14pt" fo:font-style="normal" fo:text-shadow="none" style:text-underline-style="none" fo:font-weight="normal" officeooo:rsid="013a21f7"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1" fo:font-size="14pt" fo:font-style="normal" fo:text-shadow="none" style:text-underline-style="none" fo:font-weight="normal" officeooo:rsid="013c2c6a"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4"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alt=2" fo:font-size="14pt" fo:font-style="normal" fo:text-shadow="none" style:text-underline-style="none" fo:font-weight="normal" officeooo:rsid="013c2c6a" officeooo:paragraph-rsid="016bb501" fo:background-color="transparent" style:font-size-asian="14pt" style:font-style-asian="normal" style:font-weight-asian="normal" style:font-size-complex="14pt" style:font-style-complex="normal" style:font-weight-complex="normal" style:text-overline-style="none" style:text-overline-color="font-color"/>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8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9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9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9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9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9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9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9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9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9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9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10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10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10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10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104"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10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106"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107"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108"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9"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10"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1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1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1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14"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15"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16"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7"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8" style:family="paragraph" style:parent-style-name="Table_20_Contents">
      <style:paragraph-properties fo:text-align="justify" style:justify-single-word="false"/>
      <style:text-properties style:font-name="Shafarik1" officeooo:rsid="01148231" officeooo:paragraph-rsid="01338d14"/>
    </style:style>
    <style:style style:name="P119" style:family="paragraph" style:parent-style-name="Table_20_Contents">
      <style:paragraph-properties fo:text-align="justify" style:justify-single-word="false"/>
      <style:text-properties style:font-name="Shafarik1" officeooo:rsid="01148231" officeooo:paragraph-rsid="012cb4c9"/>
    </style:style>
    <style:style style:name="P120" style:family="paragraph" style:parent-style-name="Table_20_Contents">
      <style:paragraph-properties fo:text-align="justify" style:justify-single-word="false"/>
      <style:text-properties style:font-name="Shafarik1" officeooo:rsid="01148231" officeooo:paragraph-rsid="012f8f2b"/>
    </style:style>
    <style:style style:name="P121" style:family="paragraph" style:parent-style-name="Table_20_Contents">
      <style:paragraph-properties fo:text-align="justify" style:justify-single-word="false"/>
      <style:text-properties style:font-name="Shafarik1" officeooo:rsid="01148231" officeooo:paragraph-rsid="01301566"/>
    </style:style>
    <style:style style:name="P122" style:family="paragraph" style:parent-style-name="Table_20_Contents">
      <style:paragraph-properties fo:text-align="justify" style:justify-single-word="false"/>
      <style:text-properties style:font-name="Shafarik1" officeooo:rsid="01148231" officeooo:paragraph-rsid="01312084"/>
    </style:style>
    <style:style style:name="P123" style:family="paragraph" style:parent-style-name="Table_20_Contents">
      <style:paragraph-properties fo:text-align="justify" style:justify-single-word="false"/>
      <style:text-properties style:font-name="Shafarik1" officeooo:rsid="01148231" officeooo:paragraph-rsid="012abdd8"/>
    </style:style>
    <style:style style:name="P124" style:family="paragraph" style:parent-style-name="Table_20_Contents">
      <style:paragraph-properties fo:text-align="justify" style:justify-single-word="false"/>
      <style:text-properties style:font-name="Shafarik1" officeooo:rsid="01148231" officeooo:paragraph-rsid="01148231"/>
    </style:style>
    <style:style style:name="P125" style:family="paragraph" style:parent-style-name="Table_20_Contents">
      <style:paragraph-properties fo:text-align="justify" style:justify-single-word="false"/>
      <style:text-properties style:font-name="Shafarik1" officeooo:rsid="01148231" officeooo:paragraph-rsid="0114e9f0"/>
    </style:style>
    <style:style style:name="P126" style:family="paragraph" style:parent-style-name="Table_20_Contents">
      <style:paragraph-properties fo:text-align="justify" style:justify-single-word="false"/>
      <style:text-properties style:font-name="Shafarik1" officeooo:rsid="012c531a" officeooo:paragraph-rsid="012c531a"/>
    </style:style>
    <style:style style:name="P127" style:family="paragraph" style:parent-style-name="Table_20_Contents">
      <style:paragraph-properties fo:text-align="justify" style:justify-single-word="false"/>
      <style:text-properties style:font-name="Shafarik1" officeooo:rsid="012cb4c9" officeooo:paragraph-rsid="012cb4c9"/>
    </style:style>
    <style:style style:name="P128" style:family="paragraph" style:parent-style-name="Table_20_Contents">
      <style:paragraph-properties fo:text-align="justify" style:justify-single-word="false"/>
      <style:text-properties style:font-name="Shafarik1" officeooo:rsid="012f8f2b" officeooo:paragraph-rsid="012f8f2b"/>
    </style:style>
    <style:style style:name="P129" style:family="paragraph" style:parent-style-name="Table_20_Contents">
      <style:paragraph-properties fo:text-align="justify" style:justify-single-word="false"/>
      <style:text-properties style:font-name="Shafarik1" officeooo:rsid="01301566" officeooo:paragraph-rsid="01301566"/>
    </style:style>
    <style:style style:name="P130" style:family="paragraph" style:parent-style-name="Table_20_Contents">
      <style:paragraph-properties fo:text-align="justify" style:justify-single-word="false"/>
      <style:text-properties style:font-name="Shafarik1" officeooo:rsid="01312084" officeooo:paragraph-rsid="01312084"/>
    </style:style>
    <style:style style:name="P131" style:family="paragraph" style:parent-style-name="Table_20_Contents">
      <style:paragraph-properties fo:text-align="center" style:justify-single-word="false"/>
      <style:text-properties style:font-name="Shafarik1" officeooo:rsid="00332346" officeooo:paragraph-rsid="00c90ff1"/>
    </style:style>
    <style:style style:name="P132" style:family="paragraph" style:parent-style-name="Table_20_Contents">
      <style:paragraph-properties fo:text-align="center" style:justify-single-word="false"/>
      <style:text-properties style:font-name="Shafarik1" officeooo:rsid="00332346" officeooo:paragraph-rsid="00d86813"/>
    </style:style>
    <style:style style:name="P133" style:family="paragraph" style:parent-style-name="Table_20_Contents">
      <style:paragraph-properties fo:text-align="center" style:justify-single-word="false"/>
      <style:text-properties style:font-name="Shafarik1" officeooo:rsid="00332346" officeooo:paragraph-rsid="00dbb761"/>
    </style:style>
    <style:style style:name="P134" style:family="paragraph" style:parent-style-name="Table_20_Contents">
      <style:paragraph-properties fo:text-align="center" style:justify-single-word="false"/>
      <style:text-properties style:font-name="Shafarik1" officeooo:rsid="00332346" officeooo:paragraph-rsid="00dfc530"/>
    </style:style>
    <style:style style:name="P135" style:family="paragraph" style:parent-style-name="Table_20_Contents">
      <style:paragraph-properties fo:text-align="center" style:justify-single-word="false"/>
      <style:text-properties style:font-name="Shafarik1" officeooo:rsid="00371031" officeooo:paragraph-rsid="00c90ff1"/>
    </style:style>
    <style:style style:name="P136" style:family="paragraph" style:parent-style-name="Table_20_Contents">
      <style:paragraph-properties fo:text-align="center" style:justify-single-word="false"/>
      <style:text-properties style:font-name="Shafarik1" officeooo:rsid="00371031" officeooo:paragraph-rsid="00e9f483"/>
    </style:style>
    <style:style style:name="P137" style:family="paragraph" style:parent-style-name="Table_20_Contents">
      <style:paragraph-properties fo:text-align="center" style:justify-single-word="false"/>
      <style:text-properties style:font-name="Shafarik1" officeooo:rsid="00dbb761" officeooo:paragraph-rsid="00dbb761"/>
    </style:style>
    <style:style style:name="P138" style:family="paragraph" style:parent-style-name="Table_20_Contents">
      <style:paragraph-properties fo:text-align="justify" style:justify-single-word="false"/>
      <style:text-properties style:font-name="Shafarik1"/>
    </style:style>
    <style:style style:name="P139" style:family="paragraph" style:parent-style-name="Table_20_Contents">
      <style:paragraph-properties fo:text-align="justify" style:justify-single-word="false"/>
      <style:text-properties style:font-name="Shafarik1" officeooo:paragraph-rsid="00ee387c"/>
    </style:style>
    <style:style style:name="P140" style:family="paragraph" style:parent-style-name="Table_20_Contents">
      <style:paragraph-properties fo:text-align="justify" style:justify-single-word="false"/>
      <style:text-properties style:font-name="Shafarik1" officeooo:paragraph-rsid="00f01661"/>
    </style:style>
    <style:style style:name="P141" style:family="paragraph" style:parent-style-name="Table_20_Contents">
      <style:paragraph-properties fo:text-align="justify" style:justify-single-word="false"/>
      <style:text-properties style:font-name="Shafarik1" officeooo:rsid="011406ba" officeooo:paragraph-rsid="011406ba"/>
    </style:style>
    <style:style style:name="P142" style:family="paragraph" style:parent-style-name="Table_20_Contents">
      <style:paragraph-properties fo:text-align="justify" style:justify-single-word="false"/>
      <style:text-properties style:font-name="Shafarik1" officeooo:rsid="012abdd8" officeooo:paragraph-rsid="012abdd8"/>
    </style:style>
    <style:style style:name="P143" style:family="paragraph" style:parent-style-name="Table_20_Contents">
      <style:paragraph-properties fo:text-align="justify" style:justify-single-word="false"/>
      <style:text-properties style:font-name="Shafarik1" officeooo:rsid="0123c2c0" officeooo:paragraph-rsid="0123c2c0"/>
    </style:style>
    <style:style style:name="P144" style:family="paragraph" style:parent-style-name="Table_20_Contents">
      <style:paragraph-properties fo:text-align="justify" style:justify-single-word="false"/>
      <style:text-properties style:font-name="Shafarik1" officeooo:rsid="0125042e" officeooo:paragraph-rsid="0125042e"/>
    </style:style>
    <style:style style:name="P145" style:family="paragraph" style:parent-style-name="Table_20_Contents">
      <style:paragraph-properties fo:text-align="justify" style:justify-single-word="false"/>
      <style:text-properties style:font-name="Shafarik1" officeooo:rsid="0126618a" officeooo:paragraph-rsid="0126618a"/>
    </style:style>
    <style:style style:name="P146"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7" style:family="paragraph" style:parent-style-name="Table_20_Contents">
      <style:paragraph-properties fo:text-align="justify" style:justify-single-word="false"/>
      <style:text-properties style:font-name="Shafarik1" fo:font-size="12pt" officeooo:rsid="01545bea" officeooo:paragraph-rsid="01545bea" style:font-name-asian="Shafarik" style:font-size-asian="12pt" style:font-name-complex="Shafarik" style:font-size-complex="12pt"/>
    </style:style>
    <style:style style:name="P148" style:family="paragraph" style:parent-style-name="Table_20_Contents">
      <style:paragraph-properties fo:text-align="justify" style:justify-single-word="false"/>
      <style:text-properties style:font-name="Shafarik1" fo:font-size="12pt" officeooo:rsid="0154b676" officeooo:paragraph-rsid="0154b676" style:font-name-asian="Shafarik" style:font-size-asian="12pt" style:font-name-complex="Shafarik" style:font-size-complex="12pt"/>
    </style:style>
    <style:style style:name="P149" style:family="paragraph" style:parent-style-name="Table_20_Contents">
      <style:paragraph-properties fo:text-align="justify" style:justify-single-word="false"/>
      <style:text-properties style:font-name="Shafarik1" fo:font-size="12pt" officeooo:rsid="01730660" officeooo:paragraph-rsid="01730660" style:font-name-asian="Shafarik" style:font-size-asian="12pt" style:font-name-complex="Shafarik" style:font-size-complex="12pt"/>
    </style:style>
    <style:style style:name="P150"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5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52"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53"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54"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5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56" style:family="paragraph" style:parent-style-name="Table_20_Contents">
      <style:paragraph-properties fo:text-align="center" style:justify-single-word="false"/>
      <style:text-properties style:font-name="Shafarik" officeooo:rsid="00332346" officeooo:paragraph-rsid="00c90ff1"/>
    </style:style>
    <style:style style:name="P157" style:family="paragraph" style:parent-style-name="Table_20_Contents">
      <style:paragraph-properties fo:text-align="center" style:justify-single-word="false"/>
      <style:text-properties style:font-name="Shafarik" officeooo:rsid="00342c3b" officeooo:paragraph-rsid="00c90ff1"/>
    </style:style>
    <style:style style:name="P158" style:family="paragraph" style:parent-style-name="Table_20_Contents">
      <style:paragraph-properties fo:text-align="center" style:justify-single-word="false"/>
      <style:text-properties style:font-name="Shafarik" officeooo:rsid="00371031" officeooo:paragraph-rsid="00c90ff1"/>
    </style:style>
    <style:style style:name="P159" style:family="paragraph" style:parent-style-name="Table_20_Contents">
      <style:paragraph-properties fo:text-align="center" style:justify-single-word="false"/>
      <style:text-properties style:font-name="Shafarik" officeooo:rsid="00371031" officeooo:paragraph-rsid="00d86813"/>
    </style:style>
    <style:style style:name="P160" style:family="paragraph" style:parent-style-name="Table_20_Contents">
      <style:paragraph-properties fo:text-align="center" style:justify-single-word="false"/>
      <style:text-properties style:font-name="Shafarik" officeooo:rsid="00371031" officeooo:paragraph-rsid="00dbb761"/>
    </style:style>
    <style:style style:name="P161" style:family="paragraph" style:parent-style-name="Table_20_Contents">
      <style:paragraph-properties fo:text-align="center" style:justify-single-word="false"/>
      <style:text-properties style:font-name="Shafarik" officeooo:rsid="00371031" officeooo:paragraph-rsid="00e6ed0b"/>
    </style:style>
    <style:style style:name="P162" style:family="paragraph" style:parent-style-name="Table_20_Contents">
      <style:paragraph-properties fo:text-align="center" style:justify-single-word="false"/>
      <style:text-properties style:font-name="Shafarik" officeooo:rsid="00d754f9" officeooo:paragraph-rsid="00d754f9"/>
    </style:style>
    <style:style style:name="P163" style:family="paragraph" style:parent-style-name="Table_20_Contents">
      <style:paragraph-properties fo:text-align="center" style:justify-single-word="false"/>
      <style:text-properties style:font-name="Shafarik" officeooo:rsid="0035b397" officeooo:paragraph-rsid="00dbb761"/>
    </style:style>
    <style:style style:name="P164" style:family="paragraph" style:parent-style-name="Table_20_Contents">
      <style:paragraph-properties fo:text-align="center" style:justify-single-word="false"/>
      <style:text-properties style:font-name="Shafarik" officeooo:rsid="00dbb761" officeooo:paragraph-rsid="00c90ff1"/>
    </style:style>
    <style:style style:name="P165" style:family="paragraph" style:parent-style-name="Table_20_Contents">
      <style:paragraph-properties fo:text-align="center" style:justify-single-word="false"/>
      <style:text-properties style:font-name="Shafarik" officeooo:rsid="00333b50" officeooo:paragraph-rsid="00e6ed0b"/>
    </style:style>
    <style:style style:name="P166"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67"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68"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69"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70"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justify" style:justify-single-word="false"/>
      <style:text-properties fo:font-size="12pt" officeooo:rsid="01545bea" officeooo:paragraph-rsid="01545bea" style:font-name-asian="Shafarik" style:font-size-asian="12pt" style:font-name-complex="Shafarik" style:font-size-complex="12pt"/>
    </style:style>
    <style:style style:name="P180" style:family="paragraph" style:parent-style-name="Table_20_Contents">
      <style:paragraph-properties fo:text-align="justify" style:justify-single-word="false"/>
      <style:text-properties fo:font-size="12pt" fo:font-weight="bold" officeooo:rsid="0154b676" officeooo:paragraph-rsid="0154b676" style:font-name-asian="Shafarik" style:font-size-asian="12pt" style:font-weight-asian="bold" style:font-name-complex="Shafarik" style:font-size-complex="12pt" style:font-weight-complex="bold"/>
    </style:style>
    <style:style style:name="P181" style:family="paragraph" style:parent-style-name="Table_20_Contents">
      <style:paragraph-properties fo:text-align="justify" style:justify-single-word="false"/>
      <style:text-properties style:font-name="Shafarik:salt=2"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82" style:family="paragraph" style:parent-style-name="Table_20_Contents">
      <style:paragraph-properties fo:text-align="justify" style:justify-single-word="false"/>
      <style:text-properties style:font-name="Shafarik:salt=2"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83" style:family="paragraph" style:parent-style-name="Table_20_Contents">
      <style:paragraph-properties fo:text-align="justify" style:justify-single-word="false"/>
      <style:text-properties style:font-name="Shafarik:salt=2"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84" style:family="paragraph" style:parent-style-name="Table_20_Contents">
      <style:paragraph-properties fo:text-align="justify" style:justify-single-word="false"/>
      <style:text-properties style:font-name="Shafarik:salt=2"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85" style:family="paragraph" style:parent-style-name="Table_20_Contents">
      <style:paragraph-properties fo:text-align="justify" style:justify-single-word="false"/>
      <style:text-properties style:font-name="Shafarik:salt=3"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86" style:family="paragraph" style:parent-style-name="Table_20_Contents">
      <style:paragraph-properties fo:text-align="justify" style:justify-single-word="false"/>
      <style:text-properties style:font-name="Shafarik:salt=3"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87" style:family="paragraph" style:parent-style-name="Table_20_Contents">
      <style:paragraph-properties fo:text-align="justify" style:justify-single-word="false"/>
      <style:text-properties style:font-name="Shafarik:salt=3"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88" style:family="paragraph" style:parent-style-name="Table_20_Contents">
      <style:paragraph-properties fo:text-align="justify" style:justify-single-word="false"/>
      <style:text-properties style:font-name="Shafarik:salt=3"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89" style:family="paragraph" style:parent-style-name="Table_20_Contents">
      <style:paragraph-properties fo:text-align="justify" style:justify-single-word="false"/>
      <style:text-properties style:font-name="Shafarik:salt=4"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90" style:family="paragraph" style:parent-style-name="Table_20_Contents">
      <style:paragraph-properties fo:text-align="justify" style:justify-single-word="false"/>
      <style:text-properties style:font-name="Shafarik:salt=4"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191" style:family="paragraph" style:parent-style-name="Table_20_Contents">
      <style:paragraph-properties fo:text-align="justify" style:justify-single-word="false"/>
      <style:text-properties style:font-name="Shafarik:salt=4"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92" style:family="paragraph" style:parent-style-name="Table_20_Contents">
      <style:paragraph-properties fo:text-align="justify" style:justify-single-word="false"/>
      <style:text-properties style:font-name="Shafarik:salt=4"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93" style:family="paragraph" style:parent-style-name="Table_20_Contents">
      <style:paragraph-properties fo:text-align="justify" style:justify-single-word="false"/>
      <style:text-properties style:font-name="Shafarik:salt=5"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94" style:family="paragraph" style:parent-style-name="Table_20_Contents">
      <style:paragraph-properties fo:text-align="justify" style:justify-single-word="false"/>
      <style:text-properties style:font-name="Shafarik:salt=5"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95" style:family="paragraph" style:parent-style-name="Table_20_Contents">
      <style:paragraph-properties fo:text-align="justify" style:justify-single-word="false"/>
      <style:text-properties style:font-name="Shafarik:salt=5"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96" style:family="paragraph" style:parent-style-name="Table_20_Contents">
      <style:paragraph-properties fo:text-align="justify" style:justify-single-word="false"/>
      <style:text-properties style:font-name="Shafarik:salt=6"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97" style:family="paragraph" style:parent-style-name="Table_20_Contents">
      <style:paragraph-properties fo:text-align="justify" style:justify-single-word="false"/>
      <style:text-properties style:font-name="Shafarik:salt=6"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198" style:family="paragraph" style:parent-style-name="Table_20_Contents">
      <style:paragraph-properties fo:text-align="justify" style:justify-single-word="false"/>
      <style:text-properties style:font-name="Shafarik:salt=6"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199" style:family="paragraph" style:parent-style-name="Table_20_Contents">
      <style:paragraph-properties fo:text-align="justify" style:justify-single-word="false"/>
      <style:text-properties style:font-name="Shafarik:salt=7"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200" style:family="paragraph" style:parent-style-name="Table_20_Contents">
      <style:paragraph-properties fo:text-align="justify" style:justify-single-word="false"/>
      <style:text-properties style:font-name="Shafarik:salt=7"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201" style:family="paragraph" style:parent-style-name="Table_20_Contents">
      <style:paragraph-properties fo:text-align="justify" style:justify-single-word="false"/>
      <style:text-properties style:font-name="Shafarik:salt=7"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202" style:family="paragraph" style:parent-style-name="Table_20_Contents">
      <style:paragraph-properties fo:text-align="justify" style:justify-single-word="false"/>
      <style:text-properties style:font-name="Shafarik:salt=8"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203" style:family="paragraph" style:parent-style-name="Table_20_Contents">
      <style:paragraph-properties fo:text-align="justify" style:justify-single-word="false"/>
      <style:text-properties style:font-name="Shafarik:salt=8" fo:font-size="12pt" fo:font-weight="normal" officeooo:rsid="01545bea" officeooo:paragraph-rsid="016b1ee6" style:font-name-asian="Shafarik" style:font-size-asian="12pt" style:font-weight-asian="normal" style:font-name-complex="Shafarik" style:font-size-complex="12pt" style:font-weight-complex="normal"/>
    </style:style>
    <style:style style:name="P204" style:family="paragraph" style:parent-style-name="Table_20_Contents">
      <style:paragraph-properties fo:text-align="justify" style:justify-single-word="false"/>
      <style:text-properties style:font-name="Shafarik:salt=8"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205" style:family="paragraph" style:parent-style-name="Table_20_Contents">
      <style:paragraph-properties fo:text-align="justify" style:justify-single-word="false"/>
      <style:text-properties style:font-name="Shafarik:salt=1"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206" style:family="paragraph" style:parent-style-name="Table_20_Contents">
      <style:paragraph-properties fo:text-align="justify" style:justify-single-word="false"/>
      <style:text-properties style:font-name="Shafarik:salt=1" fo:font-size="12pt" fo:font-weight="normal" officeooo:rsid="016b1ee6" officeooo:paragraph-rsid="016b1ee6" style:font-name-asian="Shafarik" style:font-size-asian="12pt" style:font-weight-asian="normal" style:font-name-complex="Shafarik" style:font-size-complex="12pt" style:font-weight-complex="normal"/>
    </style:style>
    <style:style style:name="P207" style:family="paragraph" style:parent-style-name="Table_20_Contents">
      <style:paragraph-properties fo:text-align="justify" style:justify-single-word="false"/>
      <style:text-properties style:font-name="Shafarik:salt=1"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208" style:family="paragraph" style:parent-style-name="Table_20_Contents">
      <style:paragraph-properties fo:text-align="justify" style:justify-single-word="false"/>
      <style:text-properties style:font-name="Shafarik:salt=1" fo:font-size="12pt" fo:font-weight="normal" officeooo:rsid="0154b676" officeooo:paragraph-rsid="016b1ee6" style:font-name-asian="Shafarik" style:font-size-asian="12pt" style:font-weight-asian="normal" style:font-name-complex="Shafarik" style:font-size-complex="12pt" style:font-weight-complex="normal"/>
    </style:style>
    <style:style style:name="P209" style:family="paragraph" style:parent-style-name="Table_20_Contents">
      <style:paragraph-properties fo:text-align="justify" style:justify-single-word="false"/>
      <style:text-properties style:font-name="Shafarik:salt=1" fo:font-size="12pt" fo:font-weight="normal" officeooo:rsid="01736c77" officeooo:paragraph-rsid="01736c77" style:font-name-asian="Shafarik" style:font-size-asian="12pt" style:font-weight-asian="normal" style:font-name-complex="Shafarik" style:font-size-complex="12pt" style:font-weight-complex="normal"/>
    </style:style>
    <style:style style:name="P21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21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21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21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21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21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21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21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21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21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22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22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222"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22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22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22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226"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27"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228"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29"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30"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1"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2"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33"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4"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35"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236"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5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5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5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5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5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6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6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6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6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65"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66"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6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7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7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7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7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28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8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91"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9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93"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9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95"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9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9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30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30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30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30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30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30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30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3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3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310"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311"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31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31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31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31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31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31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31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31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32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32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32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32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32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325"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32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2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32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2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3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3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3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3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3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3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3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3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3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40"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41"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42"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43"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44"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45"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4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4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4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4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5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5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5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5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5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55"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5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5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58"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5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60"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6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62" style:family="paragraph" style:parent-style-name="Standard">
      <style:text-properties style:font-name="Shafarik1" officeooo:rsid="002e06e9" officeooo:paragraph-rsid="00e9f483" fo:background-color="transparent"/>
    </style:style>
    <style:style style:name="P363" style:family="paragraph" style:parent-style-name="Standard">
      <style:text-properties style:font-name="Shafarik1" officeooo:paragraph-rsid="00e9f483" fo:background-color="transparent"/>
    </style:style>
    <style:style style:name="P36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6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66" style:family="paragraph" style:parent-style-name="Standard">
      <style:text-properties style:font-name="Shafarik1" officeooo:paragraph-rsid="00e9f483" fo:background-color="#66ff66"/>
    </style:style>
    <style:style style:name="P367" style:family="paragraph" style:parent-style-name="Standard">
      <style:text-properties style:font-name="Shafarik1" officeooo:paragraph-rsid="00fa3267" fo:background-color="#66ff66"/>
    </style:style>
    <style:style style:name="P36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6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7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71"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72"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73"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74"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7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76"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77" style:family="paragraph" style:parent-style-name="Standard">
      <style:paragraph-properties fo:text-align="center" style:justify-single-word="false"/>
      <style:text-properties style:font-name="Times New Roman" officeooo:rsid="0018854d" officeooo:paragraph-rsid="00c90ff1"/>
    </style:style>
    <style:style style:name="P378"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79" style:family="paragraph" style:parent-style-name="Standard">
      <style:text-properties style:font-name="Times New Roman" fo:font-style="italic" officeooo:rsid="00315b95" officeooo:paragraph-rsid="00e9f483" style:font-style-asian="italic" style:font-style-complex="italic"/>
    </style:style>
    <style:style style:name="P380" style:family="paragraph" style:parent-style-name="Standard">
      <style:text-properties style:font-name="Times New Roman" fo:font-style="italic" officeooo:paragraph-rsid="00e9f483" style:font-style-asian="italic" style:font-style-complex="italic"/>
    </style:style>
    <style:style style:name="P38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8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8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8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8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8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87" style:family="paragraph" style:parent-style-name="Standard">
      <style:text-properties style:font-name="Shafarik:ss04"/>
    </style:style>
    <style:style style:name="P38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8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9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9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9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9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94" style:family="paragraph" style:parent-style-name="Standard">
      <style:text-properties style:font-name="Shafarik" officeooo:rsid="00256bfe" officeooo:paragraph-rsid="00e9f483" fo:background-color="transparent" style:font-name-asian="Shafarik" style:font-name-complex="Shafarik"/>
    </style:style>
    <style:style style:name="P395" style:family="paragraph" style:parent-style-name="Standard">
      <style:text-properties style:font-name="Shafarik" officeooo:rsid="002e6a62" officeooo:paragraph-rsid="00e9f483" fo:background-color="transparent" style:font-name-asian="Shafarik" style:font-name-complex="Shafarik"/>
    </style:style>
    <style:style style:name="P396" style:family="paragraph" style:parent-style-name="Standard">
      <style:text-properties style:font-name="Shafarik" officeooo:rsid="00279d2d" officeooo:paragraph-rsid="00e9f483" fo:background-color="transparent" style:font-name-asian="Shafarik" style:font-name-complex="Shafarik"/>
    </style:style>
    <style:style style:name="P397" style:family="paragraph" style:parent-style-name="Standard">
      <style:text-properties style:font-name="Shafarik" officeooo:rsid="002e06e9" officeooo:paragraph-rsid="00e9f483" fo:background-color="#66ff66" style:font-name-asian="Shafarik" style:font-name-complex="Shafarik"/>
    </style:style>
    <style:style style:name="P398" style:family="paragraph" style:parent-style-name="Standard">
      <style:text-properties officeooo:paragraph-rsid="00e3f4c1"/>
    </style:style>
    <style:style style:name="P399" style:family="paragraph" style:parent-style-name="Standard">
      <style:text-properties style:font-name="Shafarik:ss05" officeooo:rsid="0038c901" officeooo:paragraph-rsid="00e9f483" fo:background-color="transparent"/>
    </style:style>
    <style:style style:name="P400" style:family="paragraph" style:parent-style-name="Standard">
      <style:text-properties style:font-name="Shafarik:ss05" officeooo:paragraph-rsid="00e9f483" fo:background-color="transparent"/>
    </style:style>
    <style:style style:name="P401" style:family="paragraph" style:parent-style-name="Standard">
      <style:text-properties style:font-name="Shafarik:ss05" officeooo:paragraph-rsid="00e9f483" fo:background-color="#66ff66"/>
    </style:style>
    <style:style style:name="P402" style:family="paragraph" style:parent-style-name="Standard">
      <style:text-properties style:font-name="Shafarik:ss05&amp;ss04" officeooo:paragraph-rsid="00e9f483" fo:background-color="#66ff66"/>
    </style:style>
    <style:style style:name="P403" style:family="paragraph" style:parent-style-name="Standard">
      <style:text-properties style:font-name="Shafarik:ss04&amp;ss05" officeooo:paragraph-rsid="00e9f483" fo:background-color="#66ff66"/>
    </style:style>
    <style:style style:name="P404"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40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0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0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08"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0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41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2b279" fo:background-color="transparent" style:font-name-asian="Shafarik" style:font-size-asian="12pt" style:font-weight-asian="normal" style:font-name-complex="Shafarik" style:font-size-complex="12pt" style:font-weight-complex="normal"/>
    </style:style>
    <style:style style:name="P41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b0118" officeooo:paragraph-rsid="0151a08b" fo:background-color="transparent" style:font-name-asian="Shafarik" style:font-size-asian="12pt" style:font-weight-asian="normal" style:font-name-complex="Shafarik" style:font-size-complex="12pt" style:font-weight-complex="normal"/>
    </style:style>
    <style:style style:name="P41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1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14"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1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1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1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1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1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20"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21"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22" style:family="paragraph" style:parent-style-name="Standard">
      <style:paragraph-properties style:writing-mode="lr-tb"/>
    </style:style>
    <style:style style:name="P423" style:family="paragraph" style:parent-style-name="Standard">
      <style:paragraph-properties style:writing-mode="lr-tb"/>
      <style:text-properties style:font-name="Times New Roman"/>
    </style:style>
    <style:style style:name="P424"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25"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26" style:family="paragraph" style:parent-style-name="Standard">
      <style:paragraph-properties fo:line-height="115%" fo:text-align="justify" style:justify-single-word="false" style:writing-mode="lr-tb"/>
      <style:text-properties style:font-name="Times New Roman" officeooo:paragraph-rsid="00d1b45a"/>
    </style:style>
    <style:style style:name="P427"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28"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429"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30"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31"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32"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33"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34"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3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36"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37"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38"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439" style:family="paragraph" style:parent-style-name="Table_20_Heading">
      <style:text-properties fo:font-size="12pt" officeooo:rsid="01545bea" officeooo:paragraph-rsid="01545bea" style:font-name-asian="Shafarik" style:font-size-asian="12pt" style:font-name-complex="Shafarik" style:font-size-complex="12pt"/>
    </style:style>
    <style:style style:name="P440" style:family="paragraph" style:parent-style-name="Table_20_Heading">
      <style:text-properties fo:font-size="12pt" officeooo:rsid="0154b676" officeooo:paragraph-rsid="0154b676" style:font-name-asian="Shafarik" style:font-size-asian="12pt" style:font-name-complex="Shafarik" style:font-size-complex="12pt"/>
    </style:style>
    <style:style style:name="P441" style:family="paragraph" style:parent-style-name="Table_20_Heading">
      <style:text-properties style:font-name="Times New Roman" officeooo:rsid="0160bcb1" officeooo:paragraph-rsid="0160bcb1"/>
    </style:style>
    <style:style style:name="P442" style:family="paragraph" style:parent-style-name="Table_20_Heading">
      <style:text-properties style:font-name="Times New Roman" officeooo:rsid="0160bcb1" officeooo:paragraph-rsid="016237de"/>
    </style:style>
    <style:style style:name="P443" style:family="paragraph" style:parent-style-name="Footnote">
      <style:paragraph-properties fo:text-align="justify" style:justify-single-word="false"/>
      <style:text-properties style:font-name="Times New Roman" officeooo:rsid="016cb65b" officeooo:paragraph-rsid="016cb65b"/>
    </style:style>
    <style:style style:name="P44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45"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46"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447"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44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450"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5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52"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5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45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5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5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5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5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5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6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6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6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6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6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6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67"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6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6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7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size-asian="12pt" style:font-style-asian="italic" style:font-weight-asian="normal" style:font-size-complex="12pt" style:font-style-complex="italic" style:font-weight-complex="normal" style:text-overline-style="none" style:text-overline-color="font-color"/>
    </style:style>
    <style:style style:name="P47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7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7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8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8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8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8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8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8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8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8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8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8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9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9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9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9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9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9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9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9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9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9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50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50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50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50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50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50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50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50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50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509" style:family="paragraph" style:parent-style-name="Standard">
      <style:text-properties officeooo:paragraph-rsid="01797868"/>
    </style:style>
    <style:style style:name="P51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511"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512"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513"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5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515" style:family="paragraph" style:parent-style-name="Table_20_Contents">
      <style:paragraph-properties fo:text-align="justify" style:justify-single-word="false"/>
      <style:text-properties style:font-name="Shafarik1" officeooo:rsid="01148231" officeooo:paragraph-rsid="012cb4c9"/>
    </style:style>
    <style:style style:name="P516" style:family="paragraph" style:parent-style-name="Table_20_Contents">
      <style:paragraph-properties fo:text-align="justify" style:justify-single-word="false"/>
      <style:text-properties style:font-name="Shafarik1" officeooo:rsid="01148231" officeooo:paragraph-rsid="012f8f2b"/>
    </style:style>
    <style:style style:name="P517" style:family="paragraph" style:parent-style-name="Table_20_Contents">
      <style:paragraph-properties fo:text-align="justify" style:justify-single-word="false"/>
      <style:text-properties style:font-name="Shafarik1" officeooo:rsid="01148231" officeooo:paragraph-rsid="01301566"/>
    </style:style>
    <style:style style:name="P518" style:family="paragraph" style:parent-style-name="Table_20_Contents">
      <style:paragraph-properties fo:text-align="justify" style:justify-single-word="false"/>
      <style:text-properties style:font-name="Shafarik1" officeooo:rsid="01148231" officeooo:paragraph-rsid="01312084"/>
    </style:style>
    <style:style style:name="P519" style:family="paragraph" style:parent-style-name="Table_20_Contents">
      <style:paragraph-properties fo:text-align="justify" style:justify-single-word="false"/>
      <style:text-properties style:font-name="Shafarik1" officeooo:rsid="01148231" officeooo:paragraph-rsid="01338d14"/>
    </style:style>
    <style:style style:name="P520" style:family="paragraph" style:parent-style-name="Table_20_Contents">
      <style:paragraph-properties fo:text-align="justify" style:justify-single-word="false"/>
      <style:text-properties style:font-name="Shafarik1" officeooo:rsid="012c531a" officeooo:paragraph-rsid="012c531a"/>
    </style:style>
    <style:style style:name="P521" style:family="paragraph" style:parent-style-name="Table_20_Contents">
      <style:paragraph-properties fo:text-align="justify" style:justify-single-word="false"/>
      <style:text-properties style:font-name="Shafarik1" officeooo:rsid="012cb4c9" officeooo:paragraph-rsid="012cb4c9"/>
    </style:style>
    <style:style style:name="P522" style:family="paragraph" style:parent-style-name="Table_20_Contents">
      <style:paragraph-properties fo:text-align="justify" style:justify-single-word="false"/>
      <style:text-properties style:font-name="Shafarik1" officeooo:rsid="012f8f2b" officeooo:paragraph-rsid="012f8f2b"/>
    </style:style>
    <style:style style:name="P523" style:family="paragraph" style:parent-style-name="Table_20_Contents">
      <style:paragraph-properties fo:text-align="justify" style:justify-single-word="false"/>
      <style:text-properties style:font-name="Shafarik1" officeooo:rsid="01301566" officeooo:paragraph-rsid="01301566"/>
    </style:style>
    <style:style style:name="P524" style:family="paragraph" style:parent-style-name="Table_20_Contents">
      <style:paragraph-properties fo:text-align="justify" style:justify-single-word="false"/>
      <style:text-properties style:font-name="Shafarik1" officeooo:rsid="01312084" officeooo:paragraph-rsid="01312084"/>
    </style:style>
    <style:style style:name="P525"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526"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52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52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5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5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53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53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fo:background-color="transparent" loext:char-shading-value="0"/>
    </style:style>
    <style:style style:name="T25" style:family="text">
      <style:text-properties officeooo:rsid="0038d2e0" fo:background-color="transparent" loext:char-shading-value="0"/>
    </style:style>
    <style:style style:name="T26" style:family="text">
      <style:text-properties officeooo:rsid="003a9146" fo:background-color="transparent" loext:char-shading-value="0" style:font-name-asian="Shafarik" style:font-name-complex="Shafarik"/>
    </style:style>
    <style:style style:name="T27" style:family="text">
      <style:text-properties officeooo:rsid="003bc8bc" fo:background-color="transparent" loext:char-shading-value="0" style:font-name-asian="Shafarik" style:font-name-complex="Shafarik"/>
    </style:style>
    <style:style style:name="T28" style:family="text">
      <style:text-properties officeooo:rsid="0062608a" fo:background-color="transparent" loext:char-shading-value="0" style:font-name-asian="Shafarik" style:font-name-complex="Shafarik"/>
    </style:style>
    <style:style style:name="T29" style:family="text">
      <style:text-properties officeooo:rsid="009b0118" fo:background-color="transparent" loext:char-shading-value="0" style:font-name-asian="Shafarik" style:font-name-complex="Shafarik"/>
    </style:style>
    <style:style style:name="T30" style:family="text">
      <style:text-properties officeooo:rsid="009c58ec" fo:background-color="transparent" loext:char-shading-value="0" style:font-name-asian="Shafarik" style:font-name-complex="Shafarik"/>
    </style:style>
    <style:style style:name="T31" style:family="text">
      <style:text-properties officeooo:rsid="009e42cf" fo:background-color="transparent" loext:char-shading-value="0" style:font-name-asian="Shafarik" style:font-name-complex="Shafarik"/>
    </style:style>
    <style:style style:name="T32" style:family="text">
      <style:text-properties officeooo:rsid="0142e219" fo:background-color="transparent" loext:char-shading-value="0" style:font-name-asian="Shafarik" style:font-name-complex="Shafarik"/>
    </style:style>
    <style:style style:name="T33" style:family="text">
      <style:text-properties officeooo:rsid="01508304" fo:background-color="transparent" loext:char-shading-value="0" style:font-name-asian="Shafarik" style:font-name-complex="Shafarik"/>
    </style:style>
    <style:style style:name="T34" style:family="text">
      <style:text-properties officeooo:rsid="0151a08b" fo:background-color="transparent" loext:char-shading-value="0" style:font-name-asian="Shafarik" style:font-name-complex="Shafarik"/>
    </style:style>
    <style:style style:name="T35" style:family="text">
      <style:text-properties officeooo:rsid="01527779" fo:background-color="transparent" loext:char-shading-value="0" style:font-name-asian="Shafarik" style:font-name-complex="Shafarik"/>
    </style:style>
    <style:style style:name="T36" style:family="text">
      <style:text-properties officeooo:rsid="01366354" fo:background-color="transparent" loext:char-shading-value="0"/>
    </style:style>
    <style:style style:name="T37" style:family="text">
      <style:text-properties officeooo:rsid="01404756" fo:background-color="transparent" loext:char-shading-value="0"/>
    </style:style>
    <style:style style:name="T38" style:family="text">
      <style:text-properties officeooo:rsid="0140c84c" fo:background-color="transparent" loext:char-shading-value="0"/>
    </style:style>
    <style:style style:name="T39" style:family="text">
      <style:text-properties officeooo:rsid="014297f6" fo:background-color="transparent" loext:char-shading-value="0"/>
    </style:style>
    <style:style style:name="T40" style:family="text">
      <style:text-properties officeooo:rsid="014423d5" fo:background-color="transparent" loext:char-shading-value="0"/>
    </style:style>
    <style:style style:name="T41" style:family="text">
      <style:text-properties officeooo:rsid="01455d5f" fo:background-color="transparent" loext:char-shading-value="0"/>
    </style:style>
    <style:style style:name="T42" style:family="text">
      <style:text-properties officeooo:rsid="0102a91e" fo:background-color="transparent" loext:char-shading-value="0"/>
    </style:style>
    <style:style style:name="T43" style:family="text">
      <style:text-properties officeooo:rsid="010f625c" fo:background-color="transparent" loext:char-shading-value="0"/>
    </style:style>
    <style:style style:name="T44" style:family="text">
      <style:text-properties officeooo:rsid="01542ff7" fo:background-color="transparent" loext:char-shading-value="0"/>
    </style:style>
    <style:style style:name="T45" style:family="text">
      <style:text-properties officeooo:rsid="0157560e" fo:background-color="transparent" loext:char-shading-value="0"/>
    </style:style>
    <style:style style:name="T46" style:family="text">
      <style:text-properties officeooo:rsid="011ee264" fo:background-color="transparent" loext:char-shading-value="0"/>
    </style:style>
    <style:style style:name="T47" style:family="text">
      <style:text-properties officeooo:rsid="015b9892" fo:background-color="transparent" loext:char-shading-value="0"/>
    </style:style>
    <style:style style:name="T48" style:family="text">
      <style:text-properties officeooo:rsid="015d1837" fo:background-color="transparent" loext:char-shading-value="0"/>
    </style:style>
    <style:style style:name="T49" style:family="text">
      <style:text-properties officeooo:rsid="015effc5" fo:background-color="transparent" loext:char-shading-value="0"/>
    </style:style>
    <style:style style:name="T50" style:family="text">
      <style:text-properties officeooo:rsid="015fe446" fo:background-color="transparent" loext:char-shading-value="0"/>
    </style:style>
    <style:style style:name="T51" style:family="text">
      <style:text-properties officeooo:rsid="0160637b" fo:background-color="transparent" loext:char-shading-value="0"/>
    </style:style>
    <style:style style:name="T52" style:family="text">
      <style:text-properties officeooo:rsid="016992d5" fo:background-color="transparent" loext:char-shading-value="0"/>
    </style:style>
    <style:style style:name="T53" style:family="text">
      <style:text-properties officeooo:rsid="0027efa2" fo:background-color="transparent" loext:char-shading-value="0"/>
    </style:style>
    <style:style style:name="T54" style:family="text">
      <style:text-properties officeooo:rsid="013c2c6a" fo:background-color="transparent" loext:char-shading-value="0"/>
    </style:style>
    <style:style style:name="T55" style:family="text">
      <style:text-properties officeooo:rsid="01545bea" fo:background-color="transparent" loext:char-shading-value="0"/>
    </style:style>
    <style:style style:name="T56" style:family="text">
      <style:text-properties officeooo:rsid="003807c3" fo:background-color="transparent" loext:char-shading-value="0"/>
    </style:style>
    <style:style style:name="T57" style:family="text">
      <style:text-properties officeooo:rsid="00209ee7" fo:background-color="transparent" loext:char-shading-value="0"/>
    </style:style>
    <style:style style:name="T58" style:family="text">
      <style:text-properties officeooo:rsid="01797868" fo:background-color="transparent" loext:char-shading-value="0"/>
    </style:style>
    <style:style style:name="T59" style:family="text">
      <style:text-properties fo:background-color="#ffff00" loext:char-shading-value="0"/>
    </style:style>
    <style:style style:name="T60" style:family="text">
      <style:text-properties officeooo:rsid="00e11120"/>
    </style:style>
    <style:style style:name="T61" style:family="text">
      <style:text-properties style:font-name="Shafarik:ss04"/>
    </style:style>
    <style:style style:name="T62" style:family="text">
      <style:text-properties style:font-name="Shafarik:ss04" officeooo:rsid="00f82f74"/>
    </style:style>
    <style:style style:name="T63" style:family="text">
      <style:text-properties style:font-name="Shafarik:ss04" officeooo:rsid="00f82f74" fo:background-color="#fff200" loext:char-shading-value="0"/>
    </style:style>
    <style:style style:name="T64" style:family="text">
      <style:text-properties style:font-name="Shafarik:ss04" officeooo:rsid="00f77aca"/>
    </style:style>
    <style:style style:name="T65" style:family="text">
      <style:text-properties style:font-name="Shafarik:ss04" officeooo:rsid="012292c0"/>
    </style:style>
    <style:style style:name="T66" style:family="text">
      <style:text-properties style:font-name="Shafarik:ss04" fo:font-size="16pt" style:font-size-asian="16pt" style:font-size-complex="16pt"/>
    </style:style>
    <style:style style:name="T67" style:family="text">
      <style:text-properties style:font-name="Shafarik:salt=7&amp;ss03" fo:font-size="12pt" style:font-name-asian="Shafarik" style:font-size-asian="12pt" style:font-name-complex="Shafarik" style:font-size-complex="12pt"/>
    </style:style>
    <style:style style:name="T68" style:family="text">
      <style:text-properties style:font-name="Shafarik:salt=7&amp;ss03" fo:font-size="12pt" officeooo:rsid="012bca0a" style:font-name-asian="Shafarik" style:font-size-asian="12pt" style:font-name-complex="Shafarik" style:font-size-complex="12pt"/>
    </style:style>
    <style:style style:name="T69"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0"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1"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2"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73"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74"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75"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76"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77"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78"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9"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0"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81"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82"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83"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5" style:family="text">
      <style:text-properties style:use-window-font-color="true" style:text-line-through-style="none" style:text-line-through-type="none"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8"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9"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90"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91"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92"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93"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4"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95"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96"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97"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98"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99"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00" style:family="text">
      <style:text-properties style:use-window-font-color="true" style:font-name="Shafarik" fo:background-color="transparent" loext:char-shading-value="0" style:font-name-asian="Droid Sans Fallback" style:font-name-complex="FreeSans"/>
    </style:style>
    <style:style style:name="T101" style:family="text">
      <style:text-properties style:use-window-font-color="true" style:font-name="Shafarik" officeooo:rsid="0062608a" fo:background-color="transparent" loext:char-shading-value="0" style:font-name-asian="Droid Sans Fallback" style:font-name-complex="FreeSans"/>
    </style:style>
    <style:style style:name="T102" style:family="text">
      <style:text-properties style:use-window-font-color="true" style:font-name="Shafarik" officeooo:rsid="00192d5a" fo:background-color="transparent" loext:char-shading-value="0" style:font-name-asian="Shafarik" style:font-name-complex="Shafarik"/>
    </style:style>
    <style:style style:name="T103" style:family="text">
      <style:text-properties style:use-window-font-color="true" style:font-name="Shafarik" officeooo:rsid="01432c34" fo:background-color="transparent" loext:char-shading-value="0" style:font-name-asian="Shafarik" style:font-name-complex="Shafarik"/>
    </style:style>
    <style:style style:name="T104" style:family="text">
      <style:text-properties style:use-window-font-color="true" style:font-name="Shafarik" officeooo:rsid="00a37ff3" fo:background-color="transparent" loext:char-shading-value="0" style:font-name-asian="Shafarik" style:font-name-complex="Shafarik"/>
    </style:style>
    <style:style style:name="T105" style:family="text">
      <style:text-properties style:use-window-font-color="true" style:font-name="Shafarik" officeooo:rsid="00a53bae" fo:background-color="transparent" loext:char-shading-value="0" style:font-name-asian="Shafarik" style:font-name-complex="Shafarik"/>
    </style:style>
    <style:style style:name="T106"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07" style:family="text">
      <style:text-properties style:use-window-font-color="true" style:font-name="Shafarik:salt" fo:background-color="transparent" loext:char-shading-value="0" style:font-name-asian="Droid Sans Fallback" style:font-name-complex="FreeSans"/>
    </style:style>
    <style:style style:name="T108"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09"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10"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11"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12" style:family="text">
      <style:text-properties style:use-window-font-color="true" officeooo:rsid="0083a643" fo:background-color="#ffffff" loext:char-shading-value="0"/>
    </style:style>
    <style:style style:name="T113" style:family="text">
      <style:text-properties style:use-window-font-color="true" style:font-name="Shafarik:ss01" officeooo:rsid="00580b48" fo:background-color="#ffffff" loext:char-shading-value="0"/>
    </style:style>
    <style:style style:name="T114" style:family="text">
      <style:text-properties style:use-window-font-color="true" style:font-name="Shafarik:ss01" officeooo:rsid="00192d5a" fo:background-color="transparent" loext:char-shading-value="0" style:font-name-asian="Shafarik" style:font-name-complex="Shafarik"/>
    </style:style>
    <style:style style:name="T115" style:family="text">
      <style:text-properties style:use-window-font-color="true" style:font-name="Times New Roman" officeooo:rsid="00580b48" fo:background-color="#ffffff" loext:char-shading-value="0"/>
    </style:style>
    <style:style style:name="T116" style:family="text">
      <style:text-properties style:use-window-font-color="true" style:font-name="Times New Roman" officeooo:rsid="00852c03" fo:background-color="#ffffff" loext:char-shading-value="0"/>
    </style:style>
    <style:style style:name="T117"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18"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19" style:family="text">
      <style:text-properties style:use-window-font-color="true" officeooo:rsid="005ec1bb" style:font-name-asian="Droid Sans Fallback" style:font-name-complex="FreeSans"/>
    </style:style>
    <style:style style:name="T120" style:family="text">
      <style:text-properties style:use-window-font-color="true" style:font-name="Shafarik1" officeooo:rsid="00580b48" style:font-name-asian="Droid Sans Fallback" style:font-name-complex="FreeSans"/>
    </style:style>
    <style:style style:name="T121" style:family="text">
      <style:text-properties style:use-window-font-color="true" style:font-name="Shafarik1" officeooo:rsid="005ec1bb" style:font-name-asian="Droid Sans Fallback" style:font-name-complex="FreeSans"/>
    </style:style>
    <style:style style:name="T122"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23"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24"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25" style:family="text">
      <style:text-properties style:use-window-font-color="true" officeooo:rsid="00a37ff3" fo:background-color="transparent" loext:char-shading-value="0" style:font-name-asian="Shafarik" style:font-name-complex="Shafarik"/>
    </style:style>
    <style:style style:name="T126" style:family="text">
      <style:text-properties style:use-window-font-color="true" officeooo:rsid="00a53bae" fo:background-color="transparent" loext:char-shading-value="0" style:font-name-asian="Shafarik" style:font-name-complex="Shafarik"/>
    </style:style>
    <style:style style:name="T127" style:family="text">
      <style:text-properties officeooo:rsid="01148231"/>
    </style:style>
    <style:style style:name="T128" style:family="text">
      <style:text-properties style:font-name="Shafarik"/>
    </style:style>
    <style:style style:name="T129" style:family="text">
      <style:text-properties style:font-name="Shafarik" fo:font-size="18pt" style:font-size-asian="18pt" style:font-size-complex="18pt"/>
    </style:style>
    <style:style style:name="T130"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31"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32" style:family="text">
      <style:text-properties style:font-name="Shafarik" style:font-name-asian="Shafarik" style:font-name-complex="Shafarik"/>
    </style:style>
    <style:style style:name="T133" style:family="text">
      <style:text-properties style:font-name="Shafarik" officeooo:rsid="0114e9f0" style:font-name-asian="Shafarik" style:font-name-complex="Shafarik"/>
    </style:style>
    <style:style style:name="T134" style:family="text">
      <style:text-properties style:font-name="Shafarik" officeooo:rsid="0115f74a" style:font-name-asian="Shafarik" style:font-name-complex="Shafarik"/>
    </style:style>
    <style:style style:name="T135" style:family="text">
      <style:text-properties style:font-name="Shafarik" officeooo:rsid="01173a66" style:font-name-asian="Shafarik" style:font-name-complex="Shafarik"/>
    </style:style>
    <style:style style:name="T136" style:family="text">
      <style:text-properties style:font-name="Shafarik" officeooo:rsid="00237f0d" style:font-name-asian="Shafarik" style:font-name-complex="Shafarik"/>
    </style:style>
    <style:style style:name="T137" style:family="text">
      <style:text-properties style:font-name="Shafarik" officeooo:rsid="001aedb4" style:font-name-asian="Shafarik" style:font-name-complex="Shafarik"/>
    </style:style>
    <style:style style:name="T138" style:family="text">
      <style:text-properties style:font-name="Shafarik" officeooo:rsid="00192d5a" style:font-name-asian="Shafarik" style:font-name-complex="Shafarik"/>
    </style:style>
    <style:style style:name="T139" style:family="text">
      <style:text-properties style:font-name="Shafarik" officeooo:rsid="005dec27" style:font-name-asian="Shafarik" style:font-name-complex="Shafarik"/>
    </style:style>
    <style:style style:name="T140" style:family="text">
      <style:text-properties style:font-name="Shafarik" officeooo:rsid="0062608a" style:font-name-asian="Shafarik" style:font-name-complex="Shafarik"/>
    </style:style>
    <style:style style:name="T141" style:family="text">
      <style:text-properties style:font-name="Shafarik" officeooo:rsid="008316e3" style:font-name-asian="Shafarik" style:font-name-complex="Shafarik"/>
    </style:style>
    <style:style style:name="T142" style:family="text">
      <style:text-properties style:font-name="Shafarik" officeooo:rsid="008380b3" style:font-name-asian="Shafarik" style:font-name-complex="Shafarik"/>
    </style:style>
    <style:style style:name="T143" style:family="text">
      <style:text-properties style:font-name="Shafarik" officeooo:rsid="0083a643" style:font-name-asian="Shafarik" style:font-name-complex="Shafarik"/>
    </style:style>
    <style:style style:name="T144" style:family="text">
      <style:text-properties style:font-name="Shafarik" officeooo:rsid="00a37ff3" style:font-name-asian="Shafarik" style:font-name-complex="Shafarik"/>
    </style:style>
    <style:style style:name="T145" style:family="text">
      <style:text-properties style:font-name="Shafarik" officeooo:rsid="00247d66" style:font-name-asian="Shafarik" style:font-name-complex="Shafarik"/>
    </style:style>
    <style:style style:name="T146" style:family="text">
      <style:text-properties style:font-name="Shafarik" officeooo:rsid="00dfc530" style:font-name-asian="Shafarik" style:font-name-complex="Shafarik"/>
    </style:style>
    <style:style style:name="T147" style:family="text">
      <style:text-properties style:font-name="Shafarik" officeooo:rsid="003bf1c1" style:font-name-asian="Shafarik" style:font-name-complex="Shafarik"/>
    </style:style>
    <style:style style:name="T148" style:family="text">
      <style:text-properties style:font-name="Shafarik" officeooo:rsid="003460b6" style:font-name-asian="Shafarik" style:font-name-complex="Shafarik"/>
    </style:style>
    <style:style style:name="T149" style:family="text">
      <style:text-properties style:font-name="Shafarik" officeooo:rsid="00e11120" style:font-name-asian="Shafarik" style:font-name-complex="Shafarik"/>
    </style:style>
    <style:style style:name="T150" style:family="text">
      <style:text-properties style:font-name="Shafarik" officeooo:rsid="00ed9d59" style:font-name-asian="Shafarik" style:font-name-complex="Shafarik"/>
    </style:style>
    <style:style style:name="T151" style:family="text">
      <style:text-properties style:font-name="Shafarik" officeooo:rsid="00f65861" style:font-name-asian="Shafarik" style:font-name-complex="Shafarik"/>
    </style:style>
    <style:style style:name="T152" style:family="text">
      <style:text-properties style:font-name="Shafarik" officeooo:rsid="00f77aca" style:font-name-asian="Shafarik" style:font-name-complex="Shafarik"/>
    </style:style>
    <style:style style:name="T153" style:family="text">
      <style:text-properties style:font-name="Shafarik" officeooo:rsid="00f82f74" style:font-name-asian="Shafarik" style:font-name-complex="Shafarik"/>
    </style:style>
    <style:style style:name="T154" style:family="text">
      <style:text-properties style:font-name="Shafarik" officeooo:rsid="011d3398" style:font-name-asian="Shafarik" style:font-name-complex="Shafarik"/>
    </style:style>
    <style:style style:name="T155" style:family="text">
      <style:text-properties style:font-name="Shafarik" officeooo:rsid="012cb4c9" style:font-name-asian="Shafarik" style:font-name-complex="Shafarik"/>
    </style:style>
    <style:style style:name="T156" style:family="text">
      <style:text-properties style:font-name="Shafarik" officeooo:rsid="012f8f2b" style:font-name-asian="Shafarik" style:font-name-complex="Shafarik"/>
    </style:style>
    <style:style style:name="T157" style:family="text">
      <style:text-properties style:font-name="Shafarik" officeooo:rsid="002f8417" style:font-name-asian="Shafarik" style:font-name-complex="Shafarik"/>
    </style:style>
    <style:style style:name="T158" style:family="text">
      <style:text-properties style:font-name="Shafarik" officeooo:rsid="01148231"/>
    </style:style>
    <style:style style:name="T159" style:family="text">
      <style:text-properties style:font-name="Shafarik" officeooo:rsid="0114e9f0"/>
    </style:style>
    <style:style style:name="T160" style:family="text">
      <style:text-properties style:font-name="Shafarik" officeooo:rsid="0115f74a"/>
    </style:style>
    <style:style style:name="T161" style:family="text">
      <style:text-properties style:font-name="Shafarik" officeooo:rsid="01173a66"/>
    </style:style>
    <style:style style:name="T162" style:family="text">
      <style:text-properties style:font-name="Shafarik" fo:font-size="12pt" fo:font-weight="normal" officeooo:rsid="00ec7073" style:font-size-asian="10.5pt" style:font-weight-asian="normal" style:font-size-complex="12pt" style:font-weight-complex="normal"/>
    </style:style>
    <style:style style:name="T163" style:family="text">
      <style:text-properties style:font-name="Shafarik" fo:font-size="12pt" style:font-size-asian="12pt" style:font-size-complex="12pt"/>
    </style:style>
    <style:style style:name="T164" style:family="text">
      <style:text-properties style:font-name="Shafarik" fo:font-size="12pt" officeooo:rsid="00272374" style:font-size-asian="12pt" style:font-size-complex="12pt"/>
    </style:style>
    <style:style style:name="T165" style:family="text">
      <style:text-properties style:font-name="Shafarik" fo:font-size="12pt" officeooo:rsid="00192d5a" style:font-size-asian="12pt" style:font-size-complex="12pt"/>
    </style:style>
    <style:style style:name="T166" style:family="text">
      <style:text-properties style:font-name="Shafarik" fo:font-size="12pt" officeooo:rsid="0073e5c0" style:font-size-asian="12pt" style:font-size-complex="12pt"/>
    </style:style>
    <style:style style:name="T167" style:family="text">
      <style:text-properties style:font-name="Shafarik" fo:font-size="12pt" officeooo:rsid="003ed932" style:font-size-asian="12pt" style:font-size-complex="12pt"/>
    </style:style>
    <style:style style:name="T168" style:family="text">
      <style:text-properties style:font-name="Shafarik" fo:font-size="12pt" officeooo:rsid="008216a9" style:font-size-asian="12pt" style:font-size-complex="12pt"/>
    </style:style>
    <style:style style:name="T169" style:family="text">
      <style:text-properties style:font-name="Shafarik" fo:font-size="12pt" officeooo:rsid="008774e6" style:font-size-asian="12pt" style:font-size-complex="12pt"/>
    </style:style>
    <style:style style:name="T170" style:family="text">
      <style:text-properties style:font-name="Shafarik" fo:font-size="12pt" officeooo:rsid="008a7407" style:font-size-asian="12pt" style:font-size-complex="12pt"/>
    </style:style>
    <style:style style:name="T171" style:family="text">
      <style:text-properties style:font-name="Shafarik" fo:font-size="12pt" officeooo:rsid="008bce00" style:font-size-asian="12pt" style:font-size-complex="12pt"/>
    </style:style>
    <style:style style:name="T172" style:family="text">
      <style:text-properties style:font-name="Shafarik" fo:font-size="12pt" officeooo:rsid="008d4cc9" style:font-size-asian="12pt" style:font-size-complex="12pt"/>
    </style:style>
    <style:style style:name="T173" style:family="text">
      <style:text-properties style:font-name="Shafarik" fo:font-size="12pt" officeooo:rsid="008da7a5" style:font-size-asian="12pt" style:font-size-complex="12pt"/>
    </style:style>
    <style:style style:name="T174" style:family="text">
      <style:text-properties style:font-name="Shafarik" fo:font-size="12pt" officeooo:rsid="00206123" style:font-name-asian="Shafarik" style:font-size-asian="12pt" style:font-name-complex="Shafarik" style:font-size-complex="12pt"/>
    </style:style>
    <style:style style:name="T175" style:family="text">
      <style:text-properties style:font-name="Shafarik" fo:font-size="12pt" officeooo:rsid="002a8a4f" style:font-name-asian="Shafarik" style:font-size-asian="12pt" style:font-name-complex="Shafarik" style:font-size-complex="12pt"/>
    </style:style>
    <style:style style:name="T176" style:family="text">
      <style:text-properties style:font-name="Shafarik" fo:font-size="12pt" officeooo:rsid="00dfc530" style:font-name-asian="Shafarik" style:font-size-asian="12pt" style:font-name-complex="Shafarik" style:font-size-complex="12pt"/>
    </style:style>
    <style:style style:name="T177" style:family="text">
      <style:text-properties style:font-name="Shafarik" officeooo:rsid="00f77aca"/>
    </style:style>
    <style:style style:name="T178" style:family="text">
      <style:text-properties style:font-name="Shafarik" officeooo:rsid="00182cc2"/>
    </style:style>
    <style:style style:name="T179" style:family="text">
      <style:text-properties style:font-name="Shafarik" officeooo:rsid="00192d5a"/>
    </style:style>
    <style:style style:name="T180" style:family="text">
      <style:text-properties style:font-name="Shafarik" style:font-name-asian="Droid Sans Fallback" style:font-name-complex="FreeSans"/>
    </style:style>
    <style:style style:name="T181" style:family="text">
      <style:text-properties style:font-name="Shafarik" officeooo:rsid="005dec27" style:font-name-asian="Droid Sans Fallback" style:font-name-complex="FreeSans"/>
    </style:style>
    <style:style style:name="T182" style:family="text">
      <style:text-properties style:font-name="Shafarik" officeooo:rsid="0062608a" style:font-name-asian="Droid Sans Fallback" style:font-name-complex="FreeSans"/>
    </style:style>
    <style:style style:name="T183" style:family="text">
      <style:text-properties style:font-name="Shafarik" officeooo:rsid="00706450" style:font-name-asian="Droid Sans Fallback" style:font-name-complex="FreeSans"/>
    </style:style>
    <style:style style:name="T184" style:family="text">
      <style:text-properties style:font-name="Shafarik" officeooo:rsid="0077d245" style:font-name-asian="Droid Sans Fallback" style:font-name-complex="FreeSans"/>
    </style:style>
    <style:style style:name="T185" style:family="text">
      <style:text-properties style:font-name="Shafarik" officeooo:rsid="008316e3" style:font-name-asian="Droid Sans Fallback" style:font-name-complex="FreeSans"/>
    </style:style>
    <style:style style:name="T186" style:family="text">
      <style:text-properties style:font-name="Shafarik" officeooo:rsid="008380b3" style:font-name-asian="Droid Sans Fallback" style:font-name-complex="FreeSans"/>
    </style:style>
    <style:style style:name="T187" style:family="text">
      <style:text-properties style:font-name="Shafarik" officeooo:rsid="0083a643" style:font-name-asian="Droid Sans Fallback" style:font-name-complex="FreeSans"/>
    </style:style>
    <style:style style:name="T188" style:family="text">
      <style:text-properties style:font-name="Shafarik" officeooo:rsid="005dec27"/>
    </style:style>
    <style:style style:name="T189" style:family="text">
      <style:text-properties style:font-name="Shafarik" officeooo:rsid="0062608a"/>
    </style:style>
    <style:style style:name="T190" style:family="text">
      <style:text-properties style:font-name="Shafarik" officeooo:rsid="0077fcce"/>
    </style:style>
    <style:style style:name="T191" style:family="text">
      <style:text-properties style:font-name="Shafarik" officeooo:rsid="0078f962"/>
    </style:style>
    <style:style style:name="T192" style:family="text">
      <style:text-properties style:font-name="Shafarik" officeooo:rsid="00192d5a" fo:background-color="transparent" loext:char-shading-value="0" style:font-name-asian="Shafarik" style:font-name-complex="Shafarik"/>
    </style:style>
    <style:style style:name="T193" style:family="text">
      <style:text-properties style:font-name="Shafarik" officeooo:rsid="008d4cc9" fo:background-color="transparent" loext:char-shading-value="0" style:font-name-asian="Shafarik" style:font-name-complex="Shafarik"/>
    </style:style>
    <style:style style:name="T194" style:family="text">
      <style:text-properties style:font-name="Shafarik" officeooo:rsid="00a37ff3"/>
    </style:style>
    <style:style style:name="T195" style:family="text">
      <style:text-properties style:font-name="Shafarik" officeooo:rsid="00a3ed5c"/>
    </style:style>
    <style:style style:name="T196" style:family="text">
      <style:text-properties style:font-name="Shafarik" officeooo:rsid="00a6ad61"/>
    </style:style>
    <style:style style:name="T197" style:family="text">
      <style:text-properties style:font-name="Shafarik" officeooo:rsid="001aedb4"/>
    </style:style>
    <style:style style:name="T198" style:family="text">
      <style:text-properties style:font-name="Shafarik" officeooo:rsid="0029f7c9"/>
    </style:style>
    <style:style style:name="T199" style:family="text">
      <style:text-properties style:font-name="Shafarik" officeooo:rsid="00371031"/>
    </style:style>
    <style:style style:name="T200" style:family="text">
      <style:text-properties style:font-name="Shafarik" officeooo:rsid="00342c3b"/>
    </style:style>
    <style:style style:name="T201" style:family="text">
      <style:text-properties style:font-name="Shafarik" officeooo:rsid="0035b397"/>
    </style:style>
    <style:style style:name="T202" style:family="text">
      <style:text-properties style:font-name="Shafarik" officeooo:rsid="00dbb761"/>
    </style:style>
    <style:style style:name="T203" style:family="text">
      <style:text-properties style:font-name="Shafarik" officeooo:rsid="00dc698a"/>
    </style:style>
    <style:style style:name="T204" style:family="text">
      <style:text-properties style:font-name="Shafarik" officeooo:rsid="00dfc530"/>
    </style:style>
    <style:style style:name="T205" style:family="text">
      <style:text-properties style:font-name="Shafarik" officeooo:rsid="00e37e47"/>
    </style:style>
    <style:style style:name="T206" style:family="text">
      <style:text-properties style:font-name="Shafarik" officeooo:rsid="00279d2d"/>
    </style:style>
    <style:style style:name="T207" style:family="text">
      <style:text-properties style:font-name="Shafarik" officeooo:rsid="00292cfd"/>
    </style:style>
    <style:style style:name="T208" style:family="text">
      <style:text-properties style:font-name="Shafarik" officeooo:rsid="00ed9d59"/>
    </style:style>
    <style:style style:name="T209" style:family="text">
      <style:text-properties style:font-name="Shafarik" officeooo:rsid="00ee387c"/>
    </style:style>
    <style:style style:name="T210" style:family="text">
      <style:text-properties style:font-name="Shafarik" officeooo:rsid="00f145c8"/>
    </style:style>
    <style:style style:name="T211" style:family="text">
      <style:text-properties style:font-name="Shafarik" officeooo:rsid="00f9dbfe"/>
    </style:style>
    <style:style style:name="T212" style:family="text">
      <style:text-properties style:font-name="Shafarik" officeooo:rsid="00f65861"/>
    </style:style>
    <style:style style:name="T213" style:family="text">
      <style:text-properties style:font-name="Shafarik" officeooo:rsid="01024029"/>
    </style:style>
    <style:style style:name="T214" style:family="text">
      <style:text-properties style:font-name="Shafarik" officeooo:rsid="00e11120"/>
    </style:style>
    <style:style style:name="T215" style:family="text">
      <style:text-properties style:font-name="Shafarik" officeooo:rsid="011d3398"/>
    </style:style>
    <style:style style:name="T216" style:family="text">
      <style:text-properties style:font-name="Shafarik" officeooo:rsid="012292c0"/>
    </style:style>
    <style:style style:name="T217" style:family="text">
      <style:text-properties style:font-name="Shafarik" officeooo:rsid="012cb4c9"/>
    </style:style>
    <style:style style:name="T218" style:family="text">
      <style:text-properties style:font-name="Shafarik" officeooo:rsid="012f8f2b"/>
    </style:style>
    <style:style style:name="T219" style:family="text">
      <style:text-properties officeooo:rsid="0117b9db"/>
    </style:style>
    <style:style style:name="T220" style:family="text">
      <style:text-properties fo:font-size="18pt" style:font-size-asian="18pt" style:font-size-complex="18pt"/>
    </style:style>
    <style:style style:name="T221" style:family="text">
      <style:text-properties fo:font-size="18pt" fo:font-weight="normal" style:font-size-asian="18pt" style:font-weight-asian="normal" style:font-size-complex="18pt" style:font-weight-complex="normal"/>
    </style:style>
    <style:style style:name="T222" style:family="text">
      <style:text-properties fo:font-size="18pt" fo:font-weight="normal" officeooo:rsid="0062608a" style:font-size-asian="18pt" style:font-weight-asian="normal" style:font-size-complex="18pt" style:font-weight-complex="normal"/>
    </style:style>
    <style:style style:name="T223" style:family="text">
      <style:text-properties fo:font-size="18pt" fo:font-weight="normal" officeooo:rsid="00367b12" style:font-size-asian="18pt" style:font-weight-asian="normal" style:font-size-complex="18pt" style:font-weight-complex="normal"/>
    </style:style>
    <style:style style:name="T224" style:family="text">
      <style:text-properties fo:font-size="18pt" fo:font-weight="bold" style:font-size-asian="18pt" style:font-weight-asian="bold" style:font-size-complex="18pt" style:font-weight-complex="bold"/>
    </style:style>
    <style:style style:name="T225" style:family="text">
      <style:text-properties fo:font-size="18pt" fo:font-weight="bold" officeooo:rsid="00245ac3" style:font-size-asian="18pt" style:font-weight-asian="bold" style:font-size-complex="18pt" style:font-weight-complex="bold"/>
    </style:style>
    <style:style style:name="T226" style:family="text">
      <style:text-properties fo:font-size="18pt" fo:font-weight="bold" officeooo:rsid="00247d66" style:font-size-asian="18pt" style:font-weight-asian="bold" style:font-size-complex="18pt" style:font-weight-complex="bold"/>
    </style:style>
    <style:style style:name="T227" style:family="text">
      <style:text-properties fo:font-size="18pt" fo:font-weight="bold" officeooo:rsid="00c90ff1" style:font-size-asian="18pt" style:font-weight-asian="bold" style:font-size-complex="18pt" style:font-weight-complex="bold"/>
    </style:style>
    <style:style style:name="T228" style:family="text">
      <style:text-properties officeooo:rsid="0114e9f0"/>
    </style:style>
    <style:style style:name="T229" style:family="text">
      <style:text-properties officeooo:rsid="0115f74a"/>
    </style:style>
    <style:style style:name="T230" style:family="text">
      <style:text-properties officeooo:rsid="01173a66"/>
    </style:style>
    <style:style style:name="T231" style:family="text">
      <style:text-properties style:font-name="Times New Roman"/>
    </style:style>
    <style:style style:name="T232" style:family="text">
      <style:text-properties style:font-name="Times New Roman" fo:font-style="italic" style:font-style-asian="italic" style:font-style-complex="italic"/>
    </style:style>
    <style:style style:name="T233" style:family="text">
      <style:text-properties style:font-name="Times New Roman" fo:font-style="italic" officeooo:rsid="006bd7ec" style:font-style-asian="italic" style:font-style-complex="italic"/>
    </style:style>
    <style:style style:name="T234" style:family="text">
      <style:text-properties style:font-name="Times New Roman" fo:font-style="italic" officeooo:rsid="0120c097" style:font-style-asian="italic" style:font-style-complex="italic"/>
    </style:style>
    <style:style style:name="T235"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36" style:family="text">
      <style:text-properties style:font-name="Times New Roman" fo:font-size="12pt" fo:font-weight="normal" officeooo:rsid="00eaac60" style:font-size-asian="10.5pt" style:font-weight-asian="normal" style:font-size-complex="12pt" style:font-weight-complex="normal"/>
    </style:style>
    <style:style style:name="T237" style:family="text">
      <style:text-properties style:font-name="Times New Roman" fo:font-size="12pt" fo:font-weight="normal" officeooo:rsid="00ed9d59" style:font-size-asian="10.5pt" style:font-weight-asian="normal" style:font-size-complex="12pt" style:font-weight-complex="normal"/>
    </style:style>
    <style:style style:name="T238" style:family="text">
      <style:text-properties style:font-name="Times New Roman" fo:font-size="12pt" fo:font-weight="normal" officeooo:rsid="00ec7073" style:font-size-asian="10.5pt" style:font-weight-asian="normal" style:font-size-complex="12pt" style:font-weight-complex="normal"/>
    </style:style>
    <style:style style:name="T239" style:family="text">
      <style:text-properties style:font-name="Times New Roman" fo:font-size="12pt" fo:font-weight="normal" officeooo:rsid="011c742d" style:font-size-asian="10.5pt" style:font-weight-asian="normal" style:font-size-complex="12pt" style:font-weight-complex="normal"/>
    </style:style>
    <style:style style:name="T240" style:family="text">
      <style:text-properties style:font-name="Times New Roman" fo:font-size="12pt" fo:font-weight="normal" officeooo:rsid="0120c097" style:font-size-asian="10.5pt" style:font-weight-asian="normal" style:font-size-complex="12pt" style:font-weight-complex="normal"/>
    </style:style>
    <style:style style:name="T241"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42"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43" style:family="text">
      <style:text-properties style:font-name="Times New Roman" fo:font-size="12pt" style:font-size-asian="12pt" style:font-name-complex="Times New Roman2" style:font-size-complex="12pt"/>
    </style:style>
    <style:style style:name="T244" style:family="text">
      <style:text-properties style:font-name="Times New Roman" fo:font-size="12pt" officeooo:rsid="00dfc530" style:font-size-asian="12pt" style:font-name-complex="Times New Roman2" style:font-size-complex="12pt"/>
    </style:style>
    <style:style style:name="T245" style:family="text">
      <style:text-properties style:font-name="Times New Roman" fo:font-size="12pt" officeooo:rsid="001b47bf" style:font-size-asian="12pt" style:font-size-complex="12pt"/>
    </style:style>
    <style:style style:name="T246" style:family="text">
      <style:text-properties style:font-name="Times New Roman" fo:font-size="12pt" officeooo:rsid="003184ff" style:font-size-asian="12pt" style:font-size-complex="12pt"/>
    </style:style>
    <style:style style:name="T247" style:family="text">
      <style:text-properties style:font-name="Times New Roman" fo:font-size="12pt" officeooo:rsid="003807c3" style:font-size-asian="12pt" style:font-size-complex="12pt"/>
    </style:style>
    <style:style style:name="T248" style:family="text">
      <style:text-properties style:font-name="Times New Roman" fo:font-size="12pt" officeooo:rsid="001aaee1" style:font-size-asian="12pt" style:font-size-complex="12pt"/>
    </style:style>
    <style:style style:name="T249" style:family="text">
      <style:text-properties style:font-name="Times New Roman" fo:font-size="12pt" fo:language="fi" fo:country="FI" style:font-size-asian="12pt" style:font-name-complex="Times New Roman2" style:font-size-complex="12pt"/>
    </style:style>
    <style:style style:name="T250"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51"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52"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53" style:family="text">
      <style:text-properties style:font-name="Times New Roman" fo:font-size="12pt" fo:font-style="italic" officeooo:rsid="01338d14" style:font-size-asian="12pt" style:font-style-asian="italic" style:font-size-complex="12pt" style:font-style-complex="italic"/>
    </style:style>
    <style:style style:name="T254" style:family="text">
      <style:text-properties style:font-name="Times New Roman" fo:font-size="12pt" style:text-underline-style="solid" style:text-underline-width="auto" style:text-underline-color="font-color" style:font-size-asian="12pt" style:font-size-complex="12pt"/>
    </style:style>
    <style:style style:name="T255" style:family="text">
      <style:text-properties style:font-name="Times New Roman" fo:font-size="12pt" style:text-underline-style="solid" style:text-underline-width="auto" style:text-underline-color="font-color" officeooo:rsid="002c66e4" style:font-size-asian="12pt" style:font-size-complex="12pt"/>
    </style:style>
    <style:style style:name="T256" style:family="text">
      <style:text-properties style:font-name="Times New Roman" fo:font-size="12pt" style:text-underline-style="solid" style:text-underline-width="auto" style:text-underline-color="font-color" officeooo:rsid="0152d4de" style:font-size-asian="12pt" style:font-size-complex="12pt"/>
    </style:style>
    <style:style style:name="T257" style:family="text">
      <style:text-properties style:font-name="Times New Roman" officeooo:rsid="011c742d"/>
    </style:style>
    <style:style style:name="T258" style:family="text">
      <style:text-properties style:font-name="Times New Roman" fo:font-style="normal" style:font-style-asian="normal" style:font-style-complex="normal"/>
    </style:style>
    <style:style style:name="T259" style:family="text">
      <style:text-properties style:font-name="Times New Roman" fo:font-style="normal" officeooo:rsid="0120c097" style:font-style-asian="normal" style:font-style-complex="normal"/>
    </style:style>
    <style:style style:name="T260" style:family="text">
      <style:text-properties style:font-name="Times New Roman" fo:font-style="normal" officeooo:rsid="01797868" style:font-style-asian="normal" style:font-style-complex="normal"/>
    </style:style>
    <style:style style:name="T261" style:family="text">
      <style:text-properties style:font-name="Times New Roman" officeooo:rsid="0062608a"/>
    </style:style>
    <style:style style:name="T262" style:family="text">
      <style:text-properties style:font-name="Times New Roman" officeooo:rsid="005a2b15"/>
    </style:style>
    <style:style style:name="T263" style:family="text">
      <style:text-properties style:font-name="Times New Roman" officeooo:rsid="007bf6ff"/>
    </style:style>
    <style:style style:name="T264" style:family="text">
      <style:text-properties style:font-name="Times New Roman" officeooo:rsid="006a68c9"/>
    </style:style>
    <style:style style:name="T265" style:family="text">
      <style:text-properties style:font-name="Times New Roman" officeooo:rsid="00367b12" style:font-name-asian="Droid Sans Fallback" style:font-name-complex="FreeSans"/>
    </style:style>
    <style:style style:name="T266" style:family="text">
      <style:text-properties style:font-name="Times New Roman" officeooo:rsid="00670fac" style:font-name-asian="Droid Sans Fallback" style:font-name-complex="FreeSans"/>
    </style:style>
    <style:style style:name="T267" style:family="text">
      <style:text-properties style:font-name="Times New Roman" fo:font-size="10pt" fo:font-weight="normal" officeooo:rsid="0065b496" style:font-size-asian="10pt" style:font-weight-asian="normal" style:font-size-complex="10pt" style:font-weight-complex="normal"/>
    </style:style>
    <style:style style:name="T268" style:family="text">
      <style:text-properties style:font-name="Times New Roman" fo:font-size="10pt" fo:font-weight="normal" officeooo:rsid="00676a23" style:font-size-asian="10pt" style:font-weight-asian="normal" style:font-size-complex="10pt" style:font-weight-complex="normal"/>
    </style:style>
    <style:style style:name="T269" style:family="text">
      <style:text-properties style:font-name="Times New Roman" fo:font-size="10pt" fo:font-weight="normal" officeooo:rsid="01508304" style:font-size-asian="10pt" style:font-weight-asian="normal" style:font-size-complex="10pt" style:font-weight-complex="normal"/>
    </style:style>
    <style:style style:name="T270"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71"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72"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73"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74" style:family="text">
      <style:text-properties style:font-name="Times New Roman" officeooo:rsid="007691ab" fo:background-color="transparent" loext:char-shading-value="0" style:font-name-asian="Shafarik" style:font-name-complex="Shafarik"/>
    </style:style>
    <style:style style:name="T275" style:family="text">
      <style:text-properties style:font-name="Times New Roman" officeooo:rsid="003a9146" fo:background-color="transparent" loext:char-shading-value="0" style:font-name-asian="Shafarik" style:font-name-complex="Shafarik"/>
    </style:style>
    <style:style style:name="T276" style:family="text">
      <style:text-properties style:font-name="Times New Roman" officeooo:rsid="003bc8bc" fo:background-color="transparent" loext:char-shading-value="0" style:font-name-asian="Shafarik" style:font-name-complex="Shafarik"/>
    </style:style>
    <style:style style:name="T277" style:family="text">
      <style:text-properties style:font-name="Times New Roman" officeooo:rsid="006ce73a" fo:background-color="transparent" loext:char-shading-value="0" style:font-name-asian="Shafarik" style:font-name-complex="Shafarik"/>
    </style:style>
    <style:style style:name="T278" style:family="text">
      <style:text-properties style:font-name="Times New Roman" officeooo:rsid="003cba29" fo:background-color="transparent" loext:char-shading-value="0" style:font-name-asian="Shafarik" style:font-name-complex="Shafarik"/>
    </style:style>
    <style:style style:name="T279" style:family="text">
      <style:text-properties style:font-name="Times New Roman" officeooo:rsid="01508304" fo:background-color="transparent" loext:char-shading-value="0" style:font-name-asian="Shafarik" style:font-name-complex="Shafarik"/>
    </style:style>
    <style:style style:name="T280" style:family="text">
      <style:text-properties style:font-name="Times New Roman" officeooo:rsid="011ee264" fo:background-color="transparent" loext:char-shading-value="0"/>
    </style:style>
    <style:style style:name="T281" style:family="text">
      <style:text-properties style:font-name="Times New Roman" officeooo:rsid="015effc5" fo:background-color="transparent" loext:char-shading-value="0"/>
    </style:style>
    <style:style style:name="T282" style:family="text">
      <style:text-properties style:font-name="Times New Roman" officeooo:rsid="006bd7ec"/>
    </style:style>
    <style:style style:name="T283" style:family="text">
      <style:text-properties style:font-name="Times New Roman" officeooo:rsid="00dd92d5"/>
    </style:style>
    <style:style style:name="T284" style:family="text">
      <style:text-properties style:font-name="Times New Roman" officeooo:rsid="00df8935"/>
    </style:style>
    <style:style style:name="T285" style:family="text">
      <style:text-properties style:font-name="Times New Roman" officeooo:rsid="0120c097"/>
    </style:style>
    <style:style style:name="T286" style:family="text">
      <style:text-properties style:font-name="Times New Roman" officeooo:rsid="01508304"/>
    </style:style>
    <style:style style:name="T287" style:family="text">
      <style:text-properties style:font-name="Times New Roman" officeooo:rsid="0152d4de"/>
    </style:style>
    <style:style style:name="T288" style:family="text">
      <style:text-properties style:font-name="Times New Roman" fo:font-weight="normal" style:font-weight-asian="normal" style:font-weight-complex="normal"/>
    </style:style>
    <style:style style:name="T289" style:family="text">
      <style:text-properties style:font-name="Times New Roman" style:text-underline-style="solid" style:text-underline-width="auto" style:text-underline-color="font-color"/>
    </style:style>
    <style:style style:name="T290" style:family="text">
      <style:text-properties style:font-name="Times New Roman" style:text-underline-style="solid" style:text-underline-width="auto" style:text-underline-color="font-color" officeooo:rsid="008216a9"/>
    </style:style>
    <style:style style:name="T291" style:family="text">
      <style:text-properties style:font-name="Times New Roman" style:text-underline-style="solid" style:text-underline-width="auto" style:text-underline-color="font-color" officeooo:rsid="002c66e4"/>
    </style:style>
    <style:style style:name="T292" style:family="text">
      <style:text-properties style:font-name="Times New Roman" style:text-underline-style="solid" style:text-underline-width="auto" style:text-underline-color="font-color" officeooo:rsid="0152d4de"/>
    </style:style>
    <style:style style:name="T293" style:family="text">
      <style:text-properties style:font-name="Times New Roman" style:text-underline-style="solid" style:text-underline-width="auto" style:text-underline-color="font-color" officeooo:rsid="008774e6"/>
    </style:style>
    <style:style style:name="T294" style:family="text">
      <style:text-properties style:font-name="Times New Roman" style:text-underline-style="solid" style:text-underline-width="auto" style:text-underline-color="font-color" officeooo:rsid="008a7407"/>
    </style:style>
    <style:style style:name="T295" style:family="text">
      <style:text-properties style:font-name="Times New Roman" style:text-underline-style="solid" style:text-underline-width="auto" style:text-underline-color="font-color" officeooo:rsid="008bce00"/>
    </style:style>
    <style:style style:name="T296" style:family="text">
      <style:text-properties style:font-name="Times New Roman" style:text-underline-style="solid" style:text-underline-width="auto" style:text-underline-color="font-color" officeooo:rsid="008d4cc9"/>
    </style:style>
    <style:style style:name="T297" style:family="text">
      <style:text-properties style:font-name="Times New Roman" officeooo:rsid="00a7a210"/>
    </style:style>
    <style:style style:name="T298" style:family="text">
      <style:text-properties style:font-name="Times New Roman" officeooo:rsid="014bc910"/>
    </style:style>
    <style:style style:name="T299" style:family="text">
      <style:text-properties style:font-name="Times New Roman" officeooo:rsid="00e6147c"/>
    </style:style>
    <style:style style:name="T300" style:family="text">
      <style:text-properties style:font-name="Times New Roman" officeooo:rsid="00ed9d59"/>
    </style:style>
    <style:style style:name="T301" style:family="text">
      <style:text-properties style:font-name="Shafarik1"/>
    </style:style>
    <style:style style:name="T302" style:family="text">
      <style:text-properties style:font-name="Shafarik1" fo:font-size="12pt" style:font-size-asian="12pt" style:font-name-complex="Segoe UI Historic" style:font-size-complex="12pt"/>
    </style:style>
    <style:style style:name="T303" style:family="text">
      <style:text-properties style:font-name="Shafarik1" fo:font-size="12pt" style:font-size-asian="12pt" style:font-size-complex="12pt"/>
    </style:style>
    <style:style style:name="T304" style:family="text">
      <style:text-properties style:font-name="Shafarik1" fo:font-size="12pt" officeooo:rsid="0114e9f0" style:font-size-asian="12pt" style:font-size-complex="12pt"/>
    </style:style>
    <style:style style:name="T305" style:family="text">
      <style:text-properties style:font-name="Shafarik1" fo:font-size="12pt" officeooo:rsid="012abdd8" style:font-size-asian="12pt" style:font-size-complex="12pt"/>
    </style:style>
    <style:style style:name="T306" style:family="text">
      <style:text-properties style:font-name="Shafarik1" fo:font-size="12pt" fo:font-weight="normal" officeooo:rsid="00eaac60" style:font-size-asian="10.5pt" style:font-weight-asian="normal" style:font-size-complex="12pt" style:font-weight-complex="normal"/>
    </style:style>
    <style:style style:name="T307" style:family="text">
      <style:text-properties style:font-name="Shafarik1" fo:font-size="12pt" fo:font-weight="normal" officeooo:rsid="011c742d" style:font-size-asian="10.5pt" style:font-weight-asian="normal" style:font-size-complex="12pt" style:font-weight-complex="normal"/>
    </style:style>
    <style:style style:name="T308" style:family="text">
      <style:text-properties style:font-name="Shafarik1" fo:font-size="12pt" fo:font-weight="normal" officeooo:rsid="00ec7073" style:font-size-asian="10.5pt" style:font-weight-asian="normal" style:font-size-complex="12pt" style:font-weight-complex="normal"/>
    </style:style>
    <style:style style:name="T309" style:family="text">
      <style:text-properties style:font-name="Shafarik1" fo:font-weight="bold" officeooo:rsid="0065b496" style:font-name-asian="Shafarik" style:font-weight-asian="bold" style:font-name-complex="Shafarik" style:font-weight-complex="bold"/>
    </style:style>
    <style:style style:name="T310" style:family="text">
      <style:text-properties style:font-name="Shafarik1" fo:font-weight="bold" officeooo:rsid="00367b12" style:font-name-asian="Shafarik" style:font-weight-asian="bold" style:font-name-complex="Shafarik" style:font-weight-complex="bold"/>
    </style:style>
    <style:style style:name="T311" style:family="text">
      <style:text-properties style:font-name="Shafarik1" fo:font-weight="bold" officeooo:rsid="00367b12" style:font-name-asian="Droid Sans Fallback" style:font-weight-asian="bold" style:font-name-complex="FreeSans" style:font-weight-complex="bold"/>
    </style:style>
    <style:style style:name="T312"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13"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14"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15"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16" style:family="text">
      <style:text-properties style:font-name="Shafarik1" officeooo:rsid="0062608a" style:font-name-asian="Droid Sans Fallback" style:font-name-complex="FreeSans"/>
    </style:style>
    <style:style style:name="T317" style:family="text">
      <style:text-properties style:font-name="Shafarik1" officeooo:rsid="006e6df6" style:font-name-asian="Droid Sans Fallback" style:font-name-complex="FreeSans"/>
    </style:style>
    <style:style style:name="T318" style:family="text">
      <style:text-properties style:font-name="Shafarik1" officeooo:rsid="00706450" style:font-name-asian="Droid Sans Fallback" style:font-name-complex="FreeSans"/>
    </style:style>
    <style:style style:name="T319" style:family="text">
      <style:text-properties style:font-name="Shafarik1" officeooo:rsid="008316e3" style:font-name-asian="Droid Sans Fallback" style:font-name-complex="FreeSans"/>
    </style:style>
    <style:style style:name="T320" style:family="text">
      <style:text-properties style:font-name="Shafarik1" officeooo:rsid="006e6df6"/>
    </style:style>
    <style:style style:name="T321" style:family="text">
      <style:text-properties style:font-name="Shafarik1" officeooo:rsid="006e6df6" style:font-name-asian="Times New Roman1" style:font-name-complex="Times New Roman1"/>
    </style:style>
    <style:style style:name="T322" style:family="text">
      <style:text-properties style:font-name="Shafarik1" officeooo:rsid="0003f9c0"/>
    </style:style>
    <style:style style:name="T323" style:family="text">
      <style:text-properties style:font-name="Shafarik1" fo:font-size="16pt" style:font-size-asian="16pt" style:font-size-complex="16pt"/>
    </style:style>
    <style:style style:name="T324" style:family="text">
      <style:text-properties style:font-name="Shafarik1" officeooo:rsid="009c58ec" fo:background-color="transparent" loext:char-shading-value="0" style:font-name-asian="Shafarik" style:font-name-complex="Shafarik"/>
    </style:style>
    <style:style style:name="T325" style:family="text">
      <style:text-properties style:font-name="Shafarik1" officeooo:rsid="009a7254" fo:background-color="transparent" loext:char-shading-value="0" style:font-name-asian="Shafarik" style:font-name-complex="Shafarik"/>
    </style:style>
    <style:style style:name="T326" style:family="text">
      <style:text-properties style:font-name="Shafarik1" officeooo:rsid="011ee264" fo:background-color="transparent" loext:char-shading-value="0"/>
    </style:style>
    <style:style style:name="T327" style:family="text">
      <style:text-properties style:font-name="Shafarik1" officeooo:rsid="015d1837" fo:background-color="transparent" loext:char-shading-value="0"/>
    </style:style>
    <style:style style:name="T328" style:family="text">
      <style:text-properties style:font-name="Shafarik1" officeooo:rsid="015effc5" fo:background-color="transparent" loext:char-shading-value="0"/>
    </style:style>
    <style:style style:name="T329" style:family="text">
      <style:text-properties style:font-name="Shafarik1" fo:font-weight="normal" style:font-weight-asian="normal" style:font-weight-complex="normal"/>
    </style:style>
    <style:style style:name="T330" style:family="text">
      <style:text-properties style:font-name="Shafarik:ss03" officeooo:rsid="00f77aca"/>
    </style:style>
    <style:style style:name="T331" style:family="text">
      <style:text-properties style:font-name="Shafarik:ss03" officeooo:rsid="00f77aca" style:font-name-asian="Shafarik" style:font-name-complex="Shafarik"/>
    </style:style>
    <style:style style:name="T332" style:family="text">
      <style:text-properties style:font-name="Shafarik:ss03" officeooo:rsid="00f82f74" style:font-name-asian="Shafarik" style:font-name-complex="Shafarik"/>
    </style:style>
    <style:style style:name="T333"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34"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35"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36" style:family="text">
      <style:text-properties style:font-name="Shafarik:ss03" officeooo:rsid="012292c0"/>
    </style:style>
    <style:style style:name="T337" style:family="text">
      <style:text-properties style:font-name="Shafarik:ss03" fo:font-size="16pt" style:font-size-asian="16pt" style:font-size-complex="16pt"/>
    </style:style>
    <style:style style:name="T338" style:family="text">
      <style:text-properties officeooo:rsid="0107c285"/>
    </style:style>
    <style:style style:name="T339" style:family="text">
      <style:text-properties officeooo:rsid="011d3398"/>
    </style:style>
    <style:style style:name="T340" style:family="text">
      <style:text-properties officeooo:rsid="00f65861"/>
    </style:style>
    <style:style style:name="T341" style:family="text">
      <style:text-properties officeooo:rsid="00f9dbfe"/>
    </style:style>
    <style:style style:name="T342" style:family="text">
      <style:text-properties officeooo:rsid="001aedb4"/>
    </style:style>
    <style:style style:name="T343" style:family="text">
      <style:text-properties style:font-name-asian="Shafarik" style:font-name-complex="Shafarik"/>
    </style:style>
    <style:style style:name="T344" style:family="text">
      <style:text-properties officeooo:rsid="001aedb4" style:font-name-asian="Shafarik" style:font-name-complex="Shafarik"/>
    </style:style>
    <style:style style:name="T345" style:family="text">
      <style:text-properties officeooo:rsid="007691ab" style:font-name-asian="Shafarik" style:font-name-complex="Shafarik"/>
    </style:style>
    <style:style style:name="T346" style:family="text">
      <style:text-properties officeooo:rsid="003ed932" style:font-name-asian="Shafarik" style:font-name-complex="Shafarik"/>
    </style:style>
    <style:style style:name="T347" style:family="text">
      <style:text-properties officeooo:rsid="009b0118" style:font-name-asian="Shafarik" style:font-name-complex="Shafarik"/>
    </style:style>
    <style:style style:name="T348" style:family="text">
      <style:text-properties officeooo:rsid="00247d66" style:font-name-asian="Shafarik" style:font-name-complex="Shafarik"/>
    </style:style>
    <style:style style:name="T349" style:family="text">
      <style:text-properties officeooo:rsid="0026681f" style:font-name-asian="Shafarik" style:font-name-complex="Shafarik"/>
    </style:style>
    <style:style style:name="T350" style:family="text">
      <style:text-properties officeooo:rsid="0026fc50" style:font-name-asian="Shafarik" style:font-name-complex="Shafarik"/>
    </style:style>
    <style:style style:name="T351" style:family="text">
      <style:text-properties officeooo:rsid="002902f2" style:font-name-asian="Shafarik" style:font-name-complex="Shafarik"/>
    </style:style>
    <style:style style:name="T352" style:family="text">
      <style:text-properties officeooo:rsid="002bf1fa" style:font-name-asian="Shafarik" style:font-name-complex="Shafarik"/>
    </style:style>
    <style:style style:name="T353" style:family="text">
      <style:text-properties officeooo:rsid="00dfc530" style:font-name-asian="Shafarik" style:font-name-complex="Shafarik"/>
    </style:style>
    <style:style style:name="T354" style:family="text">
      <style:text-properties officeooo:rsid="003460b6" style:font-name-asian="Shafarik" style:font-name-complex="Shafarik"/>
    </style:style>
    <style:style style:name="T355" style:family="text">
      <style:text-properties officeooo:rsid="01508304" style:font-name-asian="Shafarik" style:font-name-complex="Shafarik"/>
    </style:style>
    <style:style style:name="T356" style:family="text">
      <style:text-properties officeooo:rsid="01527779" style:font-name-asian="Shafarik" style:font-name-complex="Shafarik"/>
    </style:style>
    <style:style style:name="T357" style:family="text">
      <style:text-properties officeooo:rsid="0152d4de" style:font-name-asian="Shafarik" style:font-name-complex="Shafarik"/>
    </style:style>
    <style:style style:name="T358" style:family="text">
      <style:text-properties officeooo:rsid="01557ce1" style:font-name-asian="Shafarik" style:font-name-complex="Shafarik"/>
    </style:style>
    <style:style style:name="T359" style:family="text">
      <style:text-properties officeooo:rsid="001ec295" style:font-name-asian="Shafarik" style:font-name-complex="Shafarik"/>
    </style:style>
    <style:style style:name="T360" style:family="text">
      <style:text-properties officeooo:rsid="0022b14c" style:font-name-asian="Shafarik" style:font-name-complex="Shafarik"/>
    </style:style>
    <style:style style:name="T361" style:family="text">
      <style:text-properties officeooo:rsid="0036c5d8" style:font-name-asian="Shafarik" style:font-name-complex="Shafarik"/>
    </style:style>
    <style:style style:name="T362" style:family="text">
      <style:text-properties officeooo:rsid="003807c3" style:font-name-asian="Shafarik" style:font-name-complex="Shafarik"/>
    </style:style>
    <style:style style:name="T363" style:family="text">
      <style:text-properties officeooo:rsid="002f8417" style:font-name-asian="Shafarik" style:font-name-complex="Shafarik"/>
    </style:style>
    <style:style style:name="T364" style:family="text">
      <style:text-properties officeooo:rsid="0128c305"/>
    </style:style>
    <style:style style:name="T365" style:family="text">
      <style:text-properties officeooo:rsid="0018854d"/>
    </style:style>
    <style:style style:name="T366" style:family="text">
      <style:text-properties officeooo:rsid="005c6040"/>
    </style:style>
    <style:style style:name="T367" style:family="text">
      <style:text-properties officeooo:rsid="0055ca48"/>
    </style:style>
    <style:style style:name="T368" style:family="text">
      <style:text-properties officeooo:rsid="00192d5a"/>
    </style:style>
    <style:style style:name="T369" style:family="text">
      <style:text-properties officeooo:rsid="003c234f"/>
    </style:style>
    <style:style style:name="T370" style:family="text">
      <style:text-properties officeooo:rsid="0065b496"/>
    </style:style>
    <style:style style:name="T371" style:family="text">
      <style:text-properties officeooo:rsid="006399b5"/>
    </style:style>
    <style:style style:name="T372" style:family="text">
      <style:text-properties officeooo:rsid="003a9146"/>
    </style:style>
    <style:style style:name="T373" style:family="text">
      <style:text-properties officeooo:rsid="005dec27"/>
    </style:style>
    <style:style style:name="T374" style:family="text">
      <style:text-properties style:font-name-asian="Droid Sans Fallback" style:font-name-complex="FreeSans"/>
    </style:style>
    <style:style style:name="T375" style:family="text">
      <style:text-properties officeooo:rsid="00449f8e" style:font-name-asian="Droid Sans Fallback" style:font-name-complex="FreeSans"/>
    </style:style>
    <style:style style:name="T376" style:family="text">
      <style:text-properties officeooo:rsid="005dec27" style:font-name-asian="Droid Sans Fallback" style:font-name-complex="FreeSans"/>
    </style:style>
    <style:style style:name="T377" style:family="text">
      <style:text-properties officeooo:rsid="00590ad2" style:font-name-asian="Droid Sans Fallback" style:font-name-complex="FreeSans"/>
    </style:style>
    <style:style style:name="T378" style:family="text">
      <style:text-properties officeooo:rsid="00670fac" style:font-name-asian="Droid Sans Fallback" style:font-name-complex="FreeSans"/>
    </style:style>
    <style:style style:name="T379" style:family="text">
      <style:text-properties officeooo:rsid="0065b496" style:font-name-asian="Droid Sans Fallback" style:font-name-complex="FreeSans"/>
    </style:style>
    <style:style style:name="T380" style:family="text">
      <style:text-properties officeooo:rsid="009286c7" style:font-name-asian="Droid Sans Fallback" style:font-name-complex="FreeSans"/>
    </style:style>
    <style:style style:name="T381" style:family="text">
      <style:text-properties officeooo:rsid="003cba29" style:font-name-asian="Droid Sans Fallback" style:font-name-complex="FreeSans"/>
    </style:style>
    <style:style style:name="T382" style:family="text">
      <style:text-properties officeooo:rsid="0062608a" style:font-name-asian="Droid Sans Fallback" style:font-name-complex="FreeSans"/>
    </style:style>
    <style:style style:name="T383" style:family="text">
      <style:text-properties officeooo:rsid="003bc8bc" style:font-name-asian="Droid Sans Fallback" style:font-name-complex="FreeSans"/>
    </style:style>
    <style:style style:name="T384" style:family="text">
      <style:text-properties officeooo:rsid="00192d5a" style:font-name-asian="Droid Sans Fallback" style:font-name-complex="FreeSans"/>
    </style:style>
    <style:style style:name="T385" style:family="text">
      <style:text-properties officeooo:rsid="01508304" style:font-name-asian="Droid Sans Fallback" style:font-name-complex="FreeSans"/>
    </style:style>
    <style:style style:name="T386" style:family="text">
      <style:text-properties fo:font-style="italic" style:font-style-asian="italic" style:font-style-complex="italic"/>
    </style:style>
    <style:style style:name="T387" style:family="text">
      <style:text-properties fo:font-style="italic" officeooo:rsid="006be626" style:font-style-asian="italic" style:font-style-complex="italic"/>
    </style:style>
    <style:style style:name="T388" style:family="text">
      <style:text-properties fo:font-style="italic" officeooo:rsid="007bf6ff" style:font-style-asian="italic" style:font-style-complex="italic"/>
    </style:style>
    <style:style style:name="T389" style:family="text">
      <style:text-properties fo:font-style="italic" officeooo:rsid="00e11120" style:font-style-asian="italic" style:font-style-complex="italic"/>
    </style:style>
    <style:style style:name="T390" style:family="text">
      <style:text-properties fo:font-style="italic" officeooo:rsid="00245ac3" style:font-style-asian="italic" style:font-style-complex="italic"/>
    </style:style>
    <style:style style:name="T391" style:family="text">
      <style:text-properties fo:font-style="italic" officeooo:rsid="0038d2e0" style:font-style-asian="italic" style:font-style-complex="italic"/>
    </style:style>
    <style:style style:name="T392" style:family="text">
      <style:text-properties fo:font-style="italic" officeooo:rsid="00dd92d5" style:font-style-asian="italic" style:font-style-complex="italic"/>
    </style:style>
    <style:style style:name="T393" style:family="text">
      <style:text-properties fo:font-style="italic" officeooo:rsid="00df8935" style:font-style-asian="italic" style:font-style-complex="italic"/>
    </style:style>
    <style:style style:name="T394" style:family="text">
      <style:text-properties fo:font-style="italic" officeooo:rsid="011d3398" style:font-style-asian="italic" style:font-style-complex="italic"/>
    </style:style>
    <style:style style:name="T395" style:family="text">
      <style:text-properties fo:font-style="italic" officeooo:rsid="01355c0b" style:font-style-asian="italic" style:font-style-complex="italic"/>
    </style:style>
    <style:style style:name="T396" style:family="text">
      <style:text-properties fo:font-style="italic" officeooo:rsid="016992d5" style:font-style-asian="italic" style:font-style-complex="italic"/>
    </style:style>
    <style:style style:name="T397" style:family="text">
      <style:text-properties fo:font-style="italic" officeooo:rsid="016c0d16" style:font-style-asian="italic" style:font-style-complex="italic"/>
    </style:style>
    <style:style style:name="T398" style:family="text">
      <style:text-properties fo:font-style="italic" officeooo:rsid="01736c77" style:font-style-asian="italic" style:font-style-complex="italic"/>
    </style:style>
    <style:style style:name="T399" style:family="text">
      <style:text-properties fo:font-style="italic" officeooo:rsid="016b1ee6" style:font-style-asian="italic" style:font-style-complex="italic"/>
    </style:style>
    <style:style style:name="T400" style:family="text">
      <style:text-properties fo:font-style="italic" officeooo:rsid="0065b496" style:font-name-asian="Droid Sans Fallback" style:font-style-asian="italic" style:font-name-complex="FreeSans" style:font-style-complex="italic"/>
    </style:style>
    <style:style style:name="T401" style:family="text">
      <style:text-properties fo:font-style="italic" officeooo:rsid="006bd7ec" style:font-name-asian="Droid Sans Fallback" style:font-style-asian="italic" style:font-name-complex="FreeSans" style:font-style-complex="italic"/>
    </style:style>
    <style:style style:name="T402" style:family="text">
      <style:text-properties fo:font-style="italic" officeooo:rsid="007691ab" style:font-name-asian="Droid Sans Fallback" style:font-style-asian="italic" style:font-name-complex="FreeSans" style:font-style-complex="italic"/>
    </style:style>
    <style:style style:name="T403" style:family="text">
      <style:text-properties fo:font-style="italic" officeooo:rsid="016ea74b" style:font-name-asian="Droid Sans Fallback" style:font-style-asian="italic" style:font-name-complex="FreeSans" style:font-style-complex="italic"/>
    </style:style>
    <style:style style:name="T404" style:family="text">
      <style:text-properties fo:font-style="italic" fo:font-weight="normal" style:font-style-asian="italic" style:font-weight-asian="normal" style:font-style-complex="italic" style:font-weight-complex="normal"/>
    </style:style>
    <style:style style:name="T405" style:family="text">
      <style:text-properties fo:font-style="italic" fo:font-weight="normal" officeooo:rsid="01024029" style:font-style-asian="italic" style:font-weight-asian="normal" style:font-style-complex="italic" style:font-weight-complex="normal"/>
    </style:style>
    <style:style style:name="T406" style:family="text">
      <style:text-properties fo:font-style="italic" fo:background-color="transparent" loext:char-shading-value="0" style:font-style-asian="italic" style:font-style-complex="italic"/>
    </style:style>
    <style:style style:name="T407" style:family="text">
      <style:text-properties fo:font-style="italic" officeooo:rsid="014297f6" fo:background-color="transparent" loext:char-shading-value="0" style:font-style-asian="italic" style:font-style-complex="italic"/>
    </style:style>
    <style:style style:name="T408" style:family="text">
      <style:text-properties fo:font-style="italic" officeooo:rsid="01455d5f" fo:background-color="transparent" loext:char-shading-value="0" style:font-style-asian="italic" style:font-style-complex="italic"/>
    </style:style>
    <style:style style:name="T409" style:family="text">
      <style:text-properties fo:font-style="italic" officeooo:rsid="0157560e" fo:background-color="transparent" loext:char-shading-value="0" style:font-style-asian="italic" style:font-style-complex="italic"/>
    </style:style>
    <style:style style:name="T410" style:family="text">
      <style:text-properties fo:font-style="italic" officeooo:rsid="016c0d16" fo:background-color="transparent" loext:char-shading-value="0" style:font-style-asian="italic" style:font-style-complex="italic"/>
    </style:style>
    <style:style style:name="T411" style:family="text">
      <style:text-properties fo:font-style="italic" officeooo:rsid="016b1ee6" fo:background-color="transparent" loext:char-shading-value="0" style:font-style-asian="italic" style:font-style-complex="italic"/>
    </style:style>
    <style:style style:name="T412" style:family="text">
      <style:text-properties officeooo:rsid="00580b48"/>
    </style:style>
    <style:style style:name="T413" style:family="text">
      <style:text-properties fo:font-weight="bold" style:font-weight-asian="bold" style:font-weight-complex="bold"/>
    </style:style>
    <style:style style:name="T414" style:family="text">
      <style:text-properties fo:font-weight="bold" officeooo:rsid="0065b496" style:font-weight-asian="bold" style:font-weight-complex="bold"/>
    </style:style>
    <style:style style:name="T415" style:family="text">
      <style:text-properties fo:font-weight="bold" officeooo:rsid="00367b12" style:font-weight-asian="bold" style:font-weight-complex="bold"/>
    </style:style>
    <style:style style:name="T416" style:family="text">
      <style:text-properties fo:font-weight="bold" officeooo:rsid="003ed932" style:font-weight-asian="bold" style:font-weight-complex="bold"/>
    </style:style>
    <style:style style:name="T417" style:family="text">
      <style:text-properties fo:font-weight="bold" officeooo:rsid="00192d5a" style:font-weight-asian="bold" style:font-weight-complex="bold"/>
    </style:style>
    <style:style style:name="T418" style:family="text">
      <style:text-properties fo:font-weight="bold" officeooo:rsid="0055ca48" style:font-weight-asian="bold" style:font-weight-complex="bold"/>
    </style:style>
    <style:style style:name="T419" style:family="text">
      <style:text-properties fo:font-weight="bold" officeooo:rsid="005c6040" style:font-weight-asian="bold" style:font-weight-complex="bold"/>
    </style:style>
    <style:style style:name="T420" style:family="text">
      <style:text-properties fo:font-weight="bold" officeooo:rsid="006be626" style:font-weight-asian="bold" style:font-weight-complex="bold"/>
    </style:style>
    <style:style style:name="T421" style:family="text">
      <style:text-properties fo:font-weight="bold" officeooo:rsid="006560d0" style:font-weight-asian="bold" style:font-weight-complex="bold"/>
    </style:style>
    <style:style style:name="T422" style:family="text">
      <style:text-properties fo:font-weight="bold" officeooo:rsid="008d4cc9" style:font-weight-asian="bold" style:font-weight-complex="bold"/>
    </style:style>
    <style:style style:name="T423" style:family="text">
      <style:text-properties fo:font-weight="bold" officeooo:rsid="008da7a5" style:font-weight-asian="bold" style:font-weight-complex="bold"/>
    </style:style>
    <style:style style:name="T424" style:family="text">
      <style:text-properties fo:font-weight="bold" officeooo:rsid="0046e747" style:font-weight-asian="bold" style:font-weight-complex="bold"/>
    </style:style>
    <style:style style:name="T425" style:family="text">
      <style:text-properties fo:font-weight="bold" officeooo:rsid="003a42b8" style:font-weight-asian="bold" style:font-weight-complex="bold"/>
    </style:style>
    <style:style style:name="T426" style:family="text">
      <style:text-properties fo:font-weight="bold" officeooo:rsid="0038d2e0" style:font-weight-asian="bold" style:font-weight-complex="bold"/>
    </style:style>
    <style:style style:name="T427" style:family="text">
      <style:text-properties fo:font-weight="bold" officeooo:rsid="00237f0d" style:font-weight-asian="bold" style:font-weight-complex="bold"/>
    </style:style>
    <style:style style:name="T428" style:family="text">
      <style:text-properties fo:font-weight="bold" officeooo:rsid="001a8dbe" style:font-weight-asian="bold" style:font-weight-complex="bold"/>
    </style:style>
    <style:style style:name="T429" style:family="text">
      <style:text-properties fo:font-weight="bold" officeooo:rsid="00f9dbfe" style:font-weight-asian="bold" style:font-weight-complex="bold"/>
    </style:style>
    <style:style style:name="T430" style:family="text">
      <style:text-properties fo:font-weight="bold" officeooo:rsid="006bd7ec" style:font-weight-asian="bold" style:font-weight-complex="bold"/>
    </style:style>
    <style:style style:name="T431" style:family="text">
      <style:text-properties fo:font-weight="bold" officeooo:rsid="01539ed0" style:font-weight-asian="bold" style:font-weight-complex="bold"/>
    </style:style>
    <style:style style:name="T432" style:family="text">
      <style:text-properties fo:font-weight="bold" officeooo:rsid="016ea74b" style:font-weight-asian="bold" style:font-weight-complex="bold"/>
    </style:style>
    <style:style style:name="T433" style:family="text">
      <style:text-properties fo:font-weight="bold" officeooo:rsid="00580b48" style:font-name-asian="Shafarik" style:font-weight-asian="bold" style:font-name-complex="Shafarik" style:font-weight-complex="bold"/>
    </style:style>
    <style:style style:name="T434" style:family="text">
      <style:text-properties fo:font-weight="bold" officeooo:rsid="0065b496" style:font-name-asian="Shafarik" style:font-weight-asian="bold" style:font-name-complex="Shafarik" style:font-weight-complex="bold"/>
    </style:style>
    <style:style style:name="T435" style:family="text">
      <style:text-properties fo:font-weight="bold" officeooo:rsid="01557ce1" style:font-name-asian="Shafarik" style:font-weight-asian="bold" style:font-name-complex="Shafarik" style:font-weight-complex="bold"/>
    </style:style>
    <style:style style:name="T436" style:family="text">
      <style:text-properties fo:font-weight="bold" officeooo:rsid="009b0118" fo:background-color="transparent" loext:char-shading-value="0" style:font-name-asian="Shafarik" style:font-weight-asian="bold" style:font-name-complex="Shafarik" style:font-weight-complex="bold"/>
    </style:style>
    <style:style style:name="T437" style:family="text">
      <style:text-properties fo:font-weight="bold" officeooo:rsid="009c58ec" fo:background-color="transparent" loext:char-shading-value="0" style:font-name-asian="Shafarik" style:font-weight-asian="bold" style:font-name-complex="Shafarik" style:font-weight-complex="bold"/>
    </style:style>
    <style:style style:name="T438" style:family="text">
      <style:text-properties fo:font-weight="bold" officeooo:rsid="00a1a10a" fo:background-color="transparent" loext:char-shading-value="0" style:font-name-asian="Shafarik" style:font-weight-asian="bold" style:font-name-complex="Shafarik" style:font-weight-complex="bold"/>
    </style:style>
    <style:style style:name="T439" style:family="text">
      <style:text-properties fo:font-weight="bold" officeooo:rsid="0151a08b" fo:background-color="transparent" loext:char-shading-value="0" style:font-name-asian="Shafarik" style:font-weight-asian="bold" style:font-name-complex="Shafarik" style:font-weight-complex="bold"/>
    </style:style>
    <style:style style:name="T440" style:family="text">
      <style:text-properties fo:font-weight="bold" officeooo:rsid="01455d5f" fo:background-color="transparent" loext:char-shading-value="0" style:font-weight-asian="bold" style:font-weight-complex="bold"/>
    </style:style>
    <style:style style:name="T441" style:family="text">
      <style:text-properties fo:font-weight="bold" officeooo:rsid="016bb501" fo:background-color="transparent" loext:char-shading-value="0" style:font-weight-asian="bold" style:font-weight-complex="bold"/>
    </style:style>
    <style:style style:name="T442" style:family="text">
      <style:text-properties style:font-name="Shafarik:salt"/>
    </style:style>
    <style:style style:name="T443" style:family="text">
      <style:text-properties style:font-name="Shafarik:salt" style:font-name-asian="Droid Sans Fallback" style:font-name-complex="FreeSans"/>
    </style:style>
    <style:style style:name="T444"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45" style:family="text">
      <style:text-properties style:font-name="Shafarik:salt" officeooo:rsid="001aedb4"/>
    </style:style>
    <style:style style:name="T446" style:family="text">
      <style:text-properties style:text-line-through-style="none" style:text-line-through-type="none"/>
    </style:style>
    <style:style style:name="T447" style:family="text">
      <style:text-properties style:text-line-through-style="none" style:text-line-through-type="none" style:font-name="Shafarik:ss01"/>
    </style:style>
    <style:style style:name="T448" style:family="text">
      <style:text-properties style:text-line-through-style="none" style:text-line-through-type="none" style:font-name="Shafarik:ss02" officeooo:rsid="0047e894"/>
    </style:style>
    <style:style style:name="T449" style:family="text">
      <style:text-properties style:text-line-through-style="none" style:text-line-through-type="none" officeooo:rsid="00485738"/>
    </style:style>
    <style:style style:name="T450" style:family="text">
      <style:text-properties style:text-line-through-style="none" style:text-line-through-type="none" officeooo:rsid="004a7458"/>
    </style:style>
    <style:style style:name="T451" style:family="text">
      <style:text-properties style:text-line-through-style="none" style:text-line-through-type="none" style:font-name="Shafarik" officeooo:rsid="00a3ed5c"/>
    </style:style>
    <style:style style:name="T452" style:family="text">
      <style:text-properties style:text-line-through-style="none" style:text-line-through-type="none" style:font-name="Shafarik1" officeooo:rsid="0003f9c0"/>
    </style:style>
    <style:style style:name="T453" style:family="text">
      <style:text-properties style:text-line-through-style="none" style:text-line-through-type="none" officeooo:rsid="00a3ed5c"/>
    </style:style>
    <style:style style:name="T454" style:family="text">
      <style:text-properties fo:font-weight="normal" style:font-weight-asian="normal" style:font-weight-complex="normal"/>
    </style:style>
    <style:style style:name="T455" style:family="text">
      <style:text-properties fo:font-weight="normal" officeooo:rsid="0038d2e0" style:font-weight-asian="normal" style:font-weight-complex="normal"/>
    </style:style>
    <style:style style:name="T456" style:family="text">
      <style:text-properties fo:font-weight="normal" officeooo:rsid="00329367" style:font-weight-asian="normal" style:font-weight-complex="normal"/>
    </style:style>
    <style:style style:name="T457" style:family="text">
      <style:text-properties fo:font-weight="normal" officeooo:rsid="009e42cf" style:font-weight-asian="normal" style:font-weight-complex="normal"/>
    </style:style>
    <style:style style:name="T458" style:family="text">
      <style:text-properties fo:font-weight="normal" officeooo:rsid="008da7a5" style:font-weight-asian="normal" style:font-weight-complex="normal"/>
    </style:style>
    <style:style style:name="T459" style:family="text">
      <style:text-properties fo:font-weight="normal" officeooo:rsid="00a37ff3" style:font-weight-asian="normal" style:font-weight-complex="normal"/>
    </style:style>
    <style:style style:name="T460" style:family="text">
      <style:text-properties fo:font-weight="normal" officeooo:rsid="00a53bae" style:font-weight-asian="normal" style:font-weight-complex="normal"/>
    </style:style>
    <style:style style:name="T461" style:family="text">
      <style:text-properties fo:font-weight="normal" officeooo:rsid="00a6ad61" style:font-weight-asian="normal" style:font-weight-complex="normal"/>
    </style:style>
    <style:style style:name="T462" style:family="text">
      <style:text-properties fo:font-weight="normal" officeooo:rsid="00c429d9" style:font-weight-asian="normal" style:font-weight-complex="normal"/>
    </style:style>
    <style:style style:name="T463" style:family="text">
      <style:text-properties fo:font-weight="normal" officeooo:rsid="00386199" style:font-weight-asian="normal" style:font-weight-complex="normal"/>
    </style:style>
    <style:style style:name="T464" style:family="text">
      <style:text-properties fo:font-weight="normal" officeooo:rsid="003ede64" style:font-weight-asian="normal" style:font-weight-complex="normal"/>
    </style:style>
    <style:style style:name="T465" style:family="text">
      <style:text-properties fo:font-weight="normal" officeooo:rsid="00405ee0" style:font-weight-asian="normal" style:font-weight-complex="normal"/>
    </style:style>
    <style:style style:name="T466" style:family="text">
      <style:text-properties fo:font-weight="normal" officeooo:rsid="003f48b0" style:font-weight-asian="normal" style:font-weight-complex="normal"/>
    </style:style>
    <style:style style:name="T467" style:family="text">
      <style:text-properties fo:font-weight="normal" officeooo:rsid="00f21109" style:font-weight-asian="normal" style:font-weight-complex="normal"/>
    </style:style>
    <style:style style:name="T468" style:family="text">
      <style:text-properties fo:font-weight="normal" officeooo:rsid="00fcc911" style:font-weight-asian="normal" style:font-weight-complex="normal"/>
    </style:style>
    <style:style style:name="T469" style:family="text">
      <style:text-properties fo:font-weight="normal" officeooo:rsid="013a21f7" style:font-weight-asian="normal" style:font-weight-complex="normal"/>
    </style:style>
    <style:style style:name="T470" style:family="text">
      <style:text-properties fo:font-weight="normal" officeooo:rsid="0146ffb9" style:font-weight-asian="normal" style:font-weight-complex="normal"/>
    </style:style>
    <style:style style:name="T471" style:family="text">
      <style:text-properties fo:font-weight="normal" officeooo:rsid="014dfd77" style:font-weight-asian="normal" style:font-weight-complex="normal"/>
    </style:style>
    <style:style style:name="T472" style:family="text">
      <style:text-properties fo:font-weight="normal" officeooo:rsid="01539ed0" style:font-weight-asian="normal" style:font-weight-complex="normal"/>
    </style:style>
    <style:style style:name="T473" style:family="text">
      <style:text-properties fo:font-weight="normal" officeooo:rsid="016237de" style:font-weight-asian="normal" style:font-weight-complex="normal"/>
    </style:style>
    <style:style style:name="T474" style:family="text">
      <style:text-properties fo:font-weight="normal" officeooo:rsid="0162eda8" style:font-weight-asian="normal" style:font-weight-complex="normal"/>
    </style:style>
    <style:style style:name="T475" style:family="text">
      <style:text-properties fo:font-weight="normal" officeooo:rsid="016992d5" style:font-weight-asian="normal" style:font-weight-complex="normal"/>
    </style:style>
    <style:style style:name="T476" style:family="text">
      <style:text-properties fo:font-weight="normal" officeooo:rsid="016c0d16" style:font-weight-asian="normal" style:font-weight-complex="normal"/>
    </style:style>
    <style:style style:name="T477" style:family="text">
      <style:text-properties fo:font-weight="normal" officeooo:rsid="003ede64" fo:background-color="#66ff66" loext:char-shading-value="0" style:font-weight-asian="normal" style:font-weight-complex="normal"/>
    </style:style>
    <style:style style:name="T478" style:family="text">
      <style:text-properties fo:font-weight="normal" officeooo:rsid="003f48b0" fo:background-color="transparent" loext:char-shading-value="0" style:font-weight-asian="normal" style:font-weight-complex="normal"/>
    </style:style>
    <style:style style:name="T479" style:family="text">
      <style:text-properties fo:font-weight="normal" officeooo:rsid="00405ee0" fo:background-color="transparent" loext:char-shading-value="0" style:font-weight-asian="normal" style:font-weight-complex="normal"/>
    </style:style>
    <style:style style:name="T480" style:family="text">
      <style:text-properties fo:font-weight="normal" officeooo:rsid="00fcc911" fo:background-color="transparent" loext:char-shading-value="0" style:font-weight-asian="normal" style:font-weight-complex="normal"/>
    </style:style>
    <style:style style:name="T481" style:family="text">
      <style:text-properties officeooo:rsid="00e5e675"/>
    </style:style>
    <style:style style:name="T482" style:family="text">
      <style:text-properties officeooo:rsid="01024029"/>
    </style:style>
    <style:style style:name="T483" style:family="text">
      <style:text-properties officeooo:rsid="00df8935"/>
    </style:style>
    <style:style style:name="T484" style:family="text">
      <style:text-properties officeooo:rsid="00ed9d59"/>
    </style:style>
    <style:style style:name="T485" style:family="text">
      <style:text-properties officeooo:rsid="00eaac60"/>
    </style:style>
    <style:style style:name="T486" style:family="text">
      <style:text-properties officeooo:rsid="0038d2e0"/>
    </style:style>
    <style:style style:name="T487" style:family="text">
      <style:text-properties officeooo:rsid="00c5f648"/>
    </style:style>
    <style:style style:name="T488" style:family="text">
      <style:text-properties officeooo:rsid="00616b4e"/>
    </style:style>
    <style:style style:name="T489" style:family="text">
      <style:text-properties fo:font-style="normal" style:font-style-asian="normal" style:font-style-complex="normal"/>
    </style:style>
    <style:style style:name="T490" style:family="text">
      <style:text-properties fo:font-style="normal" officeooo:rsid="007bf6ff" style:font-style-asian="normal" style:font-style-complex="normal"/>
    </style:style>
    <style:style style:name="T491" style:family="text">
      <style:text-properties fo:font-style="normal" officeooo:rsid="007ed0ef" style:font-style-asian="normal" style:font-style-complex="normal"/>
    </style:style>
    <style:style style:name="T492" style:family="text">
      <style:text-properties fo:font-style="normal" officeooo:rsid="0152d4de" style:font-style-asian="normal" style:font-style-complex="normal"/>
    </style:style>
    <style:style style:name="T493" style:family="text">
      <style:text-properties fo:font-style="normal" officeooo:rsid="0046e747" style:font-style-asian="normal" style:font-style-complex="normal"/>
    </style:style>
    <style:style style:name="T494" style:family="text">
      <style:text-properties fo:font-style="normal" officeooo:rsid="01355c0b" style:font-style-asian="normal" style:font-style-complex="normal"/>
    </style:style>
    <style:style style:name="T495" style:family="text">
      <style:text-properties fo:font-style="normal" officeooo:rsid="01338d14" style:font-style-asian="normal" style:font-style-complex="normal"/>
    </style:style>
    <style:style style:name="T496" style:family="text">
      <style:text-properties fo:font-style="normal" officeooo:rsid="016c0d16" style:font-style-asian="normal" style:font-style-complex="normal"/>
    </style:style>
    <style:style style:name="T497" style:family="text">
      <style:text-properties fo:font-style="normal" officeooo:rsid="01736c77" style:font-style-asian="normal" style:font-style-complex="normal"/>
    </style:style>
    <style:style style:name="T498" style:family="text">
      <style:text-properties fo:font-style="normal" officeooo:rsid="016992d5" style:font-style-asian="normal" style:font-style-complex="normal"/>
    </style:style>
    <style:style style:name="T499" style:family="text">
      <style:text-properties fo:font-style="normal" officeooo:rsid="01797868" style:font-style-asian="normal" style:font-style-complex="normal"/>
    </style:style>
    <style:style style:name="T500" style:family="text">
      <style:text-properties fo:font-style="normal" officeooo:rsid="016b1ee6" style:font-style-asian="normal" style:font-style-complex="normal"/>
    </style:style>
    <style:style style:name="T501" style:family="text">
      <style:text-properties fo:font-style="normal" officeooo:rsid="0038fc30" style:font-style-asian="normal" style:font-style-complex="normal"/>
    </style:style>
    <style:style style:name="T502" style:family="text">
      <style:text-properties fo:font-style="normal" fo:background-color="transparent" loext:char-shading-value="0" style:font-style-asian="normal" style:font-style-complex="normal"/>
    </style:style>
    <style:style style:name="T503" style:family="text">
      <style:text-properties fo:font-style="normal" officeooo:rsid="01542ff7" fo:background-color="transparent" loext:char-shading-value="0" style:font-style-asian="normal" style:font-style-complex="normal"/>
    </style:style>
    <style:style style:name="T504" style:family="text">
      <style:text-properties fo:font-style="normal" officeooo:rsid="01575c02" fo:background-color="transparent" loext:char-shading-value="0" style:font-style-asian="normal" style:font-style-complex="normal"/>
    </style:style>
    <style:style style:name="T505" style:family="text">
      <style:text-properties fo:font-style="normal" officeooo:rsid="0157560e" fo:background-color="transparent" loext:char-shading-value="0" style:font-style-asian="normal" style:font-style-complex="normal"/>
    </style:style>
    <style:style style:name="T506" style:family="text">
      <style:text-properties fo:font-style="normal" officeooo:rsid="01455d5f" fo:background-color="transparent" loext:char-shading-value="0" style:font-style-asian="normal" style:font-style-complex="normal"/>
    </style:style>
    <style:style style:name="T507" style:family="text">
      <style:text-properties fo:font-style="normal" officeooo:rsid="016bb501" fo:background-color="transparent" loext:char-shading-value="0" style:font-style-asian="normal" style:font-style-complex="normal"/>
    </style:style>
    <style:style style:name="T508" style:family="text">
      <style:text-properties fo:font-style="normal" officeooo:rsid="016c0d16" fo:background-color="transparent" loext:char-shading-value="0" style:font-style-asian="normal" style:font-style-complex="normal"/>
    </style:style>
    <style:style style:name="T509" style:family="text">
      <style:text-properties fo:font-style="normal" officeooo:rsid="01736c77" fo:background-color="transparent" loext:char-shading-value="0" style:font-style-asian="normal" style:font-style-complex="normal"/>
    </style:style>
    <style:style style:name="T510" style:family="text">
      <style:text-properties fo:font-style="normal" officeooo:rsid="01756646" fo:background-color="transparent" loext:char-shading-value="0" style:font-style-asian="normal" style:font-style-complex="normal"/>
    </style:style>
    <style:style style:name="T511" style:family="text">
      <style:text-properties fo:font-style="normal" officeooo:rsid="01784bb9" fo:background-color="transparent" loext:char-shading-value="0" style:font-style-asian="normal" style:font-style-complex="normal"/>
    </style:style>
    <style:style style:name="T512" style:family="text">
      <style:text-properties fo:font-style="normal" officeooo:rsid="016b1ee6" fo:background-color="transparent" loext:char-shading-value="0" style:font-style-asian="normal" style:font-style-complex="normal"/>
    </style:style>
    <style:style style:name="T513" style:family="text">
      <style:text-properties fo:font-style="normal" officeooo:rsid="01797868" fo:background-color="transparent" loext:char-shading-value="0" style:font-style-asian="normal" style:font-style-complex="normal"/>
    </style:style>
    <style:style style:name="T514" style:family="text">
      <style:text-properties fo:font-style="normal" fo:font-weight="bold" style:font-style-asian="normal" style:font-weight-asian="bold" style:font-style-complex="normal" style:font-weight-complex="bold"/>
    </style:style>
    <style:style style:name="T515" style:family="text">
      <style:text-properties fo:font-style="normal" fo:font-weight="bold" officeooo:rsid="0038fc30" style:font-style-asian="normal" style:font-weight-asian="bold" style:font-style-complex="normal" style:font-weight-complex="bold"/>
    </style:style>
    <style:style style:name="T516" style:family="text">
      <style:text-properties style:font-name="Shafarik:ss02" style:font-name-asian="Shafarik" style:font-name-complex="Shafarik"/>
    </style:style>
    <style:style style:name="T517" style:family="text">
      <style:text-properties style:font-name="Shafarik:ss02" officeooo:rsid="00182cc2" style:font-name-asian="Shafarik" style:font-name-complex="Shafarik"/>
    </style:style>
    <style:style style:name="T518" style:family="text">
      <style:text-properties style:font-name="Shafarik:ss02" officeooo:rsid="0077fcce" style:font-name-asian="Shafarik" style:font-name-complex="Shafarik"/>
    </style:style>
    <style:style style:name="T519" style:family="text">
      <style:text-properties style:font-name="Shafarik:ss02" officeooo:rsid="0078f962" style:font-name-asian="Shafarik" style:font-name-complex="Shafarik"/>
    </style:style>
    <style:style style:name="T520" style:family="text">
      <style:text-properties style:font-name="Shafarik:ss02" officeooo:rsid="00706450" style:font-name-asian="Droid Sans Fallback" style:font-name-complex="FreeSans"/>
    </style:style>
    <style:style style:name="T521" style:family="text">
      <style:text-properties style:font-name="Shafarik:ss02" fo:font-weight="normal" officeooo:rsid="00192d5a" style:font-name-asian="Shafarik" style:font-weight-asian="normal" style:font-name-complex="Shafarik" style:font-weight-complex="normal"/>
    </style:style>
    <style:style style:name="T522" style:family="text">
      <style:text-properties style:font-name="Shafarik:ss02" officeooo:rsid="00192d5a"/>
    </style:style>
    <style:style style:name="T523" style:family="text">
      <style:text-properties style:font-name="Shafarik:ss02" officeooo:rsid="008d4cc9"/>
    </style:style>
    <style:style style:name="T524" style:family="text">
      <style:text-properties style:font-name="Shafarik:ss01"/>
    </style:style>
    <style:style style:name="T525" style:family="text">
      <style:text-properties style:font-name="Shafarik:ss01" fo:font-weight="normal" officeooo:rsid="00182cc2" style:font-weight-asian="normal" style:font-weight-complex="normal"/>
    </style:style>
    <style:style style:name="T526" style:family="text">
      <style:text-properties style:font-name="Shafarik:ss01" fo:font-weight="normal" officeooo:rsid="00192d5a" style:font-name-asian="Shafarik" style:font-weight-asian="normal" style:font-name-complex="Shafarik" style:font-weight-complex="normal"/>
    </style:style>
    <style:style style:name="T527" style:family="text">
      <style:text-properties style:font-name="Shafarik:ss01" fo:font-weight="normal" officeooo:rsid="00329367" style:font-name-asian="Shafarik" style:font-weight-asian="normal" style:font-name-complex="Shafarik" style:font-weight-complex="normal"/>
    </style:style>
    <style:style style:name="T528" style:family="text">
      <style:text-properties style:font-name="Shafarik:ss01" fo:font-weight="normal" officeooo:rsid="008a7407" style:font-name-asian="Shafarik" style:font-weight-asian="normal" style:font-name-complex="Shafarik" style:font-weight-complex="normal"/>
    </style:style>
    <style:style style:name="T529"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30"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31" style:family="text">
      <style:text-properties style:font-name="Shafarik:ss01" officeooo:rsid="00706450" style:font-name-asian="Droid Sans Fallback" style:font-name-complex="FreeSans"/>
    </style:style>
    <style:style style:name="T532" style:family="text">
      <style:text-properties style:font-name="Shafarik:ss01" officeooo:rsid="00182cc2"/>
    </style:style>
    <style:style style:name="T533" style:family="text">
      <style:text-properties style:font-name="Shafarik:ss01" officeooo:rsid="0077fcce"/>
    </style:style>
    <style:style style:name="T534" style:family="text">
      <style:text-properties style:font-name="Shafarik:ss01" officeooo:rsid="0078f962"/>
    </style:style>
    <style:style style:name="T535" style:family="text">
      <style:text-properties style:font-name="Shafarik:ss01" officeooo:rsid="00192d5a"/>
    </style:style>
    <style:style style:name="T536" style:family="text">
      <style:text-properties style:font-name="Shafarik:ss01" officeooo:rsid="008a7407"/>
    </style:style>
    <style:style style:name="T537" style:family="text">
      <style:text-properties style:font-name="Shafarik:ss01" officeooo:rsid="00329367"/>
    </style:style>
    <style:style style:name="T538" style:family="text">
      <style:text-properties style:font-name="Shafarik:ss01" fo:background-color="#ffffff" loext:char-shading-value="0"/>
    </style:style>
    <style:style style:name="T539" style:family="text">
      <style:text-properties style:text-underline-style="solid" style:text-underline-width="auto" style:text-underline-color="font-color"/>
    </style:style>
    <style:style style:name="T540" style:family="text">
      <style:text-properties style:text-underline-style="solid" style:text-underline-width="auto" style:text-underline-color="font-color" officeooo:rsid="00264ebc"/>
    </style:style>
    <style:style style:name="T541" style:family="text">
      <style:text-properties officeooo:rsid="0046e747"/>
    </style:style>
    <style:style style:name="T542" style:family="text">
      <style:text-properties officeooo:rsid="0047e894"/>
    </style:style>
    <style:style style:name="T543" style:family="text">
      <style:text-properties fo:background-color="#ffffff" loext:char-shading-value="0"/>
    </style:style>
    <style:style style:name="T544" style:family="text">
      <style:text-properties officeooo:rsid="0047e894" fo:background-color="#ffffff" loext:char-shading-value="0"/>
    </style:style>
    <style:style style:name="T545" style:family="text">
      <style:text-properties officeooo:rsid="00a3ed5c" fo:background-color="#ffffff" loext:char-shading-value="0"/>
    </style:style>
    <style:style style:name="T546" style:family="text">
      <style:text-properties officeooo:rsid="00485738"/>
    </style:style>
    <style:style style:name="T547" style:family="text">
      <style:text-properties officeooo:rsid="0041bc68"/>
    </style:style>
    <style:style style:name="T548" style:family="text">
      <style:text-properties officeooo:rsid="006560d0"/>
    </style:style>
    <style:style style:name="T549" style:family="text">
      <style:text-properties fo:font-size="12pt" style:font-size-asian="12pt" style:font-size-complex="12pt"/>
    </style:style>
    <style:style style:name="T550" style:family="text">
      <style:text-properties fo:font-size="12pt" officeooo:rsid="00329367" style:font-size-asian="12pt" style:font-size-complex="12pt"/>
    </style:style>
    <style:style style:name="T551" style:family="text">
      <style:text-properties fo:font-size="12pt" fo:font-weight="normal" officeooo:rsid="00329367" style:font-size-asian="12pt" style:font-weight-asian="normal" style:font-size-complex="12pt" style:font-weight-complex="normal"/>
    </style:style>
    <style:style style:name="T552"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53" style:family="text">
      <style:text-properties fo:font-size="12pt" fo:font-weight="normal" officeooo:rsid="011d3398" style:font-size-asian="10.5pt" style:font-weight-asian="normal" style:font-size-complex="12pt" style:font-weight-complex="normal"/>
    </style:style>
    <style:style style:name="T554" style:family="text">
      <style:text-properties style:font-name="Times New Roman1" officeooo:rsid="0065b496"/>
    </style:style>
    <style:style style:name="T555" style:family="text">
      <style:text-properties officeooo:rsid="006b4dd1"/>
    </style:style>
    <style:style style:name="T556" style:family="text">
      <style:text-properties officeooo:rsid="006bd7ec"/>
    </style:style>
    <style:style style:name="T557" style:family="text">
      <style:text-properties officeooo:rsid="006be626"/>
    </style:style>
    <style:style style:name="T558" style:family="text">
      <style:text-properties officeooo:rsid="006e6df6"/>
    </style:style>
    <style:style style:name="T559" style:family="text">
      <style:text-properties officeooo:rsid="00706450"/>
    </style:style>
    <style:style style:name="T560" style:family="text">
      <style:text-properties officeooo:rsid="007691ab"/>
    </style:style>
    <style:style style:name="T561" style:family="text">
      <style:text-properties officeooo:rsid="008316e3"/>
    </style:style>
    <style:style style:name="T562" style:family="text">
      <style:text-properties officeooo:rsid="0083a643"/>
    </style:style>
    <style:style style:name="T563" style:family="text">
      <style:text-properties officeooo:rsid="008da7a5"/>
    </style:style>
    <style:style style:name="T564" style:family="text">
      <style:text-properties officeooo:rsid="00a37ff3"/>
    </style:style>
    <style:style style:name="T565" style:family="text">
      <style:text-properties officeooo:rsid="00a6ad61"/>
    </style:style>
    <style:style style:name="T566" style:family="text">
      <style:text-properties officeooo:rsid="00a7a210"/>
    </style:style>
    <style:style style:name="T567" style:family="text">
      <style:text-properties officeooo:rsid="00a3ed5c"/>
    </style:style>
    <style:style style:name="T568" style:family="text">
      <style:text-properties officeooo:rsid="00c0c9d2"/>
    </style:style>
    <style:style style:name="T569" style:family="text">
      <style:text-properties officeooo:rsid="00c1459c"/>
    </style:style>
    <style:style style:name="T570" style:family="text">
      <style:text-properties officeooo:rsid="00c429d9"/>
    </style:style>
    <style:style style:name="T571" style:family="text">
      <style:text-properties fo:font-size="14pt" fo:font-weight="bold" officeooo:rsid="0038d2e0" style:font-size-asian="14pt" style:font-weight-asian="bold" style:font-size-complex="14pt" style:font-weight-complex="bold"/>
    </style:style>
    <style:style style:name="T572" style:family="text">
      <style:text-properties fo:font-size="14pt" fo:font-weight="bold" officeooo:rsid="00c429d9" style:font-size-asian="14pt" style:font-weight-asian="bold" style:font-size-complex="14pt" style:font-weight-complex="bold"/>
    </style:style>
    <style:style style:name="T573" style:family="text">
      <style:text-properties fo:font-size="14pt" fo:font-weight="bold" officeooo:rsid="003b736c" style:font-size-asian="14pt" style:font-weight-asian="bold" style:font-size-complex="14pt" style:font-weight-complex="bold"/>
    </style:style>
    <style:style style:name="T574" style:family="text">
      <style:text-properties fo:font-size="14pt" fo:font-weight="bold" officeooo:rsid="00f9dbfe" style:font-size-asian="14pt" style:font-weight-asian="bold" style:font-size-complex="14pt" style:font-weight-complex="bold"/>
    </style:style>
    <style:style style:name="T575" style:family="text">
      <style:text-properties officeooo:rsid="0016732a"/>
    </style:style>
    <style:style style:name="T576" style:family="text">
      <style:text-properties officeooo:rsid="00245ac3"/>
    </style:style>
    <style:style style:name="T577" style:family="text">
      <style:text-properties officeooo:rsid="001744d3"/>
    </style:style>
    <style:style style:name="T578" style:family="text">
      <style:text-properties fo:font-size="10pt" fo:font-style="italic" style:text-underline-style="none" officeooo:rsid="00264ebc" style:font-size-asian="10pt" style:font-style-asian="italic" style:font-size-complex="10pt" style:font-style-complex="italic"/>
    </style:style>
    <style:style style:name="T579" style:family="text">
      <style:text-properties fo:font-size="10pt" fo:font-style="italic" style:text-underline-style="none" officeooo:rsid="002e3fb7" style:font-size-asian="10pt" style:font-style-asian="italic" style:font-size-complex="10pt" style:font-style-complex="italic"/>
    </style:style>
    <style:style style:name="T580" style:family="text">
      <style:text-properties fo:font-size="10pt" fo:font-style="italic" style:text-underline-style="none" officeooo:rsid="002ce220" style:font-size-asian="10pt" style:font-style-asian="italic" style:font-size-complex="10pt" style:font-style-complex="italic"/>
    </style:style>
    <style:style style:name="T581"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582" style:family="text">
      <style:text-properties fo:font-size="10pt" officeooo:rsid="0140c84c" fo:background-color="transparent" loext:char-shading-value="0" style:font-size-asian="10pt" style:font-size-complex="10pt"/>
    </style:style>
    <style:style style:name="T583" style:family="text">
      <style:text-properties fo:font-size="10pt" fo:font-weight="normal" fo:background-color="transparent" loext:char-shading-value="0" style:font-size-asian="10pt" style:font-weight-asian="normal" style:font-size-complex="10pt" style:font-weight-complex="normal"/>
    </style:style>
    <style:style style:name="T584"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585"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586"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587" style:family="text">
      <style:text-properties officeooo:rsid="00333b50"/>
    </style:style>
    <style:style style:name="T588" style:family="text">
      <style:text-properties officeooo:rsid="00371031"/>
    </style:style>
    <style:style style:name="T589" style:family="text">
      <style:text-properties officeooo:rsid="00d754f9"/>
    </style:style>
    <style:style style:name="T590" style:family="text">
      <style:text-properties officeooo:rsid="00dbb761"/>
    </style:style>
    <style:style style:name="T591" style:family="text">
      <style:text-properties officeooo:rsid="00dc698a"/>
    </style:style>
    <style:style style:name="T592" style:family="text">
      <style:text-properties style:text-underline-style="none"/>
    </style:style>
    <style:style style:name="T593" style:family="text">
      <style:text-properties style:text-underline-style="none" officeooo:rsid="00264ebc"/>
    </style:style>
    <style:style style:name="T594" style:family="text">
      <style:text-properties style:text-underline-style="none" officeooo:rsid="0104b930"/>
    </style:style>
    <style:style style:name="T595" style:family="text">
      <style:text-properties style:text-underline-style="none" fo:font-weight="normal" officeooo:rsid="013a21f7" style:font-weight-asian="normal" style:font-weight-complex="normal"/>
    </style:style>
    <style:style style:name="T596" style:family="text">
      <style:text-properties style:text-underline-style="none" fo:font-weight="normal" officeooo:rsid="0162eda8" style:font-weight-asian="normal" style:font-weight-complex="normal"/>
    </style:style>
    <style:style style:name="T597" style:family="text">
      <style:text-properties style:text-underline-style="none" fo:font-weight="normal" officeooo:rsid="016992d5" style:font-weight-asian="normal" style:font-weight-complex="normal"/>
    </style:style>
    <style:style style:name="T598" style:family="text">
      <style:text-properties style:text-underline-style="none" officeooo:rsid="01545bea" fo:background-color="transparent" loext:char-shading-value="0" style:font-name-asian="Shafarik" style:font-name-complex="Shafarik"/>
    </style:style>
    <style:style style:name="T599" style:family="text">
      <style:text-properties style:text-underline-style="none" officeooo:rsid="016992d5" fo:background-color="transparent" loext:char-shading-value="0" style:font-name-asian="Shafarik" style:font-name-complex="Shafarik"/>
    </style:style>
    <style:style style:name="T600" style:family="text">
      <style:text-properties officeooo:rsid="00437e3b"/>
    </style:style>
    <style:style style:name="T601" style:family="text">
      <style:text-properties officeooo:rsid="00dfc530"/>
    </style:style>
    <style:style style:name="T602" style:family="text">
      <style:text-properties officeooo:rsid="00245c0f"/>
    </style:style>
    <style:style style:name="T603" style:family="text">
      <style:text-properties officeooo:rsid="00256bfe"/>
    </style:style>
    <style:style style:name="T604" style:family="text">
      <style:text-properties officeooo:rsid="00279d2d"/>
    </style:style>
    <style:style style:name="T605" style:family="text">
      <style:text-properties officeooo:rsid="00e44232"/>
    </style:style>
    <style:style style:name="T606" style:family="text">
      <style:text-properties officeooo:rsid="00e6147c"/>
    </style:style>
    <style:style style:name="T607" style:family="text">
      <style:text-properties officeooo:rsid="00e6ed0b"/>
    </style:style>
    <style:style style:name="T608" style:family="text">
      <style:text-properties officeooo:rsid="00e37e47"/>
    </style:style>
    <style:style style:name="T609" style:family="text">
      <style:text-properties officeooo:rsid="00e9f483"/>
    </style:style>
    <style:style style:name="T610" style:family="text">
      <style:text-properties officeooo:rsid="00315b95"/>
    </style:style>
    <style:style style:name="T611" style:family="text">
      <style:text-properties officeooo:rsid="0031772d"/>
    </style:style>
    <style:style style:name="T612" style:family="text">
      <style:text-properties officeooo:rsid="00292cfd"/>
    </style:style>
    <style:style style:name="T613" style:family="text">
      <style:text-properties officeooo:rsid="003f48b0"/>
    </style:style>
    <style:style style:name="T614" style:family="text">
      <style:text-properties style:font-name="Shafarik:ss05&amp;ss04" fo:font-size="16pt" style:font-size-asian="16pt" style:font-size-complex="16pt"/>
    </style:style>
    <style:style style:name="T615" style:family="text">
      <style:text-properties officeooo:rsid="00ec7073"/>
    </style:style>
    <style:style style:name="T616" style:family="text">
      <style:text-properties officeooo:rsid="00ee387c"/>
    </style:style>
    <style:style style:name="T617" style:family="text">
      <style:text-properties officeooo:rsid="00f77010"/>
    </style:style>
    <style:style style:name="T618" style:family="text">
      <style:text-properties officeooo:rsid="00fa3267"/>
    </style:style>
    <style:style style:name="T619" style:family="text">
      <style:text-properties officeooo:rsid="00fcc911"/>
    </style:style>
    <style:style style:name="T620" style:family="text">
      <style:text-properties officeooo:rsid="0102a91e"/>
    </style:style>
    <style:style style:name="T621" style:family="text">
      <style:text-properties officeooo:rsid="010e825f"/>
    </style:style>
    <style:style style:name="T622" style:family="text">
      <style:text-properties officeooo:rsid="010f625c"/>
    </style:style>
    <style:style style:name="T623" style:family="text">
      <style:text-properties officeooo:rsid="0110ff86"/>
    </style:style>
    <style:style style:name="T624" style:family="text">
      <style:text-properties officeooo:rsid="01113dce"/>
    </style:style>
    <style:style style:name="T625" style:family="text">
      <style:text-properties officeooo:rsid="0120c097"/>
    </style:style>
    <style:style style:name="T626" style:family="text">
      <style:text-properties officeooo:rsid="0123c2c0"/>
    </style:style>
    <style:style style:name="T627" style:family="text">
      <style:text-properties officeooo:rsid="0125042e"/>
    </style:style>
    <style:style style:name="T628" style:family="text">
      <style:text-properties officeooo:rsid="0126618a"/>
    </style:style>
    <style:style style:name="T629" style:family="text">
      <style:text-properties officeooo:rsid="012762c0"/>
    </style:style>
    <style:style style:name="T630" style:family="text">
      <style:text-properties style:font-name="Shafarik:salt=2"/>
    </style:style>
    <style:style style:name="T631" style:family="text">
      <style:text-properties style:font-name="Shafarik:salt=2" officeooo:rsid="001aedb4"/>
    </style:style>
    <style:style style:name="T632" style:family="text">
      <style:text-properties style:font-name="Shafarik:salt=2" officeooo:rsid="00245ac3" style:font-name-asian="Shafarik" style:font-name-complex="Shafarik"/>
    </style:style>
    <style:style style:name="T633" style:family="text">
      <style:text-properties style:font-name="Shafarik:salt=2" officeooo:rsid="012f8f2b"/>
    </style:style>
    <style:style style:name="T634" style:family="text">
      <style:text-properties style:font-name="Shafarik:salt=2" officeooo:rsid="01301566"/>
    </style:style>
    <style:style style:name="T635" style:family="text">
      <style:text-properties style:font-name="Shafarik:salt=3"/>
    </style:style>
    <style:style style:name="T636" style:family="text">
      <style:text-properties style:font-name="Shafarik:salt=3" officeooo:rsid="001aedb4"/>
    </style:style>
    <style:style style:name="T637" style:family="text">
      <style:text-properties style:font-name="Shafarik:salt=3" officeooo:rsid="0128c305"/>
    </style:style>
    <style:style style:name="T638" style:family="text">
      <style:text-properties style:font-name="Shafarik:salt=4" officeooo:rsid="001aedb4"/>
    </style:style>
    <style:style style:name="T639" style:family="text">
      <style:text-properties style:font-name="Shafarik:salt=5" officeooo:rsid="001aedb4"/>
    </style:style>
    <style:style style:name="T640" style:family="text">
      <style:text-properties style:font-name="Shafarik:salt=6" officeooo:rsid="001aedb4"/>
    </style:style>
    <style:style style:name="T641" style:family="text">
      <style:text-properties officeooo:rsid="0132ac18"/>
    </style:style>
    <style:style style:name="T642" style:family="text">
      <style:text-properties officeooo:rsid="012f8f2b"/>
    </style:style>
    <style:style style:name="T643" style:family="text">
      <style:text-properties officeooo:rsid="01301566"/>
    </style:style>
    <style:style style:name="T644" style:family="text">
      <style:text-properties officeooo:rsid="01312084"/>
    </style:style>
    <style:style style:name="T645" style:family="text">
      <style:text-properties fo:font-size="16pt" style:font-size-asian="16pt" style:font-size-complex="16pt"/>
    </style:style>
    <style:style style:name="T646" style:family="text">
      <style:text-properties officeooo:rsid="01366354"/>
    </style:style>
    <style:style style:name="T647" style:family="text">
      <style:text-properties officeooo:rsid="01404756"/>
    </style:style>
    <style:style style:name="T648" style:family="text">
      <style:text-properties officeooo:rsid="014297f6"/>
    </style:style>
    <style:style style:name="T649" style:family="text">
      <style:text-properties officeooo:rsid="0142fd76"/>
    </style:style>
    <style:style style:name="T650" style:family="text">
      <style:text-properties officeooo:rsid="0146ffb9"/>
    </style:style>
    <style:style style:name="T651" style:family="text">
      <style:text-properties officeooo:rsid="014bc910"/>
    </style:style>
    <style:style style:name="T652" style:family="text">
      <style:text-properties officeooo:rsid="01527779"/>
    </style:style>
    <style:style style:name="T653" style:family="text">
      <style:text-properties officeooo:rsid="015289c9"/>
    </style:style>
    <style:style style:name="T654" style:family="text">
      <style:text-properties officeooo:rsid="0152d4de"/>
    </style:style>
    <style:style style:name="T655" style:family="text">
      <style:text-properties officeooo:rsid="01539ed0"/>
    </style:style>
    <style:style style:name="T656" style:family="text">
      <style:text-properties style:text-position="super 58%" officeooo:rsid="015d1837" fo:background-color="transparent" loext:char-shading-value="0"/>
    </style:style>
    <style:style style:name="T657" style:family="text">
      <style:text-properties officeooo:rsid="0160637b"/>
    </style:style>
    <style:style style:name="T658" style:family="text">
      <style:text-properties officeooo:rsid="0162eda8"/>
    </style:style>
    <style:style style:name="T659" style:family="text">
      <style:text-properties officeooo:rsid="01673f13"/>
    </style:style>
    <style:style style:name="T660" style:family="text">
      <style:text-properties officeooo:rsid="0168aa87"/>
    </style:style>
    <style:style style:name="T661" style:family="text">
      <style:text-properties officeooo:rsid="016992d5"/>
    </style:style>
    <style:style style:name="T662" style:family="text">
      <style:text-properties officeooo:rsid="016bb501"/>
    </style:style>
    <style:style style:name="T663" style:family="text">
      <style:text-properties officeooo:rsid="016c0d16"/>
    </style:style>
    <style:style style:name="T664" style:family="text">
      <style:text-properties officeooo:rsid="016c7140"/>
    </style:style>
    <style:style style:name="T665" style:family="text">
      <style:text-properties officeooo:rsid="016e3ed0"/>
    </style:style>
    <style:style style:name="T666" style:family="text">
      <style:text-properties officeooo:rsid="016ea74b"/>
    </style:style>
    <style:style style:name="T667" style:family="text">
      <style:text-properties officeooo:rsid="01702956"/>
    </style:style>
    <style:style style:name="T668" style:family="text">
      <style:text-properties officeooo:rsid="0170f6cc"/>
    </style:style>
    <style:style style:name="T669" style:family="text">
      <style:text-properties style:font-name="Times New Roman"/>
    </style:style>
    <style:style style:name="T670" style:family="text">
      <style:text-properties officeooo:rsid="01797868"/>
    </style:style>
    <style:style style:name="T671" style:family="text">
      <style:text-properties officeooo:rsid="003184ff"/>
    </style:style>
    <style:style style:name="T672" style:family="text">
      <style:text-properties officeooo:rsid="00332e92"/>
    </style:style>
    <style:style style:name="T673" style:family="text">
      <style:text-properties officeooo:rsid="0036c5d8"/>
    </style:style>
    <style:style style:name="T674" style:family="text">
      <style:text-properties officeooo:rsid="0038c0d4"/>
    </style:style>
    <style:style style:name="T675" style:family="text">
      <style:text-properties officeooo:rsid="0028b0bb"/>
    </style:style>
    <style:style style:name="T676" style:family="text">
      <style:text-properties officeooo:rsid="013c2c6a" fo:background-color="#fff200" loext:char-shading-value="0"/>
    </style:style>
    <style:style style:name="T677" style:family="text">
      <style:text-properties officeooo:rsid="003807c3" fo:background-color="#fff200" loext:char-shading-value="0"/>
    </style:style>
    <style:style style:name="T678" style:family="text">
      <style:text-properties officeooo:rsid="003807c3"/>
    </style:style>
    <style:style style:name="T679" style:family="text">
      <style:text-properties officeooo:rsid="0038fc30"/>
    </style:style>
    <style:style style:name="T680" style:family="text">
      <style:text-properties style:font-name="Shafarik:salt=1"/>
    </style:style>
    <style:style style:name="T681" style:family="text">
      <style:text-properties officeooo:rsid="003a679c"/>
    </style:style>
  </office:automatic-styles>
  <office:body>
    <office:text text:use-soft-page-breaks="true">
      <office:forms form:automatic-focus="false" form:apply-design-mode="false"/>
      <text:tracked-changes text:track-changes="false">
        <text:changed-region xml:id="ct94555147180160" text:id="ct94555147180160">
          <text:deletion>
            <office:change-info>
              <dc:creator>Unknown Author</dc:creator>
              <dc:date>2020-01-10T19:52:48</dc:date>
            </office:change-info>
            <text:p text:style-name="P1">.</text:p>
          </text:deletion>
        </text:changed-region>
        <text:changed-region xml:id="ct94555147085648" text:id="ct94555147085648">
          <text:insertion>
            <office:change-info>
              <dc:creator>Unknown Author</dc:creator>
              <dc:date>2020-01-10T19:58:35</dc:date>
            </office:change-info>
          </text:insertion>
        </text:changed-region>
        <text:changed-region xml:id="ct94555147208480" text:id="ct94555147208480">
          <text:insertion>
            <office:change-info>
              <dc:creator>Unknown Author</dc:creator>
              <dc:date>2020-01-10T19:52:49</dc:date>
            </office:change-info>
          </text:insertion>
        </text:changed-region>
        <text:changed-region xml:id="ct94555147210352" text:id="ct94555147210352">
          <text:insertion>
            <office:change-info>
              <dc:creator>Unknown Author</dc:creator>
              <dc:date>2020-01-10T19:53:20</dc:date>
            </office:change-info>
          </text:insertion>
        </text:changed-region>
        <text:changed-region xml:id="ct94555147077728" text:id="ct94555147077728">
          <text:insertion>
            <office:change-info>
              <dc:creator>Unknown Author</dc:creator>
              <dc:date>2020-01-10T19:54:05</dc:date>
            </office:change-info>
          </text:insertion>
        </text:changed-region>
        <text:changed-region xml:id="ct94555146964144" text:id="ct94555146964144">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555147312752" text:id="ct94555147312752">
          <text:insertion>
            <office:change-info>
              <dc:creator>Unknown Author</dc:creator>
              <dc:date>2020-01-10T19:54:49</dc:date>
            </office:change-info>
          </text:insertion>
        </text:changed-region>
        <text:changed-region xml:id="ct94555147113584" text:id="ct94555147113584">
          <text:insertion>
            <office:change-info>
              <dc:creator>Unknown Author</dc:creator>
              <dc:date>2020-01-10T19:55:00</dc:date>
            </office:change-info>
          </text:insertion>
        </text:changed-region>
        <text:changed-region xml:id="ct94555147317616" text:id="ct94555147317616">
          <text:insertion>
            <office:change-info>
              <dc:creator>Unknown Author</dc:creator>
              <dc:date>2020-01-10T19:57:22</dc:date>
            </office:change-info>
          </text:insertion>
        </text:changed-region>
        <text:changed-region xml:id="ct94555147329424" text:id="ct94555147329424">
          <text:insertion>
            <office:change-info>
              <dc:creator>Unknown Author</dc:creator>
              <dc:date>2020-01-10T19:57:22</dc:date>
            </office:change-info>
          </text:insertion>
        </text:changed-region>
        <text:changed-region xml:id="ct94555147329648" text:id="ct94555147329648">
          <text:insertion>
            <office:change-info>
              <dc:creator>Unknown Author</dc:creator>
              <dc:date>2020-01-10T19:58:00</dc:date>
            </office:change-info>
          </text:insertion>
        </text:changed-region>
        <text:changed-region xml:id="ct94555147329872" text:id="ct94555147329872">
          <text:insertion>
            <office:change-info>
              <dc:creator>Unknown Author</dc:creator>
              <dc:date>2020-01-10T19:58:00</dc:date>
            </office:change-info>
          </text:insertion>
        </text:changed-region>
        <text:changed-region xml:id="ct94555147330320" text:id="ct94555147330320">
          <text:insertion>
            <office:change-info>
              <dc:creator>Unknown Author</dc:creator>
              <dc:date>2020-01-11T15:25:56</dc:date>
            </office:change-info>
          </text:insertion>
        </text:changed-region>
        <text:changed-region xml:id="ct94555147250672" text:id="ct94555147250672">
          <text:insertion>
            <office:change-info>
              <dc:creator>Unknown Author</dc:creator>
              <dc:date>2020-01-11T15:26:00</dc:date>
            </office:change-info>
          </text:insertion>
        </text:changed-region>
        <text:changed-region xml:id="ct94555147230736" text:id="ct94555147230736">
          <text:insertion>
            <office:change-info>
              <dc:creator>Unknown Author</dc:creator>
              <dc:date>2020-01-11T15:26:04</dc:date>
            </office:change-info>
          </text:insertion>
        </text:changed-region>
        <text:changed-region xml:id="ct94555147206416" text:id="ct94555147206416">
          <text:insertion>
            <office:change-info>
              <dc:creator>Unknown Author</dc:creator>
              <dc:date>2020-01-11T15:26:04</dc:date>
            </office:change-info>
          </text:insertion>
        </text:changed-region>
        <text:changed-region xml:id="ct94555147209040" text:id="ct94555147209040">
          <text:insertion>
            <office:change-info>
              <dc:creator>Unknown Author</dc:creator>
              <dc:date>2020-01-11T15:26:04</dc:date>
            </office:change-info>
          </text:insertion>
        </text:changed-region>
        <text:changed-region xml:id="ct94555147258144" text:id="ct94555147258144">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555147278128" text:id="ct94555147278128">
          <text:insertion>
            <office:change-info>
              <dc:creator>Unknown Author</dc:creator>
              <dc:date>2020-01-11T15:26:34</dc:date>
            </office:change-info>
          </text:insertion>
        </text:changed-region>
        <text:changed-region xml:id="ct94555147330096" text:id="ct94555147330096">
          <text:deletion>
            <office:change-info>
              <dc:creator>Unknown Author</dc:creator>
              <dc:date>2020-01-11T15:25:25</dc:date>
            </office:change-info>
            <text:p text:style-name="P3"><text:span text:style-name="T3"><text:s/>or U+0483 Combining Cyrillic Titlo</text:span></text:p>
          </text:deletion>
        </text:changed-region>
        <text:changed-region xml:id="ct94555147310800" text:id="ct94555147310800">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555147281872" text:id="ct94555147281872">
          <text:insertion>
            <office:change-info>
              <dc:creator>Nikita </dc:creator>
              <dc:date>2020-01-10T08:11:20</dc:date>
            </office:change-info>
          </text:insertion>
        </text:changed-region>
        <text:changed-region xml:id="ct94555147372240" text:id="ct94555147372240">
          <text:format-change>
            <office:change-info>
              <dc:creator>Nikita </dc:creator>
              <dc:date>2020-01-10T08:08:10</dc:date>
            </office:change-info>
          </text:format-change>
        </text:changed-region>
        <text:changed-region xml:id="ct94555147304144" text:id="ct94555147304144">
          <text:insertion>
            <office:change-info>
              <dc:creator>Nikita </dc:creator>
              <dc:date>2020-01-10T08:11:59</dc:date>
            </office:change-info>
          </text:insertion>
        </text:changed-region>
        <text:changed-region xml:id="ct94555147311184" text:id="ct94555147311184">
          <text:insertion>
            <office:change-info>
              <dc:creator>Nikita </dc:creator>
              <dc:date>2020-01-10T08:12:05</dc:date>
            </office:change-info>
          </text:insertion>
        </text:changed-region>
        <text:changed-region xml:id="ct94555147293952" text:id="ct94555147293952">
          <text:format-change>
            <office:change-info>
              <dc:creator>Nikita </dc:creator>
              <dc:date>2020-01-10T08:08:10</dc:date>
            </office:change-info>
          </text:format-change>
        </text:changed-region>
        <text:changed-region xml:id="ct94555147364912" text:id="ct94555147364912">
          <text:insertion>
            <office:change-info>
              <dc:creator>Nikita </dc:creator>
              <dc:date>2020-01-10T08:08:11</dc:date>
            </office:change-info>
          </text:insertion>
        </text:changed-region>
        <text:changed-region xml:id="ct94555147366720" text:id="ct94555147366720">
          <text:insertion>
            <office:change-info>
              <dc:creator>Nikita </dc:creator>
              <dc:date>2020-01-10T08:13:00</dc:date>
            </office:change-info>
          </text:insertion>
        </text:changed-region>
        <text:changed-region xml:id="ct94555147351520" text:id="ct94555147351520">
          <text:insertion>
            <office:change-info>
              <dc:creator>Nikita </dc:creator>
              <dc:date>2020-01-10T08:13:00</dc:date>
            </office:change-info>
          </text:insertion>
        </text:changed-region>
        <text:changed-region xml:id="ct94555147353456" text:id="ct94555147353456">
          <text:insertion>
            <office:change-info>
              <dc:creator>Nikita </dc:creator>
              <dc:date>2020-01-10T08:14:47</dc:date>
            </office:change-info>
          </text:insertion>
        </text:changed-region>
        <text:changed-region xml:id="ct94555147280784" text:id="ct94555147280784">
          <text:format-change>
            <office:change-info>
              <dc:creator>Nikita </dc:creator>
              <dc:date>2020-01-10T08:08:10</dc:date>
            </office:change-info>
          </text:format-change>
        </text:changed-region>
        <text:changed-region xml:id="ct94555147300448" text:id="ct94555147300448">
          <text:insertion>
            <office:change-info>
              <dc:creator>Nikita </dc:creator>
              <dc:date>2020-01-10T08:14:55</dc:date>
            </office:change-info>
          </text:insertion>
        </text:changed-region>
        <text:changed-region xml:id="ct94555147295632" text:id="ct94555147295632">
          <text:format-change>
            <office:change-info>
              <dc:creator>Nikita </dc:creator>
              <dc:date>2020-01-10T08:08:10</dc:date>
            </office:change-info>
          </text:format-change>
        </text:changed-region>
        <text:changed-region xml:id="ct94555147277712" text:id="ct94555147277712">
          <text:insertion>
            <office:change-info>
              <dc:creator>Nikita </dc:creator>
              <dc:date>2020-01-10T08:17:00</dc:date>
            </office:change-info>
          </text:insertion>
        </text:changed-region>
        <text:changed-region xml:id="ct94555147303008" text:id="ct94555147303008">
          <text:insertion>
            <office:change-info>
              <dc:creator>Nikita </dc:creator>
              <dc:date>2020-01-10T08:17:00</dc:date>
            </office:change-info>
          </text:insertion>
        </text:changed-region>
        <text:changed-region xml:id="ct94555147331104" text:id="ct94555147331104">
          <text:insertion>
            <office:change-info>
              <dc:creator>Nikita </dc:creator>
              <dc:date>2020-01-10T08:17:00</dc:date>
            </office:change-info>
          </text:insertion>
        </text:changed-region>
        <text:changed-region xml:id="ct94555147399344" text:id="ct94555147399344">
          <text:insertion>
            <office:change-info>
              <dc:creator>Nikita </dc:creator>
              <dc:date>2019-12-23T12:10:32</dc:date>
            </office:change-info>
          </text:insertion>
        </text:changed-region>
        <text:changed-region xml:id="ct94555147398864" text:id="ct94555147398864">
          <text:insertion>
            <office:change-info>
              <dc:creator>Nikita </dc:creator>
              <dc:date>2019-12-23T12:10:39</dc:date>
            </office:change-info>
          </text:insertion>
        </text:changed-region>
        <text:changed-region xml:id="ct94555147431216" text:id="ct94555147431216">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555147445936" text:id="ct94555147445936">
          <text:format-change>
            <office:change-info>
              <dc:creator>Nikita </dc:creator>
              <dc:date>2019-12-23T12:13:43</dc:date>
            </office:change-info>
          </text:format-change>
        </text:changed-region>
        <text:changed-region xml:id="ct94555147450400" text:id="ct94555147450400">
          <text:insertion>
            <office:change-info>
              <dc:creator>Nikita </dc:creator>
              <dc:date>2019-12-23T12:13:18</dc:date>
            </office:change-info>
          </text:insertion>
        </text:changed-region>
        <text:changed-region xml:id="ct94555147452128" text:id="ct94555147452128">
          <text:insertion>
            <office:change-info>
              <dc:creator>Nikita </dc:creator>
              <dc:date>2019-12-23T12:15:19</dc:date>
            </office:change-info>
          </text:insertion>
        </text:changed-region>
        <text:changed-region xml:id="ct94555147453536" text:id="ct94555147453536">
          <text:insertion>
            <office:change-info>
              <dc:creator>Nikita </dc:creator>
              <dc:date>2019-12-23T12:14:13</dc:date>
            </office:change-info>
          </text:insertion>
        </text:changed-region>
        <text:changed-region xml:id="ct94555147454816" text:id="ct94555147454816">
          <text:insertion>
            <office:change-info>
              <dc:creator>Nikita </dc:creator>
              <dc:date>2019-12-23T12:08:17</dc:date>
            </office:change-info>
          </text:insertion>
        </text:changed-region>
        <text:changed-region xml:id="ct94555147455040" text:id="ct94555147455040">
          <text:deletion>
            <office:change-info>
              <dc:creator>Nikita </dc:creator>
              <dc:date>2019-12-23T12:08:17</dc:date>
            </office:change-info>
            <text:p text:style-name="P8"><text:span text:style-name="T9">U+EC77</text:span></text:p>
          </text:deletion>
        </text:changed-region>
        <text:changed-region xml:id="ct94555147455264" text:id="ct94555147455264">
          <text:insertion>
            <office:change-info>
              <dc:creator>Nikita </dc:creator>
              <dc:date>2019-12-23T12:08:17</dc:date>
            </office:change-info>
          </text:insertion>
        </text:changed-region>
        <text:changed-region xml:id="ct94555147455488" text:id="ct94555147455488">
          <text:deletion>
            <office:change-info>
              <dc:creator>Nikita </dc:creator>
              <dc:date>2019-12-23T12:08:17</dc:date>
            </office:change-info>
            <text:p text:style-name="P9"><text:span text:style-name="T10"></text:span></text:p>
          </text:deletion>
        </text:changed-region>
        <text:changed-region xml:id="ct94555147455712" text:id="ct94555147455712">
          <text:insertion>
            <office:change-info>
              <dc:creator>Nikita </dc:creator>
              <dc:date>2019-12-23T12:08:17</dc:date>
            </office:change-info>
          </text:insertion>
        </text:changed-region>
        <text:changed-region xml:id="ct94555147455936" text:id="ct94555147455936">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555147456160" text:id="ct94555147456160">
          <text:insertion>
            <office:change-info>
              <dc:creator>Nikita </dc:creator>
              <dc:date>2019-12-23T12:08:17</dc:date>
            </office:change-info>
          </text:insertion>
        </text:changed-region>
        <text:changed-region xml:id="ct94555147456384" text:id="ct94555147456384">
          <text:deletion>
            <office:change-info>
              <dc:creator>Nikita </dc:creator>
              <dc:date>2019-12-23T12:08:17</dc:date>
            </office:change-info>
            <text:p text:style-name="P8"><text:span text:style-name="T14">U+2C02</text:span></text:p>
          </text:deletion>
        </text:changed-region>
        <text:changed-region xml:id="ct94555147456608" text:id="ct94555147456608">
          <text:insertion>
            <office:change-info>
              <dc:creator>Nikita </dc:creator>
              <dc:date>2019-12-23T12:08:17</dc:date>
            </office:change-info>
          </text:insertion>
        </text:changed-region>
        <text:changed-region xml:id="ct94555147456832" text:id="ct94555147456832">
          <text:deletion>
            <office:change-info>
              <dc:creator>Nikita </dc:creator>
              <dc:date>2019-12-23T12:08:17</dc:date>
            </office:change-info>
            <text:p text:style-name="P10"><text:span text:style-name="T9">U+EC78</text:span></text:p>
          </text:deletion>
        </text:changed-region>
        <text:changed-region xml:id="ct94555147457056" text:id="ct94555147457056">
          <text:insertion>
            <office:change-info>
              <dc:creator>Nikita </dc:creator>
              <dc:date>2019-12-23T12:08:17</dc:date>
            </office:change-info>
          </text:insertion>
        </text:changed-region>
        <text:changed-region xml:id="ct94555147457280" text:id="ct94555147457280">
          <text:deletion>
            <office:change-info>
              <dc:creator>Nikita </dc:creator>
              <dc:date>2019-12-23T12:08:17</dc:date>
            </office:change-info>
            <text:p text:style-name="P11"><text:span text:style-name="T15"></text:span></text:p>
          </text:deletion>
        </text:changed-region>
        <text:changed-region xml:id="ct94555147457888" text:id="ct94555147457888">
          <text:insertion>
            <office:change-info>
              <dc:creator>Nikita </dc:creator>
              <dc:date>2019-12-23T12:08:17</dc:date>
            </office:change-info>
          </text:insertion>
        </text:changed-region>
        <text:changed-region xml:id="ct94555147458112" text:id="ct94555147458112">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555147458336" text:id="ct94555147458336">
          <text:insertion>
            <office:change-info>
              <dc:creator>Nikita </dc:creator>
              <dc:date>2019-12-23T12:08:17</dc:date>
            </office:change-info>
          </text:insertion>
        </text:changed-region>
        <text:changed-region xml:id="ct94555147458560" text:id="ct94555147458560">
          <text:deletion>
            <office:change-info>
              <dc:creator>Nikita </dc:creator>
              <dc:date>2019-12-23T12:08:17</dc:date>
            </office:change-info>
            <text:p text:style-name="P10"><text:span text:style-name="T14">U+2C05</text:span></text:p>
          </text:deletion>
        </text:changed-region>
        <text:changed-region xml:id="ct94555147458784" text:id="ct94555147458784">
          <text:insertion>
            <office:change-info>
              <dc:creator>Nikita </dc:creator>
              <dc:date>2019-12-23T12:08:17</dc:date>
            </office:change-info>
          </text:insertion>
        </text:changed-region>
        <text:changed-region xml:id="ct94555147459008" text:id="ct94555147459008">
          <text:deletion>
            <office:change-info>
              <dc:creator>Nikita </dc:creator>
              <dc:date>2019-12-23T12:08:17</dc:date>
            </office:change-info>
            <text:p text:style-name="P13"><text:span text:style-name="T9">U+EC79</text:span></text:p>
          </text:deletion>
        </text:changed-region>
        <text:changed-region xml:id="ct94555147459232" text:id="ct94555147459232">
          <text:insertion>
            <office:change-info>
              <dc:creator>Nikita </dc:creator>
              <dc:date>2019-12-23T12:08:17</dc:date>
            </office:change-info>
          </text:insertion>
        </text:changed-region>
        <text:changed-region xml:id="ct94555147459456" text:id="ct94555147459456">
          <text:deletion>
            <office:change-info>
              <dc:creator>Nikita </dc:creator>
              <dc:date>2019-12-23T12:08:17</dc:date>
            </office:change-info>
            <text:p text:style-name="P11"><text:span text:style-name="T15"></text:span></text:p>
          </text:deletion>
        </text:changed-region>
        <text:changed-region xml:id="ct94555147460960" text:id="ct94555147460960">
          <text:insertion>
            <office:change-info>
              <dc:creator>Nikita </dc:creator>
              <dc:date>2019-12-23T12:08:17</dc:date>
            </office:change-info>
          </text:insertion>
        </text:changed-region>
        <text:changed-region xml:id="ct94555147461264" text:id="ct94555147461264">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555147461488" text:id="ct94555147461488">
          <text:insertion>
            <office:change-info>
              <dc:creator>Nikita </dc:creator>
              <dc:date>2019-12-23T12:08:17</dc:date>
            </office:change-info>
          </text:insertion>
        </text:changed-region>
        <text:changed-region xml:id="ct94555147461712" text:id="ct94555147461712">
          <text:deletion>
            <office:change-info>
              <dc:creator>Nikita </dc:creator>
              <dc:date>2019-12-23T12:08:17</dc:date>
            </office:change-info>
            <text:p text:style-name="P13"><text:span text:style-name="T14">U+2C35</text:span></text:p>
          </text:deletion>
        </text:changed-region>
        <text:changed-region xml:id="ct94555147432960" text:id="ct94555147432960">
          <text:insertion>
            <office:change-info>
              <dc:creator>Nikita </dc:creator>
              <dc:date>2019-12-23T12:08:17</dc:date>
            </office:change-info>
          </text:insertion>
        </text:changed-region>
        <text:changed-region xml:id="ct94555146825920" text:id="ct94555146825920">
          <text:deletion>
            <office:change-info>
              <dc:creator>Nikita </dc:creator>
              <dc:date>2019-12-23T12:08:17</dc:date>
            </office:change-info>
            <text:p text:style-name="P13"><text:span text:style-name="T9">U+EC7A</text:span></text:p>
          </text:deletion>
        </text:changed-region>
        <text:changed-region xml:id="ct94555146805392" text:id="ct94555146805392">
          <text:insertion>
            <office:change-info>
              <dc:creator>Nikita </dc:creator>
              <dc:date>2019-12-23T12:08:17</dc:date>
            </office:change-info>
          </text:insertion>
        </text:changed-region>
        <text:changed-region xml:id="ct94555146812448" text:id="ct94555146812448">
          <text:deletion>
            <office:change-info>
              <dc:creator>Nikita </dc:creator>
              <dc:date>2019-12-23T12:08:17</dc:date>
            </office:change-info>
            <text:p text:style-name="P11"><text:span text:style-name="T15"></text:span></text:p>
          </text:deletion>
        </text:changed-region>
        <text:changed-region xml:id="ct94555147432480" text:id="ct94555147432480">
          <text:insertion>
            <office:change-info>
              <dc:creator>Nikita </dc:creator>
              <dc:date>2019-12-23T12:08:17</dc:date>
            </office:change-info>
          </text:insertion>
        </text:changed-region>
        <text:changed-region xml:id="ct94555147443104" text:id="ct94555147443104">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555147438384" text:id="ct94555147438384">
          <text:insertion>
            <office:change-info>
              <dc:creator>Nikita </dc:creator>
              <dc:date>2019-12-23T12:08:17</dc:date>
            </office:change-info>
          </text:insertion>
        </text:changed-region>
        <text:changed-region xml:id="ct94555147438016" text:id="ct94555147438016">
          <text:deletion>
            <office:change-info>
              <dc:creator>Nikita </dc:creator>
              <dc:date>2019-12-23T12:08:17</dc:date>
            </office:change-info>
            <text:p text:style-name="P13"><text:span text:style-name="T14">U+2C08</text:span></text:p>
          </text:deletion>
        </text:changed-region>
        <text:changed-region xml:id="ct94555147434576" text:id="ct94555147434576">
          <text:insertion>
            <office:change-info>
              <dc:creator>Nikita </dc:creator>
              <dc:date>2019-12-23T12:08:17</dc:date>
            </office:change-info>
          </text:insertion>
        </text:changed-region>
        <text:changed-region xml:id="ct94555147409792" text:id="ct94555147409792">
          <text:deletion>
            <office:change-info>
              <dc:creator>Nikita </dc:creator>
              <dc:date>2019-12-23T12:08:17</dc:date>
            </office:change-info>
            <text:p text:style-name="P13"><text:span text:style-name="T9">U+EC7B</text:span></text:p>
          </text:deletion>
        </text:changed-region>
        <text:changed-region xml:id="ct94555147434112" text:id="ct94555147434112">
          <text:insertion>
            <office:change-info>
              <dc:creator>Nikita </dc:creator>
              <dc:date>2019-12-23T12:08:17</dc:date>
            </office:change-info>
          </text:insertion>
        </text:changed-region>
        <text:changed-region xml:id="ct94555147434912" text:id="ct94555147434912">
          <text:deletion>
            <office:change-info>
              <dc:creator>Nikita </dc:creator>
              <dc:date>2019-12-23T12:08:17</dc:date>
            </office:change-info>
            <text:p text:style-name="P11"><text:span text:style-name="T15"></text:span></text:p>
          </text:deletion>
        </text:changed-region>
        <text:changed-region xml:id="ct94555147433744" text:id="ct94555147433744">
          <text:insertion>
            <office:change-info>
              <dc:creator>Nikita </dc:creator>
              <dc:date>2019-12-23T12:08:17</dc:date>
            </office:change-info>
          </text:insertion>
        </text:changed-region>
        <text:changed-region xml:id="ct94555147436064" text:id="ct94555147436064">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555147435696" text:id="ct94555147435696">
          <text:insertion>
            <office:change-info>
              <dc:creator>Nikita </dc:creator>
              <dc:date>2019-12-23T12:08:17</dc:date>
            </office:change-info>
          </text:insertion>
        </text:changed-region>
        <text:changed-region xml:id="ct94555147433328" text:id="ct94555147433328">
          <text:deletion>
            <office:change-info>
              <dc:creator>Nikita </dc:creator>
              <dc:date>2019-12-23T12:08:17</dc:date>
            </office:change-info>
            <text:p text:style-name="P13"><text:span text:style-name="T14">U+2C38</text:span></text:p>
          </text:deletion>
        </text:changed-region>
        <text:changed-region xml:id="ct94555147431808" text:id="ct94555147431808">
          <text:insertion>
            <office:change-info>
              <dc:creator>Nikita </dc:creator>
              <dc:date>2019-12-23T12:09:47</dc:date>
            </office:change-info>
          </text:insertion>
        </text:changed-region>
        <text:changed-region xml:id="ct94555146837264" text:id="ct94555146837264">
          <text:deletion>
            <office:change-info>
              <dc:creator>Nikita </dc:creator>
              <dc:date>2019-12-23T12:09:47</dc:date>
            </office:change-info>
            <text:p text:style-name="P13"><text:span text:style-name="T9">U+EC7C</text:span></text:p>
          </text:deletion>
        </text:changed-region>
        <text:changed-region xml:id="ct94555146828912" text:id="ct94555146828912">
          <text:insertion>
            <office:change-info>
              <dc:creator>Nikita </dc:creator>
              <dc:date>2019-12-23T12:09:47</dc:date>
            </office:change-info>
          </text:insertion>
        </text:changed-region>
        <text:changed-region xml:id="ct94555147452880" text:id="ct94555147452880">
          <text:deletion>
            <office:change-info>
              <dc:creator>Nikita </dc:creator>
              <dc:date>2019-12-23T12:09:47</dc:date>
            </office:change-info>
            <text:p text:style-name="P11"><text:span text:style-name="T15"></text:span></text:p>
          </text:deletion>
        </text:changed-region>
        <text:changed-region xml:id="ct94555147439072" text:id="ct94555147439072">
          <text:insertion>
            <office:change-info>
              <dc:creator>Nikita </dc:creator>
              <dc:date>2019-12-23T12:09:47</dc:date>
            </office:change-info>
          </text:insertion>
        </text:changed-region>
        <text:changed-region xml:id="ct94555147447824" text:id="ct94555147447824">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555147445216" text:id="ct94555147445216">
          <text:insertion>
            <office:change-info>
              <dc:creator>Nikita </dc:creator>
              <dc:date>2019-12-23T12:09:47</dc:date>
            </office:change-info>
          </text:insertion>
        </text:changed-region>
        <text:changed-region xml:id="ct94555146815504" text:id="ct94555146815504">
          <text:deletion>
            <office:change-info>
              <dc:creator>Nikita </dc:creator>
              <dc:date>2019-12-23T12:09:47</dc:date>
            </office:change-info>
            <text:p text:style-name="P13"><text:span text:style-name="T14">U+2C0C</text:span></text:p>
          </text:deletion>
        </text:changed-region>
        <text:changed-region xml:id="ct94555147440880" text:id="ct94555147440880">
          <text:insertion>
            <office:change-info>
              <dc:creator>Nikita </dc:creator>
              <dc:date>2019-12-23T12:09:47</dc:date>
            </office:change-info>
          </text:insertion>
        </text:changed-region>
        <text:changed-region xml:id="ct94555147440416" text:id="ct94555147440416">
          <text:deletion>
            <office:change-info>
              <dc:creator>Nikita </dc:creator>
              <dc:date>2019-12-23T12:09:47</dc:date>
            </office:change-info>
            <text:p text:style-name="P13"><text:span text:style-name="T9">U+EC7D</text:span></text:p>
          </text:deletion>
        </text:changed-region>
        <text:changed-region xml:id="ct94555146851808" text:id="ct94555146851808">
          <text:insertion>
            <office:change-info>
              <dc:creator>Nikita </dc:creator>
              <dc:date>2019-12-23T12:09:47</dc:date>
            </office:change-info>
          </text:insertion>
        </text:changed-region>
        <text:changed-region xml:id="ct94555146844528" text:id="ct94555146844528">
          <text:deletion>
            <office:change-info>
              <dc:creator>Nikita </dc:creator>
              <dc:date>2019-12-23T12:09:47</dc:date>
            </office:change-info>
            <text:p text:style-name="P11"><text:span text:style-name="T15"></text:span></text:p>
          </text:deletion>
        </text:changed-region>
        <text:changed-region xml:id="ct94555146847456" text:id="ct94555146847456">
          <text:insertion>
            <office:change-info>
              <dc:creator>Nikita </dc:creator>
              <dc:date>2019-12-23T12:09:47</dc:date>
            </office:change-info>
          </text:insertion>
        </text:changed-region>
        <text:changed-region xml:id="ct94555147451472" text:id="ct94555147451472">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555147446336" text:id="ct94555147446336">
          <text:insertion>
            <office:change-info>
              <dc:creator>Nikita </dc:creator>
              <dc:date>2019-12-23T12:09:47</dc:date>
            </office:change-info>
          </text:insertion>
        </text:changed-region>
        <text:changed-region xml:id="ct94555147446560" text:id="ct94555147446560">
          <text:deletion>
            <office:change-info>
              <dc:creator>Nikita </dc:creator>
              <dc:date>2019-12-23T12:09:47</dc:date>
            </office:change-info>
            <text:p text:style-name="P14"><text:span text:style-name="T14">U+2C3C</text:span></text:p>
          </text:deletion>
        </text:changed-region>
        <text:changed-region xml:id="ct94555147439504" text:id="ct94555147439504">
          <text:insertion>
            <office:change-info>
              <dc:creator>Nikita </dc:creator>
              <dc:date>2019-12-23T12:11:47</dc:date>
            </office:change-info>
          </text:insertion>
        </text:changed-region>
        <text:changed-region xml:id="ct94555147439808" text:id="ct94555147439808">
          <text:deletion>
            <office:change-info>
              <dc:creator>Nikita </dc:creator>
              <dc:date>2019-12-23T12:11:47</dc:date>
            </office:change-info>
            <text:p text:style-name="P13"><text:span text:style-name="T9">U+EC7E</text:span></text:p>
          </text:deletion>
        </text:changed-region>
        <text:changed-region xml:id="ct94555147436800" text:id="ct94555147436800">
          <text:insertion>
            <office:change-info>
              <dc:creator>Nikita </dc:creator>
              <dc:date>2019-12-23T12:11:47</dc:date>
            </office:change-info>
          </text:insertion>
        </text:changed-region>
        <text:changed-region xml:id="ct94555147437104" text:id="ct94555147437104">
          <text:deletion>
            <office:change-info>
              <dc:creator>Nikita </dc:creator>
              <dc:date>2019-12-23T12:11:47</dc:date>
            </office:change-info>
            <text:p text:style-name="P11"><text:span text:style-name="T15"></text:span></text:p>
          </text:deletion>
        </text:changed-region>
        <text:changed-region xml:id="ct94555147444400" text:id="ct94555147444400">
          <text:insertion>
            <office:change-info>
              <dc:creator>Nikita </dc:creator>
              <dc:date>2019-12-23T12:11:47</dc:date>
            </office:change-info>
          </text:insertion>
        </text:changed-region>
        <text:changed-region xml:id="ct94555147444704" text:id="ct94555147444704">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555147441760" text:id="ct94555147441760">
          <text:insertion>
            <office:change-info>
              <dc:creator>Nikita </dc:creator>
              <dc:date>2019-12-23T12:11:47</dc:date>
            </office:change-info>
          </text:insertion>
        </text:changed-region>
        <text:changed-region xml:id="ct94555147441984" text:id="ct94555147441984">
          <text:deletion>
            <office:change-info>
              <dc:creator>Nikita </dc:creator>
              <dc:date>2019-12-23T12:11:47</dc:date>
            </office:change-info>
            <text:p text:style-name="P13"><text:span text:style-name="T14">U+2C0F</text:span></text:p>
          </text:deletion>
        </text:changed-region>
        <text:changed-region xml:id="ct94555147442208" text:id="ct94555147442208">
          <text:insertion>
            <office:change-info>
              <dc:creator>Nikita </dc:creator>
              <dc:date>2019-12-23T12:11:47</dc:date>
            </office:change-info>
          </text:insertion>
        </text:changed-region>
        <text:changed-region xml:id="ct94555147461936" text:id="ct94555147461936">
          <text:deletion>
            <office:change-info>
              <dc:creator>Nikita </dc:creator>
              <dc:date>2019-12-23T12:11:47</dc:date>
            </office:change-info>
            <text:p text:style-name="P13"><text:span text:style-name="T9">U+EC7F</text:span></text:p>
          </text:deletion>
        </text:changed-region>
        <text:changed-region xml:id="ct94555147462160" text:id="ct94555147462160">
          <text:insertion>
            <office:change-info>
              <dc:creator>Nikita </dc:creator>
              <dc:date>2019-12-23T12:11:47</dc:date>
            </office:change-info>
          </text:insertion>
        </text:changed-region>
        <text:changed-region xml:id="ct94555147462384" text:id="ct94555147462384">
          <text:deletion>
            <office:change-info>
              <dc:creator>Nikita </dc:creator>
              <dc:date>2019-12-23T12:11:47</dc:date>
            </office:change-info>
            <text:p text:style-name="P11"><text:span text:style-name="T15"></text:span></text:p>
          </text:deletion>
        </text:changed-region>
        <text:changed-region xml:id="ct94555147462608" text:id="ct94555147462608">
          <text:insertion>
            <office:change-info>
              <dc:creator>Nikita </dc:creator>
              <dc:date>2019-12-23T12:11:47</dc:date>
            </office:change-info>
          </text:insertion>
        </text:changed-region>
        <text:changed-region xml:id="ct94555147462832" text:id="ct94555147462832">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555147463056" text:id="ct94555147463056">
          <text:insertion>
            <office:change-info>
              <dc:creator>Nikita </dc:creator>
              <dc:date>2019-12-23T12:11:47</dc:date>
            </office:change-info>
          </text:insertion>
        </text:changed-region>
        <text:changed-region xml:id="ct94555147463280" text:id="ct94555147463280">
          <text:deletion>
            <office:change-info>
              <dc:creator>Nikita </dc:creator>
              <dc:date>2019-12-23T12:11:47</dc:date>
            </office:change-info>
            <text:p text:style-name="P14"><text:span text:style-name="T14">U+2C0F</text:span></text:p>
          </text:deletion>
        </text:changed-region>
        <text:changed-region xml:id="ct94555147463504" text:id="ct94555147463504">
          <text:insertion>
            <office:change-info>
              <dc:creator>Nikita </dc:creator>
              <dc:date>2019-12-23T12:11:47</dc:date>
            </office:change-info>
          </text:insertion>
        </text:changed-region>
        <text:changed-region xml:id="ct94555147463728" text:id="ct94555147463728">
          <text:deletion>
            <office:change-info>
              <dc:creator>Nikita </dc:creator>
              <dc:date>2019-12-23T12:11:47</dc:date>
            </office:change-info>
            <text:p text:style-name="P13"><text:span text:style-name="T9">U+EC80</text:span></text:p>
          </text:deletion>
        </text:changed-region>
        <text:changed-region xml:id="ct94555147464032" text:id="ct94555147464032">
          <text:insertion>
            <office:change-info>
              <dc:creator>Nikita </dc:creator>
              <dc:date>2019-12-23T12:11:47</dc:date>
            </office:change-info>
          </text:insertion>
        </text:changed-region>
        <text:changed-region xml:id="ct94555147464336" text:id="ct94555147464336">
          <text:deletion>
            <office:change-info>
              <dc:creator>Nikita </dc:creator>
              <dc:date>2019-12-23T12:11:47</dc:date>
            </office:change-info>
            <text:p text:style-name="P11"><text:span text:style-name="T15"></text:span></text:p>
          </text:deletion>
        </text:changed-region>
        <text:changed-region xml:id="ct94555147466144" text:id="ct94555147466144">
          <text:insertion>
            <office:change-info>
              <dc:creator>Nikita </dc:creator>
              <dc:date>2019-12-23T12:11:47</dc:date>
            </office:change-info>
          </text:insertion>
        </text:changed-region>
        <text:changed-region xml:id="ct94555147466448" text:id="ct94555147466448">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555147466672" text:id="ct94555147466672">
          <text:insertion>
            <office:change-info>
              <dc:creator>Nikita </dc:creator>
              <dc:date>2019-12-23T12:11:47</dc:date>
            </office:change-info>
          </text:insertion>
        </text:changed-region>
        <text:changed-region xml:id="ct94555147466896" text:id="ct94555147466896">
          <text:deletion>
            <office:change-info>
              <dc:creator>Nikita </dc:creator>
              <dc:date>2019-12-23T12:11:47</dc:date>
            </office:change-info>
            <text:p text:style-name="P13"><text:span text:style-name="T14">U+2C11</text:span></text:p>
          </text:deletion>
        </text:changed-region>
        <text:changed-region xml:id="ct94555147467120" text:id="ct94555147467120">
          <text:insertion>
            <office:change-info>
              <dc:creator>Nikita </dc:creator>
              <dc:date>2019-12-23T12:11:47</dc:date>
            </office:change-info>
          </text:insertion>
        </text:changed-region>
        <text:changed-region xml:id="ct94555147467344" text:id="ct94555147467344">
          <text:deletion>
            <office:change-info>
              <dc:creator>Nikita </dc:creator>
              <dc:date>2019-12-23T12:11:47</dc:date>
            </office:change-info>
            <text:p text:style-name="P13"><text:span text:style-name="T9">U+EC81</text:span></text:p>
          </text:deletion>
        </text:changed-region>
        <text:changed-region xml:id="ct94555147467616" text:id="ct94555147467616">
          <text:insertion>
            <office:change-info>
              <dc:creator>Nikita </dc:creator>
              <dc:date>2019-12-23T12:11:47</dc:date>
            </office:change-info>
          </text:insertion>
        </text:changed-region>
        <text:changed-region xml:id="ct94555147467920" text:id="ct94555147467920">
          <text:deletion>
            <office:change-info>
              <dc:creator>Nikita </dc:creator>
              <dc:date>2019-12-23T12:11:47</dc:date>
            </office:change-info>
            <text:p text:style-name="P11"><text:span text:style-name="T15"></text:span></text:p>
          </text:deletion>
        </text:changed-region>
        <text:changed-region xml:id="ct94555147469776" text:id="ct94555147469776">
          <text:insertion>
            <office:change-info>
              <dc:creator>Nikita </dc:creator>
              <dc:date>2019-12-23T12:11:47</dc:date>
            </office:change-info>
          </text:insertion>
        </text:changed-region>
        <text:changed-region xml:id="ct94555147470080" text:id="ct94555147470080">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555146850176" text:id="ct94555146850176">
          <text:insertion>
            <office:change-info>
              <dc:creator>Nikita </dc:creator>
              <dc:date>2019-12-23T12:11:47</dc:date>
            </office:change-info>
          </text:insertion>
        </text:changed-region>
        <text:changed-region xml:id="ct94555147449872" text:id="ct94555147449872">
          <text:deletion>
            <office:change-info>
              <dc:creator>Nikita </dc:creator>
              <dc:date>2019-12-23T12:11:47</dc:date>
            </office:change-info>
            <text:p text:style-name="P14"><text:span text:style-name="T14">U+2C16</text:span></text:p>
          </text:deletion>
        </text:changed-region>
        <text:changed-region xml:id="ct94555146841280" text:id="ct94555146841280">
          <text:insertion>
            <office:change-info>
              <dc:creator>Nikita </dc:creator>
              <dc:date>2019-12-23T12:11:47</dc:date>
            </office:change-info>
          </text:insertion>
        </text:changed-region>
        <text:changed-region xml:id="ct94555146862928" text:id="ct94555146862928">
          <text:deletion>
            <office:change-info>
              <dc:creator>Nikita </dc:creator>
              <dc:date>2019-12-23T12:11:47</dc:date>
            </office:change-info>
            <text:p text:style-name="P15"><text:span text:style-name="T9">U+EC82</text:span></text:p>
          </text:deletion>
        </text:changed-region>
        <text:changed-region xml:id="ct94555146862624" text:id="ct94555146862624">
          <text:insertion>
            <office:change-info>
              <dc:creator>Nikita </dc:creator>
              <dc:date>2019-12-23T12:11:47</dc:date>
            </office:change-info>
          </text:insertion>
        </text:changed-region>
        <text:changed-region xml:id="ct94555146781760" text:id="ct94555146781760">
          <text:deletion>
            <office:change-info>
              <dc:creator>Nikita </dc:creator>
              <dc:date>2019-12-23T12:11:47</dc:date>
            </office:change-info>
            <text:p text:style-name="P11"><text:span text:style-name="T15"></text:span></text:p>
          </text:deletion>
        </text:changed-region>
        <text:changed-region xml:id="ct94555146866720" text:id="ct94555146866720">
          <text:insertion>
            <office:change-info>
              <dc:creator>Nikita </dc:creator>
              <dc:date>2019-12-23T12:11:47</dc:date>
            </office:change-info>
          </text:insertion>
        </text:changed-region>
        <text:changed-region xml:id="ct94555146856448" text:id="ct94555146856448">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555146867568" text:id="ct94555146867568">
          <text:insertion>
            <office:change-info>
              <dc:creator>Nikita </dc:creator>
              <dc:date>2019-12-23T12:11:47</dc:date>
            </office:change-info>
          </text:insertion>
        </text:changed-region>
        <text:changed-region xml:id="ct94555147472368" text:id="ct94555147472368">
          <text:deletion>
            <office:change-info>
              <dc:creator>Nikita </dc:creator>
              <dc:date>2019-12-23T12:11:47</dc:date>
            </office:change-info>
            <text:p text:style-name="P16"><text:span text:style-name="T14">U+2C46</text:span></text:p>
          </text:deletion>
        </text:changed-region>
        <text:changed-region xml:id="ct94555147472592" text:id="ct94555147472592">
          <text:insertion>
            <office:change-info>
              <dc:creator>Nikita </dc:creator>
              <dc:date>2019-12-23T12:11:47</dc:date>
            </office:change-info>
          </text:insertion>
        </text:changed-region>
        <text:changed-region xml:id="ct94555147472816" text:id="ct94555147472816">
          <text:deletion>
            <office:change-info>
              <dc:creator>Nikita </dc:creator>
              <dc:date>2019-12-23T12:11:47</dc:date>
            </office:change-info>
            <text:p text:style-name="P15"><text:span text:style-name="T9">U+EC83</text:span></text:p>
          </text:deletion>
        </text:changed-region>
        <text:changed-region xml:id="ct94555147473040" text:id="ct94555147473040">
          <text:insertion>
            <office:change-info>
              <dc:creator>Nikita </dc:creator>
              <dc:date>2019-12-23T12:11:47</dc:date>
            </office:change-info>
          </text:insertion>
        </text:changed-region>
        <text:changed-region xml:id="ct94555147473264" text:id="ct94555147473264">
          <text:deletion>
            <office:change-info>
              <dc:creator>Nikita </dc:creator>
              <dc:date>2019-12-23T12:11:47</dc:date>
            </office:change-info>
            <text:p text:style-name="P11"><text:span text:style-name="T15"></text:span></text:p>
          </text:deletion>
        </text:changed-region>
        <text:changed-region xml:id="ct94555147473488" text:id="ct94555147473488">
          <text:insertion>
            <office:change-info>
              <dc:creator>Nikita </dc:creator>
              <dc:date>2019-12-23T12:11:47</dc:date>
            </office:change-info>
          </text:insertion>
        </text:changed-region>
        <text:changed-region xml:id="ct94555147473712" text:id="ct94555147473712">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555146870352" text:id="ct94555146870352">
          <text:insertion>
            <office:change-info>
              <dc:creator>Nikita </dc:creator>
              <dc:date>2019-12-23T12:11:47</dc:date>
            </office:change-info>
          </text:insertion>
        </text:changed-region>
        <text:changed-region xml:id="ct94555146876048" text:id="ct94555146876048">
          <text:deletion>
            <office:change-info>
              <dc:creator>Nikita </dc:creator>
              <dc:date>2019-12-23T12:11:47</dc:date>
            </office:change-info>
            <text:p text:style-name="P15"><text:span text:style-name="T14">U+2C20</text:span></text:p>
          </text:deletion>
        </text:changed-region>
        <text:changed-region xml:id="ct94555146851312" text:id="ct94555146851312">
          <text:insertion>
            <office:change-info>
              <dc:creator>Nikita </dc:creator>
              <dc:date>2019-12-23T12:11:47</dc:date>
            </office:change-info>
          </text:insertion>
        </text:changed-region>
        <text:changed-region xml:id="ct94555146865104" text:id="ct94555146865104">
          <text:deletion>
            <office:change-info>
              <dc:creator>Nikita </dc:creator>
              <dc:date>2019-12-23T12:11:47</dc:date>
            </office:change-info>
            <text:p text:style-name="P15"><text:span text:style-name="T9">U+EC84</text:span></text:p>
          </text:deletion>
        </text:changed-region>
        <text:changed-region xml:id="ct94555146861888" text:id="ct94555146861888">
          <text:insertion>
            <office:change-info>
              <dc:creator>Nikita </dc:creator>
              <dc:date>2019-12-23T12:11:47</dc:date>
            </office:change-info>
          </text:insertion>
        </text:changed-region>
        <text:changed-region xml:id="ct94555146884944" text:id="ct94555146884944">
          <text:deletion>
            <office:change-info>
              <dc:creator>Nikita </dc:creator>
              <dc:date>2019-12-23T12:11:47</dc:date>
            </office:change-info>
            <text:p text:style-name="P11"><text:span text:style-name="T15"></text:span></text:p>
          </text:deletion>
        </text:changed-region>
        <text:changed-region xml:id="ct94555146874176" text:id="ct94555146874176">
          <text:insertion>
            <office:change-info>
              <dc:creator>Nikita </dc:creator>
              <dc:date>2019-12-23T12:11:47</dc:date>
            </office:change-info>
          </text:insertion>
        </text:changed-region>
        <text:changed-region xml:id="ct94555147473936" text:id="ct94555147473936">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555147474160" text:id="ct94555147474160">
          <text:insertion>
            <office:change-info>
              <dc:creator>Nikita </dc:creator>
              <dc:date>2019-12-23T12:11:47</dc:date>
            </office:change-info>
          </text:insertion>
        </text:changed-region>
        <text:changed-region xml:id="ct94555147474384" text:id="ct94555147474384">
          <text:deletion>
            <office:change-info>
              <dc:creator>Nikita </dc:creator>
              <dc:date>2019-12-23T12:11:47</dc:date>
            </office:change-info>
            <text:p text:style-name="P15"><text:span text:style-name="T14">U+2C50</text:span></text:p>
          </text:deletion>
        </text:changed-region>
        <text:changed-region xml:id="ct94555147474608" text:id="ct94555147474608">
          <text:insertion>
            <office:change-info>
              <dc:creator>Nikita </dc:creator>
              <dc:date>2019-12-23T12:11:47</dc:date>
            </office:change-info>
          </text:insertion>
        </text:changed-region>
        <text:changed-region xml:id="ct94555147474832" text:id="ct94555147474832">
          <text:deletion>
            <office:change-info>
              <dc:creator>Nikita </dc:creator>
              <dc:date>2019-12-23T12:11:47</dc:date>
            </office:change-info>
            <text:p text:style-name="P15"><text:span text:style-name="T9">U+EC85</text:span></text:p>
          </text:deletion>
        </text:changed-region>
        <text:changed-region xml:id="ct94555147475056" text:id="ct94555147475056">
          <text:insertion>
            <office:change-info>
              <dc:creator>Nikita </dc:creator>
              <dc:date>2019-12-23T12:11:47</dc:date>
            </office:change-info>
          </text:insertion>
        </text:changed-region>
        <text:changed-region xml:id="ct94555147475280" text:id="ct94555147475280">
          <text:deletion>
            <office:change-info>
              <dc:creator>Nikita </dc:creator>
              <dc:date>2019-12-23T12:11:47</dc:date>
            </office:change-info>
            <text:p text:style-name="P11"><text:span text:style-name="T15"></text:span></text:p>
          </text:deletion>
        </text:changed-region>
        <text:changed-region xml:id="ct94555147475504" text:id="ct94555147475504">
          <text:insertion>
            <office:change-info>
              <dc:creator>Nikita </dc:creator>
              <dc:date>2019-12-23T12:11:47</dc:date>
            </office:change-info>
          </text:insertion>
        </text:changed-region>
        <text:changed-region xml:id="ct94555147475728" text:id="ct94555147475728">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555147475952" text:id="ct94555147475952">
          <text:insertion>
            <office:change-info>
              <dc:creator>Nikita </dc:creator>
              <dc:date>2019-12-23T12:11:47</dc:date>
            </office:change-info>
          </text:insertion>
        </text:changed-region>
        <text:changed-region xml:id="ct94555147476176" text:id="ct94555147476176">
          <text:deletion>
            <office:change-info>
              <dc:creator>Nikita </dc:creator>
              <dc:date>2019-12-23T12:11:47</dc:date>
            </office:change-info>
            <text:p text:style-name="P15"><text:span text:style-name="T14">U+2C20</text:span></text:p>
          </text:deletion>
        </text:changed-region>
        <text:changed-region xml:id="ct94555147476400" text:id="ct94555147476400">
          <text:insertion>
            <office:change-info>
              <dc:creator>Nikita </dc:creator>
              <dc:date>2019-12-23T12:11:47</dc:date>
            </office:change-info>
          </text:insertion>
        </text:changed-region>
        <text:changed-region xml:id="ct94555147476624" text:id="ct94555147476624">
          <text:deletion>
            <office:change-info>
              <dc:creator>Nikita </dc:creator>
              <dc:date>2019-12-23T12:11:47</dc:date>
            </office:change-info>
            <text:p text:style-name="P15"><text:span text:style-name="T9">U+EC86</text:span></text:p>
          </text:deletion>
        </text:changed-region>
        <text:changed-region xml:id="ct94555147476848" text:id="ct94555147476848">
          <text:insertion>
            <office:change-info>
              <dc:creator>Nikita </dc:creator>
              <dc:date>2019-12-23T12:11:47</dc:date>
            </office:change-info>
          </text:insertion>
        </text:changed-region>
        <text:changed-region xml:id="ct94555147477072" text:id="ct94555147477072">
          <text:deletion>
            <office:change-info>
              <dc:creator>Nikita </dc:creator>
              <dc:date>2019-12-23T12:11:47</dc:date>
            </office:change-info>
            <text:p text:style-name="P11"><text:span text:style-name="T15"></text:span></text:p>
          </text:deletion>
        </text:changed-region>
        <text:changed-region xml:id="ct94555147477296" text:id="ct94555147477296">
          <text:insertion>
            <office:change-info>
              <dc:creator>Nikita </dc:creator>
              <dc:date>2019-12-23T12:11:47</dc:date>
            </office:change-info>
          </text:insertion>
        </text:changed-region>
        <text:changed-region xml:id="ct94555147477520" text:id="ct94555147477520">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555147477744" text:id="ct94555147477744">
          <text:insertion>
            <office:change-info>
              <dc:creator>Nikita </dc:creator>
              <dc:date>2019-12-23T12:11:47</dc:date>
            </office:change-info>
          </text:insertion>
        </text:changed-region>
        <text:changed-region xml:id="ct94555147477968" text:id="ct94555147477968">
          <text:deletion>
            <office:change-info>
              <dc:creator>Nikita </dc:creator>
              <dc:date>2019-12-23T12:11:47</dc:date>
            </office:change-info>
            <text:p text:style-name="P15"><text:span text:style-name="T14">U+2C50</text:span></text:p>
          </text:deletion>
        </text:changed-region>
        <text:changed-region xml:id="ct94555147478192" text:id="ct94555147478192">
          <text:insertion>
            <office:change-info>
              <dc:creator>Nikita </dc:creator>
              <dc:date>2019-12-23T12:12:20</dc:date>
            </office:change-info>
          </text:insertion>
        </text:changed-region>
        <text:changed-region xml:id="ct94555147478416" text:id="ct94555147478416">
          <text:deletion>
            <office:change-info>
              <dc:creator>Nikita </dc:creator>
              <dc:date>2019-12-23T12:12:20</dc:date>
            </office:change-info>
            <text:p text:style-name="P15"><text:span text:style-name="T9">U+EC87</text:span></text:p>
          </text:deletion>
        </text:changed-region>
        <text:changed-region xml:id="ct94555147478640" text:id="ct94555147478640">
          <text:insertion>
            <office:change-info>
              <dc:creator>Nikita </dc:creator>
              <dc:date>2019-12-23T12:12:20</dc:date>
            </office:change-info>
          </text:insertion>
        </text:changed-region>
        <text:changed-region xml:id="ct94555147478864" text:id="ct94555147478864">
          <text:deletion>
            <office:change-info>
              <dc:creator>Nikita </dc:creator>
              <dc:date>2019-12-23T12:12:20</dc:date>
            </office:change-info>
            <text:p text:style-name="P11"><text:span text:style-name="T15"></text:span></text:p>
          </text:deletion>
        </text:changed-region>
        <text:changed-region xml:id="ct94555147479488" text:id="ct94555147479488">
          <text:insertion>
            <office:change-info>
              <dc:creator>Nikita </dc:creator>
              <dc:date>2019-12-23T12:12:20</dc:date>
            </office:change-info>
          </text:insertion>
        </text:changed-region>
        <text:changed-region xml:id="ct94555147479792" text:id="ct94555147479792">
          <text:deletion>
            <office:change-info>
              <dc:creator>Nikita </dc:creator>
              <dc:date>2019-12-23T12:12:20</dc:date>
            </office:change-info>
            <text:p text:style-name="P16">Alt <text:span text:style-name="T16">Angular</text:span> Capital <text:span text:style-name="T22">󰈠</text:span><text:span text:style-name="T17"> (</text:span><text:span text:style-name="T23">Ye, Ya [Yat]</text:span><text:span text:style-name="T17">)</text:span></text:p>
          </text:deletion>
        </text:changed-region>
        <text:changed-region xml:id="ct94555147480016" text:id="ct94555147480016">
          <text:insertion>
            <office:change-info>
              <dc:creator>Nikita </dc:creator>
              <dc:date>2019-12-23T12:12:20</dc:date>
            </office:change-info>
          </text:insertion>
        </text:changed-region>
        <text:changed-region xml:id="ct94555147480240" text:id="ct94555147480240">
          <text:deletion>
            <office:change-info>
              <dc:creator>Nikita </dc:creator>
              <dc:date>2019-12-23T12:12:20</dc:date>
            </office:change-info>
            <text:p text:style-name="P15"><text:span text:style-name="T14">U+2C21</text:span></text:p>
          </text:deletion>
        </text:changed-region>
        <text:changed-region xml:id="ct94555147480464" text:id="ct94555147480464">
          <text:insertion>
            <office:change-info>
              <dc:creator>Nikita </dc:creator>
              <dc:date>2019-12-23T12:12:20</dc:date>
            </office:change-info>
          </text:insertion>
        </text:changed-region>
        <text:changed-region xml:id="ct94555147480688" text:id="ct94555147480688">
          <text:deletion>
            <office:change-info>
              <dc:creator>Nikita </dc:creator>
              <dc:date>2019-12-23T12:12:20</dc:date>
            </office:change-info>
            <text:p text:style-name="P15"><text:span text:style-name="T9">U+EC88</text:span></text:p>
          </text:deletion>
        </text:changed-region>
        <text:changed-region xml:id="ct94555147480912" text:id="ct94555147480912">
          <text:insertion>
            <office:change-info>
              <dc:creator>Nikita </dc:creator>
              <dc:date>2019-12-23T12:12:20</dc:date>
            </office:change-info>
          </text:insertion>
        </text:changed-region>
        <text:changed-region xml:id="ct94555147481216" text:id="ct94555147481216">
          <text:deletion>
            <office:change-info>
              <dc:creator>Nikita </dc:creator>
              <dc:date>2019-12-23T12:12:20</dc:date>
            </office:change-info>
            <text:p text:style-name="P11"><text:span text:style-name="T15"></text:span></text:p>
          </text:deletion>
        </text:changed-region>
        <text:changed-region xml:id="ct94555147482640" text:id="ct94555147482640">
          <text:insertion>
            <office:change-info>
              <dc:creator>Nikita </dc:creator>
              <dc:date>2019-12-23T12:12:20</dc:date>
            </office:change-info>
          </text:insertion>
        </text:changed-region>
        <text:changed-region xml:id="ct94555147482944" text:id="ct94555147482944">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555147483168" text:id="ct94555147483168">
          <text:insertion>
            <office:change-info>
              <dc:creator>Nikita </dc:creator>
              <dc:date>2019-12-23T12:12:20</dc:date>
            </office:change-info>
          </text:insertion>
        </text:changed-region>
        <text:changed-region xml:id="ct94555147483392" text:id="ct94555147483392">
          <text:deletion>
            <office:change-info>
              <dc:creator>Nikita </dc:creator>
              <dc:date>2019-12-23T12:12:20</dc:date>
            </office:change-info>
            <text:p text:style-name="P15"><text:span text:style-name="T14">U+2C51</text:span></text:p>
          </text:deletion>
        </text:changed-region>
        <text:changed-region xml:id="ct94555147483616" text:id="ct94555147483616">
          <text:insertion>
            <office:change-info>
              <dc:creator>Nikita </dc:creator>
              <dc:date>2019-12-23T12:12:20</dc:date>
            </office:change-info>
          </text:insertion>
        </text:changed-region>
        <text:changed-region xml:id="ct94555147483936" text:id="ct94555147483936">
          <text:deletion>
            <office:change-info>
              <dc:creator>Nikita </dc:creator>
              <dc:date>2019-12-23T12:12:20</dc:date>
            </office:change-info>
            <text:p text:style-name="P15"><text:span text:style-name="T9">U+EC89</text:span></text:p>
          </text:deletion>
        </text:changed-region>
        <text:changed-region xml:id="ct94555147484256" text:id="ct94555147484256">
          <text:insertion>
            <office:change-info>
              <dc:creator>Nikita </dc:creator>
              <dc:date>2019-12-23T12:12:20</dc:date>
            </office:change-info>
          </text:insertion>
        </text:changed-region>
        <text:changed-region xml:id="ct94555147484560" text:id="ct94555147484560">
          <text:deletion>
            <office:change-info>
              <dc:creator>Nikita </dc:creator>
              <dc:date>2019-12-23T12:12:20</dc:date>
            </office:change-info>
            <text:p text:style-name="P11"><text:span text:style-name="T15"></text:span></text:p>
          </text:deletion>
        </text:changed-region>
        <text:changed-region xml:id="ct94555147486928" text:id="ct94555147486928">
          <text:insertion>
            <office:change-info>
              <dc:creator>Nikita </dc:creator>
              <dc:date>2019-12-23T12:12:20</dc:date>
            </office:change-info>
          </text:insertion>
        </text:changed-region>
        <text:changed-region xml:id="ct94555147487232" text:id="ct94555147487232">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555147487680" text:id="ct94555147487680">
          <text:insertion>
            <office:change-info>
              <dc:creator>Nikita </dc:creator>
              <dc:date>2019-12-23T12:12:20</dc:date>
            </office:change-info>
          </text:insertion>
        </text:changed-region>
        <text:changed-region xml:id="ct94555147487904" text:id="ct94555147487904">
          <text:deletion>
            <office:change-info>
              <dc:creator>Nikita </dc:creator>
              <dc:date>2019-12-23T12:12:20</dc:date>
            </office:change-info>
            <text:p text:style-name="P15"><text:span text:style-name="T14">U+2C22</text:span></text:p>
          </text:deletion>
        </text:changed-region>
        <text:changed-region xml:id="ct94555147488128" text:id="ct94555147488128">
          <text:insertion>
            <office:change-info>
              <dc:creator>Nikita </dc:creator>
              <dc:date>2019-12-23T12:12:20</dc:date>
            </office:change-info>
          </text:insertion>
        </text:changed-region>
        <text:changed-region xml:id="ct94555147488352" text:id="ct94555147488352">
          <text:deletion>
            <office:change-info>
              <dc:creator>Nikita </dc:creator>
              <dc:date>2019-12-23T12:12:20</dc:date>
            </office:change-info>
            <text:p text:style-name="P15"><text:span text:style-name="T9">U+EC8A</text:span></text:p>
          </text:deletion>
        </text:changed-region>
        <text:changed-region xml:id="ct94555146912112" text:id="ct94555146912112">
          <text:insertion>
            <office:change-info>
              <dc:creator>Nikita </dc:creator>
              <dc:date>2019-12-23T12:12:20</dc:date>
            </office:change-info>
          </text:insertion>
        </text:changed-region>
        <text:changed-region xml:id="ct94555146911808" text:id="ct94555146911808">
          <text:deletion>
            <office:change-info>
              <dc:creator>Nikita </dc:creator>
              <dc:date>2019-12-23T12:12:20</dc:date>
            </office:change-info>
            <text:p text:style-name="P11"><text:span text:style-name="T15"></text:span></text:p>
          </text:deletion>
        </text:changed-region>
        <text:changed-region xml:id="ct94555146906608" text:id="ct94555146906608">
          <text:insertion>
            <office:change-info>
              <dc:creator>Nikita </dc:creator>
              <dc:date>2019-12-23T12:12:20</dc:date>
            </office:change-info>
          </text:insertion>
        </text:changed-region>
        <text:changed-region xml:id="ct94555146886144" text:id="ct94555146886144">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555146858352" text:id="ct94555146858352">
          <text:insertion>
            <office:change-info>
              <dc:creator>Nikita </dc:creator>
              <dc:date>2019-12-23T12:12:20</dc:date>
            </office:change-info>
          </text:insertion>
        </text:changed-region>
        <text:changed-region xml:id="ct94555146890480" text:id="ct94555146890480">
          <text:deletion>
            <office:change-info>
              <dc:creator>Nikita </dc:creator>
              <dc:date>2019-12-23T12:12:20</dc:date>
            </office:change-info>
            <text:p text:style-name="P15"><text:span text:style-name="T14">U+2C52</text:span></text:p>
          </text:deletion>
        </text:changed-region>
        <text:changed-region xml:id="ct94555146897456" text:id="ct94555146897456">
          <text:insertion>
            <office:change-info>
              <dc:creator>Nikita </dc:creator>
              <dc:date>2019-12-23T12:12:20</dc:date>
            </office:change-info>
          </text:insertion>
        </text:changed-region>
        <text:changed-region xml:id="ct94555146887952" text:id="ct94555146887952">
          <text:deletion>
            <office:change-info>
              <dc:creator>Nikita </dc:creator>
              <dc:date>2019-12-23T12:12:20</dc:date>
            </office:change-info>
            <text:p text:style-name="P15"><text:span text:style-name="T9">U+EC8B</text:span></text:p>
          </text:deletion>
        </text:changed-region>
        <text:changed-region xml:id="ct94555146882160" text:id="ct94555146882160">
          <text:insertion>
            <office:change-info>
              <dc:creator>Nikita </dc:creator>
              <dc:date>2019-12-23T12:12:20</dc:date>
            </office:change-info>
          </text:insertion>
        </text:changed-region>
        <text:changed-region xml:id="ct94555146898096" text:id="ct94555146898096">
          <text:deletion>
            <office:change-info>
              <dc:creator>Nikita </dc:creator>
              <dc:date>2019-12-23T12:12:20</dc:date>
            </office:change-info>
            <text:p text:style-name="P11"><text:span text:style-name="T15"></text:span></text:p>
          </text:deletion>
        </text:changed-region>
        <text:changed-region xml:id="ct94555146902256" text:id="ct94555146902256">
          <text:insertion>
            <office:change-info>
              <dc:creator>Nikita </dc:creator>
              <dc:date>2019-12-23T12:12:20</dc:date>
            </office:change-info>
          </text:insertion>
        </text:changed-region>
        <text:changed-region xml:id="ct94555146895488" text:id="ct94555146895488">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555146899520" text:id="ct94555146899520">
          <text:insertion>
            <office:change-info>
              <dc:creator>Nikita </dc:creator>
              <dc:date>2019-12-23T12:12:20</dc:date>
            </office:change-info>
          </text:insertion>
        </text:changed-region>
        <text:changed-region xml:id="ct94555146901440" text:id="ct94555146901440">
          <text:deletion>
            <office:change-info>
              <dc:creator>Nikita </dc:creator>
              <dc:date>2019-12-23T12:12:20</dc:date>
            </office:change-info>
            <text:p text:style-name="P15"><text:span text:style-name="T14">U+2C2C</text:span></text:p>
          </text:deletion>
        </text:changed-region>
        <text:changed-region xml:id="ct94555146893424" text:id="ct94555146893424">
          <text:insertion>
            <office:change-info>
              <dc:creator>Nikita </dc:creator>
              <dc:date>2019-12-23T12:12:20</dc:date>
            </office:change-info>
          </text:insertion>
        </text:changed-region>
        <text:changed-region xml:id="ct94555146892608" text:id="ct94555146892608">
          <text:deletion>
            <office:change-info>
              <dc:creator>Nikita </dc:creator>
              <dc:date>2019-12-23T12:12:20</dc:date>
            </office:change-info>
            <text:p text:style-name="P17"><text:span text:style-name="T9">U+EC8C</text:span></text:p>
          </text:deletion>
        </text:changed-region>
        <text:changed-region xml:id="ct94555147488624" text:id="ct94555147488624">
          <text:insertion>
            <office:change-info>
              <dc:creator>Nikita </dc:creator>
              <dc:date>2019-12-23T12:12:20</dc:date>
            </office:change-info>
          </text:insertion>
        </text:changed-region>
        <text:changed-region xml:id="ct94555147488848" text:id="ct94555147488848">
          <text:deletion>
            <office:change-info>
              <dc:creator>Nikita </dc:creator>
              <dc:date>2019-12-23T12:12:20</dc:date>
            </office:change-info>
            <text:p text:style-name="P11"><text:span text:style-name="T15"></text:span></text:p>
          </text:deletion>
        </text:changed-region>
        <text:changed-region xml:id="ct94555147489072" text:id="ct94555147489072">
          <text:insertion>
            <office:change-info>
              <dc:creator>Nikita </dc:creator>
              <dc:date>2019-12-23T12:12:20</dc:date>
            </office:change-info>
          </text:insertion>
        </text:changed-region>
        <text:changed-region xml:id="ct94555147489296" text:id="ct94555147489296">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555147489520" text:id="ct94555147489520">
          <text:insertion>
            <office:change-info>
              <dc:creator>Nikita </dc:creator>
              <dc:date>2019-12-23T12:12:20</dc:date>
            </office:change-info>
          </text:insertion>
        </text:changed-region>
        <text:changed-region xml:id="ct94555147489744" text:id="ct94555147489744">
          <text:deletion>
            <office:change-info>
              <dc:creator>Nikita </dc:creator>
              <dc:date>2019-12-23T12:12:20</dc:date>
            </office:change-info>
            <text:p text:style-name="P17"><text:span text:style-name="T14">U+2C5C</text:span></text:p>
          </text:deletion>
        </text:changed-region>
        <text:changed-region xml:id="ct94555147489968" text:id="ct94555147489968">
          <text:insertion>
            <office:change-info>
              <dc:creator>Nikita </dc:creator>
              <dc:date>2019-12-23T12:12:20</dc:date>
            </office:change-info>
          </text:insertion>
        </text:changed-region>
        <text:changed-region xml:id="ct94555147490192" text:id="ct94555147490192">
          <text:deletion>
            <office:change-info>
              <dc:creator>Nikita </dc:creator>
              <dc:date>2019-12-23T12:12:20</dc:date>
            </office:change-info>
            <text:p text:style-name="P17"><text:span text:style-name="T9">U+EC8D</text:span></text:p>
          </text:deletion>
        </text:changed-region>
        <text:changed-region xml:id="ct94555147490416" text:id="ct94555147490416">
          <text:insertion>
            <office:change-info>
              <dc:creator>Nikita </dc:creator>
              <dc:date>2019-12-23T12:12:20</dc:date>
            </office:change-info>
          </text:insertion>
        </text:changed-region>
        <text:changed-region xml:id="ct94555147490640" text:id="ct94555147490640">
          <text:deletion>
            <office:change-info>
              <dc:creator>Nikita </dc:creator>
              <dc:date>2019-12-23T12:12:20</dc:date>
            </office:change-info>
            <text:p text:style-name="P11"><text:span text:style-name="T15"></text:span></text:p>
          </text:deletion>
        </text:changed-region>
        <text:changed-region xml:id="ct94555147490864" text:id="ct94555147490864">
          <text:insertion>
            <office:change-info>
              <dc:creator>Nikita </dc:creator>
              <dc:date>2019-12-23T12:12:20</dc:date>
            </office:change-info>
          </text:insertion>
        </text:changed-region>
        <text:changed-region xml:id="ct94555147491088" text:id="ct94555147491088">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555147491312" text:id="ct94555147491312">
          <text:insertion>
            <office:change-info>
              <dc:creator>Nikita </dc:creator>
              <dc:date>2019-12-23T12:12:20</dc:date>
            </office:change-info>
          </text:insertion>
        </text:changed-region>
        <text:changed-region xml:id="ct94555147491536" text:id="ct94555147491536">
          <text:deletion>
            <office:change-info>
              <dc:creator>Nikita </dc:creator>
              <dc:date>2019-12-23T12:12:20</dc:date>
            </office:change-info>
            <text:p text:style-name="P17"><text:span text:style-name="T14">U+2C2E</text:span></text:p>
          </text:deletion>
        </text:changed-region>
        <text:changed-region xml:id="ct94555146871440" text:id="ct94555146871440">
          <text:insertion>
            <office:change-info>
              <dc:creator>Nikita </dc:creator>
              <dc:date>2019-12-23T12:18:13</dc:date>
            </office:change-info>
          </text:insertion>
        </text:changed-region>
        <text:changed-region xml:id="ct94555147425600" text:id="ct94555147425600">
          <text:insertion>
            <office:change-info>
              <dc:creator>Nikita </dc:creator>
              <dc:date>2019-12-23T12:19:01</dc:date>
            </office:change-info>
          </text:insertion>
        </text:changed-region>
        <text:changed-region xml:id="ct94555147405632" text:id="ct94555147405632">
          <text:insertion>
            <office:change-info>
              <dc:creator>Nikita </dc:creator>
              <dc:date>2019-12-23T12:18:13</dc:date>
            </office:change-info>
          </text:insertion>
        </text:changed-region>
        <text:changed-region xml:id="ct94555147424320" text:id="ct94555147424320">
          <text:insertion>
            <office:change-info>
              <dc:creator>Nikita </dc:creator>
              <dc:date>2020-01-10T08:02:25</dc:date>
            </office:change-info>
          </text:insertion>
        </text:changed-region>
        <text:changed-region xml:id="ct94555147667344" text:id="ct94555147667344">
          <text:insertion>
            <office:change-info>
              <dc:creator>Nikita </dc:creator>
              <dc:date>2020-01-10T08:03:18</dc:date>
            </office:change-info>
          </text:insertion>
        </text:changed-region>
        <text:changed-region xml:id="ct94555147636672" text:id="ct94555147636672">
          <text:insertion>
            <office:change-info>
              <dc:creator>Nikita </dc:creator>
              <dc:date>2020-01-10T08:04:03</dc:date>
            </office:change-info>
          </text:insertion>
        </text:changed-region>
        <text:changed-region xml:id="ct94555147717680" text:id="ct94555147717680">
          <text:format-change>
            <office:change-info>
              <dc:creator>Nikita </dc:creator>
              <dc:date>2020-01-10T08:01:34</dc:date>
            </office:change-info>
          </text:format-change>
        </text:changed-region>
        <text:changed-region xml:id="ct94555147710592" text:id="ct94555147710592">
          <text:format-change>
            <office:change-info>
              <dc:creator>Nikita </dc:creator>
              <dc:date>2020-01-10T08:01:39</dc:date>
            </office:change-info>
          </text:format-change>
        </text:changed-region>
        <text:changed-region xml:id="ct94555147671168" text:id="ct94555147671168">
          <text:format-change>
            <office:change-info>
              <dc:creator>Nikita </dc:creator>
              <dc:date>2020-01-10T08:01:44</dc:date>
            </office:change-info>
          </text:format-change>
        </text:changed-region>
        <text:changed-region xml:id="ct94555147638560" text:id="ct94555147638560">
          <text:format-change>
            <office:change-info>
              <dc:creator>Nikita </dc:creator>
              <dc:date>2020-01-10T08:01:48</dc:date>
            </office:change-info>
          </text:format-change>
        </text:changed-region>
        <text:changed-region xml:id="ct94555147705024" text:id="ct94555147705024">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Slavonic Computing Initiative</text:p>
      <text:p text:style-name="P265">Shafarik Unicode Font Documentation</text:p>
      <text:p text:style-name="P284">Compiled by Nikita Simmons and Aleksandr Andreev. Draft version <text:span text:style-name="T624">3.5. Dec. 23, 2019.</text:span></text:p>
      <text:p text:style-name="P269"><text:span text:style-name="T367"><text:tab/>The Shafarik</text:span><text:span text:style-name="T367"><text:note text:id="ftn1" text:note-class="footnote"><text:note-citation>1</text:note-citation><text:note-body><text:p text:style-name="P443">The stress is placed on the first syllable, Sh<text:span text:style-name="T413">a</text:span><text:span text:style-name="T454">farik. See:</text:span> <text:span text:style-name="T386">Словарь собственных имён русского языка</text:span>. Ed by F.<text:span text:style-name="T665"> </text:span>Algeenko. Moscow, 2010. </text:p></text:note-body></text:note></text:span><text:span text:style-name="T367"> Unicode font, named after Pavel Jozef Šafárik (1795–1861), Slovak-born scholar and one of the founders of modern Slavic philology, is </text:span>a specialized font <text:span text:style-name="T488">intended</text:span> for <text:span text:style-name="T488">an</text:span> academic presentation of <text:span text:style-name="T418">Old Church Slav</text:span><text:span text:style-name="T432">on</text:span><text:span text:style-name="T418">ic (</text:span><text:span text:style-name="T413">OCS</text:span><text:span text:style-name="T418">)</text:span> texts <text:span text:style-name="T664">written in either the Cyrillic or Glagolitic alphabets</text:span>. <text:span text:style-name="T366">Since OCS texts have a number of differences in presentation from the methodology used for later </text:span><text:span text:style-name="T419">Church Slavonic (CS)</text:span><text:span text:style-name="T366"> texts, the user should become familiar</text:span> <text:span text:style-name="T488">with these</text:span> <text:span text:style-name="T367">particular </text:span>details <text:span text:style-name="T366">of font usage</text:span>.</text:p>
      <text:p text:style-name="P279"><text:tab/><text:span text:style-name="T556">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56">, without sacrificing the ability to alphabetically sort the text or search for a word using base letter values. This is accomplished by </text:span>typesetting <text:span text:style-name="T557">a letter (or </text:span>number<text:span text:style-name="T557">) or even a whole word or paragraph</text:span>, and then applying <text:span text:style-name="T557">a</text:span> <text:span text:style-name="T413">Stylistic Set</text:span> <text:span text:style-name="T557">(ss01, ss02, etc.) or a </text:span><text:span text:style-name="T420">Stylistic Alternate</text:span><text:span text:style-name="T557"> (salt).</text:span> (In LibreOffice, in the small window at the top which displays the active font “Shafarik”, one can apply the Stylistic Sets <text:span text:style-name="T557">or Stylistic Alternate </text:span>by adding <text:span text:style-name="T557">a suffix</text:span>, so that the font name is changed to <text:span text:style-name="T386">“Shafarik:ss01”, “Shafarik:ss02”</text:span> <text:span text:style-name="T557">or </text:span><text:span text:style-name="T387">“Shafarik:salt”</text:span>, etc.)</text:p>
      <text:p text:style-name="P279"><text:tab/><text:span text:style-name="T568">Since the Cyrillic and Glagolitic alphabet scripts each have their own specific characteristics, this documentation will be divided into two parts.</text:span></text:p>
      <text:p text:style-name="P268"/>
      <text:p text:style-name="P264">PART 1: CYRILLIC</text:p>
      <text:p text:style-name="P285"><text:span text:style-name="T371">1</text:span>. <text:span text:style-name="T371">Numbers</text:span></text:p>
      <text:p text:style-name="P267"><text:tab/><text:span text:style-name="T488">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82"/>
      <text:p text:style-name="P285"><text:span text:style-name="T371">1.i. The </text:span>Lower Numerals <text:span text:style-name="T369">(1-999, except the “Teens”)</text:span></text:p>
      <text:p text:style-name="P270"><text:tab/>Lower numerals in OCS <text:span text:style-name="T569">Cyrillic texts</text:span> <text:span text:style-name="T548">can be</text:span> typeset <text:span text:style-name="T548">in two different ways, using either the </text:span><text:span text:style-name="T421">Titlo</text:span><text:span text:style-name="T548"> or </text:span><text:span text:style-name="T421">Vzmet</text:span><text:span text:style-name="T548"> symbol.</text:span><text:span text:style-name="T548"><text:note text:id="ftn2" text:note-class="footnote"><text:note-citation>2</text:note-citation><text:note-body><text:p text:style-name="P23"><text:span text:style-name="T268">) </text:span><text:span text:style-name="T267">Unicode considers </text:span><text:span text:style-name="T269">U+0483 Combining Cyrillic</text:span><text:span text:style-name="T267"> Titlo and </text:span><text:span text:style-name="T269">U+A66F Combining Cyrillic </text:span><text:span text:style-name="T267">Vzmet to be functionally equivalent, </text:span><text:span text:style-name="T269">differing only in</text:span><text:span text:style-name="T267"> their visual appearance: [</text:span><text:span text:style-name="T312">◌</text:span><text:span text:style-name="T314">҃ </text:span><text:span text:style-name="T315">versus </text:span><text:span text:style-name="T313">◌꙯</text:span><text:span text:style-name="T270"> </text:span><text:span text:style-name="T271">] </text:span><text:span text:style-name="T273">(see Section 7.4 of the Unicode standard: “In Old Church Slavonic manuscripts, … pokrytie, titlo, and its archaic typographical alternate vzmet are all used more or less interchangeably”). Note that while </text:span><text:span text:style-name="T271">the Titlo </text:span><text:span text:style-name="T272">(</text:span><text:span text:style-name="T312">◌</text:span><text:span text:style-name="T314">҃ </text:span><text:span text:style-name="T272">) </text:span><text:span text:style-name="T271">is used in both OCS and CS typography, the Vzmet </text:span><text:span text:style-name="T272">(</text:span><text:span text:style-name="T313">◌꙯</text:span><text:span text:style-name="T270"> </text:span><text:span text:style-name="T272">) </text:span><text:span text:style-name="T273">should</text:span><text:span text:style-name="T271"> only </text:span><text:span text:style-name="T273">be used</text:span><text:span text:style-name="T271"> </text:span><text:span text:style-name="T273">with</text:span><text:span text:style-name="T271"> OCS </text:span><text:span text:style-name="T273">texts</text:span><text:span text:style-name="T271">.</text:span></text:p></text:note-body></text:note></text:span><text:span text:style-name="T378"> It is strongly advised that the user should closely examine the original manuscript or text source to determine which symbol is authentically used. While the use of one symbol over another </text:span><text:soft-page-break/><text:span text:style-name="T378">may not be semantically different, we should always strive to avoid introducing an anachronistic feature into a period text.</text:span></text:p>
      <text:p text:style-name="P272"><text:span text:style-name="T378"><text:tab/></text:span><text:span text:style-name="T380">In the majority of OCS</text:span><text:span text:style-name="T379"> period manuscripts, the </text:span><text:span text:style-name="T380">Titlo or </text:span><text:span text:style-name="T379">Vzmet </text:span><text:span text:style-name="T380">symbol</text:span><text:span text:style-name="T379"> </text:span><text:span text:style-name="T380">is stretched </text:span><text:span text:style-name="T379">all the way across three or four letters in the formation of larger numbers. </text:span><text:span text:style-name="T400">(This feature </text:span><text:span text:style-name="T401">will be presented below.</text:span><text:span text:style-name="T402">)</text:span></text:p>
      <text:p text:style-name="P278"><text:span text:style-name="T413"><text:tab/>a) Using the </text:span><text:span text:style-name="T415">Combining Cyrillic Titlo: U+0483 </text:span><text:span text:style-name="T310">◌</text:span><text:span text:style-name="T311">҃ .</text:span><text:span text:style-name="T265"> </text:span><text:span text:style-name="T266">OCS numerals can be formed with the Titlo symbol in the same manner as they are typeset in later CS texts.</text:span></text:p>
      <text:p text:style-name="P273"><text:span text:style-name="T413"><text:tab/>b) </text:span><text:span text:style-name="T414">Using the Combining Cyrillic Vzmet: </text:span><text:span text:style-name="T433">U+A66F </text:span><text:span text:style-name="T309">◌꙯</text:span><text:span text:style-name="T434"> </text:span><text:span text:style-name="T414">.</text:span><text:span text:style-name="T370"> In general, OCS numbers are more commonly formed by using the Vzmet symbol.</text:span></text:p>
      <text:p text:style-name="P274"><text:span text:style-name="T370"><text:tab/>OCS numerals between 1 and 9,999 are often bounded or enclosed by the Middle Dot (U+00B7 Middle Dot </text:span><text:span text:style-name="T554">·</text:span><text:span text:style-name="T370">). The use of the Middle Dot as a number marker is not attested with numbers above 9,999.</text:span></text:p>
      <text:p text:style-name="P297"><text:span text:style-name="T262"><text:tab/>The following l</text:span><text:span text:style-name="T231">ower case letters </text:span><text:span text:style-name="T262">are</text:span><text:span text:style-name="T231"> used as numer</text:span><text:span text:style-name="T262">al</text:span><text:span text:style-name="T231">s </text:span><text:span text:style-name="T261">when</text:span><text:span text:style-name="T231"> </text:span><text:span text:style-name="T261">they are presented together with the Vzmet, </text:span><text:span text:style-name="T264">and</text:span><text:span text:style-name="T261"> </text:span><text:span text:style-name="T286">are </text:span><text:span text:style-name="T261">enclosed by the Middle Dot</text:span><text:span text:style-name="T231">.</text:span><text:span text:style-name="T261"> Note the historical variant forms for some letters.</text:span></text:p>
      <table:table table:name="Table12" table:style-name="Table12">
        <table:table-column table:style-name="Table12.A" table:number-columns-repeated="3"/>
        <table:table-row>
          <table:table-cell table:style-name="Table12.A1" office:value-type="string">
            <text:p text:style-name="P300"><text:span text:style-name="T17"><text:tab/></text:span><text:span text:style-name="T188">1<text:tab/></text:span><text:span text:style-name="T189">·</text:span><text:span text:style-name="T17">а꙯</text:span><text:span text:style-name="T189">·</text:span></text:p>
            <text:p text:style-name="P300"><text:span text:style-name="T17"><text:tab/></text:span><text:span text:style-name="T188">2<text:tab/></text:span><text:span text:style-name="T189">·</text:span><text:span text:style-name="T17">в꙯</text:span><text:span text:style-name="T189">·</text:span></text:p>
            <text:p text:style-name="P300"><text:span text:style-name="T132"><text:tab/></text:span><text:span text:style-name="T139">3</text:span><text:span text:style-name="T132"><text:tab/></text:span><text:span text:style-name="T140">·</text:span><text:span text:style-name="T17">г꙯</text:span><text:span text:style-name="T189">·</text:span></text:p>
            <text:p text:style-name="P300"><text:span text:style-name="T17"><text:tab/></text:span><text:span text:style-name="T188">4<text:tab/></text:span><text:span text:style-name="T189">·</text:span><text:span text:style-name="T17">д꙯</text:span><text:span text:style-name="T189">·</text:span></text:p>
            <text:p text:style-name="P300"><text:span text:style-name="T17"><text:tab/></text:span><text:span text:style-name="T188">5</text:span><text:span text:style-name="T188"><text:note text:id="ftn3" text:note-class="footnote"><text:note-citation>3</text:note-citation><text:note-body><text:p text:style-name="P427"><text:span text:style-name="T274">) </text:span><text:span text:style-name="T275">OCS uses </text:span><text:span text:style-name="T279">U+0435 Cyrillic Small Letter Ie</text:span><text:span text:style-name="T276"> </text:span><text:span text:style-name="T275">“</text:span><text:span text:style-name="T26">е</text:span><text:span text:style-name="T275">” for the number</text:span><text:span text:style-name="T276">s</text:span><text:span text:style-name="T275"> 5, </text:span><text:span text:style-name="T276">15, etc.</text:span><text:span text:style-name="T275">, </text:span><text:span text:style-name="T279">rather than the</text:span><text:span text:style-name="T276"> wide </text:span><text:span text:style-name="T275">“</text:span><text:span text:style-name="T27">є</text:span><text:span text:style-name="T275">” </text:span><text:span text:style-name="T276">(</text:span><text:span text:style-name="T277">U</text:span><text:span text:style-name="T276">+0454 </text:span><text:span text:style-name="T279">Cyrillic Small Letter Ukrainian Ie</text:span><text:span text:style-name="T276">) </text:span><text:span text:style-name="T278">which is used in </text:span><text:span text:style-name="T279">modern </text:span><text:span text:style-name="T278">CS texts</text:span><text:span text:style-name="T275">.</text:span></text:p></text:note-body></text:note></text:span><text:span text:style-name="T188"><text:tab/></text:span><text:span text:style-name="T189">·</text:span><text:span text:style-name="T17">е꙯</text:span><text:span text:style-name="T189">·</text:span></text:p>
            <text:p text:style-name="P300"><text:span text:style-name="T17"><text:tab/></text:span><text:span text:style-name="T188">6<text:tab/></text:span><text:span text:style-name="T189">·</text:span><text:span text:style-name="T17">ѕ꙯</text:span><text:span text:style-name="T189">·</text:span><text:span text:style-name="T17"> </text:span><text:span text:style-name="T189">·</text:span><text:span text:style-name="T17">ꙅ꙯</text:span><text:span text:style-name="T189">·</text:span></text:p>
            <text:p text:style-name="P300"><text:span text:style-name="T17"><text:tab/></text:span><text:span text:style-name="T188">7<text:tab/></text:span><text:span text:style-name="T189">·</text:span><text:span text:style-name="T17">ꙁ꙯</text:span><text:span text:style-name="T189">·</text:span><text:span text:style-name="T17"> </text:span><text:span text:style-name="T189">·</text:span><text:span text:style-name="T17">з꙯</text:span><text:span text:style-name="T189">·</text:span></text:p>
            <text:p text:style-name="P300"><text:span text:style-name="T17"><text:tab/></text:span><text:span text:style-name="T188">8<text:tab/></text:span><text:span text:style-name="T189">·</text:span><text:span text:style-name="T17">и꙯</text:span><text:span text:style-name="T189">·</text:span></text:p>
            <text:p text:style-name="P300"><text:span text:style-name="T17"><text:tab/></text:span><text:span text:style-name="T188">9<text:tab/></text:span><text:span text:style-name="T189">·</text:span><text:span text:style-name="T17">ѳ꙯</text:span><text:span text:style-name="T189">·</text:span></text:p>
          </table:table-cell>
          <table:table-cell table:style-name="Table12.A1" office:value-type="string">
            <text:p text:style-name="P300"><text:span text:style-name="T17"><text:tab/></text:span><text:span text:style-name="T188">10<text:tab/></text:span><text:span text:style-name="T189">·</text:span><text:span text:style-name="T17">і꙯</text:span><text:span text:style-name="T189">·</text:span><text:span text:style-name="T17"> </text:span><text:span text:style-name="T189">·</text:span><text:span text:style-name="T17">ї꙯</text:span><text:span text:style-name="T189">·</text:span></text:p>
            <text:p text:style-name="P300"><text:span text:style-name="T17"><text:tab/></text:span><text:span text:style-name="T188">20<text:tab/></text:span><text:span text:style-name="T189">·</text:span><text:span text:style-name="T17">к꙯</text:span><text:span text:style-name="T189">·</text:span></text:p>
            <text:p text:style-name="P300"><text:span text:style-name="T17"><text:tab/></text:span><text:span text:style-name="T188">30<text:tab/></text:span><text:span text:style-name="T189">·</text:span><text:span text:style-name="T17">л꙯</text:span><text:span text:style-name="T189">·</text:span></text:p>
            <text:p text:style-name="P300"><text:span text:style-name="T17"><text:tab/></text:span><text:span text:style-name="T188">40<text:tab/></text:span><text:span text:style-name="T189">·</text:span><text:span text:style-name="T17">м꙯</text:span><text:span text:style-name="T189">·</text:span></text:p>
            <text:p text:style-name="P300"><text:span text:style-name="T17"><text:tab/></text:span><text:span text:style-name="T188">50<text:tab/></text:span><text:span text:style-name="T189">·</text:span><text:span text:style-name="T17">н꙯</text:span><text:span text:style-name="T189">·</text:span></text:p>
            <text:p text:style-name="P300"><text:span text:style-name="T17"><text:tab/></text:span><text:span text:style-name="T188">60<text:tab/></text:span><text:span text:style-name="T189">·</text:span><text:span text:style-name="T17">ѯ꙯</text:span><text:span text:style-name="T189">·</text:span></text:p>
            <text:p text:style-name="P300"><text:span text:style-name="T17"><text:tab/></text:span><text:span text:style-name="T188">70<text:tab/></text:span><text:span text:style-name="T189">·</text:span><text:span text:style-name="T17">о꙯</text:span><text:span text:style-name="T189">·</text:span></text:p>
            <text:p text:style-name="P300"><text:span text:style-name="T17"><text:tab/></text:span><text:span text:style-name="T188">80<text:tab/></text:span><text:span text:style-name="T189">·</text:span><text:span text:style-name="T17">п꙯</text:span><text:span text:style-name="T189">·</text:span></text:p>
            <text:p text:style-name="P300"><text:span text:style-name="T17"><text:tab/></text:span><text:span text:style-name="T188">90<text:tab/></text:span><text:span text:style-name="T189">·</text:span><text:span text:style-name="T17">ч꙯</text:span><text:span text:style-name="T189">·</text:span><text:span text:style-name="T17"> </text:span><text:span text:style-name="T189">·</text:span><text:span text:style-name="T442">ч꙯</text:span><text:span text:style-name="T189">·</text:span><text:span text:style-name="T442"> </text:span><text:span text:style-name="T189">·</text:span><text:span text:style-name="T180">ҁ꙯</text:span><text:span text:style-name="T182">·</text:span></text:p>
          </table:table-cell>
          <table:table-cell table:style-name="Table12.C1" office:value-type="string">
            <text:p text:style-name="P302"><text:span text:style-name="T180"><text:tab/></text:span><text:span text:style-name="T181">100<text:tab/></text:span><text:span text:style-name="T182">·</text:span><text:span text:style-name="T180">р꙯</text:span><text:span text:style-name="T182">·</text:span></text:p>
            <text:p text:style-name="P302"><text:span text:style-name="T180"><text:tab/></text:span><text:span text:style-name="T181">200<text:tab/></text:span><text:span text:style-name="T182">·</text:span><text:span text:style-name="T180">с꙯</text:span><text:span text:style-name="T182">·</text:span></text:p>
            <text:p text:style-name="P302"><text:span text:style-name="T180"><text:tab/></text:span><text:span text:style-name="T181">300<text:tab/></text:span><text:span text:style-name="T182">·</text:span><text:span text:style-name="T180">т꙯</text:span><text:span text:style-name="T182">·</text:span></text:p>
            <text:p text:style-name="P301"><text:span text:style-name="T180"><text:tab/></text:span><text:span text:style-name="T181">400<text:tab/></text:span><text:span text:style-name="T182">·</text:span><text:span text:style-name="T180">у꙯</text:span><text:span text:style-name="T182">· ·</text:span><text:span text:style-name="T184">ѵ꙯</text:span><text:span text:style-name="T182">·</text:span></text:p>
            <text:p text:style-name="P300"><text:span text:style-name="T180"><text:tab/></text:span><text:span text:style-name="T181">500<text:tab/></text:span><text:span text:style-name="T182">·</text:span><text:span text:style-name="T180">ф꙯</text:span><text:span text:style-name="T182">·</text:span></text:p>
            <text:p text:style-name="P300"><text:span text:style-name="T180"><text:tab/></text:span><text:span text:style-name="T181">600<text:tab/></text:span><text:span text:style-name="T182">·</text:span><text:span text:style-name="T180">х꙯</text:span><text:span text:style-name="T182">·</text:span></text:p>
            <text:p text:style-name="P300"><text:span text:style-name="T180"><text:tab/></text:span><text:span text:style-name="T181">700<text:tab/></text:span><text:span text:style-name="T182">·</text:span><text:span text:style-name="T180">ѱ꙯</text:span><text:span text:style-name="T182">·</text:span></text:p>
            <text:p text:style-name="P300"><text:span text:style-name="T374"><text:tab/></text:span><text:span text:style-name="T376">800<text:tab/></text:span><text:span text:style-name="T182">·</text:span><text:span text:style-name="T181">ѿ</text:span><text:span text:style-name="T182">·</text:span><text:span text:style-name="T376"> </text:span><text:span text:style-name="T182">·</text:span><text:span text:style-name="T180">ѡ꙯</text:span><text:span text:style-name="T182">·</text:span></text:p>
            <text:p text:style-name="P300"><text:span text:style-name="T180"><text:tab/></text:span><text:span text:style-name="T181">900</text:span><text:span text:style-name="T181"><text:note text:id="ftn4" text:note-class="footnote"><text:note-citation>4</text:note-citation><text:note-body><text:p text:style-name="P104"><text:span text:style-name="T560">) The alternate letter used for the numeral 900 represents the influence of the Glagolitic script.</text:span><text:span text:style-name="T374"> “</text:span><text:span text:style-name="T443">ꙙ</text:span><text:span text:style-name="T374">” </text:span><text:span text:style-name="T377">is a Stylistic Alternate (</text:span><text:span text:style-name="T403">salt</text:span><text:span text:style-name="T377">) of the letter “</text:span><text:span text:style-name="T316">ꙙ</text:span><text:span text:style-name="T374">” </text:span><text:span text:style-name="T385">(U+A659 Cyrillic Small Letter Closed Little Yus).</text:span></text:p></text:note-body></text:note></text:span><text:span text:style-name="T181"><text:tab/></text:span><text:span text:style-name="T182">·</text:span><text:span text:style-name="T180">ц꙯</text:span><text:span text:style-name="T182">· ·</text:span><text:span text:style-name="T100">ѧ꙯</text:span><text:span text:style-name="T101">·</text:span><text:span text:style-name="T100"> </text:span><text:span text:style-name="T101">·</text:span><text:span text:style-name="T100">ꙙ꙯</text:span><text:span text:style-name="T101">·</text:span><text:span text:style-name="T100"> </text:span><text:span text:style-name="T101">·</text:span><text:span text:style-name="T107">ꙙ꙯</text:span><text:span text:style-name="T101">·</text:span></text:p>
          </table:table-cell>
        </table:table-row>
      </table:table>
      <text:p text:style-name="P409"/>
      <text:p text:style-name="P406"><text:span text:style-name="T343"><text:tab/></text:span><text:span text:style-name="T345">In the case</text:span><text:span text:style-name="T355">s where the </text:span><text:span text:style-name="T28">Titlo or Vzmet </text:span><text:span text:style-name="T33">in numerals needs to balance </text:span><text:span text:style-name="T28">across </text:span><text:span text:style-name="T33">multiple</text:span><text:span text:style-name="T28"> </text:span><text:span text:style-name="T33">characters</text:span><text:span text:style-name="T28">, </text:span><text:span text:style-name="T33">the font</text:span><text:span text:style-name="T29"> offer </text:span><text:span text:style-name="T33">some</text:span><text:span text:style-name="T29"> solutions.</text:span></text:p>
      <text:p text:style-name="P410"/>
      <text:p text:style-name="P437"><text:span text:style-name="T29"><text:tab/></text:span><text:span text:style-name="T439">a</text:span><text:span text:style-name="T436">) </text:span><text:span text:style-name="T439">Titlo or Vzmet over Two Characters.</text:span><text:span text:style-name="T30"> </text:span><text:span text:style-name="T34">For</text:span><text:span text:style-name="T30"> </text:span><text:span text:style-name="T31">2</text:span><text:span text:style-name="T30">-letter numeric formations, </text:span><text:span text:style-name="T34">a double</text:span><text:span text:style-name="T30"> version of the Titlo or Vzmet </text:span><text:span text:style-name="T34">may be used</text:span><text:span text:style-name="T31">. </text:span><text:span text:style-name="T99">Though Unicode does not encode a double titlo or a double vzmet, we have encoded these glyphs as follows: for a double titlo, </text:span><text:span text:style-name="T95">use </text:span><text:span text:style-name="T98">U+0360 </text:span><text:span text:style-name="T97">Combining Double Tilde; </text:span><text:span text:style-name="T98">for a double vzmet, use U+0361 </text:span><text:span text:style-name="T97">Combining Double Inverted Breve. </text:span><text:span text:style-name="T98">Note that the combining character is</text:span><text:span text:style-name="T95"> placed between the two letters.</text:span></text:p>
      <text:p text:style-name="P438"/>
      <table:table table:name="Table7" table:style-name="Table7">
        <table:table-column table:style-name="Table7.A"/>
        <table:table-column table:style-name="Table7.B"/>
        <text:soft-page-break/>
        <table:table-row>
          <table:table-cell table:style-name="Table7.A1" office:value-type="string">
            <text:p text:style-name="P105">Titlo:<text:span text:style-name="T454"><text:tab/></text:span><text:span text:style-name="T457">2-letter</text:span><text:span text:style-name="T454"><text:tab/></text:span><text:span text:style-name="T222">·</text:span><text:span text:style-name="T223">т</text:span><text:span text:style-name="T130">͠</text:span><text:span text:style-name="T221">м</text:span><text:span text:style-name="T222">·</text:span></text:p>
          </table:table-cell>
          <table:table-cell table:style-name="Table7.B1" office:value-type="string">
            <text:p text:style-name="P105">Vzmet:<text:span text:style-name="T454"><text:tab/></text:span><text:span text:style-name="T457">2-letter</text:span><text:span text:style-name="T454"><text:tab/></text:span><text:span text:style-name="T222">·</text:span><text:span text:style-name="T223">т</text:span><text:span text:style-name="T131">͡</text:span><text:span text:style-name="T221">м</text:span><text:span text:style-name="T222">·</text:span></text:p>
          </table:table-cell>
        </table:table-row>
      </table:table>
      <text:p text:style-name="P100"/>
      <text:p text:style-name="P411"/>
      <text:p text:style-name="P407"><text:span text:style-name="T29"><text:tab/></text:span><text:span text:style-name="T34">b</text:span><text:span text:style-name="T436">) </text:span><text:span text:style-name="T439">For Titlo over Multiple Characters</text:span><text:span text:style-name="T437">.</text:span><text:span text:style-name="T30"> </text:span><text:span text:style-name="T34">Combining characters spanning three</text:span><text:span text:style-name="T30"> and </text:span><text:span text:style-name="T34">four </text:span><text:span text:style-name="T30">letter</text:span><text:span text:style-name="T34">s</text:span><text:span text:style-name="T30"> </text:span><text:span text:style-name="T34">a</text:span><text:span text:style-name="T32">re not </text:span><text:span text:style-name="T34">encoded</text:span><text:span text:style-name="T32"> in Unicode. </text:span><text:span text:style-name="T35">However, Unicode encodes portions (components) that can be placed over each individual character. To form a “multiple” titlo, U+FE2E Combining </text:span><text:span text:style-name="T30">Cyrillic </text:span><text:span text:style-name="T29">Titlo Left Half</text:span><text:span text:style-name="T324"> ◌︮</text:span><text:span text:style-name="T30"> </text:span><text:span text:style-name="T35">is placed </text:span><text:span text:style-name="T30">over the first letter, </text:span><text:span text:style-name="T35">U+FE26 </text:span><text:span text:style-name="T30">Combining Conjoining Macron </text:span><text:span text:style-name="T325">◌︦ </text:span><text:span text:style-name="T30"><text:s/></text:span><text:span text:style-name="T35">is placed </text:span><text:span text:style-name="T30">over any middle characters, and </text:span><text:span text:style-name="T35">U+FE2F Combining</text:span><text:span text:style-name="T29"> </text:span><text:span text:style-name="T30">Cyrillic </text:span><text:span text:style-name="T29">Titlo </text:span><text:span text:style-name="T30">Right</text:span><text:span text:style-name="T29"> Half </text:span><text:span text:style-name="T324"><text:s/></text:span><text:span text:style-name="T325">◌︯ </text:span><text:span text:style-name="T35">is placed o</text:span><text:span text:style-name="T30">ver the last </text:span><text:span text:style-name="T35">character</text:span><text:span text:style-name="T30">:</text:span></text:p>
      <text:p text:style-name="P414">а + ◌︮ (titlo left half) + в + ◌︦ (conjoining macron) + г + ◌︯ (titlo right half) → а︮в︦г︯</text:p>
      <text:p text:style-name="P412"><text:span text:style-name="T347"><text:tab/></text:span><text:span text:style-name="T356">This method can often produce poor results, especially if the characters under the titlo have different heights or widths. </text:span><text:span text:style-name="T435">Note</text:span><text:span text:style-name="T358">: </text:span><text:span text:style-name="T356">There is also at present no method to display a vzmet (rather than a tilto) over multiple characters. </text:span><text:span text:style-name="T435">Note Further</text:span><text:span text:style-name="T358">: The implementation of Titlo Halves in LibreOffice seems to be buggy.</text:span></text:p>
      <text:p text:style-name="P405"><text:span text:style-name="T436"><text:tab/>c) </text:span><text:span text:style-name="T437">The “</text:span><text:span text:style-name="T438">Fall-back</text:span><text:span text:style-name="T437">” Solution.</text:span><text:span text:style-name="T30"> </text:span><text:span text:style-name="T35">It is possible to use</text:span><text:span text:style-name="T92"> the </text:span><text:span text:style-name="T96">standard default </text:span><text:span text:style-name="T92">Titlo or </text:span><text:span text:style-name="T93">Vzmet </text:span><text:span text:style-name="T92">symbol, placed over only </text:span><text:span text:style-name="T123">one</text:span><text:span text:style-name="T92"> of the letters </text:span><text:span text:style-name="T94">(as in later CS usage), or over </text:span><text:span text:style-name="T124">each</text:span><text:span text:style-name="T94"> of the letters (although this solution tends to look “amateurish”)</text:span><text:span text:style-name="T92">. </text:span><text:span text:style-name="T94">For example:</text:span></text:p>
      <text:p text:style-name="P408"><text:span text:style-name="T106">҂а҃смв</text:span><text:span text:style-name="T122">· <text:s/></text:span><text:span text:style-name="T106">҂а꙯смв</text:span><text:span text:style-name="T122"> <text:s/></text:span><text:span text:style-name="T106">҂а҃с҃м҃в҃</text:span><text:span text:style-name="T122">· <text:s/></text:span><text:span text:style-name="T106">҂а꙯с꙯м꙯в꙯</text:span></text:p>
      <text:p text:style-name="P413"/>
      <text:p text:style-name="P99"><text:span text:style-name="T371">1.ii</text:span>. <text:span text:style-name="T371">The “Teen</text:span>s” <text:span text:style-name="T371">(11-19)</text:span></text:p>
      <text:p text:style-name="P271"><text:span text:style-name="T372"><text:tab/>The</text:span> <text:span text:style-name="T652">numerals</text:span> <text:span text:style-name="T372">11-19 </text:span>in OCS <text:span text:style-name="T557">texts </text:span>are typeset <text:span text:style-name="T373">in the same manner as</text:span> <text:span text:style-name="T652">in modern </text:span>CS, <text:span text:style-name="T555">with the numeral 10 following the lower numbers</text:span>.</text:p>
      <text:p text:style-name="P271"><text:span text:style-name="T373"><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19">(</text:span><text:span text:style-name="T120">а </text:span><text:span text:style-name="T121">+</text:span><text:span text:style-name="T120"> ◌꙯ </text:span><text:span text:style-name="T121">+</text:span><text:span text:style-name="T120"> і → а꙯і</text:span><text:span text:style-name="T119">)</text:span><text:span text:style-name="T373">. (The Cyrillic “teens” are the only set of double letters in the Shafarik font which are provided with precomposed forms which include the Vzmet.)</text:span></text:p>
      <text:p text:style-name="P271"/>
      <table:table table:name="Table9" table:style-name="Table9">
        <table:table-column table:style-name="Table9.A" table:number-columns-repeated="3"/>
        <table:table-row>
          <table:table-cell table:style-name="Table9.A1" office:value-type="string">
            <text:p text:style-name="P298"><text:span text:style-name="T374"><text:tab/></text:span><text:span text:style-name="T381">11 <text:s/></text:span><text:span text:style-name="T382">·</text:span><text:span text:style-name="T374">а꙯</text:span><text:span text:style-name="T375">і</text:span><text:span text:style-name="T382">·</text:span></text:p>
            <text:p text:style-name="P298"><text:span text:style-name="T381"><text:tab/>12 <text:s/></text:span><text:span text:style-name="T382">·</text:span><text:span text:style-name="T374">в꙯і</text:span><text:span text:style-name="T382">·</text:span></text:p>
            <text:p text:style-name="P298"><text:span text:style-name="T381"><text:tab/>13 <text:s/></text:span><text:span text:style-name="T382">·</text:span><text:span text:style-name="T374">г꙯і</text:span><text:span text:style-name="T382">·</text:span></text:p>
          </table:table-cell>
          <table:table-cell table:style-name="Table9.A1" office:value-type="string">
            <text:p text:style-name="P298"><text:span text:style-name="T381"><text:tab/>14 <text:s/></text:span><text:span text:style-name="T382">·</text:span><text:span text:style-name="T374">д꙯і</text:span><text:span text:style-name="T382">·</text:span></text:p>
            <text:p text:style-name="P298"><text:span text:style-name="T381"><text:tab/>15 <text:s/></text:span><text:span text:style-name="T382">·</text:span><text:span text:style-name="T374">е꙯і</text:span><text:span text:style-name="T382">·</text:span></text:p>
            <text:p text:style-name="P298"><text:span text:style-name="T381"><text:tab/>16 <text:s/></text:span><text:span text:style-name="T382">·</text:span><text:span text:style-name="T383">ѕ꙯</text:span><text:span text:style-name="T374">і</text:span><text:span text:style-name="T382">·</text:span><text:span text:style-name="T384"> </text:span><text:span text:style-name="T382">·</text:span><text:span text:style-name="T383">ꙅ꙯і</text:span><text:span text:style-name="T382">·</text:span></text:p>
          </table:table-cell>
          <table:table-cell table:style-name="Table9.C1" office:value-type="string">
            <text:p text:style-name="P298"><text:span text:style-name="T384"><text:tab/></text:span><text:span text:style-name="T381">17 <text:s/></text:span><text:span text:style-name="T382">·</text:span><text:span text:style-name="T384">ꙁ꙯</text:span><text:span text:style-name="T374">і</text:span><text:span text:style-name="T382">·</text:span><text:span text:style-name="T384"> </text:span><text:span text:style-name="T382">·</text:span><text:span text:style-name="T383">з꙯і</text:span><text:span text:style-name="T382">·</text:span></text:p>
            <text:p text:style-name="P298"><text:span text:style-name="T384"><text:tab/></text:span><text:span text:style-name="T381">18 <text:s/></text:span><text:span text:style-name="T382">·</text:span><text:span text:style-name="T383">и꙯і</text:span><text:span text:style-name="T382">·</text:span><text:span text:style-name="T384"><text:line-break/><text:tab/></text:span><text:span text:style-name="T381">19 <text:s/></text:span><text:span text:style-name="T382">·</text:span><text:span text:style-name="T383">ѳ꙯і</text:span><text:span text:style-name="T382">·</text:span></text:p>
          </table:table-cell>
        </table:table-row>
      </table:table>
      <text:p text:style-name="P101"/>
      <text:p text:style-name="P102">NB:<text:span text:style-name="T454"> in the rare instance if the user does not want the vzmet to automatically stretch over the characters (</text:span><text:span text:style-name="T329">а꙯‌і</text:span><text:span text:style-name="T288">), the character U+200C Zero Width Non Joiner may be inserted between the characters to prevent ligation.</text:span></text:p>
      <text:p text:style-name="P101"/>
      <text:p text:style-name="P286"/>
      <text:p text:style-name="P343"><text:span text:style-name="T371">1</text:span>.<text:span text:style-name="T556">iii</text:span>. <text:span text:style-name="T371">The </text:span>Higher Numerals <text:span text:style-name="T557">(1,000 and above)</text:span></text:p>
      <text:p text:style-name="P280"><text:span text:style-name="T282"><text:tab/>Most of the higher numbers have variant historical forms, since there was a lack of </text:span><text:span text:style-name="T653">consensus</text:span><text:span text:style-name="T282"> and uniformity in the presentation of these infrequently-used (and often theoretical) numerals. </text:span><text:span text:style-name="T653">These alternative forms are provided via</text:span><text:span text:style-name="T282"> Stylistic Set</text:span><text:span text:style-name="T653">s</text:span><text:span text:style-name="T282"> (</text:span><text:span text:style-name="T233">ss01</text:span><text:span text:style-name="T282"> </text:span><text:span text:style-name="T653">and</text:span><text:span text:style-name="T282"> </text:span><text:span text:style-name="T233">ss02</text:span><text:span text:style-name="T282">)</text:span><text:span text:style-name="T556">. </text:span><text:span text:style-name="T430">[NOTE:</text:span><text:span text:style-name="T556">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 text:c="2"/></text:span><text:span text:style-name="T102">а҉ <text:s/></text:span><text:span text:style-name="T103">versus <text:s/></text:span><text:span text:style-name="T114">а҉ </text:span><text:span text:style-name="T103">.]</text:span></text:p>
      <text:p text:style-name="P275"><text:tab/>The higher numbers are as follows:</text:p>
      <text:p text:style-name="P283"/>
      <text:p text:style-name="P277"><text:span text:style-name="T413">A) The Thousands Sign</text:span> <text:span text:style-name="T558">(</text:span><text:span text:style-name="T320">ты</text:span><text:span text:style-name="T321">́</text:span><text:span text:style-name="T317">с</text:span><text:span text:style-name="T318">ѧща</text:span><text:span text:style-name="T558">)</text:span> can be rendered in two different ways: as a separate character (as it is always done in CS texts: <text:span text:style-name="T183">҂а</text:span>), or attached <text:span text:style-name="T649">(</text:span>ligated<text:span text:style-name="T649">)</text:span> to the following letter (<text:span text:style-name="T649">i.e., numeral</text:span>) which it “modifies”. <text:span text:style-name="T654">The attached form is provided via </text:span>Stylistic Set 1 <text:span text:style-name="T559">(</text:span><text:span text:style-name="T531">҂а</text:span><text:span text:style-name="T559">)</text:span>, while an alternate <text:span text:style-name="T654">attached </text:span>form <text:span text:style-name="T654">is provided via </text:span>Stylistic Set 2 <text:span text:style-name="T559">(</text:span><text:span text:style-name="T520">҂а</text:span><text:span text:style-name="T559">). </text:span><text:span text:style-name="T388">(See the table below.)</text:span></text:p>
      <text:p text:style-name="P276"><text:span text:style-name="T490"><text:tab/>As discussed </text:span><text:span text:style-name="T388">above</text:span><text:span text:style-name="T490">, most period manuscripts stretch the Titlo or Vzmet all the way across three or four </text:span><text:span text:style-name="T492">characters</text:span><text:span text:style-name="T490"> in the formation of larger </text:span><text:span text:style-name="T492">numerals</text:span><text:span text:style-name="T490">, but there is no </text:span><text:span text:style-name="T491">official </text:span><text:span text:style-name="T490">rule in this matter.</text:span></text:p>
      <text:p text:style-name="P296"><text:span text:style-name="T231"><text:tab/></text:span><text:span text:style-name="T261">The Middle Dot </text:span><text:span text:style-name="T263">can be</text:span><text:span text:style-name="T261"> used with the </text:span><text:span text:style-name="T287">numerals</text:span><text:span text:style-name="T261"> 1,000-9,999</text:span><text:span text:style-name="T263">, but the original source should always be one’s guide for usage. When an authentic model is lacking, we offer the following generic guideline: It makes more sense to use the Middle Dot only at the end of the </text:span><text:span text:style-name="T287">character</text:span><text:span text:style-name="T263"> sequence (for example: </text:span><text:span text:style-name="T189">҂а҃слд· </text:span><text:span text:style-name="T263">), since it it appears to be visually redundant as an initial </text:span><text:span text:style-name="T287">numeral</text:span><text:span text:style-name="T263"> marker (</text:span><text:span text:style-name="T261"> </text:span><text:span text:style-name="T189">·҂а҃слд· </text:span><text:span text:style-name="T263">); the Thousands Sign and the Titlo or Vzmet already indicate that this is a </text:span><text:span text:style-name="T287">numeral</text:span><text:span text:style-name="T263">.</text:span></text:p>
      <table:table table:name="Table13" table:style-name="Table13">
        <table:table-column table:style-name="Table13.A"/>
        <table:table-row>
          <table:table-cell table:style-name="Table13.A1" office:value-type="string">
            <text:p text:style-name="P304"><text:span text:style-name="T254">Thousand</text:span><text:span text:style-name="T255">s</text:span><text:span text:style-name="T254"> Sign: U+0482 </text:span><text:span text:style-name="T256">Cyrillic Thousands Sign</text:span><text:span text:style-name="T549"><text:tab/></text:span><text:span text:style-name="T178">҂</text:span></text:p>
            <text:p text:style-name="P335"><text:span text:style-name="T549">ss01: </text:span><text:span text:style-name="T550">(</text:span><text:span text:style-name="T549">just apply the ss01 to get ligated </text:span><text:span text:style-name="T550">forms)</text:span><text:span text:style-name="T551"><text:tab/></text:span><text:span text:style-name="T525">҂</text:span></text:p>
            <text:p text:style-name="P332"><text:span text:style-name="T109">ss</text:span><text:span text:style-name="T110">02</text:span><text:span text:style-name="T109">: </text:span><text:span text:style-name="T111">(alternate ligated forms)</text:span><text:span text:style-name="T109"><text:tab/></text:span><text:span text:style-name="T108">҂</text:span></text:p>
          </table:table-cell>
        </table:table-row>
        <table:table-row>
          <table:table-cell table:style-name="Table13.A2" office:value-type="string">
            <text:p text:style-name="P333"><text:span text:style-name="T164"><text:tab/></text:span><text:span text:style-name="T166">Value</text:span><text:span text:style-name="T164">:<text:tab/></text:span><text:span text:style-name="T166">1,000</text:span><text:span text:style-name="T167"><text:tab/></text:span><text:span text:style-name="T166">2,000<text:tab/>3,000<text:tab/>4,000<text:tab/>5,000<text:tab/>6,000<text:tab/>alt.<text:tab/>7,000<text:tab/>alt.<text:tab/>8,000<text:tab/>9,000</text:span></text:p>
            <text:p text:style-name="P303"><text:span text:style-name="T164">a</text:span><text:span text:style-name="T163">) With the Titlo:</text:span></text:p>
            <text:p text:style-name="P299"><text:span text:style-name="T164"><text:tab/>default:<text:tab/></text:span><text:span text:style-name="T178">҂</text:span><text:span text:style-name="T190">а҃</text:span><text:span text:style-name="T191">·</text:span><text:span text:style-name="T17"><text:tab/></text:span><text:span text:style-name="T178">҂</text:span><text:span text:style-name="T190">в҃</text:span><text:span text:style-name="T191">·</text:span><text:span text:style-name="T17"><text:tab/></text:span><text:span text:style-name="T178">҂</text:span><text:span text:style-name="T190">г҃</text:span><text:span text:style-name="T191">·</text:span><text:span text:style-name="T17"><text:tab/></text:span><text:span text:style-name="T178">҂</text:span><text:span text:style-name="T190">д҃</text:span><text:span text:style-name="T191">·</text:span><text:span text:style-name="T17"><text:tab/></text:span><text:span text:style-name="T178">҂</text:span><text:span text:style-name="T190">е҃</text:span><text:span text:style-name="T191">·</text:span><text:span text:style-name="T17"><text:tab/></text:span><text:span text:style-name="T178">҂</text:span><text:span text:style-name="T190">ѕ҃</text:span><text:span text:style-name="T191">·</text:span><text:span text:style-name="T17"><text:tab/></text:span><text:span text:style-name="T178">҂</text:span><text:span text:style-name="T190">ꙅ҃</text:span><text:span text:style-name="T191">·</text:span><text:span text:style-name="T17"><text:tab/></text:span><text:span text:style-name="T178">҂</text:span><text:span text:style-name="T190">ꙁ҃</text:span><text:span text:style-name="T191">·</text:span><text:span text:style-name="T17"><text:tab/></text:span><text:span text:style-name="T178">҂</text:span><text:span text:style-name="T190">з҃</text:span><text:span text:style-name="T191">·</text:span><text:span text:style-name="T17"><text:tab/></text:span><text:span text:style-name="T178">҂</text:span><text:span text:style-name="T190">и҃</text:span><text:span text:style-name="T191">·</text:span><text:span text:style-name="T17"><text:tab/></text:span><text:span text:style-name="T178">҂</text:span><text:span text:style-name="T190">ѳ҃</text:span><text:span text:style-name="T191">·</text:span></text:p>
            <text:p text:style-name="P334"><text:span text:style-name="T164"><text:tab/>sso1:</text:span><text:span text:style-name="T165"><text:tab/></text:span><text:span text:style-name="T532">҂</text:span><text:span text:style-name="T533">а҃</text:span><text:span text:style-name="T534">·</text:span><text:span text:style-name="T535"><text:tab/></text:span><text:span text:style-name="T532">҂</text:span><text:span text:style-name="T533">в҃</text:span><text:span text:style-name="T534">·</text:span><text:span text:style-name="T535"><text:tab/></text:span><text:span text:style-name="T532">҂</text:span><text:span text:style-name="T533">г҃</text:span><text:span text:style-name="T534">·</text:span><text:span text:style-name="T535"><text:tab/></text:span><text:span text:style-name="T532">҂</text:span><text:span text:style-name="T533">д҃</text:span><text:span text:style-name="T534">·</text:span><text:span text:style-name="T535"><text:tab/></text:span><text:span text:style-name="T532">҂</text:span><text:span text:style-name="T533">е҃</text:span><text:span text:style-name="T534">·</text:span><text:span text:style-name="T535"><text:tab/></text:span><text:span text:style-name="T532">҂</text:span><text:span text:style-name="T533">ѕ҃</text:span><text:span text:style-name="T534">·</text:span><text:span text:style-name="T535"><text:tab/></text:span><text:span text:style-name="T532">҂</text:span><text:span text:style-name="T533">ꙅ҃</text:span><text:span text:style-name="T534">·</text:span><text:span text:style-name="T535"><text:tab/></text:span><text:span text:style-name="T532">҂</text:span><text:span text:style-name="T533">ꙁ҃</text:span><text:span text:style-name="T534">·</text:span><text:span text:style-name="T535"><text:tab/></text:span><text:span text:style-name="T532">҂</text:span><text:span text:style-name="T533">з҃</text:span><text:span text:style-name="T534">·</text:span><text:span text:style-name="T535"><text:tab/></text:span><text:span text:style-name="T532">҂</text:span><text:span text:style-name="T533">и҃</text:span><text:span text:style-name="T534">·</text:span><text:span text:style-name="T535"><text:tab/></text:span><text:span text:style-name="T532">҂</text:span><text:span text:style-name="T533">ѳ҃</text:span><text:span text:style-name="T534">·</text:span></text:p>
            <text:p text:style-name="P319"><text:span text:style-name="T174"><text:tab/>ss</text:span><text:span text:style-name="T175">0</text:span><text:span text:style-name="T174">2:<text:tab/></text:span><text:span text:style-name="T517">҂</text:span><text:span text:style-name="T518">а҃</text:span><text:span text:style-name="T519">·</text:span><text:span text:style-name="T516"><text:tab/></text:span><text:span text:style-name="T517">҂</text:span><text:span text:style-name="T518">в҃</text:span><text:span text:style-name="T519">·</text:span><text:span text:style-name="T516"><text:tab/></text:span><text:span text:style-name="T517">҂</text:span><text:span text:style-name="T518">г҃</text:span><text:span text:style-name="T519">·</text:span><text:span text:style-name="T516"><text:tab/></text:span><text:span text:style-name="T517">҂</text:span><text:span text:style-name="T518">д҃</text:span><text:span text:style-name="T519">·</text:span><text:span text:style-name="T516"><text:tab/></text:span><text:span text:style-name="T517">҂</text:span><text:span text:style-name="T518">е҃</text:span><text:span text:style-name="T519">·</text:span><text:span text:style-name="T516"><text:tab/></text:span><text:span text:style-name="T517">҂</text:span><text:span text:style-name="T518">ѕ҃</text:span><text:span text:style-name="T519">·</text:span><text:span text:style-name="T516"><text:tab/></text:span><text:span text:style-name="T517">҂</text:span><text:span text:style-name="T518">ꙅ҃</text:span><text:span text:style-name="T519">·</text:span><text:span text:style-name="T516"><text:tab/></text:span><text:span text:style-name="T517">҂</text:span><text:span text:style-name="T518">ꙁ҃</text:span><text:span text:style-name="T519">·</text:span><text:span text:style-name="T516"><text:tab/></text:span><text:span text:style-name="T517">҂</text:span><text:span text:style-name="T518">з҃</text:span><text:span text:style-name="T519">·</text:span><text:span text:style-name="T516"><text:tab/></text:span><text:span text:style-name="T517">҂</text:span><text:span text:style-name="T518">и҃</text:span><text:span text:style-name="T519">·</text:span><text:span text:style-name="T516"><text:tab/></text:span><text:span text:style-name="T517">҂</text:span><text:span text:style-name="T518">ѳ҃</text:span><text:span text:style-name="T519">·</text:span></text:p>
            <text:p text:style-name="P305">b) With the Vzmet:</text:p>
            <text:p text:style-name="P299"><text:span text:style-name="T164"><text:tab/>default:<text:tab/></text:span><text:span text:style-name="T178">҂</text:span><text:span text:style-name="T191">а꙯·</text:span><text:span text:style-name="T17"><text:tab/></text:span><text:span text:style-name="T178">҂</text:span><text:span text:style-name="T191">в꙯·</text:span><text:span text:style-name="T17"><text:tab/></text:span><text:span text:style-name="T178">҂</text:span><text:span text:style-name="T191">г꙯·</text:span><text:span text:style-name="T17"><text:tab/></text:span><text:span text:style-name="T178">҂</text:span><text:span text:style-name="T191">д꙯·</text:span><text:span text:style-name="T17"><text:tab/></text:span><text:span text:style-name="T178">҂</text:span><text:span text:style-name="T191">е꙯·</text:span><text:span text:style-name="T17"><text:tab/></text:span><text:span text:style-name="T178">҂</text:span><text:span text:style-name="T191">ѕ꙯·</text:span><text:span text:style-name="T17"><text:tab/></text:span><text:span text:style-name="T178">҂</text:span><text:span text:style-name="T191">ꙅ꙯·</text:span><text:span text:style-name="T17"><text:tab/></text:span><text:span text:style-name="T178">҂</text:span><text:span text:style-name="T191">ꙁ꙯·</text:span><text:span text:style-name="T17"><text:tab/></text:span><text:span text:style-name="T178">҂</text:span><text:span text:style-name="T191">з꙯·</text:span><text:span text:style-name="T17"><text:tab/></text:span><text:span text:style-name="T178">҂</text:span><text:span text:style-name="T191">и꙯·</text:span><text:span text:style-name="T17"><text:tab/></text:span><text:span text:style-name="T178">҂</text:span><text:span text:style-name="T191">ѳ꙯·</text:span></text:p>
            <text:p text:style-name="P334"><text:span text:style-name="T164"><text:tab/>sso1:</text:span><text:span text:style-name="T165"><text:tab/></text:span><text:span text:style-name="T532">҂</text:span><text:span text:style-name="T534">а꙯·</text:span><text:span text:style-name="T535"><text:tab/></text:span><text:span text:style-name="T532">҂</text:span><text:span text:style-name="T534">в꙯·</text:span><text:span text:style-name="T535"><text:tab/></text:span><text:span text:style-name="T532">҂</text:span><text:span text:style-name="T534">г꙯·</text:span><text:span text:style-name="T535"><text:tab/></text:span><text:span text:style-name="T532">҂</text:span><text:span text:style-name="T534">д꙯·</text:span><text:span text:style-name="T535"><text:tab/></text:span><text:span text:style-name="T532">҂</text:span><text:span text:style-name="T534">е꙯·</text:span><text:span text:style-name="T535"><text:tab/></text:span><text:span text:style-name="T532">҂</text:span><text:span text:style-name="T534">ѕ꙯·</text:span><text:span text:style-name="T535"><text:tab/></text:span><text:span text:style-name="T532">҂</text:span><text:span text:style-name="T534">ꙅ꙯·</text:span><text:span text:style-name="T535"><text:tab/></text:span><text:span text:style-name="T532">҂</text:span><text:span text:style-name="T534">ꙁ꙯·</text:span><text:span text:style-name="T535"><text:tab/></text:span><text:span text:style-name="T532">҂</text:span><text:span text:style-name="T534">з꙯·</text:span><text:span text:style-name="T535"><text:tab/></text:span><text:span text:style-name="T532">҂</text:span><text:span text:style-name="T534">и꙯·</text:span><text:span text:style-name="T535"><text:tab/></text:span><text:span text:style-name="T532">҂</text:span><text:span text:style-name="T534">ѳ꙯·</text:span></text:p>
            <text:p text:style-name="P320"><text:span text:style-name="T174"><text:tab/>ss</text:span><text:span text:style-name="T175">0</text:span><text:span text:style-name="T174">2:<text:tab/></text:span><text:span text:style-name="T517">҂</text:span><text:span text:style-name="T519">а꙯·</text:span><text:span text:style-name="T516"><text:tab/></text:span><text:span text:style-name="T517">҂</text:span><text:span text:style-name="T519">в꙯·</text:span><text:span text:style-name="T516"><text:tab/></text:span><text:span text:style-name="T517">҂</text:span><text:span text:style-name="T519">г꙯·</text:span><text:span text:style-name="T516"><text:tab/></text:span><text:span text:style-name="T517">҂</text:span><text:span text:style-name="T519">д꙯·</text:span><text:span text:style-name="T516"><text:tab/></text:span><text:span text:style-name="T517">҂</text:span><text:span text:style-name="T519">е꙯·</text:span><text:span text:style-name="T516"><text:tab/></text:span><text:span text:style-name="T517">҂</text:span><text:span text:style-name="T519">ѕ꙯·</text:span><text:span text:style-name="T516"><text:tab/></text:span><text:span text:style-name="T517">҂</text:span><text:span text:style-name="T519">ꙅ꙯·</text:span><text:span text:style-name="T516"><text:tab/></text:span><text:span text:style-name="T517">҂</text:span><text:span text:style-name="T519">ꙁ꙯·</text:span><text:span text:style-name="T516"><text:tab/></text:span><text:span text:style-name="T517">҂</text:span><text:span text:style-name="T519">з꙯·</text:span><text:span text:style-name="T516"><text:tab/></text:span><text:span text:style-name="T517">҂</text:span><text:span text:style-name="T519">и꙯·</text:span><text:span text:style-name="T516"><text:tab/></text:span><text:span text:style-name="T517">҂</text:span><text:span text:style-name="T519">ѳ꙯·</text:span></text:p>
          </table:table-cell>
        </table:table-row>
      </table:table>
      <text:p text:style-name="P311"/>
      <text:p text:style-name="P310"/>
      <text:p text:style-name="P310"/>
      <text:p text:style-name="P321"><text:soft-page-break/><text:span text:style-name="T416">B) </text:span><text:span text:style-name="T417">T</text:span><text:span text:style-name="T413">he Ten Thousands Sign</text:span> <text:span text:style-name="T558">(</text:span><text:span text:style-name="T185">тма</text:span><text:span text:style-name="T141">̀</text:span><text:span text:style-name="T319">, </text:span><text:span text:style-name="T185">тьма</text:span><text:span text:style-name="T141">̀</text:span><text:span text:style-name="T558">)</text:span>, <text:span text:style-name="T561">as well as</text:span> all of the following symbols, <text:span text:style-name="T654">are entered following the character that they modify, since they </text:span>combine with <text:span text:style-name="T654">(or attach to)</text:span> the <text:span text:style-name="T654">preceding</text:span> <text:span text:style-name="T654">character.</text:span></text:p>
      <text:p text:style-name="P327"><text:span text:style-name="T346"><text:tab/></text:span><text:span text:style-name="T357">Stylistic Set 1 offers</text:span><text:span text:style-name="T343"> </text:span><text:span text:style-name="T346">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91"><text:span text:style-name="T290">Ten </text:span><text:span text:style-name="T289">Thousand</text:span><text:span text:style-name="T291">s</text:span><text:span text:style-name="T289"> Sign: U+</text:span><text:span text:style-name="T290">20DD </text:span><text:span text:style-name="T292">Combining Enclosing Circle</text:span><text:tab/><text:span text:style-name="T138">⃝</text:span></text:p>
            <text:p text:style-name="P336">ss01:<text:span text:style-name="T456"><text:tab/></text:span><text:span text:style-name="T526">⃝</text:span></text:p>
          </table:table-cell>
        </table:table-row>
        <table:table-row>
          <table:table-cell table:style-name="Table14.A2" office:value-type="string">
            <text:p text:style-name="P313"><text:span text:style-name="T164"><text:tab/>default:<text:tab/></text:span><text:span text:style-name="T368">а⃝<text:tab/>в⃝<text:tab/>г⃝<text:tab/>д⃝<text:tab/>е⃝<text:tab/>ѕ⃝<text:tab/>ꙅ⃝<text:tab/>ꙁ⃝<text:tab/>з⃝<text:tab/>и⃝<text:tab/>ѳ⃝</text:span></text:p>
            <text:p text:style-name="P313"><text:span text:style-name="T164"><text:tab/></text:span><text:span text:style-name="T168">sso1</text:span><text:span text:style-name="T164">:<text:tab/></text:span><text:span text:style-name="T535">а⃝<text:tab/>в⃝<text:tab/>г⃝<text:tab/>д⃝<text:tab/>е⃝<text:tab/>ѕ⃝<text:tab/>ꙅ⃝<text:tab/>ꙁ⃝<text:tab/>з⃝<text:tab/>и⃝<text:tab/>ѳ⃝</text:span></text:p>
          </table:table-cell>
        </table:table-row>
      </table:table>
      <text:p text:style-name="P328"/>
      <text:p text:style-name="P322"><text:span text:style-name="T413">C) </text:span><text:span text:style-name="T417">T</text:span><text:span text:style-name="T413">he Hundred Thousands Sign</text:span> <text:span text:style-name="T558">(</text:span><text:span text:style-name="T186">легеѡ</text:span><text:span text:style-name="T142">́</text:span><text:span text:style-name="T186">нъ or несвѣ</text:span><text:span text:style-name="T142">́</text:span><text:span text:style-name="T186">дь</text:span><text:span text:style-name="T558">)</text:span> functions <text:span text:style-name="T654">analogously to </text:span>the previous character.</text:p>
      <table:table table:name="Table2" table:style-name="Table2">
        <table:table-column table:style-name="Table2.A"/>
        <table:table-row>
          <table:table-cell table:style-name="Table2.A1" office:value-type="string">
            <text:p text:style-name="P292"><text:span text:style-name="T293">Hundred</text:span><text:span text:style-name="T290"> </text:span><text:span text:style-name="T289">Thousand</text:span><text:span text:style-name="T291">s</text:span><text:span text:style-name="T289"> Sign: U+</text:span><text:span text:style-name="T293">0488 </text:span><text:span text:style-name="T292">Combining Cyrillic Hundred Thousands Sign</text:span><text:tab/><text:span text:style-name="T138">҈</text:span></text:p>
            <text:p text:style-name="P337">ss01:<text:span text:style-name="T456"><text:tab/></text:span><text:span text:style-name="T526">҈</text:span></text:p>
          </table:table-cell>
        </table:table-row>
        <table:table-row>
          <table:table-cell table:style-name="Table2.A2" office:value-type="string">
            <text:p text:style-name="P314"><text:span text:style-name="T164"><text:tab/>default:<text:tab/></text:span><text:span text:style-name="T179">а҈<text:tab/>в҈<text:tab/>г҈<text:tab/>д҈<text:tab/>е҈<text:tab/>ѕ҈<text:tab/>ꙅ҈<text:tab/>ꙁ҈<text:tab/>з҈<text:tab/>и҈<text:tab/>ѳ҈</text:span></text:p>
            <text:p text:style-name="P314"><text:span text:style-name="T164"><text:tab/></text:span><text:span text:style-name="T169">ss01</text:span><text:span text:style-name="T164">:<text:tab/></text:span><text:span text:style-name="T535">а҈<text:tab/>в҈<text:tab/>г҈<text:tab/>д҈<text:tab/>е҈<text:tab/>ѕ҈<text:tab/>ꙅ҈<text:tab/>ꙁ҈<text:tab/>з҈<text:tab/>и҈<text:tab/>ѳ҈</text:span></text:p>
          </table:table-cell>
        </table:table-row>
      </table:table>
      <text:p text:style-name="P329"/>
      <text:p text:style-name="P324"><text:span text:style-name="T413">D) The Millions Sign</text:span> <text:span text:style-name="T558">(</text:span><text:span text:style-name="T186">леѡ</text:span><text:span text:style-name="T142">́</text:span><text:span text:style-name="T186">дръ</text:span><text:span text:style-name="T558">)</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93"><text:span text:style-name="T294">Millions</text:span><text:span text:style-name="T290"> </text:span><text:span text:style-name="T289">Sign: U+</text:span><text:span text:style-name="T293">048</text:span><text:span text:style-name="T292">9 Combining Cyrillic Millions Sign</text:span><text:tab/><text:span text:style-name="T138">҉</text:span></text:p>
            <text:p text:style-name="P338">ss01:<text:span text:style-name="T456"><text:tab/></text:span><text:span text:style-name="T526">҉</text:span></text:p>
            <text:p text:style-name="P338"><text:span text:style-name="T526">ss0</text:span><text:span text:style-name="T528">2</text:span><text:span text:style-name="T526">:</text:span><text:span text:style-name="T527"><text:tab/></text:span><text:span text:style-name="T521">҉</text:span></text:p>
          </table:table-cell>
        </table:table-row>
        <table:table-row>
          <table:table-cell table:style-name="Table3.A2" office:value-type="string">
            <text:p text:style-name="P315"><text:span text:style-name="T164"><text:tab/>default:<text:tab/></text:span><text:span text:style-name="T179">а҉<text:tab/>в҉<text:tab/>г҉<text:tab/>д҉<text:tab/>е҉<text:tab/>ѕ҉<text:tab/>ꙅ҉<text:tab/>ꙁ҉<text:tab/>з҉<text:tab/>и҉<text:tab/>ѳ҉</text:span></text:p>
            <text:p text:style-name="P315"><text:span text:style-name="T164"><text:tab/></text:span><text:span text:style-name="T170">ss01</text:span><text:span text:style-name="T164">:<text:tab/></text:span><text:span text:style-name="T535">а҉<text:tab/>в҉<text:tab/>г҉<text:tab/>д҉<text:tab/>е҉<text:tab/>ѕ҉<text:tab/>ꙅ҉<text:tab/>ꙁ҉<text:tab/>з҉<text:tab/>и҉<text:tab/>ѳ҉</text:span></text:p>
            <text:p text:style-name="P315"><text:span text:style-name="T164"><text:tab/></text:span><text:span text:style-name="T170">ss02</text:span><text:span text:style-name="T164">:<text:tab/></text:span><text:span text:style-name="T522">а҉<text:tab/>в҉<text:tab/>г҉<text:tab/>д҉<text:tab/>е҉<text:tab/>ѕ҉<text:tab/>ꙅ҉<text:tab/>ꙁ҉<text:tab/>з҉<text:tab/>и҉<text:tab/>ѳ҉</text:span></text:p>
          </table:table-cell>
        </table:table-row>
      </table:table>
      <text:p text:style-name="P330"/>
      <text:p text:style-name="P281"><text:span text:style-name="T413">E) The Ten Millions Sign</text:span> <text:span text:style-name="T558">(</text:span><text:span text:style-name="T186">вра</text:span><text:span text:style-name="T142">́</text:span><text:span text:style-name="T186">нъ </text:span><text:span text:style-name="T187">or </text:span><text:span text:style-name="T186">в</text:span><text:span text:style-name="T187">о</text:span><text:span text:style-name="T143">́</text:span><text:span text:style-name="T187">ронъ</text:span><text:span text:style-name="T558">)</text:span> likewise has two alternate forms (Stylistic Sets 1 and 2).</text:p>
      <table:table table:name="Table4" table:style-name="Table4">
        <table:table-column table:style-name="Table4.A"/>
        <table:table-row>
          <table:table-cell table:style-name="Table4.A1" office:value-type="string">
            <text:p text:style-name="P294"><text:span text:style-name="T295">Ten </text:span><text:span text:style-name="T294">Millions</text:span><text:span text:style-name="T289"> Sign: U+</text:span><text:span text:style-name="T292">A670 Combining Cyrillic Ten Millions Sign</text:span><text:tab/><text:span text:style-name="T138">꙰</text:span></text:p>
            <text:p text:style-name="P339">ss01:<text:span text:style-name="T456"><text:tab/></text:span><text:span text:style-name="T526">꙰</text:span></text:p>
            <text:p text:style-name="P339"><text:span text:style-name="T526">ss0</text:span><text:span text:style-name="T528">2</text:span><text:span text:style-name="T526">:</text:span><text:span text:style-name="T527"><text:tab/></text:span><text:span text:style-name="T521">꙰</text:span></text:p>
          </table:table-cell>
        </table:table-row>
        <table:table-row>
          <table:table-cell table:style-name="Table4.A2" office:value-type="string">
            <text:p text:style-name="P316"><text:span text:style-name="T164"><text:tab/>default:<text:tab/></text:span><text:span text:style-name="T179">а꙰<text:tab/>в꙰<text:tab/>г꙰<text:tab/>д꙰<text:tab/>е꙰<text:tab/>ѕ꙰<text:tab/>ꙅ꙰<text:tab/>ꙁ꙰<text:tab/>з꙰<text:tab/>и꙰<text:tab/>ѳ꙰</text:span></text:p>
            <text:p text:style-name="P316"><text:span text:style-name="T164"><text:tab/></text:span><text:span text:style-name="T171">ss01</text:span><text:span text:style-name="T164">:<text:tab/></text:span><text:span text:style-name="T535">а꙰<text:tab/>в꙰<text:tab/>г꙰<text:tab/>д꙰<text:tab/>е꙰<text:tab/>ѕ꙰<text:tab/>ꙅ꙰<text:tab/>ꙁ꙰<text:tab/>з꙰<text:tab/>и꙰<text:tab/>ѳ꙰</text:span></text:p>
            <text:p text:style-name="P316"><text:span text:style-name="T164"><text:tab/></text:span><text:span text:style-name="T171">ss02</text:span><text:span text:style-name="T164">:<text:tab/></text:span><text:span text:style-name="T522">а꙰<text:tab/>в꙰<text:tab/>г꙰<text:tab/>д꙰<text:tab/>е꙰<text:tab/>ѕ꙰<text:tab/>ꙅ꙰<text:tab/>ꙁ꙰<text:tab/>з꙰<text:tab/>и꙰<text:tab/>ѳ꙰</text:span></text:p>
          </table:table-cell>
        </table:table-row>
      </table:table>
      <text:p text:style-name="P326"/>
      <text:p text:style-name="P326"><text:soft-page-break/></text:p>
      <text:p text:style-name="P325"><text:span text:style-name="T413">F) The Hundred Millions Sign</text:span> <text:span text:style-name="T558">(</text:span><text:span text:style-name="T187">коло</text:span><text:span text:style-name="T143">́</text:span><text:span text:style-name="T187">да</text:span><text:span text:style-name="T558">)</text:span> also has two alternate forms (Stylistic Sets 1 and 2).</text:p>
      <table:table table:name="Table5" table:style-name="Table5">
        <table:table-column table:style-name="Table5.A"/>
        <table:table-row>
          <table:table-cell table:style-name="Table5.A1" office:value-type="string">
            <text:p text:style-name="P294"><text:span text:style-name="T295">Hundred </text:span><text:span text:style-name="T294">Millions</text:span><text:span text:style-name="T289"> Sign: U+</text:span><text:span text:style-name="T295">A671 </text:span><text:span text:style-name="T292">Combining Cyrillic Hundred Millions Sign</text:span><text:tab/><text:span text:style-name="T138">꙱</text:span></text:p>
            <text:p text:style-name="P339">ss01:<text:span text:style-name="T456"><text:tab/></text:span><text:span text:style-name="T526">꙱</text:span></text:p>
            <text:p text:style-name="P339"><text:span text:style-name="T526">ss0</text:span><text:span text:style-name="T528">2</text:span><text:span text:style-name="T526">:</text:span><text:span text:style-name="T527"><text:tab/></text:span><text:span text:style-name="T521">꙱</text:span></text:p>
          </table:table-cell>
        </table:table-row>
        <table:table-row>
          <table:table-cell table:style-name="Table5.A2" office:value-type="string">
            <text:p text:style-name="P317"><text:span text:style-name="T164"><text:tab/>default:<text:tab/></text:span><text:span text:style-name="T179">а꙱<text:tab/>в꙱<text:tab/>г꙱<text:tab/>д꙱<text:tab/>е꙱<text:tab/>ѕ꙱<text:tab/>ꙅ꙱<text:tab/>ꙁ꙱<text:tab/>з꙱<text:tab/>и꙱<text:tab/>ѳ꙱</text:span></text:p>
            <text:p text:style-name="P317"><text:span text:style-name="T164"><text:tab/></text:span><text:span text:style-name="T172">ss01</text:span><text:span text:style-name="T164">:<text:tab/></text:span><text:span text:style-name="T535">а꙱<text:tab/>в꙱<text:tab/>г꙱<text:tab/>д꙱<text:tab/>е꙱<text:tab/>ѕ꙱<text:tab/>ꙅ꙱<text:tab/>ꙁ꙱<text:tab/>з꙱<text:tab/>и꙱<text:tab/>ѳ꙱</text:span></text:p>
            <text:p text:style-name="P317"><text:span text:style-name="T164"><text:tab/></text:span><text:span text:style-name="T172">ss02</text:span><text:span text:style-name="T164">:<text:tab/></text:span><text:span text:style-name="T522">а꙱<text:tab/>в꙱<text:tab/>г꙱<text:tab/>д꙱<text:tab/>е꙱<text:tab/>ѕ꙱<text:tab/>ꙅ꙱<text:tab/>ꙁ꙱<text:tab/>з꙱<text:tab/>и꙱<text:tab/>ѳ꙱</text:span></text:p>
          </table:table-cell>
        </table:table-row>
      </table:table>
      <text:p text:style-name="P331"/>
      <text:p text:style-name="P323"><text:span text:style-name="T413">G) The </text:span><text:span text:style-name="T422">Thousan</text:span><text:span text:style-name="T413">d Millions Sign</text:span> <text:span text:style-name="T558">(</text:span><text:span text:style-name="T187">тма</text:span><text:span text:style-name="T143">̀ </text:span><text:span text:style-name="T187">те</text:span><text:span text:style-name="T143">́</text:span><text:span text:style-name="T187">мъ, тьма</text:span><text:span text:style-name="T143">̀ </text:span><text:span text:style-name="T187">те</text:span><text:span text:style-name="T143">́</text:span><text:span text:style-name="T187">мъ</text:span><text:span text:style-name="T558">)</text:span> also has two alternate forms (Stylistic Sets 1 and 2). <text:span text:style-name="T562">While these numbers can be found in a few grammar books, there is disagreement regarding their usage. (It appears that the only original textual evidence of its use is in a list of numbers, where one thousand million is oddly presented </text:span><text:span text:style-name="T112">as <text:s/></text:span><text:span text:style-name="T113">ы꙲</text:span><text:span text:style-name="T115"> </text:span><text:span text:style-name="T116">.</text:span><text:span text:style-name="T562">)</text:span></text:p>
      <table:table table:name="Table6" table:style-name="Table6">
        <table:table-column table:style-name="Table6.A"/>
        <table:table-row>
          <table:table-cell table:style-name="Table6.A1" office:value-type="string">
            <text:p text:style-name="P295"><text:span text:style-name="T296">Thousand</text:span><text:span text:style-name="T295"> </text:span><text:span text:style-name="T294">Millions</text:span><text:span text:style-name="T289"> Sign: U+</text:span><text:span text:style-name="T295">A67</text:span><text:span text:style-name="T296">2 </text:span><text:span text:style-name="T292">Combining Cyrillic Thousand Millions Sign</text:span><text:tab/><text:span text:style-name="T192">꙲<text:tab/></text:span><text:span text:style-name="T193">ы꙲</text:span></text:p>
            <text:p text:style-name="P340">ss01:<text:span text:style-name="T456"><text:tab/></text:span><text:span text:style-name="T529">꙲<text:tab/></text:span><text:span text:style-name="T530">ы꙲</text:span></text:p>
            <text:p text:style-name="P341"><text:span text:style-name="T535">ss0</text:span><text:span text:style-name="T536">2</text:span><text:span text:style-name="T535">:</text:span><text:span text:style-name="T537"><text:tab/></text:span><text:span text:style-name="T522">꙲<text:tab/></text:span><text:span text:style-name="T523">ы꙲</text:span></text:p>
          </table:table-cell>
        </table:table-row>
        <table:table-row>
          <table:table-cell table:style-name="Table6.A2" office:value-type="string">
            <text:p text:style-name="P318"><text:span text:style-name="T164"><text:tab/>default:<text:tab/></text:span><text:span text:style-name="T179">а꙲<text:tab/>в꙲<text:tab/>г꙲<text:tab/>д꙲<text:tab/>е꙲<text:tab/>ѕ꙲<text:tab/>ꙅ꙲<text:tab/>ꙁ꙲<text:tab/>з꙲<text:tab/>и꙲<text:tab/>ѳ꙲</text:span></text:p>
            <text:p text:style-name="P318"><text:span text:style-name="T164"><text:tab/></text:span><text:span text:style-name="T173">ss01</text:span><text:span text:style-name="T164">:<text:tab/></text:span><text:span text:style-name="T535">а꙲<text:tab/>в꙲<text:tab/>г꙲<text:tab/>д꙲<text:tab/>е꙲<text:tab/>ѕ꙲<text:tab/>ꙅ꙲<text:tab/>ꙁ꙲<text:tab/>з꙲<text:tab/>и꙲<text:tab/>ѳ꙲</text:span></text:p>
            <text:p text:style-name="P318"><text:span text:style-name="T164"><text:tab/></text:span><text:span text:style-name="T173">ss02</text:span><text:span text:style-name="T164">:<text:tab/></text:span><text:span text:style-name="T522">а꙲<text:tab/>в꙲<text:tab/>г꙲<text:tab/>д꙲<text:tab/>е꙲<text:tab/>ѕ꙲<text:tab/>ꙅ꙲<text:tab/>ꙁ꙲<text:tab/>з꙲<text:tab/>и꙲<text:tab/>ѳ꙲</text:span></text:p>
          </table:table-cell>
        </table:table-row>
      </table:table>
      <text:p text:style-name="P312"/>
      <text:p text:style-name="P263"/>
      <text:p text:style-name="P344"><text:span text:style-name="T563">2. </text:span>Additional lookups <text:span text:style-name="T655">for Old Church Slavonic</text:span> used in the Shafarik font:</text:p>
      <text:p text:style-name="P260"><text:span text:style-name="T563">2.1. A precomposed form of U+0456 Cyrillic Byelorussian-Ukrainian I with titlo</text:span>:</text:p>
      <text:p text:style-name="P254"><text:tab/>і + <text:span text:style-name="T547">◌҃ <text:s/>&gt; і҃</text:span></text:p>
      <text:p text:style-name="P259"><text:span text:style-name="T423">2.2. </text:span><text:span text:style-name="T431">Variant forms of some characters are available via Stylistic Alternates (</text:span><text:span text:style-name="T424">SALT</text:span><text:span text:style-name="T431">) feature</text:span><text:span text:style-name="T541"> (in LibreOffice, change the font name to “Shafarik:salt”)</text:span></text:p>
      <text:p text:style-name="P253"><text:tab/>Нн Чч Ꙑꙑ Ѥѥ Ꙙꙙ &gt; <text:s/><text:span text:style-name="T442">Нн Чч Ꙑꙑ Ѥѥ Ꙙꙙ</text:span></text:p>
      <text:p text:style-name="P261"><text:span text:style-name="T563">2.3. </text:span>Additional <text:span text:style-name="T412">ligatures</text:span> <text:span text:style-name="T655">are </text:span>formed by inserting the Zero Width Joiner (<text:span text:style-name="T542">U+200D):</text:span><text:span text:style-name="T542"><text:note text:id="ftn5" text:note-class="footnote"><text:note-citation>5</text:note-citation><text:note-body><text:p text:style-name="P108"><text:span text:style-name="T566">) When typesetting texts in LibreOffice, i</text:span>t seems that adding <text:span text:style-name="T566">the Zero Width Joiner</text:span> from the character picker does not work (a bug in LibreOffice!). <text:span text:style-name="T566">One</text:span> can enter <text:span text:style-name="T666">the character</text:span> by codepoint by typing Ctrl+Shift+U, then 200D, <text:span text:style-name="T666">Enter</text:span>, or from <text:span text:style-name="T566">the </text:span>Russian Extended Keyboard layout by typing Alt+Shift 1. <text:span text:style-name="T666">See the keyboard documentation for more information.</text:span></text:p></text:note-body></text:note></text:span></text:p>
      <text:p text:style-name="P256"><text:tab/><text:span text:style-name="T524">Н‍Г, н‍г<text:tab/></text:span><text:span text:style-name="T543">Н </text:span><text:span text:style-name="T544">+ ZWJ + </text:span><text:span text:style-name="T543">Г</text:span><text:span text:style-name="T538"> ; </text:span><text:span text:style-name="T543">н </text:span><text:span text:style-name="T544">+ ZWJ + </text:span><text:span text:style-name="T543">г<text:tab/></text:span><text:span text:style-name="T545">ан‍г҃лъ</text:span></text:p>
      <text:p text:style-name="P257"><text:span text:style-name="T132"><text:tab/></text:span><text:span text:style-name="T524">а‍у<text:tab/></text:span><text:span text:style-name="T17">а </text:span><text:span text:style-name="T546">+ ZWJ + </text:span><text:span text:style-name="T17">у<text:tab/></text:span><text:span text:style-name="T567">р</text:span><text:span text:style-name="T322">а‍у</text:span><text:span text:style-name="T196">ⷣ</text:span><text:span text:style-name="T195">исѧ</text:span></text:p>
      <text:p text:style-name="P258"><text:span text:style-name="T448"><text:tab/></text:span><text:span text:style-name="T447">л‍у<text:tab/></text:span><text:span text:style-name="T446">л </text:span><text:span text:style-name="T449">+ </text:span><text:span text:style-name="T450">ZWJ</text:span><text:span text:style-name="T449"> + </text:span><text:span text:style-name="T446">у<text:tab/></text:span><text:span text:style-name="T453">алли</text:span><text:span text:style-name="T452">л‍у</text:span><text:span text:style-name="T451">їꙗ</text:span></text:p>
      <text:p text:style-name="P257"><text:span text:style-name="T447"><text:tab/>т‍в<text:tab/></text:span><text:span text:style-name="T446">т </text:span><text:span text:style-name="T449">+ </text:span><text:span text:style-name="T450">ZWJ</text:span><text:span text:style-name="T449"> + </text:span><text:span text:style-name="T446">в<text:tab/></text:span><text:span text:style-name="T453">со</text:span><text:span text:style-name="T452">т‍в</text:span><text:span text:style-name="T453">ори</text:span></text:p>
      <text:p text:style-name="P262"><text:span text:style-name="T563">2.4. Double-titla </text:span><text:span text:style-name="T458">(two idiomatic u</text:span><text:span text:style-name="T472">s</text:span><text:span text:style-name="T458">ages </text:span><text:span text:style-name="T459">for specific words, </text:span><text:span text:style-name="T460">and one generic usage</text:span><text:span text:style-name="T458">):</text:span></text:p>
      <text:p text:style-name="P255"><text:tab/><text:span text:style-name="T144">◌</text:span><text:span text:style-name="T194">ⷣꙵ</text:span><text:span text:style-name="T524"><text:tab/></text:span><text:span text:style-name="T144">◌</text:span><text:span text:style-name="T194">ⷣ</text:span><text:span text:style-name="T542"> + </text:span><text:span text:style-name="T144">◌ꙵ<text:tab/>раⷣꙵ</text:span></text:p>
      <text:p text:style-name="P255"><text:tab/><text:span text:style-name="T564">◌ⷪⷪ҇</text:span><text:span text:style-name="T524"><text:tab/></text:span><text:span text:style-name="T564">◌ⷪ + ◌ⷪ + ◌҇<text:tab/>прⷪⷪ҇ркъ</text:span></text:p>
      <text:p text:style-name="P306"><text:span text:style-name="T125"><text:tab/>◌</text:span><text:span text:style-name="T104">ⷪ</text:span><text:span text:style-name="T105">ꙷ҇</text:span><text:span text:style-name="T126"><text:tab/>◌ⷪ + ◌</text:span><text:span text:style-name="T105">ꙷ</text:span><text:span text:style-name="T126"> + ◌҇<text:tab/></text:span><text:span text:style-name="T105">тⷪꙷ҇</text:span></text:p>
      <text:p text:style-name="P342">PART <text:span text:style-name="T570">2</text:span>: <text:span text:style-name="T570">GLAGOLIT</text:span>IC</text:p>
      <text:p text:style-name="P249">1. Introduction</text:p>
      <text:p text:style-name="P242"><text:tab/><text:span text:style-name="T297">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43"><text:span text:style-name="T297"><text:tab/>Glagolitic Script: </text:span><text:a xlink:type="simple" xlink:href="https://en.wikipedia.org/wiki/Glagolitic_script" text:style-name="Internet_20_link" text:visited-style-name="Visited_20_Internet_20_Link"><text:span text:style-name="T297">https://en.wikipedia.org/wiki/Glagolitic_script</text:span></text:a></text:p>
      <text:p text:style-name="P240"><text:span text:style-name="T231"><text:tab/>Glagolitic (Unicode Block): </text:span><text:a xlink:type="simple" xlink:href="https://en.wikipedia.org/wiki/Glagolitic_(Unicode_block" text:style-name="Internet_20_link" text:visited-style-name="Visited_20_Internet_20_Link"><text:span text:style-name="T231">https://en.wikipedia.org/wiki/Glagolitic_(Unicode_block</text:span></text:a><text:span text:style-name="T231">)</text:span></text:p>
      <text:p text:style-name="P307"><text:span text:style-name="T231"><text:tab/></text:span><text:span text:style-name="T298">List of Glagolitic Manuscripts: </text:span><text:a xlink:type="simple" xlink:href="https://en.wikipedia.org/wiki/List_of_Glagolitic_manuscripts" text:style-name="Internet_20_link" text:visited-style-name="Visited_20_Internet_20_Link"><text:span text:style-name="T298">https://en.wikipedia.org/wiki/List_of_Glagolitic_manuscripts</text:span></text:a></text:p>
      <text:p text:style-name="P288"><text:tab/><text:span text:style-name="T651">Relationship of Cyrillic and Glagolitic Scripts:</text:span></text:p>
      <text:p text:style-name="P309"><text:span text:style-name="T231"><text:tab/><text:tab/></text:span><text:a xlink:type="simple" xlink:href="https://en.wikipedia.org/wiki/Relationship_of_Cyrillic_and_Glagolitic_scripts" text:style-name="Internet_20_link" text:visited-style-name="Visited_20_Internet_20_Link"><text:span text:style-name="T231">https://en.wikipedia.org/wiki/Relationship_of_Cyrillic_and_Glagolitic_scripts</text:span></text:a></text:p>
      <text:p text:style-name="P290">See also:</text:p>
      <text:p text:style-name="P244"><text:span text:style-name="T231"><text:tab/>Omniglot: Glagolitic alphabet and pronunciation: </text:span><text:a xlink:type="simple" xlink:href="https://www.omniglot.com/writing/glagolitic.htm" text:style-name="Internet_20_link" text:visited-style-name="Visited_20_Internet_20_Link"><text:span text:style-name="T231">https://www.omniglot.com/writing/glagolitic.htm</text:span></text:a></text:p>
      <text:p text:style-name="P308"><text:span text:style-name="T73"><text:tab/>Test for Unicode support in Web browsers: </text:span><text:a xlink:type="simple" xlink:href="http://www.alanwood.net/unicode/glagolitic.html" text:style-name="Internet_20_link" text:visited-style-name="Visited_20_Internet_20_Link"><text:span text:style-name="T231">http://www.alanwood.net/unicode/glagolitic.html</text:span></text:a></text:p>
      <text:p text:style-name="P307"><text:span text:style-name="T284"><text:tab/></text:span><text:a xlink:type="simple" xlink:href="http://www.croatianhistory.net/etf/et03.html" text:style-name="Internet_20_link" text:visited-style-name="Visited_20_Internet_20_Link"><text:span text:style-name="T284">http://www.croatianhistory.net/etf/et03.html</text:span></text:a></text:p>
      <text:p text:style-name="P308"><text:span text:style-name="T231"><text:tab/></text:span><text:a xlink:type="simple" xlink:href="https://sites.google.com/site/seesscm/glagolitic-script" text:style-name="Internet_20_link" text:visited-style-name="Visited_20_Internet_20_Link"><text:span text:style-name="T231">https://sites.google.com/site/seesscm/glagolitic-script</text:span></text:a></text:p>
      <text:p text:style-name="P289"><text:tab/>Глаголица - Многоочитая азбука - <text:a xlink:type="simple" xlink:href="http://www.rbardalzo.narod.ru/4/glag.html" text:style-name="Internet_20_link" text:visited-style-name="Visited_20_Internet_20_Link">http://www.rbardalzo.narod.ru/4/glag.html</text:a></text:p>
      <text:p text:style-name="P289"><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39"/>
      <text:p text:style-name="P109"><text:span text:style-name="T572">2.</text:span><text:span text:style-name="T571"> Glagolitic Script Styles</text:span></text:p>
      <text:p text:style-name="P417"><text:span text:style-name="T575">a</text:span>) The standard (<text:span text:style-name="T486">Unicode </text:span>default) Glagolitic character set is the <text:span text:style-name="T413">Round Glagolitic</text:span> script <text:span text:style-name="T392">(Okrugla glagoljica)</text:span>, <text:span text:style-name="T486">which is</text:span> <text:span text:style-name="T486">an idealized reproduction of an informal style of handwriting used in manuscripts. This is </text:span>encoded <text:span text:style-name="T576">at </text:span>U+2C00 through U+2C5F.</text:p>
      <text:p text:style-name="P415"><text:span text:style-name="T486">b</text:span>) A later, more formal manuscript form known at the <text:span text:style-name="T413">Angular (or Square) Glagolitic</text:span> script <text:span text:style-name="T393">(Uglata glagoljica)</text:span><text:span text:style-name="T483"> </text:span>has been <text:span text:style-name="T482">encoded in the Private Use Area</text:span> at U+F0200 through U+F025<text:span text:style-name="T481">F</text:span>. Th<text:span text:style-name="T482">ese glyphs may be</text:span> accessed by <text:span text:style-name="T482">turning on the font feature</text:span> <text:span text:style-name="T404">Stylistic Set 3 </text:span><text:span text:style-name="T405">(ss03)</text:span><text:span text:style-name="T454">.</text:span></text:p>
      <text:p text:style-name="P416"><text:span text:style-name="T486">c</text:span>) When the Angular Glagolitic Script was first brought to the printing press, a small number of Glagolitic incunabula editions used a slightly more decorative form of titling (capital) letters. This is known as <text:span text:style-name="T413">“Angular Glagolitic Missal </text:span><text:span text:style-name="T426">S</text:span><text:span text:style-name="T413">cript”</text:span> <text:span text:style-name="T486">or </text:span><text:span text:style-name="T426">“Missal Angular Glagolitic Script”</text:span><text:span text:style-name="T455">.</text:span> <text:span text:style-name="T482">These glyphs have been encoded in the Private Use Area at </text:span>U+F0270 through U+F02C<text:span text:style-name="T481">F,</text:span> and <text:span text:style-name="T482">may be</text:span> accessed by <text:span text:style-name="T482">turning on the font feature </text:span><text:span text:style-name="T404">Stylistic Set 4 </text:span><text:span text:style-name="T405">(ss04)</text:span><text:span text:style-name="T404">.</text:span></text:p>
      <text:p text:style-name="P418">For a comparison of the Round, Angular and Missal Angular scripts, see Table A below.</text:p>
      <text:p text:style-name="P415"><text:span text:style-name="T83">d) In addition, there </text:span><text:span text:style-name="T84">is a “Triangular Script” </text:span><text:span text:style-name="T88">(Trokutasta glagoljica)</text:span><text:span text:style-name="T84"> used for stone inscriptions and other decorative uses, based on a geometric combination of lines going through a circle to form triangular shaped letters. (For a methodical presentation, see:</text:span></text:p>
      <text:p text:style-name="P419"><text:a xlink:type="simple" xlink:href="https://repozitorij.ffos.hr/islandora/object/ffos%3A2944/datastream/PDF/view" text:style-name="Internet_20_link" text:visited-style-name="Visited_20_Internet_20_Link"><text:span text:style-name="T231">https://repozitorij.ffos.hr/islandora/object/ffos%3A2944/datastream/PDF/view</text:span></text:a><text:span text:style-name="T75">). </text:span><text:span text:style-name="T76">Th</text:span><text:span text:style-name="T77">is</text:span><text:span text:style-name="T76"> </text:span><text:span text:style-name="T77">form</text:span><text:span text:style-name="T76"> of Glagolitic is not available in the Shafarik font.</text:span></text:p>
      <text:p text:style-name="P419"><text:span text:style-name="T72">e) In later periods of the use of Glagolitic,</text:span><text:span text:style-name="T74"> </text:span><text:span text:style-name="T72">two types of </text:span><text:span text:style-name="T74">Skoropis </text:span><text:span text:style-name="T72">evolved</text:span><text:span text:style-name="T74"> </text:span><text:span text:style-name="T78">(Knjiška kurzivna glagoljica</text:span><text:span text:style-name="T79">, </text:span><text:span text:style-name="T78">Kancelarijska kurzivna glagoljica)</text:span><text:span text:style-name="T74">, </text:span><text:span text:style-name="T72">both</text:span><text:span text:style-name="T74"> of which include the use of ligatures. See </text:span><text:a xlink:type="simple" xlink:href="https://glagoljica.stin.hr/" text:style-name="Internet_20_link" text:visited-style-name="Visited_20_Internet_20_Link"><text:span text:style-name="T231">https://glagoljica.stin.hr/</text:span></text:a><text:span text:style-name="T231"> </text:span><text:span text:style-name="T283">for a presentation of the lettering styles of Glagolitic: </text:span><text:span text:style-name="T232">Okrugla glagoljica, </text:span><text:soft-page-break/><text:span text:style-name="T232">Uglata glagoljica, Trokutasta glagoljica, Knjiška kurzivna glagoljica,</text:span><text:span text:style-name="T231"> </text:span><text:span text:style-name="T283">and </text:span><text:span text:style-name="T232">Kancelarijska kurzivna glagoljica</text:span><text:span text:style-name="T231">. </text:span><text:span text:style-name="T284">See also:</text:span></text:p>
      <text:p text:style-name="P419"><text:a xlink:type="simple" xlink:href="http://www.zigh.at/fileadmin/user_upload/media/Platforma_za_mlade/FBA-novo__2_.pdf" text:style-name="Internet_20_link" text:visited-style-name="Visited_20_Internet_20_Link">www.zigh.at/fileadmin/user_upload/media/Platforma_za_mlade/FBA-novo__2_.pdf</text:a></text:p>
      <text:p text:style-name="P238"><text:tab/><text:span text:style-name="T483">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83">http://www.croatianhistory.net/gif/razvod.jpg</text:span></text:a><text:span text:style-name="T483">). Skoropis and cursive forms are likewise not provided in the Shafarik font.</text:span></text:p>
      <text:p text:style-name="P239"/>
      <text:p text:style-name="P251"><text:span text:style-name="T570">3. Standard</text:span> set of <text:span text:style-name="T565">characters</text:span></text:p>
      <text:p text:style-name="P247"><text:span text:style-name="T461"><text:tab/></text:span><text:span text:style-name="T454">Glagolitic Range: 2C00–2C5F (Capital Letters and Small Letters, </text:span><text:span text:style-name="T462">Round Glagolitic Script</text:span><text:span text:style-name="T454">)</text:span></text:p>
      <table:table table:name="Table10" table:style-name="Table10">
        <table:table-column table:style-name="Table10.A"/>
        <table:table-column table:style-name="Table10.B"/>
        <table:table-row>
          <table:table-cell table:style-name="Table10.A1" office:value-type="string">
            <text:p text:style-name="P452">Glagolitic Capital Letters</text:p>
            <text:p text:style-name="P211"><text:span text:style-name="T243">U+2C00<text:tab/>AZU<text:tab/></text:span><text:span text:style-name="T302">Ⰰ</text:span></text:p>
            <text:p text:style-name="P211"><text:span text:style-name="T249">U+2C01<text:tab/>BUKY<text:tab/></text:span><text:span text:style-name="T302">Ⰱ</text:span></text:p>
            <text:p text:style-name="P211"><text:span text:style-name="T249">U+2C02<text:tab/>VEDE<text:tab/></text:span><text:span text:style-name="T302">Ⰲ</text:span></text:p>
            <text:p text:style-name="P211"><text:span text:style-name="T243">U+2C03<text:tab/>GLAGOLI<text:tab/></text:span><text:span text:style-name="T302">Ⰳ</text:span></text:p>
            <text:p text:style-name="P211"><text:span text:style-name="T243">U+2C04<text:tab/>DOBRO<text:tab/></text:span><text:span text:style-name="T302">Ⰴ</text:span></text:p>
            <text:p text:style-name="P211"><text:span text:style-name="T243">U+2C05<text:tab/>YESTU<text:tab/></text:span><text:span text:style-name="T302">Ⰵ</text:span></text:p>
            <text:p text:style-name="P211"><text:span text:style-name="T243">U+2C06<text:tab/>ZHIVETE<text:tab/></text:span><text:span text:style-name="T302">Ⰶ</text:span></text:p>
            <text:p text:style-name="P211"><text:span text:style-name="T243">U+2C07<text:tab/>DZELO<text:tab/></text:span><text:span text:style-name="T302">Ⰷ</text:span></text:p>
            <text:p text:style-name="P211"><text:span text:style-name="T243">U+2C08<text:tab/>ZEMLJA<text:tab/></text:span><text:span text:style-name="T302">Ⰸ</text:span></text:p>
            <text:p text:style-name="P211"><text:span text:style-name="T243">U+2C09<text:tab/>IZHE<text:tab/></text:span><text:span text:style-name="T302">Ⰹ</text:span></text:p>
            <text:p text:style-name="P211"><text:span text:style-name="T243">U+2C0A<text:tab/>INITIAL IZHE<text:tab/></text:span><text:span text:style-name="T302">Ⰺ</text:span></text:p>
            <text:p text:style-name="P211"><text:span text:style-name="T243">U+2C0B<text:tab/>I<text:tab/></text:span><text:span text:style-name="T302">Ⰻ</text:span></text:p>
            <text:p text:style-name="P211"><text:span text:style-name="T243">U+2C0C<text:tab/>DJERVI<text:tab/></text:span><text:span text:style-name="T302">Ⰼ</text:span></text:p>
            <text:p text:style-name="P211"><text:span text:style-name="T249">U+2C0D<text:tab/>KAKO<text:tab/></text:span><text:span text:style-name="T302">Ⰽ</text:span></text:p>
            <text:p text:style-name="P211"><text:span text:style-name="T249">U+2C0E<text:tab/>LJUDIJE<text:tab/></text:span><text:span text:style-name="T302">Ⰾ</text:span></text:p>
            <text:p text:style-name="P211"><text:span text:style-name="T243">U+2C0F<text:tab/>MYSLITE<text:tab/></text:span><text:span text:style-name="T302">Ⰿ</text:span></text:p>
            <text:p text:style-name="P211"><text:span text:style-name="T243">U+2C10<text:tab/>NASHI<text:tab/></text:span><text:span text:style-name="T302">Ⱀ</text:span></text:p>
            <text:p text:style-name="P211"><text:span text:style-name="T249">U+2C11<text:tab/>ONU<text:tab/></text:span><text:span text:style-name="T302">Ⱁ</text:span></text:p>
            <text:p text:style-name="P211"><text:span text:style-name="T249">U+2C12<text:tab/>POKOJI<text:tab/></text:span><text:span text:style-name="T302">Ⱂ</text:span></text:p>
            <text:p text:style-name="P211"><text:span text:style-name="T249">U+2C13<text:tab/>RITSI<text:tab/></text:span><text:span text:style-name="T302">Ⱃ</text:span></text:p>
            <text:p text:style-name="P211"><text:span text:style-name="T249">U+2C14<text:tab/>SLOVO<text:tab/></text:span><text:span text:style-name="T302">Ⱄ</text:span></text:p>
            <text:p text:style-name="P211"><text:span text:style-name="T249">U+2C15<text:tab/>TVRIDO<text:tab/></text:span><text:span text:style-name="T302">Ⱅ</text:span></text:p>
            <text:p text:style-name="P211"><text:span text:style-name="T249">U+2C16<text:tab/>UKU<text:tab/></text:span><text:span text:style-name="T302">Ⱆ</text:span></text:p>
            <text:p text:style-name="P211"><text:span text:style-name="T249">U+2C17<text:tab/>FRITU<text:tab/></text:span><text:span text:style-name="T302">Ⱇ</text:span></text:p>
            <text:p text:style-name="P211"><text:span text:style-name="T249">U+2C18<text:tab/>HERU<text:tab/></text:span><text:span text:style-name="T302">Ⱈ</text:span></text:p>
            <text:p text:style-name="P211"><text:span text:style-name="T243">U+2C19<text:tab/>OTU<text:tab/></text:span><text:span text:style-name="T302">Ⱉ</text:span></text:p>
            <text:p text:style-name="P211"><text:span text:style-name="T243">U+2C1A<text:tab/>PE<text:tab/></text:span><text:span text:style-name="T302">Ⱊ</text:span></text:p>
            <text:p text:style-name="P211"><text:span text:style-name="T243">U+2C1B<text:tab/>SHTA<text:tab/></text:span><text:span text:style-name="T302">Ⱋ</text:span></text:p>
            <text:p text:style-name="P211"><text:span text:style-name="T243">U+2C1C<text:tab/>TSI<text:tab/></text:span><text:span text:style-name="T302">Ⱌ</text:span></text:p>
            <text:p text:style-name="P211"><text:span text:style-name="T243">U+2C1D<text:tab/>CHRIVI<text:tab/></text:span><text:span text:style-name="T302">Ⱍ</text:span></text:p>
            <text:p text:style-name="P211"><text:span text:style-name="T243">U+2C1E<text:tab/>SHA<text:tab/></text:span><text:span text:style-name="T302">Ⱎ</text:span></text:p>
            <text:p text:style-name="P211"><text:soft-page-break/><text:span text:style-name="T243">U+2C1F<text:tab/>YERU<text:tab/></text:span><text:span text:style-name="T302">Ⱏ</text:span></text:p>
            <text:p text:style-name="P211"><text:span text:style-name="T243">U+2C20<text:tab/>YERI<text:tab/></text:span><text:span text:style-name="T302">Ⱐ</text:span></text:p>
            <text:p text:style-name="P211"><text:span text:style-name="T243">U+2C21<text:tab/>YATI<text:tab/></text:span><text:span text:style-name="T302">Ⱑ</text:span></text:p>
            <text:p text:style-name="P211"><text:span text:style-name="T243">U+2C22<text:tab/>SPIDERY HA<text:tab/></text:span><text:span text:style-name="T302">Ⱒ</text:span></text:p>
            <text:p text:style-name="P211"><text:span text:style-name="T243">U+2C23<text:tab/>YU<text:tab/></text:span><text:span text:style-name="T302">Ⱓ</text:span></text:p>
            <text:p text:style-name="P211"><text:span text:style-name="T243">U+2C24<text:tab/>SMALL YUS<text:tab/></text:span><text:span text:style-name="T302">Ⱔ</text:span></text:p>
            <text:p text:style-name="P211"><text:span text:style-name="T243">U+2C25<text:tab/>SMALL YUS WITH TAIL<text:tab/></text:span><text:span text:style-name="T302">Ⱕ</text:span></text:p>
            <text:p text:style-name="P211"><text:span text:style-name="T243">U+2C26<text:tab/>YO<text:tab/></text:span><text:span text:style-name="T302">Ⱖ</text:span></text:p>
            <text:p text:style-name="P211"><text:span text:style-name="T243">U+2C27<text:tab/>IOTATED SMALL YUS<text:tab/></text:span><text:span text:style-name="T302">Ⱗ</text:span></text:p>
            <text:p text:style-name="P211"><text:span text:style-name="T243">U+2C28<text:tab/>BIG YUS<text:tab/></text:span><text:span text:style-name="T302">Ⱘ</text:span></text:p>
            <text:p text:style-name="P211"><text:span text:style-name="T243">U+2C29<text:tab/>IOTATED BIG YUS<text:tab/></text:span><text:span text:style-name="T302">Ⱙ</text:span></text:p>
            <text:p text:style-name="P211"><text:span text:style-name="T243">U+2C2A<text:tab/>FITA<text:tab/></text:span><text:span text:style-name="T302">Ⱚ</text:span></text:p>
            <text:p text:style-name="P211"><text:span text:style-name="T243">U+2C2B<text:tab/>IZHITSA<text:tab/></text:span><text:span text:style-name="T302">Ⱛ</text:span></text:p>
            <text:p text:style-name="P211"><text:span text:style-name="T243">U+2C2C<text:tab/>SHTAPIC<text:tab/></text:span><text:span text:style-name="T302">Ⱜ</text:span></text:p>
            <text:p text:style-name="P211"><text:span text:style-name="T243">U+2C2D<text:tab/>TROKUTASTI A<text:tab/></text:span><text:span text:style-name="T302">Ⱝ</text:span></text:p>
            <text:p text:style-name="P211"><text:span text:style-name="T243">U+2C2E<text:tab/>LATINATE MYSLITE<text:tab/></text:span><text:span text:style-name="T302">Ⱞ</text:span></text:p>
            <text:p text:style-name="P210"><text:span text:style-name="T243">U+2C2</text:span><text:span text:style-name="T244">F</text:span><text:span text:style-name="T243"><text:tab/></text:span><text:span text:style-name="T244">CAUDATE CHRIVI</text:span><text:span text:style-name="T243"><text:tab/></text:span><text:span text:style-name="T176">Ⱟ</text:span></text:p>
          </table:table-cell>
          <table:table-cell table:style-name="Table10.B1" office:value-type="string">
            <text:p text:style-name="P219">Glagolitic Small Letters</text:p>
            <text:p text:style-name="P211"><text:span text:style-name="T243">U+2C30<text:tab/>AZU<text:tab/></text:span><text:span text:style-name="T302">ⰰ</text:span></text:p>
            <text:p text:style-name="P211"><text:span text:style-name="T243">U+2C31<text:tab/>BUKY<text:tab/></text:span><text:span text:style-name="T302">ⰱ</text:span></text:p>
            <text:p text:style-name="P211"><text:span text:style-name="T249">U+2C32<text:tab/>VEDE<text:tab/></text:span><text:span text:style-name="T302">ⰲ</text:span></text:p>
            <text:p text:style-name="P211"><text:span text:style-name="T249">U+2C33<text:tab/>GLAGOLI<text:tab/></text:span><text:span text:style-name="T302">ⰳ</text:span></text:p>
            <text:p text:style-name="P211"><text:span text:style-name="T243">U+2C34<text:tab/>DOBRO<text:tab/></text:span><text:span text:style-name="T302">ⰴ</text:span></text:p>
            <text:p text:style-name="P211"><text:span text:style-name="T243">U+2C35<text:tab/>YESTU<text:tab/></text:span><text:span text:style-name="T302">ⰵ</text:span></text:p>
            <text:p text:style-name="P211"><text:span text:style-name="T243">U+2C36<text:tab/>ZHIVETE<text:tab/></text:span><text:span text:style-name="T302">ⰶ</text:span></text:p>
            <text:p text:style-name="P211"><text:span text:style-name="T243">U+2C37<text:tab/>DZELO<text:tab/></text:span><text:span text:style-name="T302">ⰷ</text:span></text:p>
            <text:p text:style-name="P211"><text:span text:style-name="T243">U+2C38<text:tab/>ZEMLJA<text:tab/></text:span><text:span text:style-name="T302">ⰸ</text:span></text:p>
            <text:p text:style-name="P211"><text:span text:style-name="T243">U+2C39<text:tab/>IZHE<text:tab/></text:span><text:span text:style-name="T302">ⰹ</text:span></text:p>
            <text:p text:style-name="P211"><text:span text:style-name="T243">U+2C3A<text:tab/>INITIAL IZHE<text:tab/></text:span><text:span text:style-name="T302">ⰺ</text:span></text:p>
            <text:p text:style-name="P211"><text:span text:style-name="T243">U+2C3B<text:tab/>I<text:tab/></text:span><text:span text:style-name="T302">ⰻ</text:span></text:p>
            <text:p text:style-name="P211"><text:span text:style-name="T249">U+2C3C<text:tab/>DJERVI<text:tab/></text:span><text:span text:style-name="T302">ⰼ</text:span></text:p>
            <text:p text:style-name="P211"><text:span text:style-name="T249">U+2C3D<text:tab/>KAKO<text:tab/></text:span><text:span text:style-name="T302">ⰽ</text:span></text:p>
            <text:p text:style-name="P211"><text:span text:style-name="T249">U+2C3E<text:tab/>LJUDIJE<text:tab/></text:span><text:span text:style-name="T302">ⰾ</text:span></text:p>
            <text:p text:style-name="P211"><text:span text:style-name="T249">U+2C3F<text:tab/>MYSLITE<text:tab/></text:span><text:span text:style-name="T302">ⰿ</text:span></text:p>
            <text:p text:style-name="P211"><text:span text:style-name="T249">U+2C40<text:tab/>NASHI<text:tab/></text:span><text:span text:style-name="T302">ⱀ</text:span></text:p>
            <text:p text:style-name="P211"><text:span text:style-name="T249">U+2C41<text:tab/>ONU<text:tab/></text:span><text:span text:style-name="T302">ⱁ</text:span></text:p>
            <text:p text:style-name="P211"><text:span text:style-name="T249">U+2C42<text:tab/>POKOJI<text:tab/></text:span><text:span text:style-name="T302">ⱂ</text:span></text:p>
            <text:p text:style-name="P211"><text:span text:style-name="T249">U+2C43<text:tab/>RITSI<text:tab/></text:span><text:span text:style-name="T302">ⱃ</text:span></text:p>
            <text:p text:style-name="P211"><text:span text:style-name="T243">U+2C44<text:tab/>SLOVO<text:tab/></text:span><text:span text:style-name="T302">ⱄ</text:span></text:p>
            <text:p text:style-name="P211"><text:span text:style-name="T243">U+2C45<text:tab/>TVRIDO<text:tab/></text:span><text:span text:style-name="T302">ⱅ</text:span></text:p>
            <text:p text:style-name="P211"><text:span text:style-name="T243">U+2C46<text:tab/>UKU<text:tab/></text:span><text:span text:style-name="T302">ⱆ</text:span></text:p>
            <text:p text:style-name="P211"><text:span text:style-name="T243">U+2C47<text:tab/>FRITU<text:tab/></text:span><text:span text:style-name="T302">ⱇ</text:span></text:p>
            <text:p text:style-name="P211"><text:span text:style-name="T249">U+2C48<text:tab/>HERU<text:tab/></text:span><text:span text:style-name="T302">ⱈ</text:span></text:p>
            <text:p text:style-name="P211"><text:span text:style-name="T249">U+2C49<text:tab/>OTU<text:tab/></text:span><text:span text:style-name="T302">ⱉ</text:span></text:p>
            <text:p text:style-name="P211"><text:span text:style-name="T243">U+2C4A<text:tab/>PE<text:tab/></text:span><text:span text:style-name="T302">ⱊ</text:span></text:p>
            <text:p text:style-name="P214"><text:span text:style-name="T243">U+2C4B<text:tab/>SHTA<text:tab/></text:span><text:span text:style-name="T302">ⱋ</text:span></text:p>
            <text:p text:style-name="P214"><text:soft-page-break/><text:span text:style-name="T243">U+2C4C<text:tab/>TSI<text:tab/></text:span><text:span text:style-name="T302">ⱌ</text:span></text:p>
            <text:p text:style-name="P211"><text:span text:style-name="T243">U+2C4D<text:tab/>CHRIVI<text:tab/></text:span><text:span text:style-name="T302">ⱍ</text:span></text:p>
            <text:p text:style-name="P215"><text:span text:style-name="T243">U+2C4E<text:tab/>SHA<text:tab/></text:span><text:span text:style-name="T302">ⱎ</text:span></text:p>
            <text:p text:style-name="P215"><text:span text:style-name="T243">U+2C4F<text:tab/>YERU<text:tab/></text:span><text:span text:style-name="T302">ⱏ</text:span></text:p>
            <text:p text:style-name="P213"><text:span text:style-name="T243">U+2C50<text:tab/>YERI<text:tab/></text:span><text:span text:style-name="T302">ⱐ</text:span></text:p>
            <text:p text:style-name="P212"><text:span text:style-name="T243">U+2C51<text:tab/>YATI<text:tab/></text:span><text:span text:style-name="T302">ⱑ</text:span></text:p>
            <text:p text:style-name="P211"><text:span text:style-name="T243">U+2C52<text:tab/>SPIDERY HA<text:tab/></text:span><text:span text:style-name="T302">ⱒ</text:span></text:p>
            <text:p text:style-name="P211"><text:span text:style-name="T243">U+2C53<text:tab/>YU<text:tab/></text:span><text:span text:style-name="T302">ⱓ</text:span></text:p>
            <text:p text:style-name="P211"><text:span text:style-name="T243">U+2C54<text:tab/>SMALL YUS<text:tab/></text:span><text:span text:style-name="T302">ⱔ</text:span></text:p>
            <text:p text:style-name="P211"><text:span text:style-name="T243">U+2C55<text:tab/>SMALL YUS WITH TAIL<text:tab/></text:span><text:span text:style-name="T302">ⱕ</text:span></text:p>
            <text:p text:style-name="P211"><text:span text:style-name="T243">U+2C56<text:tab/>YO<text:tab/></text:span><text:span text:style-name="T302">ⱖ</text:span></text:p>
            <text:p text:style-name="P211"><text:span text:style-name="T243">U+2C57<text:tab/>IOTATED SMALL YUS<text:tab/></text:span><text:span text:style-name="T302">ⱗ</text:span></text:p>
            <text:p text:style-name="P211"><text:span text:style-name="T243">U+2C58<text:tab/>BIG YUS<text:tab/></text:span><text:span text:style-name="T302">ⱘ</text:span></text:p>
            <text:p text:style-name="P211"><text:span text:style-name="T243">U+2C59<text:tab/>IOTATED BIG YUS<text:tab/></text:span><text:span text:style-name="T302">ⱙ</text:span></text:p>
            <text:p text:style-name="P211"><text:span text:style-name="T243">U+2C5A<text:tab/>FITA<text:tab/></text:span><text:span text:style-name="T302">ⱚ</text:span></text:p>
            <text:p text:style-name="P211"><text:span text:style-name="T243">U+2C5B<text:tab/>IZHITSA<text:tab/></text:span><text:span text:style-name="T302">ⱛ</text:span></text:p>
            <text:p text:style-name="P211"><text:span text:style-name="T243">U+2C5C<text:tab/>SHTAPIC<text:tab/></text:span><text:span text:style-name="T302">ⱜ</text:span></text:p>
            <text:p text:style-name="P211"><text:span text:style-name="T243">U+2C5D<text:tab/>TROKUTASTI A<text:tab/></text:span><text:span text:style-name="T302">ⱝ</text:span></text:p>
            <text:p text:style-name="P210"><text:span text:style-name="T243">U+2C5E<text:tab/>LATINATE MYSLITE<text:tab/></text:span><text:span text:style-name="T302">ⱞ</text:span></text:p>
            <text:p text:style-name="P210"><text:span text:style-name="T244">U+2C5F<text:tab/>CAUDATE CHRIVI<text:tab/></text:span><text:span text:style-name="T176">ⱟ</text:span></text:p>
          </table:table-cell>
        </table:table-row>
      </table:table>
      <text:p text:style-name="P110"/>
      <text:p text:style-name="P40"><text:span text:style-name="T341">4. </text:span>Remarks on <text:span text:style-name="T341">Problematic</text:span> <text:span text:style-name="T341">C</text:span>haracters <text:span text:style-name="T484">in</text:span> the Unicode Glagolitic Block</text:p>
      <text:p text:style-name="P30"><text:span text:style-name="T237"><text:tab/>1) The letter “Fert” in </text:span><text:span text:style-name="T239">the later</text:span><text:span text:style-name="T237"> </text:span><text:span text:style-name="T250">Angular</text:span><text:span text:style-name="T237"> Glagolitic is patterned directly after the Cyrillic form and has a vertical middle line [Cyrillic: </text:span><text:span text:style-name="T306">Ф ф </text:span><text:span text:style-name="T236">, Glagolitic: </text:span><text:span text:style-name="T333">Ⱇ</text:span><text:span text:style-name="T334"> </text:span><text:span text:style-name="T335">ⱇ</text:span><text:span text:style-name="T241">]; </text:span><text:span text:style-name="T242">this is the form accessible via </text:span><text:span text:style-name="T252">ss03</text:span><text:span text:style-name="T235"> and </text:span><text:span text:style-name="T252">ss04</text:span><text:span text:style-name="T235">.</text:span><text:span text:style-name="T236"> </text:span><text:span text:style-name="T239">On the other hand</text:span><text:span text:style-name="T236">, the older </text:span><text:span text:style-name="T251">Round</text:span><text:span text:style-name="T236"> Glagolitic script (the default character set in the Shafarik font) </text:span><text:span text:style-name="T239">usually did not</text:span><text:span text:style-name="T236"> </text:span><text:span text:style-name="T239">exhibit</text:span><text:span text:style-name="T236"> a significant differen</text:span><text:span text:style-name="T239">ce</text:span><text:span text:style-name="T236"> between the shape of the letter “Fert” and “Fita”; in general usage, the shape of “Fert” was a more squared-off version of “Fita”, and the center line was horizontal for BOTH letters (Fert: </text:span><text:span text:style-name="T162">Ⱇ ⱇ </text:span><text:span text:style-name="T238">, Fita: </text:span><text:span text:style-name="T162">Ⱚ ⱚ</text:span><text:span text:style-name="T238">); </text:span><text:span text:style-name="T240">this is the form provided by default</text:span><text:span text:style-name="T308">. </text:span><text:span text:style-name="T307">However</text:span><text:span text:style-name="T239">,</text:span><text:span text:style-name="T238"> </text:span><text:span text:style-name="T231">some Glagolitic documents (such as the Assemani Gospel) use</text:span><text:span text:style-name="T257">d</text:span><text:span text:style-name="T231"> the Greek-derived sign </text:span><text:span text:style-name="T232">Phi</text:span><text:span text:style-name="T231"> </text:span><text:span text:style-name="T257">( </text:span><text:span text:style-name="T444">Ⱇ ⱇ</text:span><text:span text:style-name="T257">) </text:span><text:span text:style-name="T231">instead </text:span><text:span text:style-name="T257">of the ‘</text:span><text:span text:style-name="T162">Ⱇⱇ</text:span><text:span text:style-name="T257">’ form; </text:span><text:span text:style-name="T285">this form is available via the Stylistic Alternates (</text:span><text:span text:style-name="T234">salt</text:span><text:span text:style-name="T259">) feature or </text:span><text:span text:style-name="T260">from the PUA</text:span><text:span text:style-name="T259"> at U+EC66/U+EC77.</text:span></text:p>
      <text:p text:style-name="P25"><text:span text:style-name="T3"><text:tab/>2) </text:span>The <text:span text:style-name="T386">Shtapic</text:span> <text:span text:style-name="T484">( </text:span><text:span text:style-name="T208">Ⱜ ⱜ </text:span><text:span text:style-name="T484">) </text:span>is an alternate form of the “yers” (the semi-vowels or “poluglas<text:span text:style-name="T625">n</text:span>y”), and can signify either a hard or soft sign. <text:span text:style-name="T341">I</text:span>t can be <text:span text:style-name="T484">transliterated</text:span> <text:span text:style-name="T341">into OCS Cyrillic as U+A64E Cyrillic Capital Letter Neutral Yer, U+A64F Cyrillic Small Letter Neutral Yer</text:span> <text:span text:style-name="T482">(</text:span><text:span text:style-name="T211">Ꙏ ꙏ</text:span><text:span text:style-name="T213">)</text:span><text:span text:style-name="T211">, or into modern Cyrillic or Latin text </text:span>as <text:span text:style-name="T482">U+02B9 Modifier Letter Prime, U+02BA Modifier Letter Double Prime</text:span> to indicate an indefinite mutation of the <text:span text:style-name="T625">preceding</text:span> consonant<text:note text:id="ftn6" text:note-class="footnote"><text:note-citation>6</text:note-citation><text:note-body><text:p text:style-name="P1"><text:span text:style-name="T622">) </text:span>The characters U+0027 Apostrophe, U+0022 Quotation Mark should not be used to transliterate the Soft Sign and Hard Sign (“yers”)<text:change text:change-id="ct94555147180160"/><text:change-start text:change-id="ct94555147085648"/>,<text:change-end text:change-id="ct94555147085648"/><text:change-start text:change-id="ct94555147208480"/> <text:span text:style-name="T647">because </text:span><text:change-end text:change-id="ct94555147208480"/><text:change-start text:change-id="ct94555147210352"/><text:span text:style-name="T647">these character</text:span><text:change-end text:change-id="ct94555147210352"/><text:change-start text:change-id="ct94555147077728"/><text:span text:style-name="T647">s are treated as a word boundar</text:span><text:span text:style-name="T37">y, </text:span><text:change-end text:change-id="ct94555147077728"/><text:change text:change-id="ct94555146964144"/><text:change-start text:change-id="ct94555147312752"/><text:span text:style-name="T37">rather than as a part of a </text:span><text:change-end text:change-id="ct94555147312752"/><text:change-start text:change-id="ct94555147113584"/><text:span text:style-name="T37">word. </text:span><text:change-end text:change-id="ct94555147113584"/><text:change-start text:change-id="ct94555147317616"/><text:span text:style-name="T38">See Sections 6.2, subsection “Apostrophes”</text:span><text:change-end text:change-id="ct94555147317616"/><text:span text:style-name="T38">,</text:span><text:change-start text:change-id="ct94555147329424"/><text:span text:style-name="T38"> and 7.4, subsection “</text:span><text:change-end text:change-id="ct94555147329424"/><text:change-start text:change-id="ct94555147329648"/><text:span text:style-name="T38">Cyrillic” </text:span><text:span text:style-name="T582">–</text:span><text:span text:style-name="T38"> “Palatalization”</text:span><text:change-end text:change-id="ct94555147329648"/><text:span text:style-name="T38">,</text:span><text:change-start text:change-id="ct94555147329872"/><text:span text:style-name="T38"> of the Unicode Standard for more information.</text:span><text:change-end text:change-id="ct94555147329872"/></text:p></text:note-body></text:note>. <text:span text:style-name="T3">It is essentially a Glagolitic </text:span><text:span text:style-name="T389">Yerok/Payerok</text:span><text:span text:style-name="T3">.</text:span></text:p>
      <text:p text:style-name="P3"><text:span text:style-name="T3"><text:tab/>3) </text:span>The <text:span text:style-name="T386">Trokutasti A</text:span> <text:span text:style-name="T484">( </text:span><text:span text:style-name="T208">Ⱝ ⱝ </text:span><text:span text:style-name="T484">) </text:span>is an unfortunate addition of an alternate letter form <text:span text:style-name="T339">(a Stylistic Alternative) </text:span>which is found in the <text:span text:style-name="T389">Trokutast</text:span><text:span text:style-name="T394">i</text:span><text:span text:style-name="T3"> (Triangular) style of lettering; it is somewhat analogous to encoding an italic form of the letter “</text:span><text:span text:style-name="T389">a</text:span><text:span text:style-name="T3">”.</text:span></text:p>
      <text:p text:style-name="P27"><text:soft-page-break/><text:span text:style-name="T3"><text:tab/>4) The </text:span><text:span text:style-name="T389">Latinate Myslite</text:span><text:span text:style-name="T3"> ( </text:span><text:span text:style-name="T208">Ⱞ ⱞ </text:span><text:span text:style-name="T484">)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389">Myslite</text:span><text:span text:style-name="T3"> (Round: </text:span><text:span text:style-name="T214">Ⰿ</text:span><text:span text:style-name="T215">ⰿ, Angular: </text:span><text:span text:style-name="T154">󰉿󰊯, Alt-1: , Alt-2: </text:span><text:span text:style-name="T339">)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89">Caudate Chrivi</text:span><text:span text:style-name="T3"> (“Tailed Cherv”, </text:span><text:span text:style-name="T149">Ⱟ </text:span><text:span text:style-name="T150">ⱟ</text:span><text:span text:style-name="T208"> </text:span><text:span text:style-name="T3">) has been recently accepted for inclusion in Unicode. (See L2/19-288R). When used with U+0303 Combining Tilde</text:span><text:change text:change-id="ct94555147330096"/><text:span text:style-name="T3">, it indicates an abbreviation for “et cetera”.</text:span><text:span text:style-name="T3"><text:note text:id="ftn7" text:note-class="footnote"><text:note-citation>7</text:note-citation><text:note-body><text:p text:style-name="P2"><text:span text:style-name="T622">) While t</text:span><text:change-start text:change-id="ct94555147330320"/><text:span text:style-name="T622">he c</text:span><text:change-end text:change-id="ct94555147330320"/><text:change-start text:change-id="ct94555147250672"/><text:span text:style-name="T622">haracters</text:span><text:change-end text:change-id="ct94555147250672"/> U+0483 Combining Cyrillic Titlo<text:change-start text:change-id="ct94555147230736"/> <text:span text:style-name="T648">and U+A66F Combining Cyrillic Vzmet are </text:span><text:change-end text:change-id="ct94555147230736"/><text:span text:style-name="T648">technically </text:span><text:change-start text:change-id="ct94555147206416"/><text:span text:style-name="T648">not intended to be used for Glagolitic</text:span><text:change-end text:change-id="ct94555147206416"/><text:span text:style-name="T648">,</text:span><text:change-start text:change-id="ct94555147209040"/><text:span text:style-name="T648"> since their scrip</text:span><text:span text:style-name="T39">t propert</text:span><text:change-end text:change-id="ct94555147209040"/><text:change text:change-id="ct94555147258144"/><text:change-start text:change-id="ct94555147278128"/><text:span text:style-name="T39">y is set to </text:span><text:span text:style-name="T407">Cyrillic</text:span><text:change-end text:change-id="ct94555147278128"/><text:span text:style-name="T39">, </text:span><text:span text:style-name="T40">there is currently no other available choice.</text:span></text:p></text:note-body></text:note></text:span><text:span text:style-name="T3"> It appears in a few manuscripts and early printed books.</text:span></text:p>
      <text:p text:style-name="P26"><text:tab/><text:span text:style-name="T485">Three other characters are likewise controversial or worthy of comment, and the student of Glagolitic can benefit from reading the following documents:</text:span></text:p>
      <text:p text:style-name="P26"><text:span text:style-name="T615"><text:tab/>6) </text:span><text:a xlink:type="simple" xlink:href="http://kodeks.uni-bamberg.de/slavling/downloads/SK_Glagolitic_Pe_Fact_or_Fiction.pdf" text:style-name="Internet_20_link" text:visited-style-name="Visited_20_Internet_20_Link"><text:span text:style-name="T386">Unicode 2C1A – Glagolitic “Pe”: Fact or Fiction?</text:span></text:a> <text:span text:style-name="T606">by Sebastian Kempgen</text:span></text:p>
      <text:p text:style-name="P26"><text:span text:style-name="T615"><text:tab/>7) </text:span><text:a xlink:type="simple" xlink:href="http://kodeks.uni-bamberg.de/slavling/downloads/SK_Why_OT.pdf" text:style-name="Internet_20_link" text:visited-style-name="Visited_20_Internet_20_Link"><text:span text:style-name="T386">Why OT? Why nOT? A Note on the Development of a Cyrillic Letter</text:span></text:a> <text:span text:style-name="T606">by Sebastian Kempgen. (See also Section 6 bel</text:span><text:span text:style-name="T299">ow: Glagolitic Superscript Characters.)</text:span></text:p>
      <text:p text:style-name="P26"><text:span text:style-name="T300"><text:tab/>8) </text:span><text:a xlink:type="simple" xlink:href="http://kodeks.uni-bamberg.de/slavling/downloads/SK_Glagolitic_Spidery_kh.pdf" text:style-name="Internet_20_link" text:visited-style-name="Visited_20_Internet_20_Link"><text:span text:style-name="T232">The Glagolitic ‘spidery kh’ &lt;</text:span></text:a><text:a xlink:type="simple" xlink:href="http://kodeks.uni-bamberg.de/slavling/downloads/SK_Glagolitic_Spidery_kh.pdf" text:style-name="Internet_20_link" text:visited-style-name="Visited_20_Internet_20_Link"><text:span text:style-name="T258">Ⱒ</text:span></text:a><text:a xlink:type="simple" xlink:href="http://kodeks.uni-bamberg.de/slavling/downloads/SK_Glagolitic_Spidery_kh.pdf" text:style-name="Internet_20_link" text:visited-style-name="Visited_20_Internet_20_Link"><text:span text:style-name="T232">&gt;, its origin and relatives</text:span></text:a><text:span text:style-name="T231"> by Sebastian Kempgen</text:span></text:p>
      <text:p text:style-name="P29"><text:span text:style-name="T553"><text:tab/>9)</text:span><text:span text:style-name="T552"> </text:span><text:span text:style-name="T46">In the vowel system of </text:span><text:span text:style-name="T47">Old Church Slavonic</text:span><text:span text:style-name="T46">, the </text:span><text:span text:style-name="T45">“</text:span><text:span text:style-name="T47">y</text:span><text:span text:style-name="T46">ers” (</text:span><text:span text:style-name="T326">ъ, ь and Ⱏ, Ⱐ</text:span><text:span text:style-name="T46">) </text:span><text:span text:style-name="T47">recorded ultra-short reduced vowels *[ŭ] and *[ĭ]. The degree of their reduction </text:span><text:span text:style-name="T48">depended on their position within a word. Around the 11</text:span><text:span text:style-name="T656">th</text:span><text:span text:style-name="T48"> century, in many Slavic dialects </text:span><text:span text:style-name="T50">yers in the</text:span><text:span text:style-name="T48"> “weak </text:span><text:span text:style-name="T50">position</text:span><text:span text:style-name="T48">” were lost, which resulted in the </text:span><text:span text:style-name="T49">orthographic </text:span><text:span text:style-name="T48">confusion of </text:span><text:span text:style-name="T326">ъ </text:span><text:span text:style-name="T281">and</text:span><text:span text:style-name="T326"> ь</text:span><text:span text:style-name="T48"> in manuscripts </text:span><text:span text:style-name="T50">or </text:span><text:span text:style-name="T48">the omission of “</text:span><text:span text:style-name="T50">weak </text:span><text:span text:style-name="T48">yers” entirely. At the same time, perhaps due to the loss of the “weak yers”, the </text:span><text:span text:style-name="T50">yers in the strong position </text:span><text:span text:style-name="T48">became fully vocalized, resulting in the confusion of </text:span><text:span text:style-name="T326">ъ, ь</text:span><text:span text:style-name="T48"> and </text:span><text:span text:style-name="T327">о, е</text:span><text:span text:style-name="T48"> in manuscripts. Since the orthographic usage of a scribe tends to reflect local dialectic peculiarities, information on the usage</text:span><text:span text:style-name="T50"> </text:span><text:span text:style-name="T48">of yers is helpful in localizing and dating manuscripts </text:span><text:span text:style-name="T49">and / </text:span><text:span text:style-name="T50">or texts. E</text:span><text:span text:style-name="T49">ditors should strive to faithfully reproduce the usage of the yers </text:span><text:span text:style-name="T50">in editions</text:span><text:span text:style-name="T49">. The characters U+A64E, U+A64F Cyrillic Letter Neutral Yer </text:span><text:span text:style-name="T328">ꙏ</text:span><text:span text:style-name="T49"> was encoded </text:span><text:span text:style-name="T50">in Unicode </text:span><text:span text:style-name="T49">to transcribe yers in instances where it is impossible to tell the difference between </text:span><text:span text:style-name="T326">ъ </text:span><text:span text:style-name="T49">and </text:span><text:span text:style-name="T326">ь</text:span><text:span text:style-name="T49">, but this is mostly an issue in lat</text:span><text:span text:style-name="T50">er</text:span><text:span text:style-name="T49"> Russian documents.</text:span><text:span text:style-name="T46"> </text:span><text:span text:style-name="T45">(See also the </text:span><text:span text:style-name="T409">Shtapic</text:span><text:span text:style-name="T45"> above</text:span><text:span text:style-name="T50">).</text:span><text:span text:style-name="T45"> </text:span><text:span text:style-name="T50">The</text:span><text:span text:style-name="T46"> follow</text:span><text:span text:style-name="T50">ing </text:span><text:span text:style-name="T46">resources will provide a sufficient introduction to the Old Slavic </text:span><text:span text:style-name="T50">yers</text:span><text:span text:style-name="T46">:</text:span></text:p>
      <text:p text:style-name="P31"><text:span text:style-name="T280"><text:tab/>Yer: </text:span><text:a xlink:type="simple" xlink:href="https://en.wikipedia.org/wiki/Yer" text:style-name="Internet_20_link" text:visited-style-name="Visited_20_Internet_20_Link"><text:span text:style-name="T280">https://en.wikipedia.org/wiki/Yer</text:span></text:a></text:p>
      <text:p text:style-name="P28"><text:span text:style-name="T46"><text:tab/>Proto-Slavic: </text:span><text:a xlink:type="simple" xlink:href="https://en.wikipedia.org/wiki/Proto-Slavic" text:style-name="Internet_20_link" text:visited-style-name="Visited_20_Internet_20_Link"><text:span text:style-name="T46">https://en.wikipedia.org/wiki/Proto-Slavic</text:span></text:a></text:p>
      <text:p text:style-name="P28"><text:span text:style-name="T46"><text:tab/>History of Proto-Slavic: </text:span><text:a xlink:type="simple" xlink:href="https://en.wikipedia.org/wiki/History_of_Proto-Slavic" text:style-name="Internet_20_link" text:visited-style-name="Visited_20_Internet_20_Link"><text:span text:style-name="T46">https://en.wikipedia.org/wiki/History_of_Proto-Slavic</text:span></text:a></text:p>
      <text:p text:style-name="P28"><text:span text:style-name="T46"><text:tab/>Havlík’s law: </text:span><text:a xlink:type="simple" xlink:href="https://en.wikipedia.org/wiki/Havlík%27s_law" text:style-name="Internet_20_link" text:visited-style-name="Visited_20_Internet_20_Link"><text:span text:style-name="T46">https://en.wikipedia.org/wiki/Havl%C3%ADk%27s_law</text:span></text:a></text:p>
      <text:p text:style-name="P28"><text:span text:style-name="T46"><text:tab/>History of the Russian language: </text:span><text:a xlink:type="simple" xlink:href="https://en.wikipedia.org/wiki/History_of_the_Russian_language" text:style-name="Internet_20_link" text:visited-style-name="Visited_20_Internet_20_Link"><text:span text:style-name="T46">https://en.wikipedia.org/wiki/History_of_the_Russian_language</text:span></text:a></text:p>
      <text:p text:style-name="P28"><text:span text:style-name="T46"><text:tab/>History of the Slavic languages: </text:span><text:a xlink:type="simple" xlink:href="https://www.wikiwand.com/en/History_of_the_Slavic_languages" text:style-name="Internet_20_link" text:visited-style-name="Visited_20_Internet_20_Link"><text:span text:style-name="T46">https://www.wikiwand.com/en/History_of_the_Slavic_languages</text:span></text:a></text:p>
      <text:p text:style-name="P41"/>
      <text:p text:style-name="P41"/>
      <text:p text:style-name="P39"><text:soft-page-break/><text:span text:style-name="T429">5</text:span><text:span text:style-name="T425">.</text:span><text:span text:style-name="T426"> Glagolitic Casing</text:span></text:p>
      <text:p text:style-name="P420">Glagolitic <text:span text:style-name="T620">used in manuscripts</text:span> <text:span text:style-name="T620">was generally not a bicameral script; in other words, it did </text:span>not have a modern upper case. <text:span text:style-name="T486">T</text:span>he <text:span text:style-name="T620">upper</text:span> case <text:span text:style-name="T620">forms </text:span>included within the font <text:span text:style-name="T620">are intended to be used</text:span> for decorative drop-caps and for titling.</text:p>
      <text:p text:style-name="P421">Glagolitic scripts, unlike modern Cyrillic scripts, do not <text:span text:style-name="T615">traditionally </text:span>align the bottom of their upper and lower case characters on top of the “base line”, but instead they hang from a shared “top line”. <text:span text:style-name="T615">However, since this font is intended for academic use and must have a harmonious pairing of both Cyrillic and Glagolitic scripts, we have unfortunately had to compromise on this principle.</text:span></text:p>
      <text:p text:style-name="P225"/>
      <text:p text:style-name="P250"><text:span text:style-name="T341">6. Glagolitic Superscript</text:span> <text:span text:style-name="T487">Characters</text:span></text:p>
      <text:p text:style-name="P241"><text:tab/><text:span text:style-name="T620">Combining </text:span>Glagolitic <text:span text:style-name="T620">letters</text:span> <text:span text:style-name="T487">have been encoded in Unicode in the </text:span>Glagolitic Supplement Range: <text:span text:style-name="T620">U+</text:span>1E000–<text:span text:style-name="T620">U+</text:span>1E02F. These are used in the default Round Script, <text:span text:style-name="T577">but</text:span> seem not to be used <text:span text:style-name="T341">much </text:span>in the Angular Script tradition. <text:span text:style-name="T486">Even within the Round Script tradition, it seems that superscript characters were used far less frequently than with Cyrillic texts.</text:span></text:p>
      <text:p text:style-name="P115"><text:tab/>Here, each of the combining superscript letters are placed above their corresponding base character:</text:p>
      <text:p text:style-name="P117"><text:span text:style-name="T132">ⰰ</text:span><text:span text:style-name="T147">𞀀</text:span><text:span text:style-name="T132"> </text:span><text:span text:style-name="T147">ⰱ𞀁 ⰲ𞀂 ⰳ𞀃 ⰴ𞀄 ⰵ𞀅 ⰶ𞀆 </text:span><text:span text:style-name="T151">[</text:span><text:span text:style-name="T147">ⰷ𞀇</text:span><text:span text:style-name="T151">]</text:span><text:span text:style-name="T147"> ⰸ𞀈 ⰹ𞀉 ⰺ𞀊 ⰻ𞀋 ⰼ𞀌 ⰽ𞀍 ⰾ𞀎 ⰿ𞀏 ⱀ𞀐 ⱁ𞀑 ⱂ𞀒 ⱃ𞀓 ⱄ𞀔 ⱅ𞀕 ⱆ𞀖 ⱇ𞀗</text:span></text:p>
      <text:p text:style-name="P345">ⱈ𞀘 <text:span text:style-name="T340">[</text:span>ⱉ𞀙<text:span text:style-name="T340">]</text:span> <text:span text:style-name="T340">[</text:span>ⱊ𞀚<text:span text:style-name="T340">]</text:span> ⱋ𞀛 ⱌ𞀜 ⱍ𞀝 ⱎ𞀞 ⱏ𞀟 ⱐ𞀠 ⱑ𞀡 <text:span text:style-name="T340">[</text:span>ⱒ𞀢<text:span text:style-name="T340">]</text:span> ⱓ𞀣 ⱔ𞀤 <text:span text:style-name="T340">[</text:span>ⱕ𞀥<text:span text:style-name="T340">]</text:span> ⱖ𞀦 ⱗ𞀧 ⱘ𞀨 ⱙ𞀩 ⱚ𞀪</text:p>
      <text:p text:style-name="P237"><text:tab/><text:span text:style-name="T340">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13"><text:tab/><text:span text:style-name="T340">One particular pairing that is frequently seen is the preposition and prefix “ot” (which can be formed with either the “omicron” or “omega” forms of the letter “o”). Unlike the Cyrillic Unicode block, which includes the definitive digraph </text:span><text:span text:style-name="T212">Ѿ</text:span><text:span text:style-name="T211">ѿ</text:span><text:span text:style-name="T341">,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12"><text:tab/><text:tab/><text:span text:style-name="T617">Round Script (default):<text:tab/></text:span><text:span text:style-name="T177">Ⱁ𞀕</text:span><text:span text:style-name="T152"><text:tab/>ⱁ𞀕<text:tab/>or </text:span><text:span text:style-name="T216">with omega</text:span><text:span text:style-name="T152">:<text:tab/>Ⱉ𞀕<text:tab/>ⱉ𞀕<text:tab/></text:span><text:span text:style-name="T153">[ </text:span><text:span text:style-name="T152">◌𞀕 </text:span><text:span text:style-name="T153">]</text:span></text:p>
      <text:p text:style-name="P4"><text:tab/><text:tab/><text:span text:style-name="T617">Angular Script (ss03):<text:tab/></text:span><text:span text:style-name="T330">Ⱁ𞀕<text:tab/>ⱁ𞀕</text:span><text:span text:style-name="T331"><text:tab/>or </text:span><text:span text:style-name="T336">with omega</text:span><text:span text:style-name="T331">:<text:tab/></text:span><text:span text:style-name="T330">Ⱉ𞀕</text:span><text:span text:style-name="T331"><text:tab/></text:span><text:span text:style-name="T330">ⱉ𞀕</text:span><text:span text:style-name="T331"><text:tab/></text:span><text:span text:style-name="T332">[ </text:span><text:span text:style-name="T331">◌𞀕 </text:span><text:span text:style-name="T332">]</text:span></text:p>
      <text:p text:style-name="P4"><text:tab/><text:tab/><text:span text:style-name="T617">Angular Missal Script (ss04):<text:tab/></text:span><text:span text:style-name="T64">Ⱁ𞀕<text:tab/>ⱁ𞀕<text:tab/>or </text:span><text:span text:style-name="T65">with omega</text:span><text:span text:style-name="T64">:<text:tab/>Ⱉ𞀕</text:span><text:note text:id="ftn8" text:note-class="footnote"><text:note-citation>8</text:note-citation><text:note-body><text:p text:style-name="P22">) Note that the upper case form of the Angular Missal Script has an anomalous Round Script form.</text:p></text:note-body></text:note><text:span text:style-name="T64"><text:tab/>ⱉ𞀕 <text:tab/></text:span><text:span text:style-name="T4">[ </text:span><text:span text:style-name="T64">◌𞀕 </text:span><text:span text:style-name="T4">]</text:span><text:change text:change-id="ct94555147310800"/></text:p>
      <text:p text:style-name="P114"><text:span text:style-name="T659">The precomposed forms of the Ot have been encoded in the Private Use Are at the codepoints </text:span><text:tab/>U+ECE0 <text:span text:style-name="T659">to </text:span>U+ECE<text:span text:style-name="T659">9 for use in settings where OpenType is unavailable or unsupported.</text:span></text:p>
      <text:p text:style-name="P114"><text:tab/><text:span text:style-name="T662">For more information, see the </text:span>Proposal to Encode Combining Glagolitic Letters in Unicode: <text:a xlink:type="simple" xlink:href="http://std.dkuug.dk/JTC1/SC2/WG2/docs/n4608.pdf" text:style-name="Internet_20_link" text:visited-style-name="Visited_20_Internet_20_Link"><text:span text:style-name="T600">http://std.dkuug.dk/JTC1/SC2/WG2/docs/n4608.pdf</text:span></text:a><text:span text:style-name="T600">.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218">Combining Glagolitic <text:span text:style-name="T662">Characters</text:span></text:p>
            <text:p text:style-name="P216">U+1E000<text:tab/>AZU<text:tab/>◌𞀀</text:p>
            <text:p text:style-name="P217">U+1E001<text:tab/>BUKY<text:tab/>◌𞀁</text:p>
            <text:p text:style-name="P217">U+1E002<text:tab/>VEDE<text:tab/><text:span text:style-name="T592">◌𞀂</text:span></text:p>
            <text:p text:style-name="P217">U+1E003<text:tab/>GLAGOLI<text:tab/>◌𞀃</text:p>
            <text:p text:style-name="P217"><text:soft-page-break/>U+1E004<text:tab/>DOBRO<text:tab/>◌𞀄</text:p>
            <text:p text:style-name="P216">U+1E005<text:tab/>YESTU<text:tab/>◌𞀅</text:p>
            <text:p text:style-name="P216">U+1E006<text:tab/>ZHIVETE<text:tab/>◌𞀆</text:p>
            <text:p text:style-name="P216">U+1E008<text:tab/>ZEMLJA<text:tab/><text:span text:style-name="T594">◌𞀈</text:span></text:p>
            <text:p text:style-name="P216">U+1E009<text:tab/>IZHE<text:tab/>◌𞀉</text:p>
            <text:p text:style-name="P216">U+1E00A<text:tab/>INITIAL IZHE<text:tab/>◌𞀊</text:p>
            <text:p text:style-name="P216">U+1E00B<text:tab/>I<text:tab/>◌𞀋</text:p>
            <text:p text:style-name="P216">U+1E00C<text:tab/>DJERVI<text:tab/>◌𞀌</text:p>
            <text:p text:style-name="P216">U+1E00D<text:tab/>KAKO<text:tab/>◌𞀍</text:p>
            <text:p text:style-name="P216">U+1E00E<text:tab/>LJUDIJE<text:tab/>◌𞀎</text:p>
            <text:p text:style-name="P216">U+1E00F<text:tab/>MYSLITE<text:tab/>◌𞀏</text:p>
            <text:p text:style-name="P216">U+1E010<text:tab/>NASHI<text:tab/>◌𞀐</text:p>
            <text:p text:style-name="P216">U+1E011<text:tab/>ONU<text:tab/>◌𞀑</text:p>
            <text:p text:style-name="P216">U+1E012<text:tab/>POKOJI<text:tab/>◌𞀒</text:p>
            <text:p text:style-name="P216">U+1E013<text:tab/>RITSI<text:tab/>◌𞀓</text:p>
          </table:table-cell>
          <table:table-cell table:style-name="Table15.B1" office:value-type="string">
            <text:p text:style-name="P216"/>
            <text:p text:style-name="P216">U+1E014<text:tab/>SLOVO<text:tab/>◌𞀔</text:p>
            <text:p text:style-name="P216">U+1E015<text:tab/>TVRIDO<text:tab/>◌𞀕</text:p>
            <text:p text:style-name="P216">U+1E016<text:tab/>UKU<text:tab/>◌𞀖</text:p>
            <text:p text:style-name="P216">U+1E017<text:tab/>FRITU<text:tab/>◌𞀗</text:p>
            <text:p text:style-name="P216"><text:soft-page-break/>U+1E018<text:tab/>HERU<text:tab/>◌𞀘</text:p>
            <text:p text:style-name="P216">U+1E01B<text:tab/>SHTA<text:tab/>◌𞀛</text:p>
            <text:p text:style-name="P216">U+1E01C<text:tab/>TSI<text:tab/>◌𞀜</text:p>
            <text:p text:style-name="P216">U+1E01D<text:tab/>CHRIVI<text:tab/>◌𞀝</text:p>
            <text:p text:style-name="P216">U+1E01E<text:tab/>SHA<text:tab/>◌𞀞</text:p>
            <text:p text:style-name="P216">U+1E01F<text:tab/>YERU<text:tab/>◌𞀟</text:p>
            <text:p text:style-name="P216">U+1E020<text:tab/>YERI<text:tab/>◌𞀠</text:p>
            <text:p text:style-name="P216">U+1E021<text:tab/>YATI<text:tab/>◌𞀡</text:p>
            <text:p text:style-name="P216">U+1E023<text:tab/>YU<text:tab/>◌𞀣</text:p>
            <text:p text:style-name="P216">U+1E024<text:tab/>SMALL YUS<text:tab/>◌𞀤</text:p>
            <text:p text:style-name="P216">U+1E026<text:tab/>YO<text:tab/>◌𞀦</text:p>
            <text:p text:style-name="P216">U+1E027<text:tab/>IOTATED SMALL YUS<text:tab/>◌𞀧</text:p>
            <text:p text:style-name="P216">U+1E028<text:tab/>BIG YUS<text:tab/>◌𞀨</text:p>
            <text:p text:style-name="P216">U+1E029<text:tab/>IOTATED BIG YUS<text:tab/>◌𞀩</text:p>
            <text:p text:style-name="P216">U+1E02A<text:tab/>FITA<text:tab/>◌𞀪</text:p>
          </table:table-cell>
        </table:table-row>
      </table:table>
      <text:p text:style-name="P224"/>
      <text:p text:style-name="P224"/>
      <text:p text:style-name="P252"><text:span text:style-name="T341">7</text:span>. Glagolitic Numerals and Word Abbreviations (Letters with Titl<text:span text:style-name="T662">a</text:span>)</text:p>
      <text:p text:style-name="P42"><text:change-start text:change-id="ct94555147281872"/><text:tab/><text:span text:style-name="T646">a. Numerals</text:span></text:p>
      <text:p text:style-name="P32"><text:change-end text:change-id="ct94555147281872"/><text:span text:style-name="T646"><text:tab/>Glagolitic numerals are formed in several va</text:span><text:change-start text:change-id="ct94555147372240"/><text:span text:style-name="T25">riant ways</text:span><text:change-end text:change-id="ct94555147372240"/><text:change-start text:change-id="ct94555147304144"/><text:span text:style-name="T25">, </text:span><text:change-end text:change-id="ct94555147304144"/><text:change-start text:change-id="ct94555147311184"/><text:span text:style-name="T36">without any “standard” or “official” method of presentation</text:span><text:change-end text:change-id="ct94555147311184"/><text:change-start text:change-id="ct94555147293952"/><text:span text:style-name="T25">.</text:span><text:change-end text:change-id="ct94555147293952"/><text:change-start text:change-id="ct94555147364912"/><text:span text:style-name="T25"> </text:span><text:change-end text:change-id="ct94555147364912"/><text:span text:style-name="T52">Users should</text:span><text:change-start text:change-id="ct94555147366720"/><text:span text:style-name="T36"> </text:span><text:change-end text:change-id="ct94555147366720"/><text:span text:style-name="T52">represent numerals as they are given in the</text:span><text:change-start text:change-id="ct94555147351520"/><text:span text:style-name="T36"> original texts</text:span><text:change-end text:change-id="ct94555147351520"/><text:change-start text:change-id="ct94555147353456"/><text:span text:style-name="T36">.</text:span><text:change-end text:change-id="ct94555147353456"/><text:span text:style-name="T36"> </text:span><text:span text:style-name="T41">In the absence of an original text, we recommend following the formation of Cyrillic numerals. </text:span><text:span text:style-name="T504">S</text:span><text:span text:style-name="T505">ee the </text:span><text:span text:style-name="T507">section on the </text:span><text:span text:style-name="T505">presentation of Cyrillic numerals, </text:span><text:span text:style-name="T506">above, </text:span><text:span text:style-name="T505">for examples.</text:span></text:p>
      <text:p text:style-name="P32"><text:span text:style-name="T440"><text:tab/></text:span><text:span text:style-name="T441">Note</text:span><text:span text:style-name="T440">:</text:span><text:span text:style-name="T41"> </text:span><text:span text:style-name="T44">It seems that Glagolitic texts should use U+0303 Combining Tilde to encode the overline </text:span><text:span text:style-name="T52">character</text:span><text:span text:style-name="T44"> above numerals. This is provided in the font as a wavy line; if a “titlo” or “vzmet” form is desired, the</text:span><text:span text:style-name="T43"> characters</text:span><text:span text:style-name="T42"> U+0483 Combining Cyrillic Titlo </text:span><text:span text:style-name="T39">and U+A66F Combining Cyrillic Vzmet </text:span><text:span text:style-name="T44">can be used, even though </text:span><text:span text:style-name="T39">their script property is set to </text:span><text:span text:style-name="T407">Cyrillic, </text:span><text:span text:style-name="T508">rather than </text:span><text:span text:style-name="T410">Glagolitic </text:span><text:span text:style-name="T508">or </text:span><text:span text:style-name="T410">Inherited.</text:span><text:span text:style-name="T408"> </text:span><text:span text:style-name="T503">A separate Glagolitic Titlo or Vzmet has not been encoded in Unicode. </text:span><text:span text:style-name="T504">For example:</text:span></text:p>
      <text:p text:style-name="P56"/>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8"/>
          </table:table-cell>
          <table:table-cell table:style-name="Table11.A1" office:value-type="string">
            <text:p text:style-name="P67"/>
          </table:table-cell>
          <table:table-cell table:style-name="Table11.A1" office:value-type="string">
            <text:p text:style-name="P172">normal</text:p>
          </table:table-cell>
          <table:table-cell table:style-name="Table11.A1" office:value-type="string">
            <text:p text:style-name="P172">ss03</text:p>
          </table:table-cell>
          <table:table-cell table:style-name="Table11.E1" office:value-type="string">
            <text:p text:style-name="P172">ss04</text:p>
          </table:table-cell>
        </table:table-row>
        <table:table-row>
          <table:table-cell table:style-name="Table11.A2" office:value-type="string">
            <text:p text:style-name="P71">U+0303</text:p>
          </table:table-cell>
          <table:table-cell table:style-name="Table11.A2" office:value-type="string">
            <text:p text:style-name="P72">Combining Tilde</text:p>
          </table:table-cell>
          <table:table-cell table:style-name="Table11.A2" office:value-type="string">
            <text:p text:style-name="P177">ⰰ̃</text:p>
          </table:table-cell>
          <table:table-cell table:style-name="Table11.A2" office:value-type="string">
            <text:p text:style-name="P174">ⰰ̃</text:p>
          </table:table-cell>
          <table:table-cell table:style-name="Table11.E2" office:value-type="string">
            <text:p text:style-name="P176">ⰰ̃</text:p>
          </table:table-cell>
        </table:table-row>
        <table:table-row>
          <table:table-cell table:style-name="Table11.A2" office:value-type="string">
            <text:p text:style-name="P73">U+0483</text:p>
          </table:table-cell>
          <table:table-cell table:style-name="Table11.A2" office:value-type="string">
            <text:p text:style-name="P74">Combining Cyrillic Titlo</text:p>
          </table:table-cell>
          <table:table-cell table:style-name="Table11.A2" office:value-type="string">
            <text:p text:style-name="P178">ⰰ҃</text:p>
          </table:table-cell>
          <table:table-cell table:style-name="Table11.A2" office:value-type="string">
            <text:p text:style-name="P173">ⰰ҃</text:p>
          </table:table-cell>
          <table:table-cell table:style-name="Table11.E2" office:value-type="string">
            <text:p text:style-name="P175">ⰰ҃</text:p>
          </table:table-cell>
        </table:table-row>
        <table:table-row>
          <table:table-cell table:style-name="Table11.A2" office:value-type="string">
            <text:p text:style-name="P75">U+A66F</text:p>
          </table:table-cell>
          <table:table-cell table:style-name="Table11.A2" office:value-type="string">
            <text:p text:style-name="P76">Combining Cyrillic Vzmet</text:p>
          </table:table-cell>
          <table:table-cell table:style-name="Table11.A2" office:value-type="string">
            <text:p text:style-name="P178">ⰰ꙯</text:p>
          </table:table-cell>
          <table:table-cell table:style-name="Table11.A2" office:value-type="string">
            <text:p text:style-name="P173">ⰰ꙯</text:p>
          </table:table-cell>
          <table:table-cell table:style-name="Table11.E2" office:value-type="string">
            <text:p text:style-name="P175">ⰰ꙯</text:p>
          </table:table-cell>
        </table:table-row>
      </table:table>
      <text:p text:style-name="P45"/>
      <text:p text:style-name="P45"><text:span text:style-name="T663">Note</text:span>: <text:span text:style-name="Strong_20_Emphasis"><text:span text:style-name="T454">Th</text:span></text:span><text:span text:style-name="Strong_20_Emphasis"><text:span text:style-name="T475">e usage of Cyrillic Titlo or Vzmet with Glagolitic characters is not supported in</text:span></text:span><text:span text:style-name="Strong_20_Emphasis"><text:span text:style-name="T454"> LibreOffice.</text:span></text:span></text:p>
      <text:p text:style-name="P45"><text:change-start text:change-id="ct94555147280784"/><text:span text:style-name="Strong_20_Emphasis"><text:span text:style-name="T454"/></text:span></text:p>
      <text:p text:style-name="P43"><text:change-end text:change-id="ct94555147280784"/><text:change-start text:change-id="ct94555147300448"/><text:span text:style-name="T25"><text:tab/></text:span><text:span text:style-name="T36">b. Word Abbreviations</text:span></text:p>
      <text:p text:style-name="P33"><text:change-end text:change-id="ct94555147300448"/><text:span text:style-name="T25"><text:tab/></text:span><text:span text:style-name="T51">A number of precomposed letters with U+0303 Combining Tilde are encoded in the PUA in the </text:span><text:change-start text:change-id="ct94555147295632"/><text:span text:style-name="T1">block U+ECA0 through U+EC</text:span><text:change-end text:change-id="ct94555147295632"/>FF. These precomposed forms <text:span text:style-name="T657">have been</text:span> included because they require a wider or narrower version of the <text:span text:style-name="T338">tilde</text:span> symbol than the default width. <text:span text:style-name="T657">All of these are Angular Glagolitic forms, and are formed automatically when Stylistic Set 3 (or Stylistic Set 4) is turned on. They may be accessed from the PUA if OpenType features are unsupported.</text:span><text:tab/></text:p>
      <text:p text:style-name="P34"/>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41">Description</text:p>
            </table:table-cell>
            <table:table-cell table:style-name="Table23.A1" office:value-type="string">
              <text:p text:style-name="P441">Form</text:p>
            </table:table-cell>
            <table:table-cell table:style-name="Table23.C1" office:value-type="string">
              <text:p text:style-name="P441">PUA Codepoint</text:p>
            </table:table-cell>
          </table:table-row>
        </table:table-header-rows>
        <table:table-row>
          <table:table-cell table:style-name="Table23.A2" office:value-type="string">
            <text:p text:style-name="P46">Glagolitic Vede (U+2C32) </text:p>
          </table:table-cell>
          <table:table-cell table:style-name="Table23.A2" office:value-type="string">
            <text:p text:style-name="P86">ⰲ̃</text:p>
          </table:table-cell>
          <table:table-cell table:style-name="Table23.C2" office:value-type="string">
            <text:p text:style-name="P59">U+ECA3</text:p>
          </table:table-cell>
        </table:table-row>
        <table:table-row>
          <table:table-cell table:style-name="Table23.A2" office:value-type="string">
            <text:p text:style-name="P46">Glagolitic Glagoli (U+2C33) </text:p>
          </table:table-cell>
          <table:table-cell table:style-name="Table23.A2" office:value-type="string">
            <text:p text:style-name="P85">ⰳ̃</text:p>
          </table:table-cell>
          <table:table-cell table:style-name="Table23.C2" office:value-type="string">
            <text:p text:style-name="P59">U+ECA4</text:p>
          </table:table-cell>
        </table:table-row>
        <table:table-row>
          <table:table-cell table:style-name="Table23.A2" office:value-type="string">
            <text:p text:style-name="P46">Glagolitic Dobro (U+2C34)</text:p>
          </table:table-cell>
          <table:table-cell table:style-name="Table23.A2" office:value-type="string">
            <text:p text:style-name="P85">ⰴ̃</text:p>
          </table:table-cell>
          <table:table-cell table:style-name="Table23.C2" office:value-type="string">
            <text:p text:style-name="P59">U+ECA5</text:p>
          </table:table-cell>
        </table:table-row>
        <table:table-row>
          <table:table-cell table:style-name="Table23.A2" office:value-type="string">
            <text:p text:style-name="P46">Glagolitic Zhivete (U+2C36)</text:p>
          </table:table-cell>
          <table:table-cell table:style-name="Table23.A2" office:value-type="string">
            <text:p text:style-name="P85">ⰶ̃</text:p>
          </table:table-cell>
          <table:table-cell table:style-name="Table23.C2" office:value-type="string">
            <text:p text:style-name="P61">U+ECA6</text:p>
          </table:table-cell>
        </table:table-row>
        <table:table-row>
          <table:table-cell table:style-name="Table23.A2" office:value-type="string">
            <text:p text:style-name="P46">Glaolitic Zemlja (U+2C38)</text:p>
          </table:table-cell>
          <table:table-cell table:style-name="Table23.A2" office:value-type="string">
            <text:p text:style-name="P85">ⰸ̃</text:p>
          </table:table-cell>
          <table:table-cell table:style-name="Table23.C2" office:value-type="string">
            <text:p text:style-name="P61">U+ECA7</text:p>
          </table:table-cell>
        </table:table-row>
        <table:table-row>
          <table:table-cell table:style-name="Table23.A2" office:value-type="string">
            <text:p text:style-name="P46">Glagolitic Izhe (U+2C39)</text:p>
          </table:table-cell>
          <table:table-cell table:style-name="Table23.A2" office:value-type="string">
            <text:p text:style-name="P85">ⰹ̃</text:p>
          </table:table-cell>
          <table:table-cell table:style-name="Table23.C2" office:value-type="string">
            <text:p text:style-name="P61">U+ECA8</text:p>
          </table:table-cell>
        </table:table-row>
        <table:table-row>
          <table:table-cell table:style-name="Table23.A2" office:value-type="string">
            <text:p text:style-name="P46">Glagolitic Initial Izhe (U+2C3A)</text:p>
          </table:table-cell>
          <table:table-cell table:style-name="Table23.A2" office:value-type="string">
            <text:p text:style-name="P85">ⰺ̃</text:p>
          </table:table-cell>
          <table:table-cell table:style-name="Table23.C2" office:value-type="string">
            <text:p text:style-name="P61">U+ECA9</text:p>
          </table:table-cell>
        </table:table-row>
        <table:table-row>
          <table:table-cell table:style-name="Table23.A2" office:value-type="string">
            <text:p text:style-name="P48">Glagolitic Djervi (U+2C3C)</text:p>
          </table:table-cell>
          <table:table-cell table:style-name="Table23.A2" office:value-type="string">
            <text:p text:style-name="P85">ⰼ̃</text:p>
          </table:table-cell>
          <table:table-cell table:style-name="Table23.C2" office:value-type="string">
            <text:p text:style-name="P62">U+ECAA</text:p>
          </table:table-cell>
        </table:table-row>
        <table:table-row>
          <table:table-cell table:style-name="Table23.A2" office:value-type="string">
            <text:p text:style-name="P48">Alternate form of U+2C3C (<text:span text:style-name="T386">salt</text:span>)</text:p>
          </table:table-cell>
          <table:table-cell table:style-name="Table23.A2" office:value-type="string">
            <text:p text:style-name="P87">ⰼ̃</text:p>
          </table:table-cell>
          <table:table-cell table:style-name="Table23.C2" office:value-type="string">
            <text:p text:style-name="P62">U+ECAB</text:p>
          </table:table-cell>
        </table:table-row>
        <table:table-row>
          <table:table-cell table:style-name="Table23.A2" office:value-type="string">
            <text:p text:style-name="P48">Glagolitic Ljudije (U+2C3E)</text:p>
          </table:table-cell>
          <table:table-cell table:style-name="Table23.A2" office:value-type="string">
            <text:p text:style-name="P85">ⰾ̃</text:p>
          </table:table-cell>
          <table:table-cell table:style-name="Table23.C2" office:value-type="string">
            <text:p text:style-name="P62">U+ECAC</text:p>
          </table:table-cell>
        </table:table-row>
        <table:table-row>
          <table:table-cell table:style-name="Table23.A2" office:value-type="string">
            <text:p text:style-name="P48">Glagolitic Myslite (U+2C3F)</text:p>
          </table:table-cell>
          <table:table-cell table:style-name="Table23.A2" office:value-type="string">
            <text:p text:style-name="P85">ⰿ̃</text:p>
          </table:table-cell>
          <table:table-cell table:style-name="Table23.C2" office:value-type="string">
            <text:p text:style-name="P62">U+ECAD</text:p>
          </table:table-cell>
        </table:table-row>
        <table:table-row>
          <table:table-cell table:style-name="Table23.A2" office:value-type="string">
            <text:p text:style-name="P48">Glagolitic Tvrido (U+2C45)</text:p>
          </table:table-cell>
          <table:table-cell table:style-name="Table23.A2" office:value-type="string">
            <text:p text:style-name="P85">ⱅ̃</text:p>
          </table:table-cell>
          <table:table-cell table:style-name="Table23.C2" office:value-type="string">
            <text:p text:style-name="P62">U+ECAE</text:p>
          </table:table-cell>
        </table:table-row>
        <table:table-row>
          <table:table-cell table:style-name="Table23.A2" office:value-type="string">
            <text:p text:style-name="P48">Glagolitic Heru (U+2C48) (<text:span text:style-name="T413">ss04</text:span>)</text:p>
          </table:table-cell>
          <table:table-cell table:style-name="Table23.A2" office:value-type="string">
            <text:p text:style-name="P88">ⱈ̃</text:p>
          </table:table-cell>
          <table:table-cell table:style-name="Table23.C2" office:value-type="string">
            <text:p text:style-name="P60">U+ECAF</text:p>
          </table:table-cell>
        </table:table-row>
        <table:table-row>
          <table:table-cell table:style-name="Table23.A2" office:value-type="string">
            <text:p text:style-name="P48">Glagolitic Otu (U+2C49) (<text:span text:style-name="T413">ss04)</text:span></text:p>
          </table:table-cell>
          <table:table-cell table:style-name="Table23.A2" office:value-type="string">
            <text:p text:style-name="P88">ⱉ̃</text:p>
          </table:table-cell>
          <table:table-cell table:style-name="Table23.C2" office:value-type="string">
            <text:p text:style-name="P62">U+ECB0</text:p>
          </table:table-cell>
        </table:table-row>
        <table:table-row>
          <table:table-cell table:style-name="Table23.A2" office:value-type="string">
            <text:p text:style-name="P48">Glagolitic Yu (U+2C53)</text:p>
          </table:table-cell>
          <table:table-cell table:style-name="Table23.A2" office:value-type="string">
            <text:p text:style-name="P85">ⱓ̃</text:p>
          </table:table-cell>
          <table:table-cell table:style-name="Table23.C2" office:value-type="string">
            <text:p text:style-name="P62">U+ECB1</text:p>
          </table:table-cell>
        </table:table-row>
        <table:table-row>
          <table:table-cell table:style-name="Table23.A2" office:value-type="string">
            <text:p text:style-name="P48">Glagolitic Shtapic (U+2C5C)</text:p>
          </table:table-cell>
          <table:table-cell table:style-name="Table23.A2" office:value-type="string">
            <text:p text:style-name="P85">ⱜ̃</text:p>
          </table:table-cell>
          <table:table-cell table:style-name="Table23.C2" office:value-type="string">
            <text:p text:style-name="P62">U+ECB2</text:p>
          </table:table-cell>
        </table:table-row>
      </table:table>
      <text:p text:style-name="P58"><text:change-start text:change-id="ct94555147277712"/></text:p>
      <text:p text:style-name="P35"><text:change-end text:change-id="ct94555147277712"/><text:span text:style-name="T597">A number of </text:span><text:change-start text:change-id="ct94555147303008"/><text:span text:style-name="T595">pre-composed </text:span><text:change-end text:change-id="ct94555147303008"/><text:span text:style-name="T597">l</text:span><text:change-start text:change-id="ct94555147331104"/><text:span text:style-name="T595">igatures with </text:span><text:change-end text:change-id="ct94555147331104"/><text:span text:style-name="T597">the tilde are also offered. These are formed automatically when </text:span><text:span text:style-name="T596">Stylistic Set 5 </text:span><text:span text:style-name="T597">is turned on:</text:span></text:p>
      <text:p text:style-name="P55"/>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42">Description</text:p>
            </table:table-cell>
            <table:table-cell table:style-name="Table24.A1" office:value-type="string">
              <text:p text:style-name="P442">Form</text:p>
            </table:table-cell>
            <table:table-cell table:style-name="Table24.C1" office:value-type="string">
              <text:p text:style-name="P442">PUA Codepoint</text:p>
            </table:table-cell>
          </table:table-row>
        </table:table-header-rows>
        <table:table-row>
          <table:table-cell table:style-name="Table24.A2" office:value-type="string">
            <text:p text:style-name="P49">Buki Ritsi </text:p>
          </table:table-cell>
          <table:table-cell table:style-name="Table24.A2" office:value-type="string">
            <text:p text:style-name="P96">ⰱⱃ̃</text:p>
          </table:table-cell>
          <table:table-cell table:style-name="Table24.C2" office:value-type="string">
            <text:p text:style-name="P57"><text:span text:style-name="T469">U+EC</text:span><text:span text:style-name="T473">C0</text:span></text:p>
          </table:table-cell>
        </table:table-row>
        <table:table-row>
          <table:table-cell table:style-name="Table24.A2" office:value-type="string">
            <text:p text:style-name="P47"><text:span text:style-name="T658">Vedi Tvrido</text:span> </text:p>
          </table:table-cell>
          <table:table-cell table:style-name="Table24.A2" office:value-type="string">
            <text:p text:style-name="P95">ⰲⱅ̃</text:p>
          </table:table-cell>
          <table:table-cell table:style-name="Table24.C2" office:value-type="string">
            <text:p text:style-name="P57"><text:span text:style-name="T469">U+EC</text:span><text:span text:style-name="T474">C1</text:span></text:p>
          </table:table-cell>
        </table:table-row>
        <table:table-row>
          <table:table-cell table:style-name="Table24.A2" office:value-type="string">
            <text:p text:style-name="P50">Vedi <text:span text:style-name="T667">Tvrido</text:span> Ritsi</text:p>
          </table:table-cell>
          <table:table-cell table:style-name="Table24.A2" office:value-type="string">
            <text:p text:style-name="P92">ⰲ<text:span text:style-name="T668">ⱅ</text:span>ⱃ̃</text:p>
          </table:table-cell>
          <table:table-cell table:style-name="Table24.C2" office:value-type="string">
            <text:p text:style-name="P63">U+ECC2</text:p>
          </table:table-cell>
        </table:table-row>
        <table:table-row>
          <table:table-cell table:style-name="Table24.A2" office:value-type="string">
            <text:p text:style-name="P51">Mysliti Ljudije</text:p>
          </table:table-cell>
          <table:table-cell table:style-name="Table24.A2" office:value-type="string">
            <text:p text:style-name="P90">ⰿⰾ̃</text:p>
          </table:table-cell>
          <table:table-cell table:style-name="Table24.C2" office:value-type="string">
            <text:p text:style-name="P64">U+ECC3</text:p>
          </table:table-cell>
        </table:table-row>
        <table:table-row>
          <table:table-cell table:style-name="Table24.A2" office:value-type="string">
            <text:p text:style-name="P51">Mysliti Zhivete</text:p>
          </table:table-cell>
          <table:table-cell table:style-name="Table24.A2" office:value-type="string">
            <text:p text:style-name="P90">ⰿⰶ̄</text:p>
          </table:table-cell>
          <table:table-cell table:style-name="Table24.C2" office:value-type="string">
            <text:p text:style-name="P64">U+ECC4</text:p>
          </table:table-cell>
        </table:table-row>
        <table:table-row>
          <table:table-cell table:style-name="Table24.A2" office:value-type="string">
            <text:p text:style-name="P51">Mysliti Izhe Ljudije</text:p>
          </table:table-cell>
          <table:table-cell table:style-name="Table24.A2" office:value-type="string">
            <text:p text:style-name="P90">ⰿⰹⰾ̃</text:p>
          </table:table-cell>
          <table:table-cell table:style-name="Table24.C2" office:value-type="string">
            <text:p text:style-name="P64">U+ECC5</text:p>
          </table:table-cell>
        </table:table-row>
        <table:table-row>
          <table:table-cell table:style-name="Table24.A2" office:value-type="string">
            <text:p text:style-name="P52">Mysliti Slovo</text:p>
          </table:table-cell>
          <table:table-cell table:style-name="Table24.A2" office:value-type="string">
            <text:p text:style-name="P91">ⰿⱄ̃</text:p>
          </table:table-cell>
          <table:table-cell table:style-name="Table24.C2" office:value-type="string">
            <text:p text:style-name="P65">U+ECC6</text:p>
          </table:table-cell>
        </table:table-row>
        <table:table-row>
          <table:table-cell table:style-name="Table24.A2" office:value-type="string">
            <text:p text:style-name="P52">Mysliti Chrivi</text:p>
          </table:table-cell>
          <table:table-cell table:style-name="Table24.A2" office:value-type="string">
            <text:p text:style-name="P93">ⰿⱖ̃</text:p>
          </table:table-cell>
          <table:table-cell table:style-name="Table24.C2" office:value-type="string">
            <text:p text:style-name="P65">U+ECC7</text:p>
          </table:table-cell>
        </table:table-row>
        <table:table-row>
          <table:table-cell table:style-name="Table24.A2" office:value-type="string">
            <text:p text:style-name="P52">Tvrido Vedi</text:p>
          </table:table-cell>
          <table:table-cell table:style-name="Table24.A2" office:value-type="string">
            <text:p text:style-name="P93">ⱅⰲ̃</text:p>
          </table:table-cell>
          <table:table-cell table:style-name="Table24.C2" office:value-type="string">
            <text:p text:style-name="P65">U+ECC8</text:p>
          </table:table-cell>
        </table:table-row>
        <table:table-row>
          <table:table-cell table:style-name="Table24.A2" office:value-type="string">
            <text:p text:style-name="P53">Tvrido Vedi Ritsi</text:p>
          </table:table-cell>
          <table:table-cell table:style-name="Table24.A2" office:value-type="string">
            <text:p text:style-name="P94">ⱅⰲⱃ̃</text:p>
          </table:table-cell>
          <table:table-cell table:style-name="Table24.C2" office:value-type="string">
            <text:p text:style-name="P66">U+ECC9</text:p>
          </table:table-cell>
        </table:table-row>
        <table:table-row>
          <table:table-cell table:style-name="Table24.A2" office:value-type="string">
            <text:p text:style-name="P53">Glagoli Ritsi</text:p>
          </table:table-cell>
          <table:table-cell table:style-name="Table24.A2" office:value-type="string">
            <text:p text:style-name="P94">ⰳⱃ̃</text:p>
          </table:table-cell>
          <table:table-cell table:style-name="Table24.C2" office:value-type="string">
            <text:p text:style-name="P66">U+ECCA</text:p>
          </table:table-cell>
        </table:table-row>
      </table:table>
      <text:p text:style-name="P97"/>
      <text:p text:style-name="P97"/>
      <text:p text:style-name="P97"/>
      <text:p text:style-name="P44"><text:soft-page-break/><text:span text:style-name="T598">c) </text:span><text:span text:style-name="T599">Additional Variant Shapes of Overlines for Word Abbreviations</text:span></text:p>
      <text:p text:style-name="P446"><text:tab/><text:span text:style-name="T661">T</text:span>he font <text:span text:style-name="T660">includes </text:span>several variant forms of U+0483 Combining Titlo, U+A66F Combining Vzmet, U+0487 Combining Pokrytie and U+0303 Combining Tilde, which may be used for Cyrillic or Glagolitic, <text:span text:style-name="T661">to represent various supralineation characters that occur in manuscripts. These are invoked by turning on the relevant Stylistic Alternative (</text:span><text:span text:style-name="T396">salt</text:span><text:span text:style-name="T661">). To access the </text:span><text:span text:style-name="T397">salt </text:span><text:span text:style-name="T496">forms </text:span><text:span text:style-name="T661">in LibreOffice, change the font name to “Shafarik:salt=x”, where ‘x’ is the number. The first </text:span><text:span text:style-name="T397">salt</text:span><text:span text:style-name="T496"> form may be accessed without a numerical value, as both </text:span><text:span text:style-name="T493">“Shafarik:salt” </text:span><text:span text:style-name="T494">and </text:span><text:span text:style-name="T493">“Shafarik:salt</text:span><text:span text:style-name="T495">=1</text:span><text:span text:style-name="T493">”</text:span><text:span text:style-name="T494">. <text:s/></text:span><text:span text:style-name="T498">The PUA codepoint is also given </text:span><text:span text:style-name="T499">for reference.</text:span></text:p>
      <text:p text:style-name="P509"/>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453">Unicode</text:p>
          </table:table-cell>
          <table:table-cell table:style-name="Table8.A1" office:value-type="string">
            <text:p text:style-name="P527">Stylistic Alternate</text:p>
          </table:table-cell>
          <table:table-cell table:style-name="Table8.A1" office:value-type="string">
            <text:p text:style-name="P529"/>
          </table:table-cell>
          <table:table-cell table:style-name="Table8.A1" office:value-type="string">
            <text:p text:style-name="P530">PUA codepoint</text:p>
          </table:table-cell>
          <table:table-cell table:style-name="Table8.A1" office:value-type="string">
            <text:p text:style-name="P530">Shape</text:p>
          </table:table-cell>
          <table:table-cell table:style-name="Table8.A1" office:value-type="string">
            <text:p text:style-name="P529">Cyrillic example</text:p>
          </table:table-cell>
          <table:table-cell table:style-name="Table8.G1" office:value-type="string">
            <text:p text:style-name="P529">Glagolitic example</text:p>
          </table:table-cell>
        </table:table-row>
        <table:table-row>
          <table:table-cell table:style-name="Table8.A2" office:value-type="string">
            <text:p text:style-name="P459">U+0303</text:p>
          </table:table-cell>
          <table:table-cell table:style-name="Table8.A2" office:value-type="string">
            <text:p text:style-name="P528"/>
          </table:table-cell>
          <table:table-cell table:style-name="Table8.A2" office:value-type="string">
            <text:p text:style-name="P459">Combining Tilde</text:p>
          </table:table-cell>
          <table:table-cell table:style-name="Table8.A2" office:value-type="string">
            <text:p text:style-name="P471"/>
          </table:table-cell>
          <table:table-cell table:style-name="Table8.A2" office:value-type="string">
            <text:p text:style-name="P471">◌̃</text:p>
          </table:table-cell>
          <table:table-cell table:style-name="Table8.A2" office:value-type="string">
            <text:p text:style-name="P476"><text:span text:style-name="T17">г</text:span><text:span text:style-name="T132">̃</text:span></text:p>
          </table:table-cell>
          <table:table-cell table:style-name="Table8.G2" office:value-type="string">
            <text:p text:style-name="P472"><text:span text:style-name="T17">ⰳ̃</text:span></text:p>
          </table:table-cell>
        </table:table-row>
        <table:table-row>
          <table:table-cell table:style-name="Table8.A3" office:value-type="string">
            <text:p text:style-name="P467"/>
          </table:table-cell>
          <table:table-cell table:style-name="Table8.A3" office:value-type="string">
            <text:p text:style-name="P454">salt=1</text:p>
          </table:table-cell>
          <table:table-cell table:style-name="Table8.A3" office:value-type="string">
            <text:p text:style-name="P462"><text:span text:style-name="T343">Alternate Combining Tilde</text:span><text:span text:style-name="T359"> </text:span><text:span text:style-name="T360">(</text:span><text:span text:style-name="T361">flipped</text:span><text:span text:style-name="T360"> variant)</text:span></text:p>
          </table:table-cell>
          <table:table-cell table:style-name="Table8.A3" office:value-type="string">
            <text:p text:style-name="P463">U+E<text:span text:style-name="T671">CA1</text:span></text:p>
          </table:table-cell>
          <table:table-cell table:style-name="Table8.A3" office:value-type="string">
            <text:p text:style-name="P478">◌̃</text:p>
          </table:table-cell>
          <table:table-cell table:style-name="Table8.A3" office:value-type="string">
            <text:p text:style-name="P480">г<text:span text:style-name="T343">̃</text:span></text:p>
          </table:table-cell>
          <table:table-cell table:style-name="Table8.G3" office:value-type="string">
            <text:p text:style-name="P479">ⰳ̃</text:p>
          </table:table-cell>
        </table:table-row>
        <table:table-row>
          <table:table-cell table:style-name="Table8.A3" office:value-type="string">
            <text:p text:style-name="P467"/>
          </table:table-cell>
          <table:table-cell table:style-name="Table8.A3" office:value-type="string">
            <text:p text:style-name="P455"><text:span text:style-name="T672">salt=2</text:span></text:p>
          </table:table-cell>
          <table:table-cell table:style-name="Table8.A3" office:value-type="string">
            <text:p text:style-name="P465">Alternate Combining Tilde (<text:span text:style-name="T673">narrow</text:span> variant)</text:p>
          </table:table-cell>
          <table:table-cell table:style-name="Table8.A3" office:value-type="string">
            <text:p text:style-name="P463">U+<text:span text:style-name="T671">ECA0</text:span></text:p>
          </table:table-cell>
          <table:table-cell table:style-name="Table8.A3" office:value-type="string">
            <text:p text:style-name="P481">◌̃</text:p>
          </table:table-cell>
          <table:table-cell table:style-name="Table8.A3" office:value-type="string">
            <text:p text:style-name="P483">г<text:span text:style-name="T343">̃</text:span></text:p>
          </table:table-cell>
          <table:table-cell table:style-name="Table8.G3" office:value-type="string">
            <text:p text:style-name="P482">ⰳ̃</text:p>
          </table:table-cell>
        </table:table-row>
        <table:table-row>
          <table:table-cell table:style-name="Table8.A3" office:value-type="string">
            <text:p text:style-name="P467"/>
          </table:table-cell>
          <table:table-cell table:style-name="Table8.A3" office:value-type="string">
            <text:p text:style-name="P455"><text:span text:style-name="T672">salt=3</text:span></text:p>
          </table:table-cell>
          <table:table-cell table:style-name="Table8.A3" office:value-type="string">
            <text:p text:style-name="P465">Alternate Combining Tilde (<text:span text:style-name="T673">wide</text:span> variant)</text:p>
          </table:table-cell>
          <table:table-cell table:style-name="Table8.A3" office:value-type="string">
            <text:p text:style-name="P463">U+<text:span text:style-name="T671">ECA2</text:span></text:p>
          </table:table-cell>
          <table:table-cell table:style-name="Table8.A3" office:value-type="string">
            <text:p text:style-name="P484">◌̃</text:p>
          </table:table-cell>
          <table:table-cell table:style-name="Table8.A3" office:value-type="string">
            <text:p text:style-name="P486">г<text:span text:style-name="T343">̃</text:span></text:p>
          </table:table-cell>
          <table:table-cell table:style-name="Table8.G3" office:value-type="string">
            <text:p text:style-name="P485">ⰳ̃</text:p>
          </table:table-cell>
        </table:table-row>
        <table:table-row>
          <table:table-cell table:style-name="Table8.A3" office:value-type="string">
            <text:p text:style-name="P505"/>
          </table:table-cell>
          <table:table-cell table:style-name="Table8.A3" office:value-type="string">
            <text:p text:style-name="P507"><text:span text:style-name="T674">salt=4</text:span></text:p>
          </table:table-cell>
          <table:table-cell table:style-name="Table8.A3" office:value-type="string">
            <text:p text:style-name="P465">Alternate Combining Tilde (<text:span text:style-name="T673">flipped narrow</text:span> variant)</text:p>
          </table:table-cell>
          <table:table-cell table:style-name="Table8.A3" office:value-type="string">
            <text:p text:style-name="P506">U+E01<text:span text:style-name="T673">0</text:span></text:p>
          </table:table-cell>
          <table:table-cell table:style-name="Table8.A3" office:value-type="string">
            <text:p text:style-name="P487">◌̃</text:p>
          </table:table-cell>
          <table:table-cell table:style-name="Table8.A3" office:value-type="string">
            <text:p text:style-name="P489">г<text:span text:style-name="T343">̃</text:span></text:p>
          </table:table-cell>
          <table:table-cell table:style-name="Table8.G3" office:value-type="string">
            <text:p text:style-name="P488">ⰳ̃</text:p>
          </table:table-cell>
        </table:table-row>
        <table:table-row>
          <table:table-cell table:style-name="Table8.A3" office:value-type="string">
            <text:p text:style-name="P505"/>
          </table:table-cell>
          <table:table-cell table:style-name="Table8.A3" office:value-type="string">
            <text:p text:style-name="P507">salt<text:span text:style-name="T674">=5</text:span></text:p>
          </table:table-cell>
          <table:table-cell table:style-name="Table8.A3" office:value-type="string">
            <text:p text:style-name="P465">Alternate Combining Tilde (<text:span text:style-name="T673">flipped wide</text:span> variant)</text:p>
          </table:table-cell>
          <table:table-cell table:style-name="Table8.A3" office:value-type="string">
            <text:p text:style-name="P506">U+E01<text:span text:style-name="T673">1</text:span></text:p>
          </table:table-cell>
          <table:table-cell table:style-name="Table8.A3" office:value-type="string">
            <text:p text:style-name="P490">◌̃</text:p>
          </table:table-cell>
          <table:table-cell table:style-name="Table8.A3" office:value-type="string">
            <text:p text:style-name="P492">г<text:span text:style-name="T343">̃</text:span></text:p>
          </table:table-cell>
          <table:table-cell table:style-name="Table8.G3" office:value-type="string">
            <text:p text:style-name="P491">ⰳ̃</text:p>
          </table:table-cell>
        </table:table-row>
        <table:table-row>
          <table:table-cell table:style-name="Table8.A3" office:value-type="string">
            <text:p text:style-name="P468"/>
          </table:table-cell>
          <table:table-cell table:style-name="Table8.A3" office:value-type="string">
            <text:p text:style-name="P456">s<text:span text:style-name="T675">alt=6</text:span></text:p>
          </table:table-cell>
          <table:table-cell table:style-name="Table8.A3" office:value-type="string">
            <text:p text:style-name="P448"><text:span text:style-name="T53">Combining </text:span><text:span text:style-name="T54">Galgolitic </text:span><text:span text:style-name="T55">Tilde</text:span><text:span text:style-name="T54"> </text:span><text:span text:style-name="T676">(</text:span><text:span text:style-name="T677">another variant?</text:span><text:span text:style-name="T676">)</text:span></text:p>
          </table:table-cell>
          <table:table-cell table:style-name="Table8.A3" office:value-type="string">
            <text:p text:style-name="P464">U+E<text:span text:style-name="T671">012</text:span></text:p>
          </table:table-cell>
          <table:table-cell table:style-name="Table8.A3" office:value-type="string">
            <text:p text:style-name="P493">◌̃</text:p>
          </table:table-cell>
          <table:table-cell table:style-name="Table8.A3" office:value-type="string">
            <text:p text:style-name="P495">г<text:span text:style-name="T343">̃</text:span></text:p>
          </table:table-cell>
          <table:table-cell table:style-name="Table8.G3" office:value-type="string">
            <text:p text:style-name="P494">ⰳ̃</text:p>
          </table:table-cell>
        </table:table-row>
        <table:table-row>
          <table:table-cell table:style-name="Table8.A3" office:value-type="string">
            <text:p text:style-name="P468"/>
          </table:table-cell>
          <table:table-cell table:style-name="Table8.A3" office:value-type="string">
            <text:p text:style-name="P456"><text:span text:style-name="T675">salt=7</text:span></text:p>
          </table:table-cell>
          <table:table-cell table:style-name="Table8.A3" office:value-type="string">
            <text:p text:style-name="P448"><text:span text:style-name="T53">Combining </text:span><text:span text:style-name="T54">Galgolitic </text:span><text:span text:style-name="T55">Tilde</text:span><text:span text:style-name="T54"> (</text:span><text:span text:style-name="T56">ornamental variant</text:span><text:span text:style-name="T54">)</text:span></text:p>
          </table:table-cell>
          <table:table-cell table:style-name="Table8.A3" office:value-type="string">
            <text:p text:style-name="P464">U+E<text:span text:style-name="T671">013</text:span></text:p>
          </table:table-cell>
          <table:table-cell table:style-name="Table8.A3" office:value-type="string">
            <text:p text:style-name="P496">◌̃</text:p>
          </table:table-cell>
          <table:table-cell table:style-name="Table8.A3" office:value-type="string">
            <text:p text:style-name="P498">г<text:span text:style-name="T343">̃</text:span></text:p>
          </table:table-cell>
          <table:table-cell table:style-name="Table8.G3" office:value-type="string">
            <text:p text:style-name="P497">ⰳ̃</text:p>
          </table:table-cell>
        </table:table-row>
        <table:table-row>
          <table:table-cell table:style-name="Table8.A3" office:value-type="string">
            <text:p text:style-name="P470"><text:span text:style-name="T362"/></text:p>
          </table:table-cell>
          <table:table-cell table:style-name="Table8.A3" office:value-type="string">
            <text:p text:style-name="P456"><text:span text:style-name="T675">salt=8</text:span></text:p>
          </table:table-cell>
          <table:table-cell table:style-name="Table8.A3" office:value-type="string">
            <text:p text:style-name="P448"><text:span text:style-name="T53">Combining </text:span><text:span text:style-name="T54">Galgolitic </text:span><text:span text:style-name="T55">Tilde</text:span><text:span text:style-name="T54"> (</text:span><text:span text:style-name="T56">another ornamental variant</text:span><text:span text:style-name="T54">)</text:span></text:p>
          </table:table-cell>
          <table:table-cell table:style-name="Table8.A3" office:value-type="string">
            <text:p text:style-name="P477"><text:span text:style-name="T245">U+E</text:span><text:span text:style-name="T246">01</text:span><text:span text:style-name="T247">4</text:span></text:p>
          </table:table-cell>
          <table:table-cell table:style-name="Table8.A3" office:value-type="string">
            <text:p text:style-name="P499">◌̃</text:p>
          </table:table-cell>
          <table:table-cell table:style-name="Table8.A3" office:value-type="string">
            <text:p text:style-name="P501">г<text:span text:style-name="T343">̃</text:span></text:p>
          </table:table-cell>
          <table:table-cell table:style-name="Table8.G3" office:value-type="string">
            <text:p text:style-name="P500">ⰳ̃</text:p>
          </table:table-cell>
        </table:table-row>
        <table:table-row>
          <table:table-cell table:style-name="Table8.A2" office:value-type="string">
            <text:p text:style-name="P459">U+0304</text:p>
          </table:table-cell>
          <table:table-cell table:style-name="Table8.A2" office:value-type="string">
            <text:p text:style-name="P528"/>
          </table:table-cell>
          <table:table-cell table:style-name="Table8.A2" office:value-type="string">
            <text:p text:style-name="P459">Combining Macron</text:p>
          </table:table-cell>
          <table:table-cell table:style-name="Table8.A2" office:value-type="string">
            <text:p text:style-name="P508"/>
          </table:table-cell>
          <table:table-cell table:style-name="Table8.A2" office:value-type="string">
            <text:p text:style-name="P508">◌̄</text:p>
          </table:table-cell>
          <table:table-cell table:style-name="Table8.A2" office:value-type="string">
            <text:p text:style-name="P476"><text:span text:style-name="T17">г</text:span><text:span text:style-name="T132">̄</text:span></text:p>
          </table:table-cell>
          <table:table-cell table:style-name="Table8.G2" office:value-type="string">
            <text:p text:style-name="P472"><text:span text:style-name="T17">ⰳ̄</text:span></text:p>
          </table:table-cell>
        </table:table-row>
        <table:table-row>
          <table:table-cell table:style-name="Table8.A2" office:value-type="string">
            <text:p text:style-name="P459">U+0305</text:p>
          </table:table-cell>
          <table:table-cell table:style-name="Table8.A2" office:value-type="string">
            <text:p text:style-name="P528"/>
          </table:table-cell>
          <table:table-cell table:style-name="Table8.A2" office:value-type="string">
            <text:p text:style-name="P459">Combining Overline<text:tab/></text:p>
          </table:table-cell>
          <table:table-cell table:style-name="Table8.A2" office:value-type="string">
            <text:p text:style-name="P471"/>
          </table:table-cell>
          <table:table-cell table:style-name="Table8.A2" office:value-type="string">
            <text:p text:style-name="P471">◌̅</text:p>
          </table:table-cell>
          <table:table-cell table:style-name="Table8.A2" office:value-type="string">
            <text:p text:style-name="P476"><text:span text:style-name="T17">г</text:span><text:span text:style-name="T132">̅</text:span></text:p>
          </table:table-cell>
          <table:table-cell table:style-name="Table8.G2" office:value-type="string">
            <text:p text:style-name="P472"><text:span text:style-name="T17">ⰳ̅</text:span></text:p>
          </table:table-cell>
        </table:table-row>
        <table:table-row>
          <table:table-cell table:style-name="Table8.A2" office:value-type="string">
            <text:p text:style-name="P459">U+0360</text:p>
          </table:table-cell>
          <table:table-cell table:style-name="Table8.A2" office:value-type="string">
            <text:p text:style-name="P528"/>
          </table:table-cell>
          <table:table-cell table:style-name="Table8.A2" office:value-type="string">
            <text:p text:style-name="P459">Combining Double Titlo</text:p>
          </table:table-cell>
          <table:table-cell table:style-name="Table8.A2" office:value-type="string">
            <text:p text:style-name="P471"/>
          </table:table-cell>
          <table:table-cell table:style-name="Table8.A2" office:value-type="string">
            <text:p text:style-name="P471">◌͠◌</text:p>
          </table:table-cell>
          <table:table-cell table:style-name="Table8.A2" office:value-type="string">
            <text:p text:style-name="P502">г͠г</text:p>
          </table:table-cell>
          <table:table-cell table:style-name="Table8.G2" office:value-type="string">
            <text:p text:style-name="P472"><text:span text:style-name="T17">ⰳ͠ⰳ</text:span></text:p>
          </table:table-cell>
        </table:table-row>
        <table:table-row>
          <table:table-cell table:style-name="Table8.A3" office:value-type="string">
            <text:p text:style-name="P469"/>
          </table:table-cell>
          <table:table-cell table:style-name="Table8.A3" office:value-type="string">
            <text:p text:style-name="P457">salt<text:span text:style-name="T674">=1</text:span></text:p>
          </table:table-cell>
          <table:table-cell table:style-name="Table8.A3" office:value-type="string">
            <text:p text:style-name="P465">Alternate Combining Double Tilde</text:p>
          </table:table-cell>
          <table:table-cell table:style-name="Table8.A3" office:value-type="string">
            <text:p text:style-name="P466">U+E01<text:span text:style-name="T678">5</text:span></text:p>
          </table:table-cell>
          <table:table-cell table:style-name="Table8.A3" office:value-type="string">
            <text:p text:style-name="P478">◌͠◌</text:p>
          </table:table-cell>
          <table:table-cell table:style-name="Table8.A3" office:value-type="string">
            <text:p text:style-name="P480">г<text:span text:style-name="T343">͠</text:span><text:span text:style-name="T363">г</text:span></text:p>
          </table:table-cell>
          <table:table-cell table:style-name="Table8.G3" office:value-type="string">
            <text:p text:style-name="P479">ⰳ͠ⰳ</text:p>
          </table:table-cell>
        </table:table-row>
        <table:table-row>
          <table:table-cell table:style-name="Table8.A2" office:value-type="string">
            <text:p text:style-name="P459">U+0361</text:p>
          </table:table-cell>
          <table:table-cell table:style-name="Table8.A2" office:value-type="string">
            <text:p text:style-name="P528"/>
          </table:table-cell>
          <table:table-cell table:style-name="Table8.A2" office:value-type="string">
            <text:p text:style-name="P459">Combining Double Inverted Breve</text:p>
          </table:table-cell>
          <table:table-cell table:style-name="Table8.A2" office:value-type="string">
            <text:p text:style-name="P471"/>
          </table:table-cell>
          <table:table-cell table:style-name="Table8.A2" office:value-type="string">
            <text:p text:style-name="P471">◌͡◌</text:p>
          </table:table-cell>
          <table:table-cell table:style-name="Table8.A2" office:value-type="string">
            <text:p text:style-name="P503">г͡г</text:p>
          </table:table-cell>
          <table:table-cell table:style-name="Table8.G2" office:value-type="string">
            <text:p text:style-name="P472"><text:span text:style-name="T17">ⰳ͡ⰳ</text:span></text:p>
          </table:table-cell>
        </table:table-row>
        <table:table-row>
          <table:table-cell table:style-name="Table8.A2" office:value-type="string">
            <text:p text:style-name="P459">U+0483</text:p>
          </table:table-cell>
          <table:table-cell table:style-name="Table8.A2" office:value-type="string">
            <text:p text:style-name="P528"/>
          </table:table-cell>
          <table:table-cell table:style-name="Table8.A2" office:value-type="string">
            <text:p text:style-name="P459">Combining Cyrillic Titlo</text:p>
          </table:table-cell>
          <table:table-cell table:style-name="Table8.A2" office:value-type="string">
            <text:p text:style-name="P471"/>
          </table:table-cell>
          <table:table-cell table:style-name="Table8.A2" office:value-type="string">
            <text:p text:style-name="P471">◌҃</text:p>
          </table:table-cell>
          <table:table-cell table:style-name="Table8.A2" office:value-type="string">
            <text:p text:style-name="P476"><text:span text:style-name="T17">г</text:span><text:span text:style-name="T157">҃</text:span></text:p>
          </table:table-cell>
          <table:table-cell table:style-name="Table8.G2" office:value-type="string">
            <text:p text:style-name="P472"><text:span text:style-name="T17">ⰳ҃</text:span></text:p>
          </table:table-cell>
        </table:table-row>
        <table:table-row>
          <table:table-cell table:style-name="Table8.A3" office:value-type="string">
            <text:p text:style-name="P469"/>
          </table:table-cell>
          <table:table-cell table:style-name="Table8.A3" office:value-type="string">
            <text:p text:style-name="P457">salt<text:span text:style-name="T679">=</text:span>1</text:p>
          </table:table-cell>
          <table:table-cell table:style-name="Table8.A3" office:value-type="string">
            <text:p text:style-name="P465">Alternate Combining Cyrillic Titlo (wide variant 1)</text:p>
          </table:table-cell>
          <table:table-cell table:style-name="Table8.A3" office:value-type="string">
            <text:p text:style-name="P473"><text:span text:style-name="T248">U+E01</text:span><text:span text:style-name="T247">6</text:span></text:p>
          </table:table-cell>
          <table:table-cell table:style-name="Table8.A3" office:value-type="string">
            <text:p text:style-name="P478">◌҃</text:p>
          </table:table-cell>
          <table:table-cell table:style-name="Table8.A3" office:value-type="string">
            <text:p text:style-name="P480">г<text:span text:style-name="T363">҃</text:span></text:p>
          </table:table-cell>
          <table:table-cell table:style-name="Table8.G3" office:value-type="string">
            <text:p text:style-name="P479">ⰳ҃</text:p>
          </table:table-cell>
        </table:table-row>
        <text:soft-page-break/>
        <table:table-row>
          <table:table-cell table:style-name="Table8.A3" office:value-type="string">
            <text:p text:style-name="P469"/>
          </table:table-cell>
          <table:table-cell table:style-name="Table8.A3" office:value-type="string">
            <text:p text:style-name="P457">salt<text:span text:style-name="T679">=</text:span>2</text:p>
          </table:table-cell>
          <table:table-cell table:style-name="Table8.A3" office:value-type="string">
            <text:p text:style-name="P465">Alternate Combining Cyrillic Titlo (wide variant 2)</text:p>
          </table:table-cell>
          <table:table-cell table:style-name="Table8.A3" office:value-type="string">
            <text:p text:style-name="P466">U+E01<text:span text:style-name="T678">7</text:span></text:p>
          </table:table-cell>
          <table:table-cell table:style-name="Table8.A3" office:value-type="string">
            <text:p text:style-name="P481">◌҃</text:p>
          </table:table-cell>
          <table:table-cell table:style-name="Table8.A3" office:value-type="string">
            <text:p text:style-name="P483">г<text:span text:style-name="T363">҃</text:span></text:p>
          </table:table-cell>
          <table:table-cell table:style-name="Table8.G3" office:value-type="string">
            <text:p text:style-name="P482">ⰳ҃</text:p>
          </table:table-cell>
        </table:table-row>
        <table:table-row>
          <table:table-cell table:style-name="Table8.A3" office:value-type="string">
            <text:p text:style-name="P469"/>
          </table:table-cell>
          <table:table-cell table:style-name="Table8.A3" office:value-type="string">
            <text:p text:style-name="P457">salt<text:span text:style-name="T679">=</text:span>3</text:p>
          </table:table-cell>
          <table:table-cell table:style-name="Table8.A3" office:value-type="string">
            <text:p text:style-name="P465">Alternate Combining Cyrillic Titlo (wide variant 2 reversed)</text:p>
          </table:table-cell>
          <table:table-cell table:style-name="Table8.A3" office:value-type="string">
            <text:p text:style-name="P466">U+E01<text:span text:style-name="T678">8</text:span></text:p>
          </table:table-cell>
          <table:table-cell table:style-name="Table8.A3" office:value-type="string">
            <text:p text:style-name="P484">◌҃</text:p>
          </table:table-cell>
          <table:table-cell table:style-name="Table8.A3" office:value-type="string">
            <text:p text:style-name="P486">г<text:span text:style-name="T363">҃</text:span></text:p>
          </table:table-cell>
          <table:table-cell table:style-name="Table8.G3" office:value-type="string">
            <text:p text:style-name="P485">ⰳ҃</text:p>
          </table:table-cell>
        </table:table-row>
        <table:table-row>
          <table:table-cell table:style-name="Table8.A3" office:value-type="string">
            <text:p text:style-name="P469"/>
          </table:table-cell>
          <table:table-cell table:style-name="Table8.A3" office:value-type="string">
            <text:p text:style-name="P457">salt<text:span text:style-name="T679">=4</text:span></text:p>
          </table:table-cell>
          <table:table-cell table:style-name="Table8.A3" office:value-type="string">
            <text:p text:style-name="P465">Alternate Combining Cyrillic Titlo (wide decorative reversed variant)</text:p>
          </table:table-cell>
          <table:table-cell table:style-name="Table8.A3" office:value-type="string">
            <text:p text:style-name="P473"><text:span text:style-name="T248">U+E019</text:span></text:p>
          </table:table-cell>
          <table:table-cell table:style-name="Table8.A3" office:value-type="string">
            <text:p text:style-name="P487">◌҃</text:p>
          </table:table-cell>
          <table:table-cell table:style-name="Table8.A3" office:value-type="string">
            <text:p text:style-name="P489">г<text:span text:style-name="T363">҃</text:span></text:p>
          </table:table-cell>
          <table:table-cell table:style-name="Table8.G3" office:value-type="string">
            <text:p text:style-name="P488">ⰳ҃</text:p>
          </table:table-cell>
        </table:table-row>
        <table:table-row>
          <table:table-cell table:style-name="Table8.A3" office:value-type="string">
            <text:p text:style-name="P469"/>
          </table:table-cell>
          <table:table-cell table:style-name="Table8.A3" office:value-type="string">
            <text:p text:style-name="P457">salt<text:span text:style-name="T679">=5</text:span></text:p>
          </table:table-cell>
          <table:table-cell table:style-name="Table8.A3" office:value-type="string">
            <text:p text:style-name="P465">Alternate Combining Cyrillic Titlo (flat decorative variant 1)</text:p>
          </table:table-cell>
          <table:table-cell table:style-name="Table8.A3" office:value-type="string">
            <text:p text:style-name="P466">U+E01<text:span text:style-name="T678">A</text:span></text:p>
          </table:table-cell>
          <table:table-cell table:style-name="Table8.A3" office:value-type="string">
            <text:p text:style-name="P490">◌҃</text:p>
          </table:table-cell>
          <table:table-cell table:style-name="Table8.A3" office:value-type="string">
            <text:p text:style-name="P492">г<text:span text:style-name="T363">҃</text:span></text:p>
          </table:table-cell>
          <table:table-cell table:style-name="Table8.G3" office:value-type="string">
            <text:p text:style-name="P491">ⰳ҃</text:p>
          </table:table-cell>
        </table:table-row>
        <table:table-row>
          <table:table-cell table:style-name="Table8.A3" office:value-type="string">
            <text:p text:style-name="P469"/>
          </table:table-cell>
          <table:table-cell table:style-name="Table8.A3" office:value-type="string">
            <text:p text:style-name="P457">salt<text:span text:style-name="T679">=6</text:span></text:p>
          </table:table-cell>
          <table:table-cell table:style-name="Table8.A3" office:value-type="string">
            <text:p text:style-name="P465">Alternate Combining Cyrillic Titlo (flat decorative variant 2)</text:p>
          </table:table-cell>
          <table:table-cell table:style-name="Table8.A3" office:value-type="string">
            <text:p text:style-name="P466">U+E01<text:span text:style-name="T678">B</text:span></text:p>
          </table:table-cell>
          <table:table-cell table:style-name="Table8.A3" office:value-type="string">
            <text:p text:style-name="P493">◌҃</text:p>
          </table:table-cell>
          <table:table-cell table:style-name="Table8.A3" office:value-type="string">
            <text:p text:style-name="P495">г<text:span text:style-name="T363">҃</text:span></text:p>
          </table:table-cell>
          <table:table-cell table:style-name="Table8.G3" office:value-type="string">
            <text:p text:style-name="P494">ⰳ҃</text:p>
          </table:table-cell>
        </table:table-row>
        <table:table-row>
          <table:table-cell table:style-name="Table8.A3" office:value-type="string">
            <text:p text:style-name="P469"/>
          </table:table-cell>
          <table:table-cell table:style-name="Table8.A3" office:value-type="string">
            <text:p text:style-name="P457">salt<text:span text:style-name="T679">=7</text:span></text:p>
          </table:table-cell>
          <table:table-cell table:style-name="Table8.A3" office:value-type="string">
            <text:p text:style-name="P465">Alternate Combining Cyrillic Titlo (flat decorative variant 3)</text:p>
          </table:table-cell>
          <table:table-cell table:style-name="Table8.A3" office:value-type="string">
            <text:p text:style-name="P466">U+E01<text:span text:style-name="T678">C</text:span></text:p>
          </table:table-cell>
          <table:table-cell table:style-name="Table8.A3" office:value-type="string">
            <text:p text:style-name="P496">◌҃</text:p>
          </table:table-cell>
          <table:table-cell table:style-name="Table8.A3" office:value-type="string">
            <text:p text:style-name="P498">г<text:span text:style-name="T363">҃</text:span></text:p>
          </table:table-cell>
          <table:table-cell table:style-name="Table8.G3" office:value-type="string">
            <text:p text:style-name="P497">ⰳ҃</text:p>
          </table:table-cell>
        </table:table-row>
        <table:table-row>
          <table:table-cell table:style-name="Table8.A2" office:value-type="string">
            <text:p text:style-name="P459">U+0487</text:p>
          </table:table-cell>
          <table:table-cell table:style-name="Table8.A2" office:value-type="string">
            <text:p text:style-name="P528"/>
          </table:table-cell>
          <table:table-cell table:style-name="Table8.A2" office:value-type="string">
            <text:p text:style-name="P459">Combining Cyrillic Pokrytie</text:p>
          </table:table-cell>
          <table:table-cell table:style-name="Table8.A2" office:value-type="string">
            <text:p text:style-name="P471"/>
          </table:table-cell>
          <table:table-cell table:style-name="Table8.A2" office:value-type="string">
            <text:p text:style-name="P471">◌҇</text:p>
          </table:table-cell>
          <table:table-cell table:style-name="Table8.A2" office:value-type="string">
            <text:p text:style-name="P476"><text:span text:style-name="T17">г</text:span><text:span text:style-name="T132">҇</text:span></text:p>
          </table:table-cell>
          <table:table-cell table:style-name="Table8.G2" office:value-type="string">
            <text:p text:style-name="P472"><text:span text:style-name="T17">ⰳ҇</text:span></text:p>
          </table:table-cell>
        </table:table-row>
        <table:table-row>
          <table:table-cell table:style-name="Table8.A3" office:value-type="string">
            <text:p text:style-name="P465"/>
          </table:table-cell>
          <table:table-cell table:style-name="Table8.A3" office:value-type="string">
            <text:p text:style-name="P457">salt<text:span text:style-name="T679">=</text:span>1</text:p>
          </table:table-cell>
          <table:table-cell table:style-name="Table8.A3" office:value-type="string">
            <text:p text:style-name="P465">Alternate Combining Cyrillic Pokrytie (rounded variant)</text:p>
          </table:table-cell>
          <table:table-cell table:style-name="Table8.A3" office:value-type="string">
            <text:p text:style-name="P466">U+E01<text:span text:style-name="T678">D</text:span></text:p>
          </table:table-cell>
          <table:table-cell table:style-name="Table8.A3" office:value-type="string">
            <text:p text:style-name="P478">◌҇</text:p>
          </table:table-cell>
          <table:table-cell table:style-name="Table8.A3" office:value-type="string">
            <text:p text:style-name="P480">г<text:span text:style-name="T343">҇</text:span></text:p>
          </table:table-cell>
          <table:table-cell table:style-name="Table8.G3" office:value-type="string">
            <text:p text:style-name="P479">ⰳ҇</text:p>
          </table:table-cell>
        </table:table-row>
        <table:table-row>
          <table:table-cell table:style-name="Table8.A3" office:value-type="string">
            <text:p text:style-name="P465"/>
          </table:table-cell>
          <table:table-cell table:style-name="Table8.A3" office:value-type="string">
            <text:p text:style-name="P457">salt<text:span text:style-name="T679">=</text:span>2</text:p>
          </table:table-cell>
          <table:table-cell table:style-name="Table8.A3" office:value-type="string">
            <text:p text:style-name="P465">Alternate Combining Cyrillic Pokrytie (angular variant)</text:p>
          </table:table-cell>
          <table:table-cell table:style-name="Table8.A3" office:value-type="string">
            <text:p text:style-name="P466">U+E01<text:span text:style-name="T678">E</text:span></text:p>
          </table:table-cell>
          <table:table-cell table:style-name="Table8.A3" office:value-type="string">
            <text:p text:style-name="P481">◌҇</text:p>
          </table:table-cell>
          <table:table-cell table:style-name="Table8.A3" office:value-type="string">
            <text:p text:style-name="P483">г<text:span text:style-name="T343">҇</text:span></text:p>
          </table:table-cell>
          <table:table-cell table:style-name="Table8.G3" office:value-type="string">
            <text:p text:style-name="P482">ⰳ҇</text:p>
          </table:table-cell>
        </table:table-row>
        <table:table-row>
          <table:table-cell table:style-name="Table8.A2" office:value-type="string">
            <text:p text:style-name="P460">U+A66F</text:p>
          </table:table-cell>
          <table:table-cell table:style-name="Table8.A2" office:value-type="string">
            <text:p text:style-name="P528"/>
          </table:table-cell>
          <table:table-cell table:style-name="Table8.A2" office:value-type="string">
            <text:p text:style-name="P460">Combining Cyrillic Vzmet</text:p>
          </table:table-cell>
          <table:table-cell table:style-name="Table8.A2" office:value-type="string">
            <text:p text:style-name="P474"><text:span text:style-name="T374"/></text:p>
          </table:table-cell>
          <table:table-cell table:style-name="Table8.A2" office:value-type="string">
            <text:p text:style-name="P474">◌<text:span text:style-name="T374">꙯</text:span></text:p>
          </table:table-cell>
          <table:table-cell table:style-name="Table8.A2" office:value-type="string">
            <text:p text:style-name="P476"><text:span text:style-name="T17">г</text:span><text:span text:style-name="T132">꙯</text:span></text:p>
          </table:table-cell>
          <table:table-cell table:style-name="Table8.G2" office:value-type="string">
            <text:p text:style-name="P472"><text:span text:style-name="T17">ⰳ꙯</text:span></text:p>
          </table:table-cell>
        </table:table-row>
        <table:table-row>
          <table:table-cell table:style-name="Table8.A3" office:value-type="string">
            <text:p text:style-name="P469"/>
          </table:table-cell>
          <table:table-cell table:style-name="Table8.A3" office:value-type="string">
            <text:p text:style-name="P458">salt=1</text:p>
          </table:table-cell>
          <table:table-cell table:style-name="Table8.A3" office:value-type="string">
            <text:p text:style-name="P465">Alternate Combining Cyrillic Vzmet (wide variant)</text:p>
          </table:table-cell>
          <table:table-cell table:style-name="Table8.A3" office:value-type="string">
            <text:p text:style-name="P473"><text:span text:style-name="T248">U+E01</text:span><text:span text:style-name="T247">F</text:span></text:p>
          </table:table-cell>
          <table:table-cell table:style-name="Table8.A3" office:value-type="string">
            <text:p text:style-name="P504"><text:span text:style-name="T680">◌</text:span><text:span text:style-name="T374">꙯</text:span></text:p>
          </table:table-cell>
          <table:table-cell table:style-name="Table8.A3" office:value-type="string">
            <text:p text:style-name="P480">г<text:span text:style-name="T343">꙯</text:span></text:p>
          </table:table-cell>
          <table:table-cell table:style-name="Table8.G3" office:value-type="string">
            <text:p text:style-name="P479">ⰳ꙯</text:p>
          </table:table-cell>
        </table:table-row>
        <table:table-row>
          <table:table-cell table:style-name="Table8.A2" office:value-type="string">
            <text:p text:style-name="P461">U+FE26</text:p>
          </table:table-cell>
          <table:table-cell table:style-name="Table8.A2" office:value-type="string">
            <text:p text:style-name="P528"/>
          </table:table-cell>
          <table:table-cell table:style-name="Table8.A2" office:value-type="string">
            <text:p text:style-name="P461">Combining Conjoining Macron</text:p>
          </table:table-cell>
          <table:table-cell table:style-name="Table8.A2" office:value-type="string">
            <text:p text:style-name="P475"/>
          </table:table-cell>
          <table:table-cell table:style-name="Table8.A2" office:value-type="string">
            <text:p text:style-name="P475">◌︦</text:p>
          </table:table-cell>
          <table:table-cell table:style-name="Table8.A2" office:value-type="string">
            <text:p text:style-name="P476"><text:span text:style-name="T17">г</text:span><text:span text:style-name="T132">︦</text:span></text:p>
          </table:table-cell>
          <table:table-cell table:style-name="Table8.G2" office:value-type="string">
            <text:p text:style-name="P472"><text:span text:style-name="T17">ⰳ︦</text:span></text:p>
          </table:table-cell>
        </table:table-row>
        <table:table-row>
          <table:table-cell table:style-name="Table8.A2" office:value-type="string">
            <text:p text:style-name="P461">U+FE27</text:p>
          </table:table-cell>
          <table:table-cell table:style-name="Table8.A2" office:value-type="string">
            <text:p text:style-name="P528"/>
          </table:table-cell>
          <table:table-cell table:style-name="Table8.A2" office:value-type="string">
            <text:p text:style-name="P461">Combining Cyrillic Titlo Left Half</text:p>
          </table:table-cell>
          <table:table-cell table:style-name="Table8.A2" office:value-type="string">
            <text:p text:style-name="P475"/>
          </table:table-cell>
          <table:table-cell table:style-name="Table8.A2" office:value-type="string">
            <text:p text:style-name="P475">◌︮</text:p>
          </table:table-cell>
          <table:table-cell table:style-name="Table8.A2" office:value-type="string">
            <text:p text:style-name="P476"><text:span text:style-name="T17">г</text:span><text:span text:style-name="T132">︮</text:span></text:p>
          </table:table-cell>
          <table:table-cell table:style-name="Table8.G2" office:value-type="string">
            <text:p text:style-name="P472"><text:span text:style-name="T17">ⰳ︮</text:span></text:p>
          </table:table-cell>
        </table:table-row>
        <table:table-row>
          <table:table-cell table:style-name="Table8.A2" office:value-type="string">
            <text:p text:style-name="P461">U+FE28</text:p>
          </table:table-cell>
          <table:table-cell table:style-name="Table8.A2" office:value-type="string">
            <text:p text:style-name="P528"/>
          </table:table-cell>
          <table:table-cell table:style-name="Table8.A2" office:value-type="string">
            <text:p text:style-name="P461">Combining Cyrillic Titlo Right Half</text:p>
          </table:table-cell>
          <table:table-cell table:style-name="Table8.A2" office:value-type="string">
            <text:p text:style-name="P475"/>
          </table:table-cell>
          <table:table-cell table:style-name="Table8.A2" office:value-type="string">
            <text:p text:style-name="P475">◌︯</text:p>
          </table:table-cell>
          <table:table-cell table:style-name="Table8.A2" office:value-type="string">
            <text:p text:style-name="P476"><text:span text:style-name="T17">г</text:span><text:span text:style-name="T132">︯</text:span></text:p>
          </table:table-cell>
          <table:table-cell table:style-name="Table8.G2" office:value-type="string">
            <text:p text:style-name="P472"><text:span text:style-name="T17">ⰳ︯</text:span></text:p>
          </table:table-cell>
        </table:table-row>
      </table:table>
      <text:p text:style-name="P513"><text:span text:style-name="T515">Known Limitations</text:span><text:span text:style-name="T514">:</text:span></text:p>
      <text:p text:style-name="P511">1) <text:span text:style-name="T679">Typical word processing software (such as LibreOffice) will not allow you to turn on the </text:span><text:span text:style-name="T399">salt</text:span><text:span text:style-name="T500"> feature for only a diacritical mark. It is possible to achieve correct presentation in LaTeX </text:span><text:span text:style-name="T497">with the </text:span><text:span text:style-name="T398">churchslavonic</text:span><text:span text:style-name="T497"> package</text:span><text:span text:style-name="T500">. In other </text:span><text:span text:style-name="T497">software</text:span><text:span text:style-name="T500"> you will need to turn </text:span><text:span text:style-name="T501">on </text:span><text:span text:style-name="T500">the </text:span><text:span text:style-name="T399">salt</text:span><text:span text:style-name="T500"> feature for both the mark and the base glyph that it modifies.</text:span><text:span text:style-name="T512"> This may lead to undesirable results in instances where the base character also has an alternate form accessible via </text:span><text:span text:style-name="T411">salt</text:span><text:span text:style-name="T512">. </text:span><text:span text:style-name="T509">As a workaround, you can enter the desired alternate </text:span><text:span text:style-name="T513">supralineation </text:span><text:span text:style-name="T509">character directly by codepoint from the PUA.</text:span></text:p>
      <text:p text:style-name="P512">2) <text:span text:style-name="T681">LibreOffice apparently does not allow for the correct positioning of marks encoded in the PUA over Cyrillic characters.</text:span></text:p>
      <text:p text:style-name="P447">3) LibreOffice <text:span text:style-name="T670">also</text:span> does not allow the use of <text:span text:style-name="T670">the</text:span> Cyrillic combining marks <text:span text:style-name="T42">U+0483 Combining Cyrillic Titlo, </text:span><text:span text:style-name="T58">U+0487 Combining Cyrillic Pokrytie, and</text:span><text:span text:style-name="T39"> U+A66F Combining Cyrillic Vzmet </text:span>with Glagolitic characters.</text:p>
      <text:p text:style-name="P89"/>
      <text:p text:style-name="P89"/>
      <text:p text:style-name="P36"><text:soft-page-break/><text:span text:style-name="T574">8</text:span><text:span text:style-name="T573">.</text:span><text:span text:style-name="T571"> Alternate Forms of Characters</text:span></text:p>
      <text:p text:style-name="P38"><text:tab/>In the PUA, block U+EC60 through U+EC9F is dedicated to Stylistic Alternatives (<text:span text:style-name="T397">salt</text:span>) for Round and Angular <text:span text:style-name="T663">Glagolitic</text:span>. These include significant character shape variants that are found in both manuscripts and printed editions. <text:span text:style-name="T663">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7">Codepoint:</text:p>
          </table:table-cell>
          <table:table-cell table:style-name="Table1.A1" office:value-type="string">
            <text:p text:style-name="P166">Main Form</text:p>
          </table:table-cell>
          <table:table-cell table:style-name="Table1.A1" office:value-type="string">
            <text:p text:style-name="P166">Variant Form (Description)</text:p>
          </table:table-cell>
          <table:table-cell table:style-name="Table1.D1" office:value-type="string">
            <text:p text:style-name="P166">PUA Codepoint</text:p>
          </table:table-cell>
        </table:table-row>
        <table:table-row>
          <table:table-cell table:style-name="Table1.A2" office:value-type="string">
            <text:p text:style-name="P168">ROUND SCRIPT</text:p>
          </table:table-cell>
          <table:table-cell table:style-name="Table1.A2" office:value-type="string">
            <text:p text:style-name="P141"/>
          </table:table-cell>
          <table:table-cell table:style-name="Table1.A2" office:value-type="string">
            <text:p text:style-name="P138"/>
          </table:table-cell>
          <table:table-cell table:style-name="Table1.D2" office:value-type="string">
            <text:p text:style-name="P138"/>
          </table:table-cell>
        </table:table-row>
        <table:table-row>
          <table:table-cell table:style-name="Table1.A2" office:value-type="string">
            <text:p text:style-name="P143">U+2C03</text:p>
          </table:table-cell>
          <table:table-cell table:style-name="Table1.A2" office:value-type="string">
            <text:p text:style-name="P152">Ⰳ</text:p>
          </table:table-cell>
          <table:table-cell table:style-name="Table1.A2" office:value-type="string">
            <text:p text:style-name="P124"><text:span text:style-name="T442">Ⰳ</text:span> <text:span text:style-name="T626">(Alt Round Capital Glagoli)</text:span></text:p>
          </table:table-cell>
          <table:table-cell table:style-name="Table1.D2" office:value-type="string">
            <text:p text:style-name="P143">U+EC60</text:p>
          </table:table-cell>
        </table:table-row>
        <table:table-row>
          <table:table-cell table:style-name="Table1.A2" office:value-type="string">
            <text:p text:style-name="P144">U+2C33</text:p>
          </table:table-cell>
          <table:table-cell table:style-name="Table1.A2" office:value-type="string">
            <text:p text:style-name="P155">ⰳ</text:p>
          </table:table-cell>
          <table:table-cell table:style-name="Table1.A2" office:value-type="string">
            <text:p text:style-name="P124"><text:span text:style-name="T442">ⰳ</text:span> <text:span text:style-name="T627">(Alt Round Small Glagoli)</text:span></text:p>
          </table:table-cell>
          <table:table-cell table:style-name="Table1.D2" office:value-type="string">
            <text:p text:style-name="P144">U+EC61</text:p>
          </table:table-cell>
        </table:table-row>
        <table:table-row>
          <table:table-cell table:style-name="Table1.A2" office:value-type="string">
            <text:p text:style-name="P144">U+2C04</text:p>
          </table:table-cell>
          <table:table-cell table:style-name="Table1.A2" office:value-type="string">
            <text:p text:style-name="P155">Ⰴ</text:p>
          </table:table-cell>
          <table:table-cell table:style-name="Table1.A2" office:value-type="string">
            <text:p text:style-name="P124"><text:span text:style-name="T442">Ⰴ</text:span> <text:span text:style-name="T627">(Alt Round Capital Dobro)</text:span></text:p>
          </table:table-cell>
          <table:table-cell table:style-name="Table1.D2" office:value-type="string">
            <text:p text:style-name="P144">U+EC62</text:p>
          </table:table-cell>
        </table:table-row>
        <table:table-row>
          <table:table-cell table:style-name="Table1.A2" office:value-type="string">
            <text:p text:style-name="P144">U+2C34</text:p>
          </table:table-cell>
          <table:table-cell table:style-name="Table1.A2" office:value-type="string">
            <text:p text:style-name="P152">ⰴ</text:p>
          </table:table-cell>
          <table:table-cell table:style-name="Table1.A2" office:value-type="string">
            <text:p text:style-name="P124"><text:span text:style-name="T442">ⰴ</text:span> <text:span text:style-name="T627">(Alt Round Small Dobro)</text:span></text:p>
          </table:table-cell>
          <table:table-cell table:style-name="Table1.D2" office:value-type="string">
            <text:p text:style-name="P144">U+EC63</text:p>
          </table:table-cell>
        </table:table-row>
        <table:table-row>
          <table:table-cell table:style-name="Table1.A2" office:value-type="string">
            <text:p text:style-name="P144">U+2C0F</text:p>
          </table:table-cell>
          <table:table-cell table:style-name="Table1.A2" office:value-type="string">
            <text:p text:style-name="P153">Ⰿ</text:p>
          </table:table-cell>
          <table:table-cell table:style-name="Table1.A2" office:value-type="string">
            <text:p text:style-name="P124"><text:span text:style-name="T442">Ⰿ</text:span> <text:span text:style-name="T627">(Alt Round Capital Myslete)</text:span></text:p>
          </table:table-cell>
          <table:table-cell table:style-name="Table1.D2" office:value-type="string">
            <text:p text:style-name="P144">U+EC64</text:p>
          </table:table-cell>
        </table:table-row>
        <table:table-row>
          <table:table-cell table:style-name="Table1.A2" office:value-type="string">
            <text:p text:style-name="P144">U+2C3F</text:p>
          </table:table-cell>
          <table:table-cell table:style-name="Table1.A2" office:value-type="string">
            <text:p text:style-name="P153">ⰿ</text:p>
          </table:table-cell>
          <table:table-cell table:style-name="Table1.A2" office:value-type="string">
            <text:p text:style-name="P124"><text:span text:style-name="T442">ⰿ</text:span> <text:span text:style-name="T627">(Alt Round Small Myslete)</text:span></text:p>
          </table:table-cell>
          <table:table-cell table:style-name="Table1.D2" office:value-type="string">
            <text:p text:style-name="P144">U+EC65</text:p>
          </table:table-cell>
        </table:table-row>
        <table:table-row>
          <table:table-cell table:style-name="Table1.A2" office:value-type="string">
            <text:p text:style-name="P144">U+2C17</text:p>
          </table:table-cell>
          <table:table-cell table:style-name="Table1.A2" office:value-type="string">
            <text:p text:style-name="P153">Ⱇ</text:p>
          </table:table-cell>
          <table:table-cell table:style-name="Table1.A2" office:value-type="string">
            <text:p text:style-name="P124"><text:span text:style-name="T442">Ⱇ</text:span> <text:span text:style-name="T627">(Alt Round Capital Friti)</text:span></text:p>
          </table:table-cell>
          <table:table-cell table:style-name="Table1.D2" office:value-type="string">
            <text:p text:style-name="P144">U+EC66</text:p>
          </table:table-cell>
        </table:table-row>
        <table:table-row>
          <table:table-cell table:style-name="Table1.A2" office:value-type="string">
            <text:p text:style-name="P144">U+2C47</text:p>
          </table:table-cell>
          <table:table-cell table:style-name="Table1.A2" office:value-type="string">
            <text:p text:style-name="P153">ⱇ</text:p>
          </table:table-cell>
          <table:table-cell table:style-name="Table1.A2" office:value-type="string">
            <text:p text:style-name="P124"><text:span text:style-name="T442">ⱇ</text:span> <text:span text:style-name="T627">(Alt Round Small Friti)</text:span></text:p>
          </table:table-cell>
          <table:table-cell table:style-name="Table1.D2" office:value-type="string">
            <text:p text:style-name="P144">U+EC67</text:p>
          </table:table-cell>
        </table:table-row>
        <table:table-row>
          <table:table-cell table:style-name="Table1.A2" office:value-type="string">
            <text:p text:style-name="P144">U+2C19</text:p>
          </table:table-cell>
          <table:table-cell table:style-name="Table1.A2" office:value-type="string">
            <text:p text:style-name="P153">Ⱉ</text:p>
          </table:table-cell>
          <table:table-cell table:style-name="Table1.A2" office:value-type="string">
            <text:p text:style-name="P124"><text:span text:style-name="T442">Ⱉ</text:span> <text:span text:style-name="T628">(Alt Round Capital Otu)</text:span></text:p>
          </table:table-cell>
          <table:table-cell table:style-name="Table1.D2" office:value-type="string">
            <text:p text:style-name="P145">U+EC68</text:p>
          </table:table-cell>
        </table:table-row>
        <table:table-row>
          <table:table-cell table:style-name="Table1.A2" office:value-type="string">
            <text:p text:style-name="P145">U+2C49</text:p>
          </table:table-cell>
          <table:table-cell table:style-name="Table1.A2" office:value-type="string">
            <text:p text:style-name="P153">ⱉ</text:p>
          </table:table-cell>
          <table:table-cell table:style-name="Table1.A2" office:value-type="string">
            <text:p text:style-name="P124"><text:span text:style-name="T442">ⱉ</text:span> <text:span text:style-name="T628">(Alt Round Small Otu)</text:span></text:p>
          </table:table-cell>
          <table:table-cell table:style-name="Table1.D2" office:value-type="string">
            <text:p text:style-name="P145">U+EC69</text:p>
          </table:table-cell>
        </table:table-row>
        <table:table-row>
          <table:table-cell table:style-name="Table1.A2" office:value-type="string">
            <text:p text:style-name="P145">U+2C20</text:p>
          </table:table-cell>
          <table:table-cell table:style-name="Table1.A2" office:value-type="string">
            <text:p text:style-name="P154">Ⱐ</text:p>
          </table:table-cell>
          <table:table-cell table:style-name="Table1.A2" office:value-type="string">
            <text:p text:style-name="P124"><text:span text:style-name="T442">Ⱐ</text:span> <text:span text:style-name="T628">(Alt Round Capital Soft Sign)</text:span></text:p>
          </table:table-cell>
          <table:table-cell table:style-name="Table1.D2" office:value-type="string">
            <text:p text:style-name="P145">U+EC6A</text:p>
          </table:table-cell>
        </table:table-row>
        <table:table-row>
          <table:table-cell table:style-name="Table1.A2" office:value-type="string">
            <text:p text:style-name="P145">U+2C50</text:p>
          </table:table-cell>
          <table:table-cell table:style-name="Table1.A2" office:value-type="string">
            <text:p text:style-name="P154">ⱐ</text:p>
          </table:table-cell>
          <table:table-cell table:style-name="Table1.A2" office:value-type="string">
            <text:p text:style-name="P124"><text:span text:style-name="T442">ⱐ</text:span> <text:span text:style-name="T628">(Alt Round Small Soft Sign)</text:span></text:p>
          </table:table-cell>
          <table:table-cell table:style-name="Table1.D2" office:value-type="string">
            <text:p text:style-name="P145">U+EC6B</text:p>
          </table:table-cell>
        </table:table-row>
        <table:table-row>
          <table:table-cell table:style-name="Table1.A2" office:value-type="string">
            <text:p text:style-name="P145">U+2C22</text:p>
          </table:table-cell>
          <table:table-cell table:style-name="Table1.A2" office:value-type="string">
            <text:p text:style-name="P154">Ⱒ</text:p>
          </table:table-cell>
          <table:table-cell table:style-name="Table1.A2" office:value-type="string">
            <text:p text:style-name="P124"><text:span text:style-name="T442">Ⱒ</text:span> <text:span text:style-name="T628">(Alt Round Capital Spidery Ha)</text:span></text:p>
          </table:table-cell>
          <table:table-cell table:style-name="Table1.D2" office:value-type="string">
            <text:p text:style-name="P145">U+EC6C</text:p>
          </table:table-cell>
        </table:table-row>
        <table:table-row>
          <table:table-cell table:style-name="Table1.A2" office:value-type="string">
            <text:p text:style-name="P145">U+2C52</text:p>
          </table:table-cell>
          <table:table-cell table:style-name="Table1.A2" office:value-type="string">
            <text:p text:style-name="P154">ⱒ</text:p>
          </table:table-cell>
          <table:table-cell table:style-name="Table1.A2" office:value-type="string">
            <text:p text:style-name="P124"><text:span text:style-name="T442">ⱒ</text:span> <text:span text:style-name="T628">(Alt Round Small Spidery Ha)</text:span></text:p>
          </table:table-cell>
          <table:table-cell table:style-name="Table1.D2" office:value-type="string">
            <text:p text:style-name="P145">U+EC6D</text:p>
          </table:table-cell>
        </table:table-row>
        <table:table-row>
          <table:table-cell table:style-name="Table1.A2" office:value-type="string">
            <text:p text:style-name="P145">U+2C24</text:p>
          </table:table-cell>
          <table:table-cell table:style-name="Table1.A2" office:value-type="string">
            <text:p text:style-name="P153">Ⱔ</text:p>
          </table:table-cell>
          <table:table-cell table:style-name="Table1.A2" office:value-type="string">
            <text:p text:style-name="P125"><text:span text:style-name="T442">Ⱔ</text:span> <text:span text:style-name="T628">(Alt Round Capital Small Yus)</text:span></text:p>
          </table:table-cell>
          <table:table-cell table:style-name="Table1.D2" office:value-type="string">
            <text:p text:style-name="P145">U+EC6E</text:p>
          </table:table-cell>
        </table:table-row>
        <table:table-row>
          <table:table-cell table:style-name="Table1.A2" office:value-type="string">
            <text:p text:style-name="P145">U+2C54</text:p>
          </table:table-cell>
          <table:table-cell table:style-name="Table1.A2" office:value-type="string">
            <text:p text:style-name="P153">ⱔ</text:p>
          </table:table-cell>
          <table:table-cell table:style-name="Table1.A2" office:value-type="string">
            <text:p text:style-name="P125"><text:span text:style-name="T442">ⱔ</text:span> <text:span text:style-name="T628">(Alt Round Small Small Yus)</text:span></text:p>
          </table:table-cell>
          <table:table-cell table:style-name="Table1.D2" office:value-type="string">
            <text:p text:style-name="P145">U+EC6F</text:p>
          </table:table-cell>
        </table:table-row>
        <table:table-row>
          <table:table-cell table:style-name="Table1.A2" office:value-type="string">
            <text:p text:style-name="P145"/>
          </table:table-cell>
          <table:table-cell table:style-name="Table1.A2" office:value-type="string">
            <text:p text:style-name="P153"/>
          </table:table-cell>
          <table:table-cell table:style-name="Table1.A2" office:value-type="string">
            <text:p text:style-name="P125"/>
          </table:table-cell>
          <table:table-cell table:style-name="Table1.D2" office:value-type="string">
            <text:p text:style-name="P145"/>
          </table:table-cell>
        </table:table-row>
        <table:table-row>
          <table:table-cell table:style-name="Table1.A2" office:value-type="string">
            <text:p text:style-name="P169"><text:change-start text:change-id="ct94555147399344"/><text:span text:style-name="T9">ANGULAR</text:span> SCRIPT<text:change-end text:change-id="ct94555147399344"/></text:p>
          </table:table-cell>
          <table:table-cell table:style-name="Table1.A2" office:value-type="string">
            <text:p text:style-name="P153"/>
          </table:table-cell>
          <table:table-cell table:style-name="Table1.A2" office:value-type="string">
            <text:p text:style-name="P125"/>
          </table:table-cell>
          <table:table-cell table:style-name="Table1.D2" office:value-type="string">
            <text:p text:style-name="P146"><text:change-start text:change-id="ct94555147398864"/>SS03, SS04<text:change-end text:change-id="ct94555147398864"/></text:p>
          </table:table-cell>
        </table:table-row>
        <table:table-row>
          <table:table-cell table:style-name="Table1.A2" office:value-type="string">
            <text:p text:style-name="P142">U+2C30</text:p>
          </table:table-cell>
          <table:table-cell table:style-name="Table1.A2" office:value-type="string">
            <text:p text:style-name="P170">ⰰ</text:p>
          </table:table-cell>
          <table:table-cell table:style-name="Table1.A2" office:value-type="string">
            <text:p text:style-name="P6"><text:span text:style-name="T6">salt=7:</text:span><text:change text:change-id="ct94555147431216"/><text:span text:style-name="T6"> </text:span><text:span text:style-name="T67">ⰰ </text:span>A<text:change-start text:change-id="ct94555147445936"/><text:span text:style-name="T301">lt</text:span><text:span text:style-name="T303"> </text:span><text:span text:style-name="T304">Angular</text:span><text:span text:style-name="T303"> </text:span><text:span text:style-name="T304">Smal</text:span><text:span text:style-name="T303">l </text:span><text:span text:style-name="T305">Azu</text:span><text:span text:style-name="T303"> (</text:span><text:span text:style-name="T305">tall variant</text:span><text:span text:style-name="T303">)</text:span><text:change-end text:change-id="ct94555147445936"/><text:change-start text:change-id="ct94555147450400"/><text:span text:style-name="T303"> </text:span><text:span text:style-name="T253">[</text:span><text:span text:style-name="T71">salt=7 is used here because salt=2...6 are used for the Baromić ligatures</text:span><text:change-end text:change-id="ct94555147450400"/><text:change-start text:change-id="ct94555147452128"/><text:span text:style-name="T71">; see Table B</text:span><text:change-end text:change-id="ct94555147452128"/><text:change-start text:change-id="ct94555147453536"/><text:span text:style-name="T71">.]</text:span><text:change-end text:change-id="ct94555147453536"/></text:p>
          </table:table-cell>
          <table:table-cell table:style-name="Table1.D2" office:value-type="string">
            <text:p text:style-name="P123">U+EC76</text:p>
          </table:table-cell>
        </table:table-row>
        <table:table-row>
          <table:table-cell table:style-name="Table1.A2" office:value-type="string">
            <text:p text:style-name="P8"><text:change-start text:change-id="ct94555147454816"/>U+2C02<text:change-end text:change-id="ct94555147454816"/><text:change text:change-id="ct94555147455040"/></text:p>
          </table:table-cell>
          <table:table-cell table:style-name="Table1.A2" office:value-type="string">
            <text:p text:style-name="P9"><text:change-start text:change-id="ct94555147455264"/>Ⰲ<text:change-end text:change-id="ct94555147455264"/><text:change text:change-id="ct94555147455488"/></text:p>
          </table:table-cell>
          <table:table-cell table:style-name="Table1.A2" office:value-type="string">
            <text:p text:style-name="P8"><text:change-start text:change-id="ct94555147455712"/><text:span text:style-name="T442">Ⰲ</text:span> <text:span text:style-name="T9">Alt Angular Capital </text:span>Vedi (connected variant)<text:change-end text:change-id="ct94555147455712"/><text:change text:change-id="ct94555147455936"/></text:p>
          </table:table-cell>
          <table:table-cell table:style-name="Table1.D2" office:value-type="string">
            <text:p text:style-name="P8"><text:change-start text:change-id="ct94555147456160"/>U+EC77<text:change-end text:change-id="ct94555147456160"/><text:change text:change-id="ct94555147456384"/></text:p>
          </table:table-cell>
        </table:table-row>
        <table:table-row>
          <table:table-cell table:style-name="Table1.A2" office:value-type="string">
            <text:p text:style-name="P10"><text:change-start text:change-id="ct94555147456608"/>U+2C05<text:change-end text:change-id="ct94555147456608"/><text:change text:change-id="ct94555147456832"/></text:p>
          </table:table-cell>
          <table:table-cell table:style-name="Table1.A2" office:value-type="string">
            <text:p text:style-name="P11"><text:change-start text:change-id="ct94555147457056"/>Ⰵ<text:change-end text:change-id="ct94555147457056"/><text:change text:change-id="ct94555147457280"/></text:p>
          </table:table-cell>
          <table:table-cell table:style-name="Table1.A2" office:value-type="string">
            <text:p text:style-name="P12"><text:change-start text:change-id="ct94555147457888"/><text:span text:style-name="T442">Ⰵ</text:span> Alt <text:span text:style-name="T16">Angular</text:span> <text:span text:style-name="T16">Capital</text:span> <text:span text:style-name="T155">Yest</text:span><text:span text:style-name="T17"> (</text:span><text:span text:style-name="T13">uncrossed </text:span><text:span text:style-name="T217">variant</text:span><text:span text:style-name="T17">)</text:span><text:change-end text:change-id="ct94555147457888"/><text:change text:change-id="ct94555147458112"/></text:p>
          </table:table-cell>
          <table:table-cell table:style-name="Table1.D2" office:value-type="string">
            <text:p text:style-name="P10"><text:change-start text:change-id="ct94555147458336"/>U+EC78<text:change-end text:change-id="ct94555147458336"/><text:change text:change-id="ct94555147458560"/></text:p>
          </table:table-cell>
        </table:table-row>
        <table:table-row>
          <table:table-cell table:style-name="Table1.A2" office:value-type="string">
            <text:p text:style-name="P13"><text:change-start text:change-id="ct94555147458784"/>U+2C35<text:change-end text:change-id="ct94555147458784"/><text:change text:change-id="ct94555147459008"/></text:p>
          </table:table-cell>
          <table:table-cell table:style-name="Table1.A2" office:value-type="string">
            <text:p text:style-name="P11"><text:change-start text:change-id="ct94555147459232"/>ⰵ<text:change-end text:change-id="ct94555147459232"/><text:change text:change-id="ct94555147459456"/></text:p>
          </table:table-cell>
          <table:table-cell table:style-name="Table1.A2" office:value-type="string">
            <text:p text:style-name="P14"><text:change-start text:change-id="ct94555147460960"/><text:span text:style-name="T442">ⰵ</text:span> Alt <text:span text:style-name="T16">Angular</text:span> <text:span text:style-name="T16">Small</text:span> <text:span text:style-name="T156">Yest </text:span><text:span text:style-name="T17">(</text:span><text:span text:style-name="T13">uncrossed </text:span><text:span text:style-name="T218">variant</text:span><text:span text:style-name="T17">)</text:span><text:change-end text:change-id="ct94555147460960"/><text:change text:change-id="ct94555147461264"/></text:p>
          </table:table-cell>
          <table:table-cell table:style-name="Table1.D2" office:value-type="string">
            <text:p text:style-name="P13"><text:change-start text:change-id="ct94555147461488"/>U+EC79<text:change-end text:change-id="ct94555147461488"/><text:change text:change-id="ct94555147461712"/></text:p>
          </table:table-cell>
        </table:table-row>
        <table:table-row>
          <table:table-cell table:style-name="Table1.A2" office:value-type="string">
            <text:p text:style-name="P13"><text:change-start text:change-id="ct94555147432960"/>U+2C08<text:change-end text:change-id="ct94555147432960"/><text:change text:change-id="ct94555146825920"/></text:p>
          </table:table-cell>
          <table:table-cell table:style-name="Table1.A2" office:value-type="string">
            <text:p text:style-name="P11"><text:change-start text:change-id="ct94555146805392"/>Ⰸ<text:change-end text:change-id="ct94555146805392"/><text:change text:change-id="ct94555146812448"/></text:p>
          </table:table-cell>
          <table:table-cell table:style-name="Table1.A2" office:value-type="string">
            <text:p text:style-name="P14"><text:change-start text:change-id="ct94555147432480"/><text:span text:style-name="T442">Ⰸ</text:span> Alt <text:span text:style-name="T16">Angular</text:span> Capital <text:span text:style-name="T642">Dzelo</text:span><text:change-end text:change-id="ct94555147432480"/><text:change text:change-id="ct94555147443104"/></text:p>
          </table:table-cell>
          <table:table-cell table:style-name="Table1.D2" office:value-type="string">
            <text:p text:style-name="P13"><text:change-start text:change-id="ct94555147438384"/>U+EC7A<text:change-end text:change-id="ct94555147438384"/><text:change text:change-id="ct94555147438016"/></text:p>
          </table:table-cell>
        </table:table-row>
        <table:table-row>
          <table:table-cell table:style-name="Table1.A2" office:value-type="string">
            <text:p text:style-name="P13"><text:change-start text:change-id="ct94555147434576"/>U+2C38<text:change-end text:change-id="ct94555147434576"/><text:change text:change-id="ct94555147409792"/></text:p>
          </table:table-cell>
          <table:table-cell table:style-name="Table1.A2" office:value-type="string">
            <text:p text:style-name="P11"><text:change-start text:change-id="ct94555147434112"/>ⰸ<text:change-end text:change-id="ct94555147434112"/><text:change text:change-id="ct94555147434912"/></text:p>
          </table:table-cell>
          <table:table-cell table:style-name="Table1.A2" office:value-type="string">
            <text:p text:style-name="P14"><text:change-start text:change-id="ct94555147433744"/><text:span text:style-name="T442">ⰸ</text:span> Alt <text:span text:style-name="T16">Angular</text:span> <text:span text:style-name="T20">Small Dzelo</text:span><text:change-end text:change-id="ct94555147433744"/><text:change text:change-id="ct94555147436064"/></text:p>
          </table:table-cell>
          <table:table-cell table:style-name="Table1.D2" office:value-type="string">
            <text:p text:style-name="P13"><text:change-start text:change-id="ct94555147435696"/>U+EC7B<text:change-end text:change-id="ct94555147435696"/><text:change text:change-id="ct94555147433328"/></text:p>
          </table:table-cell>
        </table:table-row>
        <table:table-row>
          <table:table-cell table:style-name="Table1.A2" office:value-type="string">
            <text:p text:style-name="P13"><text:change-start text:change-id="ct94555147431808"/>U+2C0C<text:change-end text:change-id="ct94555147431808"/><text:change text:change-id="ct94555146837264"/></text:p>
          </table:table-cell>
          <table:table-cell table:style-name="Table1.A2" office:value-type="string">
            <text:p text:style-name="P11"><text:change-start text:change-id="ct94555146828912"/>Ⰼ<text:change-end text:change-id="ct94555146828912"/><text:change text:change-id="ct94555147452880"/></text:p>
          </table:table-cell>
          <table:table-cell table:style-name="Table1.A2" office:value-type="string">
            <text:p text:style-name="P14"><text:change-start text:change-id="ct94555147439072"/><text:span text:style-name="T442">Ⰼ</text:span> Alt <text:span text:style-name="T16">Angular</text:span> Capital <text:span text:style-name="T642">Gerv</text:span><text:change-end text:change-id="ct94555147439072"/><text:change text:change-id="ct94555147447824"/></text:p>
          </table:table-cell>
          <table:table-cell table:style-name="Table1.D2" office:value-type="string">
            <text:p text:style-name="P13"><text:change-start text:change-id="ct94555147445216"/>U+EC7C<text:change-end text:change-id="ct94555147445216"/><text:change text:change-id="ct94555146815504"/></text:p>
          </table:table-cell>
        </table:table-row>
        <table:table-row>
          <table:table-cell table:style-name="Table1.A2" office:value-type="string">
            <text:p text:style-name="P13"><text:change-start text:change-id="ct94555147440880"/>U+2C3C<text:change-end text:change-id="ct94555147440880"/><text:change text:change-id="ct94555147440416"/></text:p>
          </table:table-cell>
          <table:table-cell table:style-name="Table1.A2" office:value-type="string">
            <text:p text:style-name="P11"><text:change-start text:change-id="ct94555146851808"/>ⰼ<text:change-end text:change-id="ct94555146851808"/><text:change text:change-id="ct94555146844528"/></text:p>
          </table:table-cell>
          <table:table-cell table:style-name="Table1.A2" office:value-type="string">
            <text:p text:style-name="P14"><text:change-start text:change-id="ct94555146847456"/><text:span text:style-name="T442">ⰼ</text:span> Alt <text:span text:style-name="T16">Angular</text:span> <text:span text:style-name="T20">Small Gerv</text:span><text:change-end text:change-id="ct94555146847456"/><text:change text:change-id="ct94555147451472"/></text:p>
          </table:table-cell>
          <table:table-cell table:style-name="Table1.D2" office:value-type="string">
            <text:p text:style-name="P14"><text:change-start text:change-id="ct94555147446336"/>U+EC7D<text:change-end text:change-id="ct94555147446336"/><text:change text:change-id="ct94555147446560"/></text:p>
          </table:table-cell>
        </table:table-row>
        <table:table-row>
          <table:table-cell table:style-name="Table1.A2" office:value-type="string">
            <text:p text:style-name="P13"><text:change-start text:change-id="ct94555147439504"/>U+2C0F<text:change-end text:change-id="ct94555147439504"/><text:change text:change-id="ct94555147439808"/></text:p>
          </table:table-cell>
          <table:table-cell table:style-name="Table1.A2" office:value-type="string">
            <text:p text:style-name="P11"><text:change-start text:change-id="ct94555147436800"/>Ⰿ<text:change-end text:change-id="ct94555147436800"/><text:change text:change-id="ct94555147437104"/></text:p>
          </table:table-cell>
          <table:table-cell table:style-name="Table1.A2" office:value-type="string">
            <text:p text:style-name="P14"><text:change-start text:change-id="ct94555147444400"/><text:span text:style-name="T633">Salt=2 </text:span><text:span text:style-name="T630">Ⰿ</text:span> Alt-<text:span text:style-name="T20">1</text:span> <text:span text:style-name="T16">Angular</text:span> Capital <text:span text:style-name="T642">Myslete</text:span><text:change-end text:change-id="ct94555147444400"/><text:change text:change-id="ct94555147444704"/></text:p>
          </table:table-cell>
          <table:table-cell table:style-name="Table1.D2" office:value-type="string">
            <text:p text:style-name="P13"><text:change-start text:change-id="ct94555147441760"/>U+EC7E<text:change-end text:change-id="ct94555147441760"/><text:change text:change-id="ct94555147441984"/></text:p>
          </table:table-cell>
        </table:table-row>
        <table:table-row>
          <table:table-cell table:style-name="Table1.A2" office:value-type="string">
            <text:p text:style-name="P13"><text:change-start text:change-id="ct94555147442208"/>U+2C0F<text:change-end text:change-id="ct94555147442208"/><text:change text:change-id="ct94555147461936"/></text:p>
          </table:table-cell>
          <table:table-cell table:style-name="Table1.A2" office:value-type="string">
            <text:p text:style-name="P11"><text:change-start text:change-id="ct94555147462160"/>Ⰿ<text:change-end text:change-id="ct94555147462160"/><text:change text:change-id="ct94555147462384"/></text:p>
          </table:table-cell>
          <table:table-cell table:style-name="Table1.A2" office:value-type="string">
            <text:p text:style-name="P13"><text:change-start text:change-id="ct94555147462608"/>Salt=3 <text:span text:style-name="T635">Ⰿ</text:span> <text:span text:style-name="T9">Alt-2 Angular Capital </text:span>Myslete<text:change-end text:change-id="ct94555147462608"/><text:change text:change-id="ct94555147462832"/></text:p>
          </table:table-cell>
          <table:table-cell table:style-name="Table1.D2" office:value-type="string">
            <text:p text:style-name="P14"><text:change-start text:change-id="ct94555147463056"/>U+EC7F<text:change-end text:change-id="ct94555147463056"/><text:change text:change-id="ct94555147463280"/></text:p>
          </table:table-cell>
        </table:table-row>
        <text:soft-page-break/>
        <table:table-row>
          <table:table-cell table:style-name="Table1.A2" office:value-type="string">
            <text:p text:style-name="P13"><text:change-start text:change-id="ct94555147463504"/>U+2C11<text:change-end text:change-id="ct94555147463504"/><text:change text:change-id="ct94555147463728"/></text:p>
          </table:table-cell>
          <table:table-cell table:style-name="Table1.A2" office:value-type="string">
            <text:p text:style-name="P11"><text:change-start text:change-id="ct94555147464032"/>Ⱁ<text:change-end text:change-id="ct94555147464032"/><text:change text:change-id="ct94555147464336"/></text:p>
          </table:table-cell>
          <table:table-cell table:style-name="Table1.A2" office:value-type="string">
            <text:p text:style-name="P14"><text:change-start text:change-id="ct94555147466144"/><text:span text:style-name="T442">Ⱁ</text:span> Alt <text:span text:style-name="T16">Angular</text:span> Capital <text:span text:style-name="T642">Onu</text:span><text:change-end text:change-id="ct94555147466144"/><text:change text:change-id="ct94555147466448"/></text:p>
          </table:table-cell>
          <table:table-cell table:style-name="Table1.D2" office:value-type="string">
            <text:p text:style-name="P13"><text:change-start text:change-id="ct94555147466672"/>U+EC80<text:change-end text:change-id="ct94555147466672"/><text:change text:change-id="ct94555147466896"/></text:p>
          </table:table-cell>
        </table:table-row>
        <table:table-row>
          <table:table-cell table:style-name="Table1.A2" office:value-type="string">
            <text:p text:style-name="P13"><text:change-start text:change-id="ct94555147467120"/>U+2C16<text:change-end text:change-id="ct94555147467120"/><text:change text:change-id="ct94555147467344"/></text:p>
          </table:table-cell>
          <table:table-cell table:style-name="Table1.A2" office:value-type="string">
            <text:p text:style-name="P11"><text:change-start text:change-id="ct94555147467616"/>Ⱆ<text:change-end text:change-id="ct94555147467616"/><text:change text:change-id="ct94555147467920"/></text:p>
          </table:table-cell>
          <table:table-cell table:style-name="Table1.A2" office:value-type="string">
            <text:p text:style-name="P14"><text:change-start text:change-id="ct94555147469776"/><text:span text:style-name="T442">Ⱆ</text:span> Alt <text:span text:style-name="T16">Angular</text:span> Capital <text:span text:style-name="T642">Ouk</text:span><text:change-end text:change-id="ct94555147469776"/><text:change text:change-id="ct94555147470080"/></text:p>
          </table:table-cell>
          <table:table-cell table:style-name="Table1.D2" office:value-type="string">
            <text:p text:style-name="P14"><text:change-start text:change-id="ct94555146850176"/>U+EC81<text:change-end text:change-id="ct94555146850176"/><text:change text:change-id="ct94555147449872"/></text:p>
          </table:table-cell>
        </table:table-row>
        <table:table-row>
          <table:table-cell table:style-name="Table1.A2" office:value-type="string">
            <text:p text:style-name="P15"><text:change-start text:change-id="ct94555146841280"/>U+2C46<text:change-end text:change-id="ct94555146841280"/><text:change text:change-id="ct94555146862928"/></text:p>
          </table:table-cell>
          <table:table-cell table:style-name="Table1.A2" office:value-type="string">
            <text:p text:style-name="P11"><text:change-start text:change-id="ct94555146862624"/>ⱆ<text:change-end text:change-id="ct94555146862624"/><text:change text:change-id="ct94555146781760"/></text:p>
          </table:table-cell>
          <table:table-cell table:style-name="Table1.A2" office:value-type="string">
            <text:p text:style-name="P16"><text:change-start text:change-id="ct94555146866720"/><text:span text:style-name="T442">ⱆ</text:span> Alt <text:span text:style-name="T16">Angular</text:span> <text:span text:style-name="T20">Smal</text:span>l <text:span text:style-name="T643">Ouk</text:span><text:change-end text:change-id="ct94555146866720"/><text:change text:change-id="ct94555146856448"/></text:p>
          </table:table-cell>
          <table:table-cell table:style-name="Table1.D2" office:value-type="string">
            <text:p text:style-name="P16"><text:change-start text:change-id="ct94555146867568"/>U+EC82<text:change-end text:change-id="ct94555146867568"/><text:change text:change-id="ct94555147472368"/></text:p>
          </table:table-cell>
        </table:table-row>
        <table:table-row>
          <table:table-cell table:style-name="Table1.A2" office:value-type="string">
            <text:p text:style-name="P15"><text:change-start text:change-id="ct94555147472592"/>U+2C20<text:change-end text:change-id="ct94555147472592"/><text:change text:change-id="ct94555147472816"/></text:p>
          </table:table-cell>
          <table:table-cell table:style-name="Table1.A2" office:value-type="string">
            <text:p text:style-name="P11"><text:change-start text:change-id="ct94555147473040"/>Ⱐ<text:change-end text:change-id="ct94555147473040"/><text:change text:change-id="ct94555147473264"/></text:p>
          </table:table-cell>
          <table:table-cell table:style-name="Table1.A2" office:value-type="string">
            <text:p text:style-name="P16"><text:change-start text:change-id="ct94555147473488"/><text:span text:style-name="T634">Salt=2 </text:span><text:span text:style-name="T630">Ⱐ</text:span> Alt-<text:span text:style-name="T21">1</text:span> <text:span text:style-name="T16">Angular</text:span> Capital <text:span text:style-name="T643">Soft Sign</text:span><text:change-end text:change-id="ct94555147473488"/><text:change text:change-id="ct94555147473712"/></text:p>
          </table:table-cell>
          <table:table-cell table:style-name="Table1.D2" office:value-type="string">
            <text:p text:style-name="P15"><text:change-start text:change-id="ct94555146870352"/>U+EC83<text:change-end text:change-id="ct94555146870352"/><text:change text:change-id="ct94555146876048"/></text:p>
          </table:table-cell>
        </table:table-row>
        <table:table-row>
          <table:table-cell table:style-name="Table1.A2" office:value-type="string">
            <text:p text:style-name="P15"><text:change-start text:change-id="ct94555146851312"/>U+2C20<text:change-end text:change-id="ct94555146851312"/><text:change text:change-id="ct94555146865104"/></text:p>
          </table:table-cell>
          <table:table-cell table:style-name="Table1.A2" office:value-type="string">
            <text:p text:style-name="P11"><text:change-start text:change-id="ct94555146861888"/>Ⱐ<text:change-end text:change-id="ct94555146861888"/><text:change text:change-id="ct94555146884944"/></text:p>
          </table:table-cell>
          <table:table-cell table:style-name="Table1.A2" office:value-type="string">
            <text:p text:style-name="P15"><text:change-start text:change-id="ct94555146874176"/>Salt=3 <text:span text:style-name="T635">Ⱐ</text:span> <text:span text:style-name="T9">Alt-2 Angular Capital </text:span>Soft Sign<text:change-end text:change-id="ct94555146874176"/><text:change text:change-id="ct94555147473936"/></text:p>
          </table:table-cell>
          <table:table-cell table:style-name="Table1.D2" office:value-type="string">
            <text:p text:style-name="P15"><text:change-start text:change-id="ct94555147474160"/>U+EC85<text:change-end text:change-id="ct94555147474160"/><text:change text:change-id="ct94555147474384"/></text:p>
          </table:table-cell>
        </table:table-row>
        <table:table-row>
          <table:table-cell table:style-name="Table1.A2" office:value-type="string">
            <text:p text:style-name="P15"><text:change-start text:change-id="ct94555147474608"/>U+2C50<text:change-end text:change-id="ct94555147474608"/><text:change text:change-id="ct94555147474832"/></text:p>
          </table:table-cell>
          <table:table-cell table:style-name="Table1.A2" office:value-type="string">
            <text:p text:style-name="P11"><text:change-start text:change-id="ct94555147475056"/>ⱐ<text:change-end text:change-id="ct94555147475056"/><text:change text:change-id="ct94555147475280"/></text:p>
          </table:table-cell>
          <table:table-cell table:style-name="Table1.A2" office:value-type="string">
            <text:p text:style-name="P15"><text:change-start text:change-id="ct94555147475504"/>Salt=2 <text:span text:style-name="T630">ⱐ</text:span> <text:span text:style-name="T9">Alt-1 Angular Small </text:span>Soft Sign<text:change-end text:change-id="ct94555147475504"/><text:change text:change-id="ct94555147475728"/></text:p>
          </table:table-cell>
          <table:table-cell table:style-name="Table1.D2" office:value-type="string">
            <text:p text:style-name="P15"><text:change-start text:change-id="ct94555147475952"/>U+EC84<text:change-end text:change-id="ct94555147475952"/><text:change text:change-id="ct94555147476176"/></text:p>
          </table:table-cell>
        </table:table-row>
        <table:table-row>
          <table:table-cell table:style-name="Table1.A2" office:value-type="string">
            <text:p text:style-name="P15"><text:change-start text:change-id="ct94555147476400"/>U+2C50<text:change-end text:change-id="ct94555147476400"/><text:change text:change-id="ct94555147476624"/></text:p>
          </table:table-cell>
          <table:table-cell table:style-name="Table1.A2" office:value-type="string">
            <text:p text:style-name="P11"><text:change-start text:change-id="ct94555147476848"/>ⱐ<text:change-end text:change-id="ct94555147476848"/><text:change text:change-id="ct94555147477072"/></text:p>
          </table:table-cell>
          <table:table-cell table:style-name="Table1.A2" office:value-type="string">
            <text:p text:style-name="P15"><text:change-start text:change-id="ct94555147477296"/>Salt=3 <text:span text:style-name="T635">ⱐ</text:span> <text:span text:style-name="T9">Alt-2 Angular Small </text:span>Soft Sign<text:change-end text:change-id="ct94555147477296"/><text:change text:change-id="ct94555147477520"/></text:p>
          </table:table-cell>
          <table:table-cell table:style-name="Table1.D2" office:value-type="string">
            <text:p text:style-name="P15"><text:change-start text:change-id="ct94555147477744"/>U+EC86<text:change-end text:change-id="ct94555147477744"/><text:change text:change-id="ct94555147477968"/></text:p>
          </table:table-cell>
        </table:table-row>
        <table:table-row>
          <table:table-cell table:style-name="Table1.A2" office:value-type="string">
            <text:p text:style-name="P15"><text:change-start text:change-id="ct94555147478192"/>U+2C21<text:change-end text:change-id="ct94555147478192"/><text:change text:change-id="ct94555147478416"/></text:p>
          </table:table-cell>
          <table:table-cell table:style-name="Table1.A2" office:value-type="string">
            <text:p text:style-name="P11"><text:change-start text:change-id="ct94555147478640"/>Ⱑ<text:change-end text:change-id="ct94555147478640"/><text:change text:change-id="ct94555147478864"/></text:p>
          </table:table-cell>
          <table:table-cell table:style-name="Table1.A2" office:value-type="string">
            <text:p text:style-name="P16"><text:change-start text:change-id="ct94555147479488"/><text:span text:style-name="T442">Ⱑ</text:span> Alt <text:span text:style-name="T16">Angular</text:span> Capital <text:span text:style-name="T643">Yat</text:span><text:change-end text:change-id="ct94555147479488"/><text:change text:change-id="ct94555147479792"/></text:p>
          </table:table-cell>
          <table:table-cell table:style-name="Table1.D2" office:value-type="string">
            <text:p text:style-name="P15"><text:change-start text:change-id="ct94555147480016"/>U+EC87<text:change-end text:change-id="ct94555147480016"/><text:change text:change-id="ct94555147480240"/></text:p>
          </table:table-cell>
        </table:table-row>
        <table:table-row>
          <table:table-cell table:style-name="Table1.A2" office:value-type="string">
            <text:p text:style-name="P15"><text:change-start text:change-id="ct94555147480464"/>U+2C51<text:change-end text:change-id="ct94555147480464"/><text:change text:change-id="ct94555147480688"/></text:p>
          </table:table-cell>
          <table:table-cell table:style-name="Table1.A2" office:value-type="string">
            <text:p text:style-name="P11"><text:change-start text:change-id="ct94555147480912"/>ⱑ<text:change-end text:change-id="ct94555147480912"/><text:change text:change-id="ct94555147481216"/></text:p>
          </table:table-cell>
          <table:table-cell table:style-name="Table1.A2" office:value-type="string">
            <text:p text:style-name="P16"><text:change-start text:change-id="ct94555147482640"/><text:span text:style-name="T442">ⱑ</text:span> Alt <text:span text:style-name="T16">Angular</text:span> <text:span text:style-name="T21">Small Yat</text:span><text:change-end text:change-id="ct94555147482640"/><text:change text:change-id="ct94555147482944"/></text:p>
          </table:table-cell>
          <table:table-cell table:style-name="Table1.D2" office:value-type="string">
            <text:p text:style-name="P15"><text:change-start text:change-id="ct94555147483168"/>U+EC88<text:change-end text:change-id="ct94555147483168"/><text:change text:change-id="ct94555147483392"/></text:p>
          </table:table-cell>
        </table:table-row>
        <table:table-row>
          <table:table-cell table:style-name="Table1.A2" office:value-type="string">
            <text:p text:style-name="P15"><text:change-start text:change-id="ct94555147483616"/>U+2C22<text:change-end text:change-id="ct94555147483616"/><text:change text:change-id="ct94555147483936"/></text:p>
          </table:table-cell>
          <table:table-cell table:style-name="Table1.A2" office:value-type="string">
            <text:p text:style-name="P11"><text:change-start text:change-id="ct94555147484256"/>Ⱒ<text:change-end text:change-id="ct94555147484256"/><text:change text:change-id="ct94555147484560"/></text:p>
          </table:table-cell>
          <table:table-cell table:style-name="Table1.A2" office:value-type="string">
            <text:p text:style-name="P16"><text:change-start text:change-id="ct94555147486928"/><text:span text:style-name="T634">Salt=2 </text:span><text:span text:style-name="T630">Ⱒ</text:span> Alt <text:span text:style-name="T16">Angular</text:span> Capital <text:span text:style-name="T643">Spidery Kha</text:span><text:change-end text:change-id="ct94555147486928"/><text:change text:change-id="ct94555147487232"/></text:p>
          </table:table-cell>
          <table:table-cell table:style-name="Table1.D2" office:value-type="string">
            <text:p text:style-name="P15"><text:change-start text:change-id="ct94555147487680"/>U+EC89<text:change-end text:change-id="ct94555147487680"/><text:change text:change-id="ct94555147487904"/></text:p>
          </table:table-cell>
        </table:table-row>
        <table:table-row>
          <table:table-cell table:style-name="Table1.A2" office:value-type="string">
            <text:p text:style-name="P15"><text:change-start text:change-id="ct94555147488128"/>U+2C52<text:change-end text:change-id="ct94555147488128"/><text:change text:change-id="ct94555147488352"/></text:p>
          </table:table-cell>
          <table:table-cell table:style-name="Table1.A2" office:value-type="string">
            <text:p text:style-name="P11"><text:change-start text:change-id="ct94555146912112"/>ⱒ<text:change-end text:change-id="ct94555146912112"/><text:change text:change-id="ct94555146911808"/></text:p>
          </table:table-cell>
          <table:table-cell table:style-name="Table1.A2" office:value-type="string">
            <text:p text:style-name="P15"><text:change-start text:change-id="ct94555146906608"/>Salt=2 <text:span text:style-name="T630">ⱒ</text:span> <text:span text:style-name="T9">Alt Angular Small </text:span>Spidery Kha<text:change-end text:change-id="ct94555146906608"/><text:change text:change-id="ct94555146886144"/></text:p>
          </table:table-cell>
          <table:table-cell table:style-name="Table1.D2" office:value-type="string">
            <text:p text:style-name="P15"><text:change-start text:change-id="ct94555146858352"/>U+EC8A<text:change-end text:change-id="ct94555146858352"/><text:change text:change-id="ct94555146890480"/></text:p>
          </table:table-cell>
        </table:table-row>
        <table:table-row>
          <table:table-cell table:style-name="Table1.A2" office:value-type="string">
            <text:p text:style-name="P15"><text:change-start text:change-id="ct94555146897456"/>U+2C2C<text:change-end text:change-id="ct94555146897456"/><text:change text:change-id="ct94555146887952"/></text:p>
          </table:table-cell>
          <table:table-cell table:style-name="Table1.A2" office:value-type="string">
            <text:p text:style-name="P11"><text:change-start text:change-id="ct94555146882160"/>Ⱜ<text:change-end text:change-id="ct94555146882160"/><text:change text:change-id="ct94555146898096"/></text:p>
          </table:table-cell>
          <table:table-cell table:style-name="Table1.A2" office:value-type="string">
            <text:p text:style-name="P16"><text:change-start text:change-id="ct94555146902256"/><text:span text:style-name="T442">Ⱜ</text:span> Alt <text:span text:style-name="T16">Angular</text:span> Capital <text:span text:style-name="T643">Shtapic</text:span><text:change-end text:change-id="ct94555146902256"/><text:change text:change-id="ct94555146895488"/></text:p>
          </table:table-cell>
          <table:table-cell table:style-name="Table1.D2" office:value-type="string">
            <text:p text:style-name="P15"><text:change-start text:change-id="ct94555146899520"/>U+EC8B<text:change-end text:change-id="ct94555146899520"/><text:change text:change-id="ct94555146901440"/></text:p>
          </table:table-cell>
        </table:table-row>
        <table:table-row>
          <table:table-cell table:style-name="Table1.A2" office:value-type="string">
            <text:p text:style-name="P17"><text:change-start text:change-id="ct94555146893424"/>U+2C5C<text:change-end text:change-id="ct94555146893424"/><text:change text:change-id="ct94555146892608"/></text:p>
          </table:table-cell>
          <table:table-cell table:style-name="Table1.A2" office:value-type="string">
            <text:p text:style-name="P11"><text:change-start text:change-id="ct94555147488624"/>ⱜ<text:change-end text:change-id="ct94555147488624"/><text:change text:change-id="ct94555147488848"/></text:p>
          </table:table-cell>
          <table:table-cell table:style-name="Table1.A2" office:value-type="string">
            <text:p text:style-name="P18"><text:change-start text:change-id="ct94555147489072"/><text:span text:style-name="T442">ⱜ</text:span> Alt <text:span text:style-name="T16">Angular</text:span> <text:span text:style-name="T21">Small Shtapic</text:span><text:change-end text:change-id="ct94555147489072"/><text:change text:change-id="ct94555147489296"/></text:p>
          </table:table-cell>
          <table:table-cell table:style-name="Table1.D2" office:value-type="string">
            <text:p text:style-name="P17"><text:change-start text:change-id="ct94555147489520"/>U+EC8C<text:change-end text:change-id="ct94555147489520"/><text:change text:change-id="ct94555147489744"/></text:p>
          </table:table-cell>
        </table:table-row>
        <table:table-row>
          <table:table-cell table:style-name="Table1.A2" office:value-type="string">
            <text:p text:style-name="P17"><text:change-start text:change-id="ct94555147489968"/>U+2C2E<text:change-end text:change-id="ct94555147489968"/><text:change text:change-id="ct94555147490192"/></text:p>
          </table:table-cell>
          <table:table-cell table:style-name="Table1.A2" office:value-type="string">
            <text:p text:style-name="P11"><text:change-start text:change-id="ct94555147490416"/>Ⱞ<text:change-end text:change-id="ct94555147490416"/><text:change text:change-id="ct94555147490640"/></text:p>
          </table:table-cell>
          <table:table-cell table:style-name="Table1.A2" office:value-type="string">
            <text:p text:style-name="P18"><text:change-start text:change-id="ct94555147490864"/><text:span text:style-name="T442">Ⱞ</text:span> Alt <text:span text:style-name="T16">Angular</text:span> Capital <text:span text:style-name="T644">Latinate Myslete</text:span><text:change-end text:change-id="ct94555147490864"/><text:change text:change-id="ct94555147491088"/></text:p>
          </table:table-cell>
          <table:table-cell table:style-name="Table1.D2" office:value-type="string">
            <text:p text:style-name="P17"><text:change-start text:change-id="ct94555147491312"/>U+EC8D<text:change-end text:change-id="ct94555147491312"/><text:change text:change-id="ct94555147491536"/></text:p>
          </table:table-cell>
        </table:table-row>
      </table:table>
      <text:p text:style-name="P98"/>
      <text:p text:style-name="P426"><text:span text:style-name="T574">9</text:span><text:span text:style-name="T573">.</text:span><text:span text:style-name="T571"> Truncated Letter Forms</text:span></text:p>
      <text:p text:style-name="P424"><text:span text:style-name="T486"><text:tab/>Truncated versions of various letters, referred to as “</text:span>Baromi<text:span text:style-name="T577">ć</text:span> broken ligatures”, <text:span text:style-name="T663">are </text:span>a feature of the Angular manuscript tradition. <text:span text:style-name="T486">These letter forms</text:span> are included in the PUA at block U+F02E0 through U+F02F<text:span text:style-name="T576">4 (</text:span><text:span text:style-name="T390">see Table B below</text:span><text:span text:style-name="T576">)</text:span>. <text:span text:style-name="T486">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103"/>
      <text:p text:style-name="P252"><text:span text:style-name="T341">10</text:span>. Angular Glagolitic Ligatures</text:p>
      <text:p text:style-name="P425"><text:span text:style-name="T486"><text:tab/>Angular</text:span> Glagolitic Ligatures, used in both manuscript and printed traditions, and widely documented in both technical literature and existing fonts, are included in the block that currently spans from U+F0400 to U+F0490 <text:span text:style-name="T577">(</text:span>although we are free to add more glyphs up to U+F05FF if more space is needed<text:span text:style-name="T577">)</text:span>. As it stands, the Glagolitic ligatures are alphabetized according to the letter of the alphabet, with pairs added in proper sorting order <text:span text:style-name="T486">(</text:span><text:span text:style-name="T391">see Table C below</text:span><text:span text:style-name="T486">)</text:span>; six blank spaces are left between each letter of the alphabet to accommodate more additions, so it is unlikely at this point that the currently used portion of the block will need to be extended past U+F0490. <text:span text:style-name="T386">(NOTE: The contents of this zone are firmly established, although there is ample space for additional entries.)</text:span></text:p>
      <text:p text:style-name="P425"><text:tab/>The use of Glagolitic Ligatures has been extensively documented for the standard text letter forms (i.e. the lower case), but its use in the “upper” (or titling) case seems to be uncommon. Only five “upper case” examples are included in this font. <text:span text:style-name="T486">As a matter of practicality</text:span>, if one wishes to use ligatures in titles or drop-caps, the use of these “lower case” ligatures at a larger point size is more than sufficient to accomplish the task at hand.</text:p>
      <text:p text:style-name="P246"/>
      <text:p text:style-name="P246"/>
      <text:p text:style-name="P287"><text:soft-page-break/><text:span text:style-name="T81">1</text:span><text:span text:style-name="T82">1</text:span><text:span text:style-name="T80">. Extra Characters</text:span></text:p>
      <text:p text:style-name="P248"><text:span text:style-name="T454"><text:tab/></text:span><text:span text:style-name="T470">Printed editions of Glagolitic prayer books include at least nine specialized symbols, only one of which is included in the Unicode Standard. </text:span><text:span text:style-name="T471">If the user would like to use these, they may be entered directly from the PUA. </text:span><text:span text:style-name="T476">Since these symbols are largely decorative dingbats, we see no value to encoding them in Unicode. </text:span><text:span text:style-name="T470">These symbols are used for two purposes.</text:span></text:p>
      <text:p text:style-name="P245"/>
      <text:p text:style-name="P248"><text:span text:style-name="T470"><text:tab/></text:span><text:span text:style-name="T650">1) Symbols used to add emphasis,</text:span><text:span text:style-name="T470">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30">☞</text:p>
          </table:table-cell>
          <table:table-cell table:style-name="Table20.A1" office:value-type="string">
            <text:p text:style-name="P232">U+261E</text:p>
          </table:table-cell>
          <table:table-cell table:style-name="Table20.C1" office:value-type="string">
            <text:p text:style-name="P171">This symbol is usually used to indicate “Note:”.</text:p>
          </table:table-cell>
        </table:table-row>
        <table:table-row>
          <table:table-cell table:style-name="Table20.A2" office:value-type="string">
            <text:p text:style-name="P231">󰄴</text:p>
          </table:table-cell>
          <table:table-cell table:style-name="Table20.A2" office:value-type="string">
            <text:p text:style-name="P171">U+F0134 (PUA)</text:p>
          </table:table-cell>
          <table:table-cell table:style-name="Table20.C2" office:value-type="string">
            <text:p text:style-name="P171">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31">󰄵</text:p>
          </table:table-cell>
          <table:table-cell table:style-name="Table20.A2" office:value-type="string">
            <text:p text:style-name="P171">U+F0135(PUA)</text:p>
          </table:table-cell>
          <table:table-cell table:style-name="Table20.C2" office:value-type="string">
            <text:p text:style-name="P171">This symbol is usually used as a marker for a subsection of a chapter.</text:p>
          </table:table-cell>
        </table:table-row>
        <table:table-row>
          <table:table-cell table:style-name="Table20.A2" office:value-type="string">
            <text:p text:style-name="P231">󰄶</text:p>
          </table:table-cell>
          <table:table-cell table:style-name="Table20.A2" office:value-type="string">
            <text:p text:style-name="P171">U+F0136 (PUA)</text:p>
          </table:table-cell>
          <table:table-cell table:style-name="Table20.C2" office:value-type="string">
            <text:p text:style-name="P171">This symbol is usually used as a marker for a subsection of a chapter.</text:p>
          </table:table-cell>
        </table:table-row>
      </table:table>
      <text:p text:style-name="P229"/>
      <text:p text:style-name="P248"><text:span text:style-name="T470"><text:tab/></text:span><text:span text:style-name="T650">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33">󰄷</text:p>
          </table:table-cell>
          <table:table-cell table:style-name="Table21.A1" office:value-type="string">
            <text:p text:style-name="P171">U+F0137(PUA)</text:p>
          </table:table-cell>
          <table:table-cell table:style-name="Table21.C1" office:value-type="string">
            <text:p text:style-name="P171">This is used as a decorative flourish at the end of a chapter. When repeated, this can form a decorative border or line of separation.</text:p>
          </table:table-cell>
        </table:table-row>
        <table:table-row>
          <table:table-cell table:style-name="Table21.A2" office:value-type="string">
            <text:p text:style-name="P233">󰄸</text:p>
          </table:table-cell>
          <table:table-cell table:style-name="Table21.A2" office:value-type="string">
            <text:p text:style-name="P171">U+F0138 (PUA)</text:p>
          </table:table-cell>
          <table:table-cell table:style-name="Table21.C2" office:value-type="string">
            <text:p text:style-name="P171">This is used as a decorative flourish at the end of a chapter.</text:p>
          </table:table-cell>
        </table:table-row>
        <table:table-row>
          <table:table-cell table:style-name="Table21.A2" office:value-type="string">
            <text:p text:style-name="P233">󰄹</text:p>
          </table:table-cell>
          <table:table-cell table:style-name="Table21.A2" office:value-type="string">
            <text:p text:style-name="P171">U+F0139(PUA)</text:p>
          </table:table-cell>
          <table:table-cell table:style-name="Table21.C2" office:value-type="string">
            <text:p text:style-name="P171">This is used as a decorative flourish at the end of a chapter.</text:p>
          </table:table-cell>
        </table:table-row>
        <table:table-row>
          <table:table-cell table:style-name="Table21.A2" office:value-type="string">
            <text:p text:style-name="P233">󰄺</text:p>
          </table:table-cell>
          <table:table-cell table:style-name="Table21.A2" office:value-type="string">
            <text:p text:style-name="P171">U+F013A (PUA)</text:p>
          </table:table-cell>
          <table:table-cell table:style-name="Table21.C2" office:value-type="string">
            <text:p text:style-name="P171">When repeated, this can form a decorative border or line of separation.</text:p>
          </table:table-cell>
        </table:table-row>
        <table:table-row>
          <table:table-cell table:style-name="Table21.A2" office:value-type="string">
            <text:p text:style-name="P233">󰄻</text:p>
          </table:table-cell>
          <table:table-cell table:style-name="Table21.A2" office:value-type="string">
            <text:p text:style-name="P171">U+F013B (PUA)</text:p>
          </table:table-cell>
          <table:table-cell table:style-name="Table21.C2" office:value-type="string">
            <text:p text:style-name="P171">This is used as a decorative flourish at the end of a chapter.</text:p>
          </table:table-cell>
        </table:table-row>
      </table:table>
      <text:p text:style-name="P234"/>
      <text:p text:style-name="P236">12. Examples of Glagolitic Texts</text:p>
      <text:p text:style-name="P221"/>
      <text:p text:style-name="P221"><text:span text:style-name="T618">i. </text:span>Test of Glagolitic and Cyrillic Side-by-Side (Codex Zographensis [NLR Glag. 1], f. 77r)</text:p>
      <text:p text:style-name="P222">Images: <text:a xlink:type="simple" xlink:href="http://expositions.nlr.ru/ex_manus/Zograph_Gospel/_Project/page_Manuscripts.php?izo=D2D92E28-51F6-4085-B3D7-B2AAB8DA9BDD&amp;nCodeList=152" text:style-name="Internet_20_link" text:visited-style-name="Visited_20_Internet_20_Link"><text:span text:style-name="T454">http://expositions.nlr.ru/ex_manus/Zograph_Gospel/_Project/page_Manuscripts.php?izo=D2D92E28-51F6-4085-B3D7-B2AAB8DA9BDD&amp;nCodeList=152</text:span></text:a></text:p>
      <text:p text:style-name="P223"><text:span text:style-name="T454">Slavonic transcription: </text:span><text:span text:style-name="T404">Quattuor Evangeliorum Codex Glagoliticus olim Zographensis nunc Petro-politanus. Characteribus cyrillicis transcriptum notis criticis prolegomenis appendicibus auctum adiuvante summi ministerii borussici liberalitate edidit V. Jagić. </text:span><text:span text:style-name="T454">Berolini: Apud Weidmannos. 1879. P. 45.</text:span></text:p>
      <text:p text:style-name="P220"/>
      <table:table table:name="Table19" table:style-name="Table19">
        <table:table-column table:style-name="Table19.A"/>
        <table:table-column table:style-name="Table19.B"/>
        <table:table-row>
          <table:table-cell table:style-name="Table19.A1" office:value-type="string">
            <text:p text:style-name="P138">Ⰸⰰⱍⱔⰾⱁ ⰵⰲⰰ︮ⰼ︦ⰾ︯ⰻⱑ · ⰺ︮ⱄ︯ ⱈ͠ⰲⰰ ⱄ︮ⱀ︦ⰰ︯ ⰱ︮ⰶ︦ⰻ︯ⱑ ·</text:p>
            <text:p text:style-name="P138"/>
            <text:p text:style-name="P138">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8">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9">Зач<text:span text:style-name="T616">ѧ</text:span>ло Ева︮ꙉ︦л︯и<text:span text:style-name="T621">ѣ</text:span>. ꙇ<text:span text:style-name="T209">͠</text:span>с <text:span text:style-name="T616">х͠</text:span>ва <text:span text:style-name="T616">с</text:span><text:span text:style-name="T209">︮</text:span>н︦а︯ <text:span text:style-name="T616">б</text:span><text:span text:style-name="T209">︮</text:span>ж︦и︯<text:span text:style-name="T621">ѣ</text:span>.</text:p>
            <text:p text:style-name="P139"/>
            <text:p text:style-name="P140"><text:span text:style-name="T621">ѣ</text:span>коже естъ псано въ пророц<text:span text:style-name="T621">ѣ</text:span>хъ. се <text:span text:style-name="T616">ӑ</text:span>зъ посъл҄ѭ а<text:span text:style-name="T210">︮</text:span>ꙉ︦л︯ъ <text:span text:style-name="T616">м</text:span>о<text:span text:style-name="T199">і</text:span>. пр<text:span text:style-name="T621">ѣ</text:span>дь лицемь <text:span text:style-name="T616">м</text:span>оꙇмь. ꙇ҅же <text:span text:style-name="T616">ᲂ</text:span>уготовитъ п<text:span text:style-name="T621">ѫ</text:span>ть <text:span text:style-name="T616">т</text:span>воꙇ. пр<text:span text:style-name="T621">ѣ</text:span>дъ <text:span text:style-name="T616">т</text:span>обоѭ.</text:p>
            <text:p text:style-name="P139"/>
            <text:p text:style-name="P139">Гласъ въпиѭштаго въ пустꙑн҄и. <text:span text:style-name="T616">ᲂ</text:span>уготоваꙇте п<text:span text:style-name="T621">ѫ</text:span>ть <text:span text:style-name="T616">г︮</text:span>н︦ь︯. <text:span text:style-name="T616">п</text:span>равꙑ творите стьз<text:span text:style-name="T616">ѧ</text:span> <text:span text:style-name="T616">е</text:span>го.</text:p>
          </table:table-cell>
        </table:table-row>
      </table:table>
      <text:p text:style-name="P220"/>
      <text:p text:style-name="P428"><text:span text:style-name="T427">Table </text:span><text:span text:style-name="T426">A:</text:span></text:p>
      <text:p text:style-name="P377"><text:span text:style-name="T225">Round, </text:span><text:span text:style-name="T226">Angular and Missal Angular </text:span><text:span text:style-name="T225">Glagolitic Characters</text:span></text:p>
      <text:p text:style-name="P373"/>
      <text:p text:style-name="P375">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76"><text:span text:style-name="T539">Round </text:span><text:span text:style-name="T540">Glagolitic<text:line-break/></text:span><text:span text:style-name="T578">(default set)</text:span></text:p>
          </table:table-cell>
          <table:table-cell table:style-name="Table16.A1" office:value-type="string">
            <text:p text:style-name="P376"><text:span text:style-name="T539">Angular </text:span><text:span text:style-name="T540">Glagolitic<text:line-break/></text:span><text:span text:style-name="T578">(Stylistic Set </text:span><text:span text:style-name="T579">3</text:span><text:span text:style-name="T578">)</text:span></text:p>
          </table:table-cell>
          <table:table-cell table:style-name="Table16.A1" office:value-type="string">
            <text:p text:style-name="P376"><text:span text:style-name="T539">Missal Angular </text:span><text:span text:style-name="T540">Glagolitic<text:line-break/></text:span><text:span text:style-name="T578">(Stylistic Set 4)</text:span></text:p>
          </table:table-cell>
          <table:table-cell table:style-name="Table16.D1" office:value-type="string">
            <text:p text:style-name="P376"><text:span text:style-name="T540">Cyrillic</text:span><text:span text:style-name="T593"><text:note text:id="ftn9" text:note-class="footnote"><text:note-citation>9</text:note-citation><text:note-body><text:p text:style-name="P107"><text:span text:style-name="T584">) </text:span><text:span text:style-name="T585">Cyrillic transliteration</text:span><text:span text:style-name="T583">s</text:span><text:span text:style-name="T585"> </text:span><text:span text:style-name="T583">are based primarily on: Иванова Т. А. </text:span><text:span text:style-name="T581">Старославянский язык</text:span><text:span text:style-name="T586">. 4-е издание. Санкт-Петербург, 2005.</text:span></text:p></text:note-body></text:note></text:span><text:span text:style-name="T540"><text:line-break/></text:span><text:span text:style-name="T578">(transliteration</text:span><text:span text:style-name="T580">)</text:span></text:p>
          </table:table-cell>
        </table:table-row>
        <table:table-row>
          <table:table-cell table:style-name="Table16.A2" office:value-type="string">
            <text:p text:style-name="P352"><text:span text:style-name="T342">U+2C00<text:tab/></text:span><text:span text:style-name="T145">Ⰰ</text:span></text:p>
          </table:table-cell>
          <table:table-cell table:style-name="Table16.A2" office:value-type="string">
            <text:p text:style-name="P381"><text:span text:style-name="T342">U+F0200<text:tab/></text:span><text:span text:style-name="T348">Ⰰ</text:span></text:p>
          </table:table-cell>
          <table:table-cell table:style-name="Table16.A2" office:value-type="string">
            <text:p text:style-name="P388"><text:span text:style-name="T342">U+F0270<text:tab/></text:span><text:span text:style-name="T348">Ⰰ</text:span></text:p>
          </table:table-cell>
          <table:table-cell table:style-name="Table16.D2" office:value-type="string">
            <text:p text:style-name="P355">А</text:p>
          </table:table-cell>
        </table:table-row>
        <table:table-row>
          <table:table-cell table:style-name="Table16.A2" office:value-type="string">
            <text:p text:style-name="P352"><text:span text:style-name="T342">U+2C01<text:tab/></text:span><text:span text:style-name="T197">Ⰱ</text:span></text:p>
          </table:table-cell>
          <table:table-cell table:style-name="Table16.A2" office:value-type="string">
            <text:p text:style-name="P383">U+F0201<text:tab/>Ⰱ</text:p>
          </table:table-cell>
          <table:table-cell table:style-name="Table16.A2" office:value-type="string">
            <text:p text:style-name="P391">U+F0271<text:tab/>Ⰱ</text:p>
          </table:table-cell>
          <table:table-cell table:style-name="Table16.D2" office:value-type="string">
            <text:p text:style-name="P131">Б</text:p>
          </table:table-cell>
        </table:table-row>
        <table:table-row>
          <table:table-cell table:style-name="Table16.A2" office:value-type="string">
            <text:p text:style-name="P352"><text:span text:style-name="T342">U+2C02<text:tab/></text:span><text:span text:style-name="T198">Ⰲ</text:span></text:p>
          </table:table-cell>
          <table:table-cell table:style-name="Table16.A2" office:value-type="string">
            <text:p text:style-name="P383">U+F0202<text:tab/>Ⰲ</text:p>
          </table:table-cell>
          <table:table-cell table:style-name="Table16.A2" office:value-type="string">
            <text:p text:style-name="P391">U+F0272<text:tab/>Ⰲ</text:p>
          </table:table-cell>
          <table:table-cell table:style-name="Table16.D2" office:value-type="string">
            <text:p text:style-name="P131">В</text:p>
          </table:table-cell>
        </table:table-row>
        <table:table-row>
          <table:table-cell table:style-name="Table16.A2" office:value-type="string">
            <text:p text:style-name="P352"><text:span text:style-name="T342">U+2C03<text:tab/></text:span><text:span text:style-name="T198">Ⰳ</text:span></text:p>
          </table:table-cell>
          <table:table-cell table:style-name="Table16.A2" office:value-type="string">
            <text:p text:style-name="P383">U+F0203<text:tab/>Ⰳ</text:p>
          </table:table-cell>
          <table:table-cell table:style-name="Table16.A2" office:value-type="string">
            <text:p text:style-name="P391">U+F0273<text:tab/>Ⰳ</text:p>
          </table:table-cell>
          <table:table-cell table:style-name="Table16.D2" office:value-type="string">
            <text:p text:style-name="P131">Г</text:p>
          </table:table-cell>
        </table:table-row>
        <table:table-row>
          <table:table-cell table:style-name="Table16.A2" office:value-type="string">
            <text:p text:style-name="P352"><text:span text:style-name="T342">U+2C04<text:tab/></text:span><text:span text:style-name="T198">Ⰴ</text:span></text:p>
          </table:table-cell>
          <table:table-cell table:style-name="Table16.A2" office:value-type="string">
            <text:p text:style-name="P383">U+F0204<text:tab/>Ⰴ</text:p>
          </table:table-cell>
          <table:table-cell table:style-name="Table16.A2" office:value-type="string">
            <text:p text:style-name="P391">U+F0274<text:tab/>Ⰴ</text:p>
          </table:table-cell>
          <table:table-cell table:style-name="Table16.D2" office:value-type="string">
            <text:p text:style-name="P131">Д</text:p>
          </table:table-cell>
        </table:table-row>
        <table:table-row>
          <table:table-cell table:style-name="Table16.A2" office:value-type="string">
            <text:p text:style-name="P352"><text:span text:style-name="T342">U+2C05<text:tab/></text:span><text:span text:style-name="T198">Ⰵ</text:span></text:p>
          </table:table-cell>
          <table:table-cell table:style-name="Table16.A2" office:value-type="string">
            <text:p text:style-name="P383">U+F0205<text:tab/>Ⰵ</text:p>
          </table:table-cell>
          <table:table-cell table:style-name="Table16.A2" office:value-type="string">
            <text:p text:style-name="P391">U+F0275<text:tab/>Ⰵ</text:p>
          </table:table-cell>
          <table:table-cell table:style-name="Table16.D2" office:value-type="string">
            <text:p text:style-name="P164">Е</text:p>
          </table:table-cell>
        </table:table-row>
        <table:table-row>
          <table:table-cell table:style-name="Table16.A2" office:value-type="string">
            <text:p text:style-name="P352"><text:span text:style-name="T342">U+2C06<text:tab/></text:span><text:span text:style-name="T198">Ⰶ</text:span></text:p>
          </table:table-cell>
          <table:table-cell table:style-name="Table16.A2" office:value-type="string">
            <text:p text:style-name="P383">U+F0206<text:tab/>Ⰶ</text:p>
          </table:table-cell>
          <table:table-cell table:style-name="Table16.A2" office:value-type="string">
            <text:p text:style-name="P391">U+F0276<text:tab/>Ⰶ</text:p>
          </table:table-cell>
          <table:table-cell table:style-name="Table16.D2" office:value-type="string">
            <text:p text:style-name="P131">Ж</text:p>
          </table:table-cell>
        </table:table-row>
        <table:table-row>
          <table:table-cell table:style-name="Table16.A2" office:value-type="string">
            <text:p text:style-name="P352"><text:span text:style-name="T342">U+2C07<text:tab/></text:span><text:span text:style-name="T198">Ⰷ</text:span></text:p>
          </table:table-cell>
          <table:table-cell table:style-name="Table16.A2" office:value-type="string">
            <text:p text:style-name="P383">U+F0207<text:tab/>Ⰷ</text:p>
          </table:table-cell>
          <table:table-cell table:style-name="Table16.A2" office:value-type="string">
            <text:p text:style-name="P391">U+F0277<text:tab/>Ⰷ</text:p>
          </table:table-cell>
          <table:table-cell table:style-name="Table16.D2" office:value-type="string">
            <text:p text:style-name="P156">Ѕ, Ꙃ</text:p>
          </table:table-cell>
        </table:table-row>
        <table:table-row>
          <table:table-cell table:style-name="Table16.A2" office:value-type="string">
            <text:p text:style-name="P352"><text:span text:style-name="T342">U+2C08<text:tab/></text:span><text:span text:style-name="T198">Ⰸ</text:span></text:p>
          </table:table-cell>
          <table:table-cell table:style-name="Table16.A2" office:value-type="string">
            <text:p text:style-name="P383">U+F0208<text:tab/>Ⰸ</text:p>
          </table:table-cell>
          <table:table-cell table:style-name="Table16.A2" office:value-type="string">
            <text:p text:style-name="P391">U+F0278<text:tab/>Ⰸ</text:p>
          </table:table-cell>
          <table:table-cell table:style-name="Table16.D2" office:value-type="string">
            <text:p text:style-name="P156">Ꙁ <text:span text:style-name="T591">(З)</text:span></text:p>
          </table:table-cell>
        </table:table-row>
        <table:table-row>
          <table:table-cell table:style-name="Table16.A2" office:value-type="string">
            <text:p text:style-name="P352"><text:span text:style-name="T342">U+2C09<text:tab/></text:span><text:span text:style-name="T198">Ⰹ</text:span></text:p>
          </table:table-cell>
          <table:table-cell table:style-name="Table16.A2" office:value-type="string">
            <text:p text:style-name="P383">U+F0209<text:tab/>Ⰹ</text:p>
          </table:table-cell>
          <table:table-cell table:style-name="Table16.A2" office:value-type="string">
            <text:p text:style-name="P391">U+F0279<text:tab/>Ⰹ</text:p>
          </table:table-cell>
          <table:table-cell table:style-name="Table16.D2" office:value-type="string">
            <text:p text:style-name="P159">И, І, Ꙇ</text:p>
          </table:table-cell>
        </table:table-row>
        <table:table-row>
          <table:table-cell table:style-name="Table16.A2" office:value-type="string">
            <text:p text:style-name="P352"><text:span text:style-name="T342">U+2C0A<text:tab/></text:span><text:span text:style-name="T198">Ⰺ</text:span></text:p>
          </table:table-cell>
          <table:table-cell table:style-name="Table16.A2" office:value-type="string">
            <text:p text:style-name="P383">U+F020A<text:tab/>Ⰺ</text:p>
          </table:table-cell>
          <table:table-cell table:style-name="Table16.A2" office:value-type="string">
            <text:p text:style-name="P391">U+F027A<text:tab/>Ⰺ</text:p>
          </table:table-cell>
          <table:table-cell table:style-name="Table16.D2" office:value-type="string">
            <text:p text:style-name="P159">И, І, Ꙇ</text:p>
          </table:table-cell>
        </table:table-row>
        <table:table-row>
          <table:table-cell table:style-name="Table16.A2" office:value-type="string">
            <text:p text:style-name="P352"><text:span text:style-name="T342">U+2C0B<text:tab/></text:span><text:span text:style-name="T198">Ⰻ</text:span></text:p>
          </table:table-cell>
          <table:table-cell table:style-name="Table16.A2" office:value-type="string">
            <text:p text:style-name="P383">U+F020B<text:tab/>Ⰻ</text:p>
          </table:table-cell>
          <table:table-cell table:style-name="Table16.A2" office:value-type="string">
            <text:p text:style-name="P391">U+F027B<text:tab/>Ⰻ</text:p>
          </table:table-cell>
          <table:table-cell table:style-name="Table16.D2" office:value-type="string">
            <text:p text:style-name="P132">И, <text:span text:style-name="T17">І</text:span>, <text:span text:style-name="T199">Ꙇ</text:span></text:p>
          </table:table-cell>
        </table:table-row>
        <table:table-row>
          <table:table-cell table:style-name="Table16.A2" office:value-type="string">
            <text:p text:style-name="P352"><text:span text:style-name="T342">U+2C0C<text:tab/></text:span><text:span text:style-name="T198">Ⰼ</text:span></text:p>
          </table:table-cell>
          <table:table-cell table:style-name="Table16.A2" office:value-type="string">
            <text:p text:style-name="P383">U+F020C<text:tab/>Ⰼ</text:p>
          </table:table-cell>
          <table:table-cell table:style-name="Table16.A2" office:value-type="string">
            <text:p text:style-name="P391">U+F027C<text:tab/>Ⰼ</text:p>
          </table:table-cell>
          <table:table-cell table:style-name="Table16.D2" office:value-type="string">
            <text:p text:style-name="P163">Ꙉ<text:note text:id="ftn10" text:note-class="footnote"><text:note-citation>10</text:note-citation><text:note-body><text:p text:style-name="P107"><text:span text:style-name="T623">) </text:span>This letter has been revived in modern times as <text:span text:style-name="T590">Ћ, ћ.</text:span></text:p></text:note-body></text:note></text:p>
          </table:table-cell>
        </table:table-row>
        <table:table-row>
          <table:table-cell table:style-name="Table16.A2" office:value-type="string">
            <text:p text:style-name="P352"><text:span text:style-name="T342">U+2C0D<text:tab/></text:span><text:span text:style-name="T198">Ⰽ</text:span></text:p>
          </table:table-cell>
          <table:table-cell table:style-name="Table16.A2" office:value-type="string">
            <text:p text:style-name="P383">U+F020D<text:tab/>Ⰽ</text:p>
          </table:table-cell>
          <table:table-cell table:style-name="Table16.A2" office:value-type="string">
            <text:p text:style-name="P391">U+F027D<text:tab/>Ⰽ</text:p>
          </table:table-cell>
          <table:table-cell table:style-name="Table16.D2" office:value-type="string">
            <text:p text:style-name="P131">К</text:p>
          </table:table-cell>
        </table:table-row>
        <table:table-row>
          <table:table-cell table:style-name="Table16.A2" office:value-type="string">
            <text:p text:style-name="P352"><text:span text:style-name="T342">U+2C0E<text:tab/></text:span><text:span text:style-name="T198">Ⰾ</text:span></text:p>
          </table:table-cell>
          <table:table-cell table:style-name="Table16.A2" office:value-type="string">
            <text:p text:style-name="P383">U+F020E<text:tab/>Ⰾ</text:p>
          </table:table-cell>
          <table:table-cell table:style-name="Table16.A2" office:value-type="string">
            <text:p text:style-name="P391">U+F027E<text:tab/>Ⰾ</text:p>
          </table:table-cell>
          <table:table-cell table:style-name="Table16.D2" office:value-type="string">
            <text:p text:style-name="P131">Л</text:p>
          </table:table-cell>
        </table:table-row>
        <table:table-row>
          <table:table-cell table:style-name="Table16.A2" office:value-type="string">
            <text:p text:style-name="P352"><text:span text:style-name="T342">U+2C0F<text:tab/></text:span><text:span text:style-name="T198">Ⰿ</text:span></text:p>
          </table:table-cell>
          <table:table-cell table:style-name="Table16.A2" office:value-type="string">
            <text:p text:style-name="P383">U+F020F<text:tab/>Ⰿ</text:p>
          </table:table-cell>
          <table:table-cell table:style-name="Table16.A2" office:value-type="string">
            <text:p text:style-name="P391">U+F027F<text:tab/>Ⰿ</text:p>
          </table:table-cell>
          <table:table-cell table:style-name="Table16.D2" office:value-type="string">
            <text:p text:style-name="P131">М</text:p>
          </table:table-cell>
        </table:table-row>
        <table:table-row>
          <table:table-cell table:style-name="Table16.A2" office:value-type="string">
            <text:p text:style-name="P352"><text:span text:style-name="T342">U+2C10<text:tab/></text:span><text:span text:style-name="T198">Ⱀ</text:span></text:p>
          </table:table-cell>
          <table:table-cell table:style-name="Table16.A2" office:value-type="string">
            <text:p text:style-name="P383">U+F0210<text:tab/>Ⱀ</text:p>
          </table:table-cell>
          <table:table-cell table:style-name="Table16.A2" office:value-type="string">
            <text:p text:style-name="P391">U+F0280<text:tab/>Ⱀ</text:p>
          </table:table-cell>
          <table:table-cell table:style-name="Table16.D2" office:value-type="string">
            <text:p text:style-name="P131">Н</text:p>
          </table:table-cell>
        </table:table-row>
        <table:table-row>
          <table:table-cell table:style-name="Table16.A2" office:value-type="string">
            <text:p text:style-name="P352"><text:span text:style-name="T342">U+2C11<text:tab/></text:span><text:span text:style-name="T198">Ⱁ</text:span></text:p>
          </table:table-cell>
          <table:table-cell table:style-name="Table16.A2" office:value-type="string">
            <text:p text:style-name="P383">U+F0211<text:tab/>Ⱁ</text:p>
          </table:table-cell>
          <table:table-cell table:style-name="Table16.A2" office:value-type="string">
            <text:p text:style-name="P391">U+F0281<text:tab/>Ⱁ</text:p>
          </table:table-cell>
          <table:table-cell table:style-name="Table16.D2" office:value-type="string">
            <text:p text:style-name="P131">О</text:p>
          </table:table-cell>
        </table:table-row>
        <table:table-row>
          <table:table-cell table:style-name="Table16.A2" office:value-type="string">
            <text:p text:style-name="P352"><text:span text:style-name="T342">U+2C12<text:tab/></text:span><text:span text:style-name="T198">Ⱂ</text:span></text:p>
          </table:table-cell>
          <table:table-cell table:style-name="Table16.A2" office:value-type="string">
            <text:p text:style-name="P383">U+F0212<text:tab/>Ⱂ</text:p>
          </table:table-cell>
          <table:table-cell table:style-name="Table16.A2" office:value-type="string">
            <text:p text:style-name="P391">U+F0282<text:tab/>Ⱂ</text:p>
          </table:table-cell>
          <table:table-cell table:style-name="Table16.D2" office:value-type="string">
            <text:p text:style-name="P131">П</text:p>
          </table:table-cell>
        </table:table-row>
        <table:table-row>
          <table:table-cell table:style-name="Table16.A2" office:value-type="string">
            <text:p text:style-name="P352"><text:span text:style-name="T342">U+2C13<text:tab/></text:span><text:span text:style-name="T198">Ⱃ</text:span></text:p>
          </table:table-cell>
          <table:table-cell table:style-name="Table16.A2" office:value-type="string">
            <text:p text:style-name="P383">U+F0213<text:tab/>Ⱃ</text:p>
          </table:table-cell>
          <table:table-cell table:style-name="Table16.A2" office:value-type="string">
            <text:p text:style-name="P391">U+F0283<text:tab/>Ⱃ</text:p>
          </table:table-cell>
          <table:table-cell table:style-name="Table16.D2" office:value-type="string">
            <text:p text:style-name="P131">Р</text:p>
          </table:table-cell>
        </table:table-row>
        <table:table-row>
          <table:table-cell table:style-name="Table16.A2" office:value-type="string">
            <text:p text:style-name="P352"><text:span text:style-name="T342">U+2C14<text:tab/></text:span><text:span text:style-name="T198">Ⱄ</text:span></text:p>
          </table:table-cell>
          <table:table-cell table:style-name="Table16.A2" office:value-type="string">
            <text:p text:style-name="P383">U+F0214<text:tab/>Ⱄ</text:p>
          </table:table-cell>
          <table:table-cell table:style-name="Table16.A2" office:value-type="string">
            <text:p text:style-name="P391">U+F0284<text:tab/>Ⱄ</text:p>
          </table:table-cell>
          <table:table-cell table:style-name="Table16.D2" office:value-type="string">
            <text:p text:style-name="P131">С</text:p>
          </table:table-cell>
        </table:table-row>
        <table:table-row>
          <table:table-cell table:style-name="Table16.A2" office:value-type="string">
            <text:p text:style-name="P352"><text:span text:style-name="T342">U+2C15<text:tab/></text:span><text:span text:style-name="T198">Ⱅ</text:span></text:p>
          </table:table-cell>
          <table:table-cell table:style-name="Table16.A2" office:value-type="string">
            <text:p text:style-name="P383">U+F0215<text:tab/>Ⱅ</text:p>
          </table:table-cell>
          <table:table-cell table:style-name="Table16.A2" office:value-type="string">
            <text:p text:style-name="P391">U+F0285<text:tab/>Ⱅ</text:p>
          </table:table-cell>
          <table:table-cell table:style-name="Table16.D2" office:value-type="string">
            <text:p text:style-name="P131">Т</text:p>
          </table:table-cell>
        </table:table-row>
        <table:table-row>
          <table:table-cell table:style-name="Table16.A2" office:value-type="string">
            <text:p text:style-name="P352"><text:span text:style-name="T342">U+2C16<text:tab/></text:span><text:span text:style-name="T198">Ⱆ</text:span></text:p>
          </table:table-cell>
          <table:table-cell table:style-name="Table16.A2" office:value-type="string">
            <text:p text:style-name="P383">U+F0216<text:tab/>Ⱆ</text:p>
          </table:table-cell>
          <table:table-cell table:style-name="Table16.A2" office:value-type="string">
            <text:p text:style-name="P391">U+F0286<text:tab/>Ⱆ</text:p>
          </table:table-cell>
          <table:table-cell table:style-name="Table16.D2" office:value-type="string">
            <text:p text:style-name="P162"><text:span text:style-name="T202">Ѹ, Ꙋ</text:span><text:span text:style-name="T590">, </text:span>У</text:p>
          </table:table-cell>
        </table:table-row>
        <table:table-row>
          <table:table-cell table:style-name="Table16.A2" office:value-type="string">
            <text:p text:style-name="P352"><text:span text:style-name="T342">U+2C17<text:tab/></text:span><text:span text:style-name="T198">Ⱇ</text:span></text:p>
          </table:table-cell>
          <table:table-cell table:style-name="Table16.A2" office:value-type="string">
            <text:p text:style-name="P383">U+F0217<text:tab/>Ⱇ</text:p>
          </table:table-cell>
          <table:table-cell table:style-name="Table16.A2" office:value-type="string">
            <text:p text:style-name="P391">U+F0287<text:tab/>Ⱇ</text:p>
          </table:table-cell>
          <table:table-cell table:style-name="Table16.D2" office:value-type="string">
            <text:p text:style-name="P131">Ф</text:p>
          </table:table-cell>
        </table:table-row>
        <table:table-row>
          <table:table-cell table:style-name="Table16.A2" office:value-type="string">
            <text:p text:style-name="P352"><text:span text:style-name="T342">U+2C18<text:tab/></text:span><text:span text:style-name="T198">Ⱈ</text:span></text:p>
          </table:table-cell>
          <table:table-cell table:style-name="Table16.A2" office:value-type="string">
            <text:p text:style-name="P383">U+F0218<text:tab/>Ⱈ</text:p>
          </table:table-cell>
          <table:table-cell table:style-name="Table16.A2" office:value-type="string">
            <text:p text:style-name="P391">U+F0288<text:tab/>Ⱈ</text:p>
          </table:table-cell>
          <table:table-cell table:style-name="Table16.D2" office:value-type="string">
            <text:p text:style-name="P131">Х</text:p>
          </table:table-cell>
        </table:table-row>
        <table:table-row>
          <table:table-cell table:style-name="Table16.A2" office:value-type="string">
            <text:p text:style-name="P352"><text:span text:style-name="T342">U+2C19<text:tab/></text:span><text:span text:style-name="T198">Ⱉ</text:span></text:p>
          </table:table-cell>
          <table:table-cell table:style-name="Table16.A2" office:value-type="string">
            <text:p text:style-name="P383">U+F0219<text:tab/>Ⱉ</text:p>
          </table:table-cell>
          <table:table-cell table:style-name="Table16.A2" office:value-type="string">
            <text:p text:style-name="P391">U+F0289<text:tab/>Ⱉ</text:p>
          </table:table-cell>
          <table:table-cell table:style-name="Table16.D2" office:value-type="string">
            <text:p text:style-name="P165"><text:span text:style-name="T608">Ѿ, </text:span>Ѡ<text:span text:style-name="T205"><text:note text:id="ftn11" text:note-class="footnote"><text:note-citation>11</text:note-citation><text:note-body><text:p text:style-name="P106"><text:span text:style-name="T623">) </text:span>There is some difference of opinion regarding whether this character represents “o” (omega) or “ot”; the majority of sources suggest “ot”, and the majority of scholars interpret it as such, but there is a possibility that “<text:span text:style-name="T607">o” is valid in some circumstances.</text:span></text:p></text:note-body></text:note></text:span></text:p>
          </table:table-cell>
        </table:table-row>
        <text:soft-page-break/>
        <table:table-row>
          <table:table-cell table:style-name="Table16.A2" office:value-type="string">
            <text:p text:style-name="P352"><text:span text:style-name="T342">U+2C1A<text:tab/></text:span><text:span text:style-name="T198">Ⱊ</text:span></text:p>
          </table:table-cell>
          <table:table-cell table:style-name="Table16.A2" office:value-type="string">
            <text:p text:style-name="P383">U+F021A<text:tab/>Ⱊ</text:p>
          </table:table-cell>
          <table:table-cell table:style-name="Table16.A2" office:value-type="string">
            <text:p text:style-name="P391">U+F028A<text:tab/>Ⱊ</text:p>
          </table:table-cell>
          <table:table-cell table:style-name="Table16.D2" office:value-type="string">
            <text:p text:style-name="P131">(П)</text:p>
          </table:table-cell>
        </table:table-row>
        <table:table-row>
          <table:table-cell table:style-name="Table16.A2" office:value-type="string">
            <text:p text:style-name="P352"><text:span text:style-name="T342">U+2C1B<text:tab/></text:span><text:span text:style-name="T198">Ⱋ</text:span></text:p>
          </table:table-cell>
          <table:table-cell table:style-name="Table16.A2" office:value-type="string">
            <text:p text:style-name="P383">U+F021B<text:tab/>Ⱋ</text:p>
          </table:table-cell>
          <table:table-cell table:style-name="Table16.A2" office:value-type="string">
            <text:p text:style-name="P391">U+F028B<text:tab/>Ⱋ</text:p>
          </table:table-cell>
          <table:table-cell table:style-name="Table16.D2" office:value-type="string">
            <text:p text:style-name="P131">Щ <text:span text:style-name="T590">(ШТ)</text:span></text:p>
          </table:table-cell>
        </table:table-row>
        <table:table-row>
          <table:table-cell table:style-name="Table16.A2" office:value-type="string">
            <text:p text:style-name="P352"><text:span text:style-name="T342">U+2C1C<text:tab/></text:span><text:span text:style-name="T198">Ⱌ</text:span></text:p>
          </table:table-cell>
          <table:table-cell table:style-name="Table16.A2" office:value-type="string">
            <text:p text:style-name="P383">U+F021C<text:tab/>Ⱌ</text:p>
          </table:table-cell>
          <table:table-cell table:style-name="Table16.A2" office:value-type="string">
            <text:p text:style-name="P391">U+F028C<text:tab/>Ⱌ</text:p>
          </table:table-cell>
          <table:table-cell table:style-name="Table16.D2" office:value-type="string">
            <text:p text:style-name="P131">Ц</text:p>
          </table:table-cell>
        </table:table-row>
        <table:table-row>
          <table:table-cell table:style-name="Table16.A2" office:value-type="string">
            <text:p text:style-name="P352"><text:span text:style-name="T342">U+2C1D<text:tab/></text:span><text:span text:style-name="T198">Ⱍ</text:span></text:p>
          </table:table-cell>
          <table:table-cell table:style-name="Table16.A2" office:value-type="string">
            <text:p text:style-name="P383">U+F021D<text:tab/>Ⱍ</text:p>
          </table:table-cell>
          <table:table-cell table:style-name="Table16.A2" office:value-type="string">
            <text:p text:style-name="P391">U+F028D<text:tab/>Ⱍ</text:p>
          </table:table-cell>
          <table:table-cell table:style-name="Table16.D2" office:value-type="string">
            <text:p text:style-name="P131">Ч</text:p>
          </table:table-cell>
        </table:table-row>
        <table:table-row>
          <table:table-cell table:style-name="Table16.A2" office:value-type="string">
            <text:p text:style-name="P352"><text:span text:style-name="T342">U+2C1E<text:tab/></text:span><text:span text:style-name="T198">Ⱎ</text:span></text:p>
          </table:table-cell>
          <table:table-cell table:style-name="Table16.A2" office:value-type="string">
            <text:p text:style-name="P383">U+F021E<text:tab/>Ⱎ</text:p>
          </table:table-cell>
          <table:table-cell table:style-name="Table16.A2" office:value-type="string">
            <text:p text:style-name="P391">U+F028E<text:tab/>Ⱎ</text:p>
          </table:table-cell>
          <table:table-cell table:style-name="Table16.D2" office:value-type="string">
            <text:p text:style-name="P131">Ш</text:p>
          </table:table-cell>
        </table:table-row>
        <table:table-row>
          <table:table-cell table:style-name="Table16.A2" office:value-type="string">
            <text:p text:style-name="P352"><text:span text:style-name="T342">U+2C1F<text:tab/></text:span><text:span text:style-name="T198">Ⱏ</text:span></text:p>
          </table:table-cell>
          <table:table-cell table:style-name="Table16.A2" office:value-type="string">
            <text:p text:style-name="P383">U+F021F<text:tab/>Ⱏ</text:p>
          </table:table-cell>
          <table:table-cell table:style-name="Table16.A2" office:value-type="string">
            <text:p text:style-name="P391">U+F028F<text:tab/>Ⱏ</text:p>
          </table:table-cell>
          <table:table-cell table:style-name="Table16.D2" office:value-type="string">
            <text:p text:style-name="P156">Ъ</text:p>
          </table:table-cell>
        </table:table-row>
        <table:table-row>
          <table:table-cell table:style-name="Table16.A2" office:value-type="string">
            <text:p text:style-name="P352"><text:span text:style-name="T342">U+2C20<text:tab/></text:span><text:span text:style-name="T198">Ⱐ</text:span></text:p>
          </table:table-cell>
          <table:table-cell table:style-name="Table16.A2" office:value-type="string">
            <text:p text:style-name="P383">U+F0220<text:tab/>Ⱐ</text:p>
          </table:table-cell>
          <table:table-cell table:style-name="Table16.A2" office:value-type="string">
            <text:p text:style-name="P391">U+F0290<text:tab/>Ⱐ</text:p>
          </table:table-cell>
          <table:table-cell table:style-name="Table16.D2" office:value-type="string">
            <text:p text:style-name="P156">Ь</text:p>
          </table:table-cell>
        </table:table-row>
        <table:table-row>
          <table:table-cell table:style-name="Table16.A2" office:value-type="string">
            <text:p text:style-name="P352"><text:span text:style-name="T342">U+2C21<text:tab/></text:span><text:span text:style-name="T198">Ⱑ</text:span></text:p>
          </table:table-cell>
          <table:table-cell table:style-name="Table16.A2" office:value-type="string">
            <text:p text:style-name="P383">U+F0221<text:tab/>Ⱑ</text:p>
          </table:table-cell>
          <table:table-cell table:style-name="Table16.A2" office:value-type="string">
            <text:p text:style-name="P391">U+F0291<text:tab/>Ⱑ</text:p>
          </table:table-cell>
          <table:table-cell table:style-name="Table16.D2" office:value-type="string">
            <text:p text:style-name="P156">Ѣ</text:p>
          </table:table-cell>
        </table:table-row>
        <table:table-row>
          <table:table-cell table:style-name="Table16.A2" office:value-type="string">
            <text:p text:style-name="P352"><text:span text:style-name="T342">U+2C22<text:tab/></text:span><text:span text:style-name="T198">Ⱒ</text:span></text:p>
          </table:table-cell>
          <table:table-cell table:style-name="Table16.A2" office:value-type="string">
            <text:p text:style-name="P383">U+F0222<text:tab/>Ⱒ</text:p>
          </table:table-cell>
          <table:table-cell table:style-name="Table16.A2" office:value-type="string">
            <text:p text:style-name="P391">U+F0292<text:tab/>Ⱒ</text:p>
          </table:table-cell>
          <table:table-cell table:style-name="Table16.D2" office:value-type="string">
            <text:p text:style-name="P131"><text:span text:style-name="T589">(</text:span>Х<text:span text:style-name="T589">)</text:span></text:p>
          </table:table-cell>
        </table:table-row>
        <table:table-row>
          <table:table-cell table:style-name="Table16.A2" office:value-type="string">
            <text:p text:style-name="P352"><text:span text:style-name="T342">U+2C23<text:tab/></text:span><text:span text:style-name="T198">Ⱓ</text:span></text:p>
          </table:table-cell>
          <table:table-cell table:style-name="Table16.A2" office:value-type="string">
            <text:p text:style-name="P383">U+F0223<text:tab/>Ⱓ</text:p>
          </table:table-cell>
          <table:table-cell table:style-name="Table16.A2" office:value-type="string">
            <text:p text:style-name="P391">U+F0293<text:tab/>Ⱓ</text:p>
          </table:table-cell>
          <table:table-cell table:style-name="Table16.D2" office:value-type="string">
            <text:p text:style-name="P131">Ю</text:p>
          </table:table-cell>
        </table:table-row>
        <table:table-row>
          <table:table-cell table:style-name="Table16.A2" office:value-type="string">
            <text:p text:style-name="P352"><text:span text:style-name="T342">U+2C24<text:tab/></text:span><text:span text:style-name="T198">Ⱔ</text:span></text:p>
          </table:table-cell>
          <table:table-cell table:style-name="Table16.A2" office:value-type="string">
            <text:p text:style-name="P383">U+F0224<text:tab/>Ⱔ</text:p>
          </table:table-cell>
          <table:table-cell table:style-name="Table16.A2" office:value-type="string">
            <text:p text:style-name="P391">U+F0294<text:tab/>Ⱔ</text:p>
          </table:table-cell>
          <table:table-cell table:style-name="Table16.D2" office:value-type="string">
            <text:p text:style-name="P156">Ѧ</text:p>
          </table:table-cell>
        </table:table-row>
        <table:table-row>
          <table:table-cell table:style-name="Table16.A2" office:value-type="string">
            <text:p text:style-name="P352"><text:span text:style-name="T342">U+2C25<text:tab/></text:span><text:span text:style-name="T198">Ⱕ</text:span></text:p>
          </table:table-cell>
          <table:table-cell table:style-name="Table16.A2" office:value-type="string">
            <text:p text:style-name="P383">U+F0225<text:tab/>Ⱕ</text:p>
          </table:table-cell>
          <table:table-cell table:style-name="Table16.A2" office:value-type="string">
            <text:p text:style-name="P391">U+F0295<text:tab/>Ⱕ</text:p>
          </table:table-cell>
          <table:table-cell table:style-name="Table16.D2" office:value-type="string">
            <text:p text:style-name="P157"><text:span text:style-name="T589">(</text:span>Ꙙ<text:span text:style-name="T589">)</text:span></text:p>
          </table:table-cell>
        </table:table-row>
        <table:table-row>
          <table:table-cell table:style-name="Table16.A2" office:value-type="string">
            <text:p text:style-name="P352"><text:span text:style-name="T342">U+2C26<text:tab/></text:span><text:span text:style-name="T198">Ⱖ</text:span></text:p>
          </table:table-cell>
          <table:table-cell table:style-name="Table16.A2" office:value-type="string">
            <text:p text:style-name="P383">U+F0226<text:tab/>Ⱖ</text:p>
          </table:table-cell>
          <table:table-cell table:style-name="Table16.A2" office:value-type="string">
            <text:p text:style-name="P391">U+F0296<text:tab/>Ⱖ</text:p>
          </table:table-cell>
          <table:table-cell table:style-name="Table16.D2" office:value-type="string">
            <text:p text:style-name="P158">Ј</text:p>
          </table:table-cell>
        </table:table-row>
        <table:table-row>
          <table:table-cell table:style-name="Table16.A2" office:value-type="string">
            <text:p text:style-name="P352"><text:span text:style-name="T342">U+2C27<text:tab/></text:span><text:span text:style-name="T198">Ⱗ</text:span></text:p>
          </table:table-cell>
          <table:table-cell table:style-name="Table16.A2" office:value-type="string">
            <text:p text:style-name="P383">U+F0227<text:tab/>Ⱗ</text:p>
          </table:table-cell>
          <table:table-cell table:style-name="Table16.A2" office:value-type="string">
            <text:p text:style-name="P391">U+F0297<text:tab/>Ⱗ</text:p>
          </table:table-cell>
          <table:table-cell table:style-name="Table16.D2" office:value-type="string">
            <text:p text:style-name="P157">Ѩ</text:p>
          </table:table-cell>
        </table:table-row>
        <table:table-row>
          <table:table-cell table:style-name="Table16.A2" office:value-type="string">
            <text:p text:style-name="P352"><text:span text:style-name="T342">U+2C28<text:tab/></text:span><text:span text:style-name="T198">Ⱘ</text:span></text:p>
          </table:table-cell>
          <table:table-cell table:style-name="Table16.A2" office:value-type="string">
            <text:p text:style-name="P383">U+F0228<text:tab/>Ⱘ</text:p>
          </table:table-cell>
          <table:table-cell table:style-name="Table16.A2" office:value-type="string">
            <text:p text:style-name="P391">U+F0298<text:tab/>Ⱘ</text:p>
          </table:table-cell>
          <table:table-cell table:style-name="Table16.D2" office:value-type="string">
            <text:p text:style-name="P157">Ѫ</text:p>
          </table:table-cell>
        </table:table-row>
        <table:table-row>
          <table:table-cell table:style-name="Table16.A2" office:value-type="string">
            <text:p text:style-name="P352"><text:span text:style-name="T342">U+2C29<text:tab/></text:span><text:span text:style-name="T198">Ⱙ</text:span></text:p>
          </table:table-cell>
          <table:table-cell table:style-name="Table16.A2" office:value-type="string">
            <text:p text:style-name="P383">U+F0229<text:tab/>Ⱙ</text:p>
          </table:table-cell>
          <table:table-cell table:style-name="Table16.A2" office:value-type="string">
            <text:p text:style-name="P391">U+F0299<text:tab/>Ⱙ</text:p>
          </table:table-cell>
          <table:table-cell table:style-name="Table16.D2" office:value-type="string">
            <text:p text:style-name="P157">Ѭ</text:p>
          </table:table-cell>
        </table:table-row>
        <table:table-row>
          <table:table-cell table:style-name="Table16.A2" office:value-type="string">
            <text:p text:style-name="P352"><text:span text:style-name="T342">U+2C2A<text:tab/></text:span><text:span text:style-name="T198">Ⱚ</text:span></text:p>
          </table:table-cell>
          <table:table-cell table:style-name="Table16.A2" office:value-type="string">
            <text:p text:style-name="P383">U+F022A<text:tab/>Ⱚ</text:p>
          </table:table-cell>
          <table:table-cell table:style-name="Table16.A2" office:value-type="string">
            <text:p text:style-name="P391">U+F029A<text:tab/>Ⱚ</text:p>
          </table:table-cell>
          <table:table-cell table:style-name="Table16.D2" office:value-type="string">
            <text:p text:style-name="P156">Ѳ</text:p>
          </table:table-cell>
        </table:table-row>
        <table:table-row>
          <table:table-cell table:style-name="Table16.A2" office:value-type="string">
            <text:p text:style-name="P352"><text:span text:style-name="T342">U+2C2B<text:tab/></text:span><text:span text:style-name="T198">Ⱛ</text:span></text:p>
          </table:table-cell>
          <table:table-cell table:style-name="Table16.A2" office:value-type="string">
            <text:p text:style-name="P383">U+F022B<text:tab/>Ⱛ</text:p>
          </table:table-cell>
          <table:table-cell table:style-name="Table16.A2" office:value-type="string">
            <text:p text:style-name="P391">U+F029B<text:tab/>Ⱛ</text:p>
          </table:table-cell>
          <table:table-cell table:style-name="Table16.D2" office:value-type="string">
            <text:p text:style-name="P156">Ѵ</text:p>
          </table:table-cell>
        </table:table-row>
        <table:table-row>
          <table:table-cell table:style-name="Table16.A2" office:value-type="string">
            <text:p text:style-name="P352"><text:span text:style-name="T342">U+2C2C<text:tab/></text:span><text:span text:style-name="T198">Ⱜ</text:span></text:p>
          </table:table-cell>
          <table:table-cell table:style-name="Table16.A2" office:value-type="string">
            <text:p text:style-name="P383">U+F022C<text:tab/>Ⱜ</text:p>
          </table:table-cell>
          <table:table-cell table:style-name="Table16.A2" office:value-type="string">
            <text:p text:style-name="P391">U+F029C<text:tab/>Ⱜ</text:p>
          </table:table-cell>
          <table:table-cell table:style-name="Table16.D2" office:value-type="string">
            <text:p text:style-name="P131"><text:span text:style-name="T17">Ь, </text:span><text:span text:style-name="T199">Ꙏ, </text:span><text:span text:style-name="T200">ʹ</text:span></text:p>
          </table:table-cell>
        </table:table-row>
        <table:table-row>
          <table:table-cell table:style-name="Table16.A2" office:value-type="string">
            <text:p text:style-name="P352"><text:span text:style-name="T342">U+2C2D<text:tab/></text:span><text:span text:style-name="T198">Ⱝ</text:span></text:p>
          </table:table-cell>
          <table:table-cell table:style-name="Table16.A2" office:value-type="string">
            <text:p text:style-name="P383">U+F022D<text:tab/>Ⱝ</text:p>
          </table:table-cell>
          <table:table-cell table:style-name="Table16.A2" office:value-type="string">
            <text:p text:style-name="P391">U+F029D<text:tab/>Ⱝ</text:p>
          </table:table-cell>
          <table:table-cell table:style-name="Table16.D2" office:value-type="string">
            <text:p text:style-name="P156">(А)</text:p>
          </table:table-cell>
        </table:table-row>
        <table:table-row>
          <table:table-cell table:style-name="Table16.A2" office:value-type="string">
            <text:p text:style-name="P352"><text:span text:style-name="T342">U+2C2E<text:tab/></text:span><text:span text:style-name="T198">Ⱞ</text:span></text:p>
          </table:table-cell>
          <table:table-cell table:style-name="Table16.A2" office:value-type="string">
            <text:p text:style-name="P383">U+F022E<text:tab/>Ⱞ</text:p>
          </table:table-cell>
          <table:table-cell table:style-name="Table16.A2" office:value-type="string">
            <text:p text:style-name="P391">U+F029E<text:tab/>Ⱞ</text:p>
          </table:table-cell>
          <table:table-cell table:style-name="Table16.D2" office:value-type="string">
            <text:p text:style-name="P156"><text:span text:style-name="T589">(</text:span>М<text:span text:style-name="T589">)</text:span></text:p>
          </table:table-cell>
        </table:table-row>
        <table:table-row>
          <table:table-cell table:style-name="Table16.A2" office:value-type="string">
            <text:p text:style-name="P352"><text:span text:style-name="T342">U+2C2F<text:tab/></text:span><text:span text:style-name="T146">Ⱟ</text:span></text:p>
          </table:table-cell>
          <table:table-cell table:style-name="Table16.A2" office:value-type="string">
            <text:p text:style-name="P385">U+F022<text:span text:style-name="T601">F</text:span><text:tab/><text:span text:style-name="T353">Ⱟ</text:span></text:p>
          </table:table-cell>
          <table:table-cell table:style-name="Table16.A2" office:value-type="string">
            <text:p text:style-name="P392">U+F029<text:span text:style-name="T601">F</text:span><text:tab/><text:span text:style-name="T353">Ⱟ</text:span></text:p>
          </table:table-cell>
          <table:table-cell table:style-name="Table16.D2" office:value-type="string">
            <text:p text:style-name="P134">Ч, “<text:span text:style-name="T601">et cetera”</text:span></text:p>
          </table:table-cell>
        </table:table-row>
      </table:table>
      <text:p text:style-name="P356"/>
      <text:p text:style-name="P357">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76"><text:span text:style-name="T539">Round </text:span><text:span text:style-name="T540">Glagolitic<text:line-break/></text:span><text:span text:style-name="T578">(default set)</text:span></text:p>
          </table:table-cell>
          <table:table-cell table:style-name="Table17.A1" office:value-type="string">
            <text:p text:style-name="P376"><text:span text:style-name="T539">Angular </text:span><text:span text:style-name="T540">Glagolitic<text:line-break/></text:span><text:span text:style-name="T578">(Stylistic Set </text:span><text:span text:style-name="T579">3</text:span><text:span text:style-name="T578">)</text:span></text:p>
          </table:table-cell>
          <table:table-cell table:style-name="Table17.A1" office:value-type="string">
            <text:p text:style-name="P376"><text:span text:style-name="T539">Missal Angular </text:span><text:span text:style-name="T540">Glagolitic<text:line-break/></text:span><text:span text:style-name="T578">(Stylistic Set 4)</text:span></text:p>
          </table:table-cell>
          <table:table-cell table:style-name="Table17.D1" office:value-type="string">
            <text:p text:style-name="P376"><text:span text:style-name="T540">Cyrillic<text:line-break/></text:span><text:span text:style-name="T578">(transliteration</text:span><text:span text:style-name="T580">)</text:span></text:p>
          </table:table-cell>
        </table:table-row>
        <table:table-row>
          <table:table-cell table:style-name="Table17.A2" office:value-type="string">
            <text:p text:style-name="P354"><text:span text:style-name="T137">U+2C30<text:tab/></text:span><text:span text:style-name="T145">ⰰ</text:span></text:p>
          </table:table-cell>
          <table:table-cell table:style-name="Table17.A2" office:value-type="string">
            <text:p text:style-name="P382"><text:span text:style-name="T344">U+F02</text:span><text:span text:style-name="T349">3</text:span><text:span text:style-name="T344">0<text:tab/></text:span><text:span text:style-name="T348">ⰰ</text:span></text:p>
          </table:table-cell>
          <table:table-cell table:style-name="Table17.A2" office:value-type="string">
            <text:p text:style-name="P389"><text:span text:style-name="T344">U+F02</text:span><text:span text:style-name="T349">A</text:span><text:span text:style-name="T344">0<text:tab/></text:span><text:span text:style-name="T348">ⰰ</text:span></text:p>
          </table:table-cell>
          <table:table-cell table:style-name="Table17.D2" office:value-type="string">
            <text:p text:style-name="P358">а</text:p>
          </table:table-cell>
        </table:table-row>
        <table:table-row>
          <table:table-cell table:style-name="Table17.A2" office:value-type="string">
            <text:p text:style-name="P359"><text:span text:style-name="T342">U+2C31<text:tab/></text:span><text:span text:style-name="T197">ⰱ</text:span></text:p>
          </table:table-cell>
          <table:table-cell table:style-name="Table17.A2" office:value-type="string">
            <text:p text:style-name="P384"><text:span text:style-name="T344">U+F02</text:span><text:span text:style-name="T349">3</text:span><text:span text:style-name="T350">1</text:span><text:span text:style-name="T344"><text:tab/></text:span><text:span text:style-name="T352">ⰱ</text:span></text:p>
          </table:table-cell>
          <table:table-cell table:style-name="Table17.A2" office:value-type="string">
            <text:p text:style-name="P390"><text:span text:style-name="T344">U+F02</text:span><text:span text:style-name="T349">A</text:span><text:span text:style-name="T351">1</text:span><text:span text:style-name="T344"><text:tab/></text:span><text:span text:style-name="T352">ⰱ</text:span></text:p>
          </table:table-cell>
          <table:table-cell table:style-name="Table17.D2" office:value-type="string">
            <text:p text:style-name="P135">б</text:p>
          </table:table-cell>
        </table:table-row>
        <table:table-row>
          <table:table-cell table:style-name="Table17.A2" office:value-type="string">
            <text:p text:style-name="P359"><text:span text:style-name="T342">U+2C32<text:tab/></text:span><text:span text:style-name="T197">ⰲ</text:span></text:p>
          </table:table-cell>
          <table:table-cell table:style-name="Table17.A2" office:value-type="string">
            <text:p text:style-name="P384"><text:span text:style-name="T344">U+F02</text:span><text:span text:style-name="T349">3</text:span><text:span text:style-name="T350">2</text:span><text:span text:style-name="T344"><text:tab/></text:span><text:span text:style-name="T352">ⰲ</text:span></text:p>
          </table:table-cell>
          <table:table-cell table:style-name="Table17.A2" office:value-type="string">
            <text:p text:style-name="P390"><text:span text:style-name="T344">U+F02</text:span><text:span text:style-name="T349">A</text:span><text:span text:style-name="T351">2</text:span><text:span text:style-name="T344"><text:tab/></text:span><text:span text:style-name="T352">ⰲ</text:span></text:p>
          </table:table-cell>
          <table:table-cell table:style-name="Table17.D2" office:value-type="string">
            <text:p text:style-name="P135">в</text:p>
          </table:table-cell>
        </table:table-row>
        <table:table-row>
          <table:table-cell table:style-name="Table17.A2" office:value-type="string">
            <text:p text:style-name="P359"><text:span text:style-name="T342">U+2C33<text:tab/></text:span><text:span text:style-name="T197">ⰳ</text:span></text:p>
          </table:table-cell>
          <table:table-cell table:style-name="Table17.A2" office:value-type="string">
            <text:p text:style-name="P384"><text:span text:style-name="T344">U+F02</text:span><text:span text:style-name="T349">3</text:span><text:span text:style-name="T350">3</text:span><text:span text:style-name="T344"><text:tab/></text:span><text:span text:style-name="T352">ⰳ</text:span></text:p>
          </table:table-cell>
          <table:table-cell table:style-name="Table17.A2" office:value-type="string">
            <text:p text:style-name="P390"><text:span text:style-name="T344">U+F02</text:span><text:span text:style-name="T349">A</text:span><text:span text:style-name="T351">3</text:span><text:span text:style-name="T344"><text:tab/></text:span><text:span text:style-name="T352">ⰳ</text:span></text:p>
          </table:table-cell>
          <table:table-cell table:style-name="Table17.D2" office:value-type="string">
            <text:p text:style-name="P135">г</text:p>
          </table:table-cell>
        </table:table-row>
        <table:table-row>
          <table:table-cell table:style-name="Table17.A2" office:value-type="string">
            <text:p text:style-name="P359"><text:span text:style-name="T342">U+2C34<text:tab/></text:span><text:span text:style-name="T197">ⰴ</text:span></text:p>
          </table:table-cell>
          <table:table-cell table:style-name="Table17.A2" office:value-type="string">
            <text:p text:style-name="P384"><text:span text:style-name="T344">U+F02</text:span><text:span text:style-name="T349">3</text:span><text:span text:style-name="T350">4</text:span><text:span text:style-name="T344"><text:tab/></text:span><text:span text:style-name="T352">ⰴ</text:span></text:p>
          </table:table-cell>
          <table:table-cell table:style-name="Table17.A2" office:value-type="string">
            <text:p text:style-name="P390"><text:span text:style-name="T344">U+F02</text:span><text:span text:style-name="T349">A</text:span><text:span text:style-name="T351">4</text:span><text:span text:style-name="T344"><text:tab/></text:span><text:span text:style-name="T352">ⰴ</text:span></text:p>
          </table:table-cell>
          <table:table-cell table:style-name="Table17.D2" office:value-type="string">
            <text:p text:style-name="P135">д</text:p>
          </table:table-cell>
        </table:table-row>
        <table:table-row>
          <table:table-cell table:style-name="Table17.A2" office:value-type="string">
            <text:p text:style-name="P359"><text:span text:style-name="T342">U+2C35<text:tab/></text:span><text:span text:style-name="T197">ⰵ</text:span></text:p>
          </table:table-cell>
          <table:table-cell table:style-name="Table17.A2" office:value-type="string">
            <text:p text:style-name="P384"><text:span text:style-name="T344">U+F02</text:span><text:span text:style-name="T349">3</text:span><text:span text:style-name="T350">5</text:span><text:span text:style-name="T344"><text:tab/></text:span><text:span text:style-name="T352">ⰵ</text:span></text:p>
          </table:table-cell>
          <table:table-cell table:style-name="Table17.A2" office:value-type="string">
            <text:p text:style-name="P390"><text:span text:style-name="T344">U+F02</text:span><text:span text:style-name="T349">A</text:span><text:span text:style-name="T351">5</text:span><text:span text:style-name="T344"><text:tab/></text:span><text:span text:style-name="T352">ⰵ</text:span></text:p>
          </table:table-cell>
          <table:table-cell table:style-name="Table17.D2" office:value-type="string">
            <text:p text:style-name="P135">е, <text:span text:style-name="T202">є</text:span></text:p>
          </table:table-cell>
        </table:table-row>
        <table:table-row>
          <table:table-cell table:style-name="Table17.A2" office:value-type="string">
            <text:p text:style-name="P359"><text:span text:style-name="T342">U+2C36<text:tab/></text:span><text:span text:style-name="T197">ⰶ</text:span></text:p>
          </table:table-cell>
          <table:table-cell table:style-name="Table17.A2" office:value-type="string">
            <text:p text:style-name="P384"><text:span text:style-name="T344">U+F02</text:span><text:span text:style-name="T349">3</text:span><text:span text:style-name="T350">6</text:span><text:span text:style-name="T344"><text:tab/></text:span><text:span text:style-name="T352">ⰶ</text:span></text:p>
          </table:table-cell>
          <table:table-cell table:style-name="Table17.A2" office:value-type="string">
            <text:p text:style-name="P390"><text:span text:style-name="T344">U+F02</text:span><text:span text:style-name="T349">A</text:span><text:span text:style-name="T351">6</text:span><text:span text:style-name="T344"><text:tab/></text:span><text:span text:style-name="T352">ⰶ</text:span></text:p>
          </table:table-cell>
          <table:table-cell table:style-name="Table17.D2" office:value-type="string">
            <text:p text:style-name="P137">ж</text:p>
          </table:table-cell>
        </table:table-row>
        <table:table-row>
          <table:table-cell table:style-name="Table17.A2" office:value-type="string">
            <text:p text:style-name="P359"><text:span text:style-name="T342">U+2C37<text:tab/></text:span><text:span text:style-name="T197">ⰷ</text:span></text:p>
          </table:table-cell>
          <table:table-cell table:style-name="Table17.A2" office:value-type="string">
            <text:p text:style-name="P384"><text:span text:style-name="T344">U+F02</text:span><text:span text:style-name="T349">3</text:span><text:span text:style-name="T350">7</text:span><text:span text:style-name="T344"><text:tab/></text:span><text:span text:style-name="T352">ⰷ</text:span></text:p>
          </table:table-cell>
          <table:table-cell table:style-name="Table17.A2" office:value-type="string">
            <text:p text:style-name="P390"><text:span text:style-name="T344">U+F02</text:span><text:span text:style-name="T349">A</text:span><text:span text:style-name="T351">7</text:span><text:span text:style-name="T344"><text:tab/></text:span><text:span text:style-name="T352">ⰷ</text:span></text:p>
          </table:table-cell>
          <table:table-cell table:style-name="Table17.D2" office:value-type="string">
            <text:p text:style-name="P131"><text:span text:style-name="T199">ѕ</text:span><text:span text:style-name="T17">, </text:span><text:span text:style-name="T199">ꙃ</text:span></text:p>
          </table:table-cell>
        </table:table-row>
        <table:table-row>
          <table:table-cell table:style-name="Table17.A2" office:value-type="string">
            <text:p text:style-name="P359"><text:span text:style-name="T342">U+2C38<text:tab/></text:span><text:span text:style-name="T197">ⰸ</text:span></text:p>
          </table:table-cell>
          <table:table-cell table:style-name="Table17.A2" office:value-type="string">
            <text:p text:style-name="P384"><text:span text:style-name="T344">U+F02</text:span><text:span text:style-name="T349">3</text:span><text:span text:style-name="T350">8</text:span><text:span text:style-name="T344"><text:tab/></text:span><text:span text:style-name="T352">ⰸ</text:span></text:p>
          </table:table-cell>
          <table:table-cell table:style-name="Table17.A2" office:value-type="string">
            <text:p text:style-name="P390"><text:span text:style-name="T344">U+F02</text:span><text:span text:style-name="T349">A</text:span><text:span text:style-name="T351">8</text:span><text:span text:style-name="T344"><text:tab/></text:span><text:span text:style-name="T352">ⰸ</text:span></text:p>
          </table:table-cell>
          <table:table-cell table:style-name="Table17.D2" office:value-type="string">
            <text:p text:style-name="P131"><text:span text:style-name="T199">ꙁ </text:span><text:span text:style-name="T203">(</text:span><text:span text:style-name="T202">з</text:span><text:span text:style-name="T203">)</text:span></text:p>
          </table:table-cell>
        </table:table-row>
        <table:table-row>
          <table:table-cell table:style-name="Table17.A2" office:value-type="string">
            <text:p text:style-name="P359"><text:span text:style-name="T342">U+2C39<text:tab/></text:span><text:span text:style-name="T197">ⰹ</text:span></text:p>
          </table:table-cell>
          <table:table-cell table:style-name="Table17.A2" office:value-type="string">
            <text:p text:style-name="P384"><text:span text:style-name="T344">U+F02</text:span><text:span text:style-name="T349">3</text:span><text:span text:style-name="T350">9</text:span><text:span text:style-name="T344"><text:tab/></text:span><text:span text:style-name="T352">ⰹ</text:span></text:p>
          </table:table-cell>
          <table:table-cell table:style-name="Table17.A2" office:value-type="string">
            <text:p text:style-name="P390"><text:span text:style-name="T344">U+F02</text:span><text:span text:style-name="T349">A</text:span><text:span text:style-name="T351">9</text:span><text:span text:style-name="T344"><text:tab/></text:span><text:span text:style-name="T352">ⰹ</text:span></text:p>
          </table:table-cell>
          <table:table-cell table:style-name="Table17.D2" office:value-type="string">
            <text:p text:style-name="P133"><text:span text:style-name="T199">и</text:span>, <text:span text:style-name="T199">і</text:span><text:span text:style-name="T17">, </text:span><text:span text:style-name="T199">ꙇ</text:span></text:p>
          </table:table-cell>
        </table:table-row>
        <text:soft-page-break/>
        <table:table-row>
          <table:table-cell table:style-name="Table17.A2" office:value-type="string">
            <text:p text:style-name="P359"><text:span text:style-name="T342">U+2C3A<text:tab/></text:span><text:span text:style-name="T197">ⰺ</text:span></text:p>
          </table:table-cell>
          <table:table-cell table:style-name="Table17.A2" office:value-type="string">
            <text:p text:style-name="P384"><text:span text:style-name="T344">U+F02</text:span><text:span text:style-name="T349">3</text:span><text:span text:style-name="T350">A</text:span><text:span text:style-name="T344"><text:tab/></text:span><text:span text:style-name="T352">ⰺ</text:span></text:p>
          </table:table-cell>
          <table:table-cell table:style-name="Table17.A2" office:value-type="string">
            <text:p text:style-name="P390"><text:span text:style-name="T344">U+F02</text:span><text:span text:style-name="T349">A</text:span><text:span text:style-name="T351">A</text:span><text:span text:style-name="T344"><text:tab/></text:span><text:span text:style-name="T352">ⰺ</text:span></text:p>
          </table:table-cell>
          <table:table-cell table:style-name="Table17.D2" office:value-type="string">
            <text:p text:style-name="P160">и, і, ꙇ</text:p>
          </table:table-cell>
        </table:table-row>
        <table:table-row>
          <table:table-cell table:style-name="Table17.A2" office:value-type="string">
            <text:p text:style-name="P359"><text:span text:style-name="T342">U+2C3B<text:tab/></text:span><text:span text:style-name="T197">ⰻ</text:span></text:p>
          </table:table-cell>
          <table:table-cell table:style-name="Table17.A2" office:value-type="string">
            <text:p text:style-name="P384"><text:span text:style-name="T344">U+F02</text:span><text:span text:style-name="T349">3</text:span><text:span text:style-name="T350">B</text:span><text:span text:style-name="T344"><text:tab/></text:span><text:span text:style-name="T352">ⰻ</text:span></text:p>
          </table:table-cell>
          <table:table-cell table:style-name="Table17.A2" office:value-type="string">
            <text:p text:style-name="P390"><text:span text:style-name="T344">U+F02</text:span><text:span text:style-name="T349">A</text:span><text:span text:style-name="T351">B</text:span><text:span text:style-name="T344"><text:tab/></text:span><text:span text:style-name="T352">ⰻ</text:span></text:p>
          </table:table-cell>
          <table:table-cell table:style-name="Table17.D2" office:value-type="string">
            <text:p text:style-name="P133"><text:span text:style-name="T199">и</text:span>, <text:span text:style-name="T199">і</text:span><text:span text:style-name="T17">, </text:span><text:span text:style-name="T199">ꙇ</text:span></text:p>
          </table:table-cell>
        </table:table-row>
        <table:table-row>
          <table:table-cell table:style-name="Table17.A2" office:value-type="string">
            <text:p text:style-name="P359"><text:span text:style-name="T342">U+2C3C<text:tab/></text:span><text:span text:style-name="T197">ⰼ</text:span></text:p>
          </table:table-cell>
          <table:table-cell table:style-name="Table17.A2" office:value-type="string">
            <text:p text:style-name="P384"><text:span text:style-name="T344">U+F02</text:span><text:span text:style-name="T349">3</text:span><text:span text:style-name="T350">C</text:span><text:span text:style-name="T344"><text:tab/></text:span><text:span text:style-name="T352">ⰼ</text:span></text:p>
          </table:table-cell>
          <table:table-cell table:style-name="Table17.A2" office:value-type="string">
            <text:p text:style-name="P390"><text:span text:style-name="T344">U+F02</text:span><text:span text:style-name="T349">A</text:span><text:span text:style-name="T351">C</text:span><text:span text:style-name="T344"><text:tab/></text:span><text:span text:style-name="T352">ⰼ</text:span></text:p>
          </table:table-cell>
          <table:table-cell table:style-name="Table17.D2" office:value-type="string">
            <text:p text:style-name="P158">ꙉ</text:p>
          </table:table-cell>
        </table:table-row>
        <table:table-row>
          <table:table-cell table:style-name="Table17.A2" office:value-type="string">
            <text:p text:style-name="P359"><text:span text:style-name="T342">U+2C3D<text:tab/></text:span><text:span text:style-name="T197">ⰽ</text:span></text:p>
          </table:table-cell>
          <table:table-cell table:style-name="Table17.A2" office:value-type="string">
            <text:p text:style-name="P384"><text:span text:style-name="T344">U+F02</text:span><text:span text:style-name="T349">3</text:span><text:span text:style-name="T350">D</text:span><text:span text:style-name="T344"><text:tab/></text:span><text:span text:style-name="T352">ⰽ</text:span></text:p>
          </table:table-cell>
          <table:table-cell table:style-name="Table17.A2" office:value-type="string">
            <text:p text:style-name="P390"><text:span text:style-name="T344">U+F02</text:span><text:span text:style-name="T349">A</text:span><text:span text:style-name="T351">D</text:span><text:span text:style-name="T344"><text:tab/></text:span><text:span text:style-name="T352">ⰽ</text:span></text:p>
          </table:table-cell>
          <table:table-cell table:style-name="Table17.D2" office:value-type="string">
            <text:p text:style-name="P135">к</text:p>
          </table:table-cell>
        </table:table-row>
        <table:table-row>
          <table:table-cell table:style-name="Table17.A2" office:value-type="string">
            <text:p text:style-name="P359"><text:span text:style-name="T342">U+2C3E<text:tab/></text:span><text:span text:style-name="T197">ⰾ</text:span></text:p>
          </table:table-cell>
          <table:table-cell table:style-name="Table17.A2" office:value-type="string">
            <text:p text:style-name="P384"><text:span text:style-name="T344">U+F02</text:span><text:span text:style-name="T349">3</text:span><text:span text:style-name="T350">E</text:span><text:span text:style-name="T344"><text:tab/></text:span><text:span text:style-name="T352">ⰾ</text:span></text:p>
          </table:table-cell>
          <table:table-cell table:style-name="Table17.A2" office:value-type="string">
            <text:p text:style-name="P390"><text:span text:style-name="T344">U+F02</text:span><text:span text:style-name="T349">A</text:span><text:span text:style-name="T351">E</text:span><text:span text:style-name="T344"><text:tab/></text:span><text:span text:style-name="T352">ⰾ</text:span></text:p>
          </table:table-cell>
          <table:table-cell table:style-name="Table17.D2" office:value-type="string">
            <text:p text:style-name="P135">л</text:p>
          </table:table-cell>
        </table:table-row>
        <table:table-row>
          <table:table-cell table:style-name="Table17.A2" office:value-type="string">
            <text:p text:style-name="P359"><text:span text:style-name="T342">U+2C3F<text:tab/></text:span><text:span text:style-name="T197">ⰿ</text:span></text:p>
          </table:table-cell>
          <table:table-cell table:style-name="Table17.A2" office:value-type="string">
            <text:p text:style-name="P384"><text:span text:style-name="T344">U+F02</text:span><text:span text:style-name="T349">3</text:span><text:span text:style-name="T350">F</text:span><text:span text:style-name="T344"><text:tab/></text:span><text:span text:style-name="T352">ⰿ</text:span></text:p>
          </table:table-cell>
          <table:table-cell table:style-name="Table17.A2" office:value-type="string">
            <text:p text:style-name="P390"><text:span text:style-name="T344">U+F02</text:span><text:span text:style-name="T349">A</text:span><text:span text:style-name="T351">F</text:span><text:span text:style-name="T344"><text:tab/></text:span><text:span text:style-name="T352">ⰿ</text:span></text:p>
          </table:table-cell>
          <table:table-cell table:style-name="Table17.D2" office:value-type="string">
            <text:p text:style-name="P135">м</text:p>
          </table:table-cell>
        </table:table-row>
        <table:table-row>
          <table:table-cell table:style-name="Table17.A2" office:value-type="string">
            <text:p text:style-name="P359"><text:span text:style-name="T342">U+2C40<text:tab/></text:span><text:span text:style-name="T197">ⱀ</text:span></text:p>
          </table:table-cell>
          <table:table-cell table:style-name="Table17.A2" office:value-type="string">
            <text:p text:style-name="P384"><text:span text:style-name="T344">U+F02</text:span><text:span text:style-name="T350">40</text:span><text:span text:style-name="T344"><text:tab/></text:span><text:span text:style-name="T352">ⱀ</text:span></text:p>
          </table:table-cell>
          <table:table-cell table:style-name="Table17.A2" office:value-type="string">
            <text:p text:style-name="P390"><text:span text:style-name="T344">U+F02</text:span><text:span text:style-name="T351">B</text:span><text:span text:style-name="T344">0<text:tab/></text:span><text:span text:style-name="T352">ⱀ</text:span></text:p>
          </table:table-cell>
          <table:table-cell table:style-name="Table17.D2" office:value-type="string">
            <text:p text:style-name="P135">н</text:p>
          </table:table-cell>
        </table:table-row>
        <table:table-row>
          <table:table-cell table:style-name="Table17.A2" office:value-type="string">
            <text:p text:style-name="P359"><text:span text:style-name="T342">U+2C41<text:tab/></text:span><text:span text:style-name="T197">ⱁ</text:span></text:p>
          </table:table-cell>
          <table:table-cell table:style-name="Table17.A2" office:value-type="string">
            <text:p text:style-name="P384"><text:span text:style-name="T344">U+F02</text:span><text:span text:style-name="T350">41</text:span><text:span text:style-name="T344"><text:tab/></text:span><text:span text:style-name="T352">ⱁ</text:span></text:p>
          </table:table-cell>
          <table:table-cell table:style-name="Table17.A2" office:value-type="string">
            <text:p text:style-name="P390"><text:span text:style-name="T344">U+F02</text:span><text:span text:style-name="T351">B1</text:span><text:span text:style-name="T344"><text:tab/></text:span><text:span text:style-name="T352">ⱁ</text:span></text:p>
          </table:table-cell>
          <table:table-cell table:style-name="Table17.D2" office:value-type="string">
            <text:p text:style-name="P135">о</text:p>
          </table:table-cell>
        </table:table-row>
        <table:table-row>
          <table:table-cell table:style-name="Table17.A2" office:value-type="string">
            <text:p text:style-name="P359"><text:span text:style-name="T342">U+2C42<text:tab/></text:span><text:span text:style-name="T197">ⱂ</text:span></text:p>
          </table:table-cell>
          <table:table-cell table:style-name="Table17.A2" office:value-type="string">
            <text:p text:style-name="P384"><text:span text:style-name="T344">U+F02</text:span><text:span text:style-name="T350">42</text:span><text:span text:style-name="T344"><text:tab/></text:span><text:span text:style-name="T352">ⱂ</text:span></text:p>
          </table:table-cell>
          <table:table-cell table:style-name="Table17.A2" office:value-type="string">
            <text:p text:style-name="P390"><text:span text:style-name="T344">U+F02</text:span><text:span text:style-name="T351">B2</text:span><text:span text:style-name="T344"><text:tab/></text:span><text:span text:style-name="T352">ⱂ</text:span></text:p>
          </table:table-cell>
          <table:table-cell table:style-name="Table17.D2" office:value-type="string">
            <text:p text:style-name="P135">п</text:p>
          </table:table-cell>
        </table:table-row>
        <table:table-row>
          <table:table-cell table:style-name="Table17.A2" office:value-type="string">
            <text:p text:style-name="P359"><text:span text:style-name="T342">U+2C43<text:tab/></text:span><text:span text:style-name="T197">ⱃ</text:span></text:p>
          </table:table-cell>
          <table:table-cell table:style-name="Table17.A2" office:value-type="string">
            <text:p text:style-name="P384"><text:span text:style-name="T344">U+F02</text:span><text:span text:style-name="T350">43</text:span><text:span text:style-name="T344"><text:tab/></text:span><text:span text:style-name="T352">ⱃ</text:span></text:p>
          </table:table-cell>
          <table:table-cell table:style-name="Table17.A2" office:value-type="string">
            <text:p text:style-name="P390"><text:span text:style-name="T344">U+F02</text:span><text:span text:style-name="T351">B3</text:span><text:span text:style-name="T344"><text:tab/></text:span><text:span text:style-name="T352">ⱃ</text:span></text:p>
          </table:table-cell>
          <table:table-cell table:style-name="Table17.D2" office:value-type="string">
            <text:p text:style-name="P135">р</text:p>
          </table:table-cell>
        </table:table-row>
        <table:table-row>
          <table:table-cell table:style-name="Table17.A2" office:value-type="string">
            <text:p text:style-name="P359"><text:span text:style-name="T342">U+2C44<text:tab/></text:span><text:span text:style-name="T197">ⱄ</text:span></text:p>
          </table:table-cell>
          <table:table-cell table:style-name="Table17.A2" office:value-type="string">
            <text:p text:style-name="P384"><text:span text:style-name="T344">U+F02</text:span><text:span text:style-name="T350">44</text:span><text:span text:style-name="T344"><text:tab/></text:span><text:span text:style-name="T352">ⱄ</text:span></text:p>
          </table:table-cell>
          <table:table-cell table:style-name="Table17.A2" office:value-type="string">
            <text:p text:style-name="P390"><text:span text:style-name="T344">U+F02</text:span><text:span text:style-name="T351">B4</text:span><text:span text:style-name="T344"><text:tab/></text:span><text:span text:style-name="T352">ⱄ</text:span></text:p>
          </table:table-cell>
          <table:table-cell table:style-name="Table17.D2" office:value-type="string">
            <text:p text:style-name="P135">с</text:p>
          </table:table-cell>
        </table:table-row>
        <table:table-row>
          <table:table-cell table:style-name="Table17.A2" office:value-type="string">
            <text:p text:style-name="P359"><text:span text:style-name="T342">U+2C45<text:tab/></text:span><text:span text:style-name="T197">ⱅ</text:span></text:p>
          </table:table-cell>
          <table:table-cell table:style-name="Table17.A2" office:value-type="string">
            <text:p text:style-name="P384"><text:span text:style-name="T344">U+F02</text:span><text:span text:style-name="T350">45</text:span><text:span text:style-name="T344"><text:tab/></text:span><text:span text:style-name="T352">ⱅ</text:span></text:p>
          </table:table-cell>
          <table:table-cell table:style-name="Table17.A2" office:value-type="string">
            <text:p text:style-name="P390"><text:span text:style-name="T344">U+F02</text:span><text:span text:style-name="T351">B5</text:span><text:span text:style-name="T344"><text:tab/></text:span><text:span text:style-name="T352">ⱅ</text:span></text:p>
          </table:table-cell>
          <table:table-cell table:style-name="Table17.D2" office:value-type="string">
            <text:p text:style-name="P135">т</text:p>
          </table:table-cell>
        </table:table-row>
        <table:table-row>
          <table:table-cell table:style-name="Table17.A2" office:value-type="string">
            <text:p text:style-name="P359"><text:span text:style-name="T342">U+2C46<text:tab/></text:span><text:span text:style-name="T197">ⱆ</text:span></text:p>
          </table:table-cell>
          <table:table-cell table:style-name="Table17.A2" office:value-type="string">
            <text:p text:style-name="P384"><text:span text:style-name="T344">U+F02</text:span><text:span text:style-name="T350">46</text:span><text:span text:style-name="T344"><text:tab/></text:span><text:span text:style-name="T352">ⱆ</text:span></text:p>
          </table:table-cell>
          <table:table-cell table:style-name="Table17.A2" office:value-type="string">
            <text:p text:style-name="P390"><text:span text:style-name="T344">U+F02</text:span><text:span text:style-name="T351">B6</text:span><text:span text:style-name="T344"><text:tab/></text:span><text:span text:style-name="T352">ⱆ</text:span></text:p>
          </table:table-cell>
          <table:table-cell table:style-name="Table17.D2" office:value-type="string">
            <text:p text:style-name="P158">ѹ, ꙋ, <text:span text:style-name="T590">у</text:span></text:p>
          </table:table-cell>
        </table:table-row>
        <table:table-row>
          <table:table-cell table:style-name="Table17.A2" office:value-type="string">
            <text:p text:style-name="P359"><text:span text:style-name="T342">U+2C47<text:tab/></text:span><text:span text:style-name="T197">ⱇ</text:span></text:p>
          </table:table-cell>
          <table:table-cell table:style-name="Table17.A2" office:value-type="string">
            <text:p text:style-name="P384"><text:span text:style-name="T344">U+F02</text:span><text:span text:style-name="T350">47</text:span><text:span text:style-name="T344"><text:tab/></text:span><text:span text:style-name="T352">ⱇ</text:span></text:p>
          </table:table-cell>
          <table:table-cell table:style-name="Table17.A2" office:value-type="string">
            <text:p text:style-name="P390"><text:span text:style-name="T344">U+F02</text:span><text:span text:style-name="T351">B7</text:span><text:span text:style-name="T344"><text:tab/></text:span><text:span text:style-name="T352">ⱇ</text:span></text:p>
          </table:table-cell>
          <table:table-cell table:style-name="Table17.D2" office:value-type="string">
            <text:p text:style-name="P131"><text:span text:style-name="T588">ф</text:span>, <text:span text:style-name="T199">ѳ</text:span></text:p>
          </table:table-cell>
        </table:table-row>
        <table:table-row>
          <table:table-cell table:style-name="Table17.A2" office:value-type="string">
            <text:p text:style-name="P359"><text:span text:style-name="T342">U+2C48<text:tab/></text:span><text:span text:style-name="T197">ⱈ</text:span></text:p>
          </table:table-cell>
          <table:table-cell table:style-name="Table17.A2" office:value-type="string">
            <text:p text:style-name="P384"><text:span text:style-name="T344">U+F02</text:span><text:span text:style-name="T350">58</text:span><text:span text:style-name="T344"><text:tab/></text:span><text:span text:style-name="T352">ⱈ</text:span></text:p>
          </table:table-cell>
          <table:table-cell table:style-name="Table17.A2" office:value-type="string">
            <text:p text:style-name="P390"><text:span text:style-name="T344">U+F02</text:span><text:span text:style-name="T351">B8</text:span><text:span text:style-name="T344"><text:tab/></text:span><text:span text:style-name="T352">ⱈ</text:span></text:p>
          </table:table-cell>
          <table:table-cell table:style-name="Table17.D2" office:value-type="string">
            <text:p text:style-name="P135">х</text:p>
          </table:table-cell>
        </table:table-row>
        <table:table-row>
          <table:table-cell table:style-name="Table17.A2" office:value-type="string">
            <text:p text:style-name="P359"><text:span text:style-name="T342">U+2C49<text:tab/></text:span><text:span text:style-name="T197">ⱉ</text:span></text:p>
          </table:table-cell>
          <table:table-cell table:style-name="Table17.A2" office:value-type="string">
            <text:p text:style-name="P384"><text:span text:style-name="T344">U+F02</text:span><text:span text:style-name="T350">49</text:span><text:span text:style-name="T344"><text:tab/></text:span><text:span text:style-name="T352">ⱉ</text:span></text:p>
          </table:table-cell>
          <table:table-cell table:style-name="Table17.A2" office:value-type="string">
            <text:p text:style-name="P390"><text:span text:style-name="T344">U+F02</text:span><text:span text:style-name="T351">B9</text:span><text:span text:style-name="T344"><text:tab/></text:span><text:span text:style-name="T352">ⱉ</text:span></text:p>
          </table:table-cell>
          <table:table-cell table:style-name="Table17.D2" office:value-type="string">
            <text:p text:style-name="P161"><text:span text:style-name="T608">ѿ, </text:span>ѡ</text:p>
          </table:table-cell>
        </table:table-row>
        <table:table-row>
          <table:table-cell table:style-name="Table17.A2" office:value-type="string">
            <text:p text:style-name="P359"><text:span text:style-name="T342">U+2C4A<text:tab/></text:span><text:span text:style-name="T197">ⱊ</text:span></text:p>
          </table:table-cell>
          <table:table-cell table:style-name="Table17.A2" office:value-type="string">
            <text:p text:style-name="P384"><text:span text:style-name="T344">U+F02</text:span><text:span text:style-name="T350">4A</text:span><text:span text:style-name="T344"><text:tab/></text:span><text:span text:style-name="T352">ⱊ</text:span></text:p>
          </table:table-cell>
          <table:table-cell table:style-name="Table17.A2" office:value-type="string">
            <text:p text:style-name="P390"><text:span text:style-name="T344">U+F02</text:span><text:span text:style-name="T351">BA</text:span><text:span text:style-name="T344"><text:tab/></text:span><text:span text:style-name="T352">ⱊ</text:span></text:p>
          </table:table-cell>
          <table:table-cell table:style-name="Table17.D2" office:value-type="string">
            <text:p text:style-name="P131">(<text:span text:style-name="T588">п</text:span>)</text:p>
          </table:table-cell>
        </table:table-row>
        <table:table-row>
          <table:table-cell table:style-name="Table17.A2" office:value-type="string">
            <text:p text:style-name="P359"><text:span text:style-name="T342">U+2C4B<text:tab/></text:span><text:span text:style-name="T197">ⱋ</text:span></text:p>
          </table:table-cell>
          <table:table-cell table:style-name="Table17.A2" office:value-type="string">
            <text:p text:style-name="P384"><text:span text:style-name="T344">U+F02</text:span><text:span text:style-name="T350">4B</text:span><text:span text:style-name="T344"><text:tab/></text:span><text:span text:style-name="T352">ⱋ</text:span></text:p>
          </table:table-cell>
          <table:table-cell table:style-name="Table17.A2" office:value-type="string">
            <text:p text:style-name="P390"><text:span text:style-name="T344">U+F02</text:span><text:span text:style-name="T351">BB</text:span><text:span text:style-name="T344"><text:tab/></text:span><text:span text:style-name="T352">ⱋ</text:span></text:p>
          </table:table-cell>
          <table:table-cell table:style-name="Table17.D2" office:value-type="string">
            <text:p text:style-name="P131"><text:span text:style-name="T588">щ</text:span> <text:span text:style-name="T587">(шт)</text:span></text:p>
          </table:table-cell>
        </table:table-row>
        <table:table-row>
          <table:table-cell table:style-name="Table17.A2" office:value-type="string">
            <text:p text:style-name="P359"><text:span text:style-name="T342">U+2C4C<text:tab/></text:span><text:span text:style-name="T197">ⱌ</text:span></text:p>
          </table:table-cell>
          <table:table-cell table:style-name="Table17.A2" office:value-type="string">
            <text:p text:style-name="P384"><text:span text:style-name="T344">U+F02</text:span><text:span text:style-name="T350">4C</text:span><text:span text:style-name="T344"><text:tab/></text:span><text:span text:style-name="T352">ⱌ</text:span></text:p>
          </table:table-cell>
          <table:table-cell table:style-name="Table17.A2" office:value-type="string">
            <text:p text:style-name="P390"><text:span text:style-name="T344">U+F02</text:span><text:span text:style-name="T351">BC</text:span><text:span text:style-name="T344"><text:tab/></text:span><text:span text:style-name="T352">ⱌ</text:span></text:p>
          </table:table-cell>
          <table:table-cell table:style-name="Table17.D2" office:value-type="string">
            <text:p text:style-name="P135">ц</text:p>
          </table:table-cell>
        </table:table-row>
        <table:table-row>
          <table:table-cell table:style-name="Table17.A2" office:value-type="string">
            <text:p text:style-name="P359"><text:span text:style-name="T342">U+2C4D<text:tab/></text:span><text:span text:style-name="T197">ⱍ</text:span></text:p>
          </table:table-cell>
          <table:table-cell table:style-name="Table17.A2" office:value-type="string">
            <text:p text:style-name="P384"><text:span text:style-name="T344">U+F02</text:span><text:span text:style-name="T350">4D</text:span><text:span text:style-name="T344"><text:tab/></text:span><text:span text:style-name="T352">ⱍ</text:span></text:p>
          </table:table-cell>
          <table:table-cell table:style-name="Table17.A2" office:value-type="string">
            <text:p text:style-name="P390"><text:span text:style-name="T344">U+F02</text:span><text:span text:style-name="T351">BD</text:span><text:span text:style-name="T344"><text:tab/></text:span><text:span text:style-name="T352">ⱍ</text:span></text:p>
          </table:table-cell>
          <table:table-cell table:style-name="Table17.D2" office:value-type="string">
            <text:p text:style-name="P135">ч</text:p>
          </table:table-cell>
        </table:table-row>
        <table:table-row>
          <table:table-cell table:style-name="Table17.A2" office:value-type="string">
            <text:p text:style-name="P359"><text:span text:style-name="T342">U+2C4E<text:tab/></text:span><text:span text:style-name="T197">ⱎ</text:span></text:p>
          </table:table-cell>
          <table:table-cell table:style-name="Table17.A2" office:value-type="string">
            <text:p text:style-name="P384"><text:span text:style-name="T344">U+F02</text:span><text:span text:style-name="T350">4E</text:span><text:span text:style-name="T344"><text:tab/></text:span><text:span text:style-name="T352">ⱎ</text:span></text:p>
          </table:table-cell>
          <table:table-cell table:style-name="Table17.A2" office:value-type="string">
            <text:p text:style-name="P390"><text:span text:style-name="T344">U+F02</text:span><text:span text:style-name="T351">BE</text:span><text:span text:style-name="T344"><text:tab/></text:span><text:span text:style-name="T352">ⱎ</text:span></text:p>
          </table:table-cell>
          <table:table-cell table:style-name="Table17.D2" office:value-type="string">
            <text:p text:style-name="P135">ш</text:p>
          </table:table-cell>
        </table:table-row>
        <table:table-row>
          <table:table-cell table:style-name="Table17.A2" office:value-type="string">
            <text:p text:style-name="P359"><text:span text:style-name="T342">U+2C4F<text:tab/></text:span><text:span text:style-name="T197">ⱏ</text:span></text:p>
          </table:table-cell>
          <table:table-cell table:style-name="Table17.A2" office:value-type="string">
            <text:p text:style-name="P384"><text:span text:style-name="T344">U+F02</text:span><text:span text:style-name="T350">4F</text:span><text:span text:style-name="T344"><text:tab/></text:span><text:span text:style-name="T352">ⱏ</text:span></text:p>
          </table:table-cell>
          <table:table-cell table:style-name="Table17.A2" office:value-type="string">
            <text:p text:style-name="P390"><text:span text:style-name="T344">U+F02</text:span><text:span text:style-name="T351">BF</text:span><text:span text:style-name="T344"><text:tab/></text:span><text:span text:style-name="T352">ⱏ</text:span></text:p>
          </table:table-cell>
          <table:table-cell table:style-name="Table17.D2" office:value-type="string">
            <text:p text:style-name="P158">ъ</text:p>
          </table:table-cell>
        </table:table-row>
        <table:table-row>
          <table:table-cell table:style-name="Table17.A2" office:value-type="string">
            <text:p text:style-name="P359"><text:span text:style-name="T342">U+2C50<text:tab/></text:span><text:span text:style-name="T197">ⱐ</text:span></text:p>
          </table:table-cell>
          <table:table-cell table:style-name="Table17.A2" office:value-type="string">
            <text:p text:style-name="P384"><text:span text:style-name="T344">U+F02</text:span><text:span text:style-name="T350">50</text:span><text:span text:style-name="T344"><text:tab/></text:span><text:span text:style-name="T352">ⱐ</text:span></text:p>
          </table:table-cell>
          <table:table-cell table:style-name="Table17.A2" office:value-type="string">
            <text:p text:style-name="P390"><text:span text:style-name="T344">U+F02</text:span><text:span text:style-name="T351">C0</text:span><text:span text:style-name="T344"><text:tab/></text:span><text:span text:style-name="T352">ⱐ</text:span></text:p>
          </table:table-cell>
          <table:table-cell table:style-name="Table17.D2" office:value-type="string">
            <text:p text:style-name="P158">ь</text:p>
          </table:table-cell>
        </table:table-row>
        <table:table-row>
          <table:table-cell table:style-name="Table17.A2" office:value-type="string">
            <text:p text:style-name="P359"><text:span text:style-name="T342">U+2C51<text:tab/></text:span><text:span text:style-name="T197">ⱑ</text:span></text:p>
          </table:table-cell>
          <table:table-cell table:style-name="Table17.A2" office:value-type="string">
            <text:p text:style-name="P384"><text:span text:style-name="T344">U+F02</text:span><text:span text:style-name="T350">51</text:span><text:span text:style-name="T344"><text:tab/></text:span><text:span text:style-name="T352">ⱑ</text:span></text:p>
          </table:table-cell>
          <table:table-cell table:style-name="Table17.A2" office:value-type="string">
            <text:p text:style-name="P390"><text:span text:style-name="T344">U+F02</text:span><text:span text:style-name="T351">C1</text:span><text:span text:style-name="T344"><text:tab/></text:span><text:span text:style-name="T352">ⱑ</text:span></text:p>
          </table:table-cell>
          <table:table-cell table:style-name="Table17.D2" office:value-type="string">
            <text:p text:style-name="P131"><text:span text:style-name="T199">ѣ</text:span><text:span text:style-name="T17"> </text:span><text:span text:style-name="T201">(</text:span><text:span text:style-name="T199">ѧ</text:span><text:span text:style-name="T201">)</text:span></text:p>
          </table:table-cell>
        </table:table-row>
        <table:table-row>
          <table:table-cell table:style-name="Table17.A2" office:value-type="string">
            <text:p text:style-name="P359"><text:span text:style-name="T342">U+2C52<text:tab/></text:span><text:span text:style-name="T197">ⱒ</text:span></text:p>
          </table:table-cell>
          <table:table-cell table:style-name="Table17.A2" office:value-type="string">
            <text:p text:style-name="P384"><text:span text:style-name="T344">U+F02</text:span><text:span text:style-name="T350">52</text:span><text:span text:style-name="T344"><text:tab/></text:span><text:span text:style-name="T352">ⱒ</text:span></text:p>
          </table:table-cell>
          <table:table-cell table:style-name="Table17.A2" office:value-type="string">
            <text:p text:style-name="P390"><text:span text:style-name="T344">U+F02</text:span><text:span text:style-name="T351">C2</text:span><text:span text:style-name="T344"><text:tab/></text:span><text:span text:style-name="T352">ⱒ</text:span></text:p>
          </table:table-cell>
          <table:table-cell table:style-name="Table17.D2" office:value-type="string">
            <text:p text:style-name="P135">х</text:p>
          </table:table-cell>
        </table:table-row>
        <table:table-row>
          <table:table-cell table:style-name="Table17.A2" office:value-type="string">
            <text:p text:style-name="P359"><text:span text:style-name="T342">U+2C53<text:tab/></text:span><text:span text:style-name="T197">ⱓ</text:span></text:p>
          </table:table-cell>
          <table:table-cell table:style-name="Table17.A2" office:value-type="string">
            <text:p text:style-name="P384"><text:span text:style-name="T344">U+F02</text:span><text:span text:style-name="T350">53</text:span><text:span text:style-name="T344"><text:tab/></text:span><text:span text:style-name="T352">ⱓ</text:span></text:p>
          </table:table-cell>
          <table:table-cell table:style-name="Table17.A2" office:value-type="string">
            <text:p text:style-name="P390"><text:span text:style-name="T344">U+F02</text:span><text:span text:style-name="T351">C3</text:span><text:span text:style-name="T344"><text:tab/></text:span><text:span text:style-name="T352">ⱓ</text:span></text:p>
          </table:table-cell>
          <table:table-cell table:style-name="Table17.D2" office:value-type="string">
            <text:p text:style-name="P135">ю</text:p>
          </table:table-cell>
        </table:table-row>
        <table:table-row>
          <table:table-cell table:style-name="Table17.A2" office:value-type="string">
            <text:p text:style-name="P359"><text:span text:style-name="T342">U+2C54<text:tab/></text:span><text:span text:style-name="T197">ⱔ</text:span></text:p>
          </table:table-cell>
          <table:table-cell table:style-name="Table17.A2" office:value-type="string">
            <text:p text:style-name="P384"><text:span text:style-name="T344">U+F02</text:span><text:span text:style-name="T350">54</text:span><text:span text:style-name="T344"><text:tab/></text:span><text:span text:style-name="T352">ⱔ</text:span></text:p>
          </table:table-cell>
          <table:table-cell table:style-name="Table17.A2" office:value-type="string">
            <text:p text:style-name="P390"><text:span text:style-name="T344">U+F02</text:span><text:span text:style-name="T351">C4</text:span><text:span text:style-name="T344"><text:tab/></text:span><text:span text:style-name="T352">ⱔ</text:span></text:p>
          </table:table-cell>
          <table:table-cell table:style-name="Table17.D2" office:value-type="string">
            <text:p text:style-name="P158">ѧ</text:p>
          </table:table-cell>
        </table:table-row>
        <table:table-row>
          <table:table-cell table:style-name="Table17.A2" office:value-type="string">
            <text:p text:style-name="P359"><text:span text:style-name="T342">U+2C55<text:tab/></text:span><text:span text:style-name="T197">ⱕ</text:span></text:p>
          </table:table-cell>
          <table:table-cell table:style-name="Table17.A2" office:value-type="string">
            <text:p text:style-name="P384"><text:span text:style-name="T344">U+F02</text:span><text:span text:style-name="T350">55</text:span><text:span text:style-name="T344"><text:tab/></text:span><text:span text:style-name="T352">ⱕ</text:span></text:p>
          </table:table-cell>
          <table:table-cell table:style-name="Table17.A2" office:value-type="string">
            <text:p text:style-name="P390"><text:span text:style-name="T344">U+F02</text:span><text:span text:style-name="T351">C5</text:span><text:span text:style-name="T344"><text:tab/></text:span><text:span text:style-name="T352">ⱕ</text:span></text:p>
          </table:table-cell>
          <table:table-cell table:style-name="Table17.D2" office:value-type="string">
            <text:p text:style-name="P158"><text:span text:style-name="T591">(</text:span>ꙙ<text:span text:style-name="T591">)</text:span></text:p>
          </table:table-cell>
        </table:table-row>
        <table:table-row>
          <table:table-cell table:style-name="Table17.A2" office:value-type="string">
            <text:p text:style-name="P359"><text:span text:style-name="T342">U+2C56<text:tab/></text:span><text:span text:style-name="T197">ⱖ</text:span></text:p>
          </table:table-cell>
          <table:table-cell table:style-name="Table17.A2" office:value-type="string">
            <text:p text:style-name="P384"><text:span text:style-name="T344">U+F02</text:span><text:span text:style-name="T350">56</text:span><text:span text:style-name="T344"><text:tab/></text:span><text:span text:style-name="T352">ⱖ</text:span></text:p>
          </table:table-cell>
          <table:table-cell table:style-name="Table17.A2" office:value-type="string">
            <text:p text:style-name="P390"><text:span text:style-name="T344">U+F02</text:span><text:span text:style-name="T351">C6</text:span><text:span text:style-name="T344"><text:tab/></text:span><text:span text:style-name="T352">ⱖ</text:span></text:p>
          </table:table-cell>
          <table:table-cell table:style-name="Table17.D2" office:value-type="string">
            <text:p text:style-name="P158">ј</text:p>
          </table:table-cell>
        </table:table-row>
        <table:table-row>
          <table:table-cell table:style-name="Table17.A2" office:value-type="string">
            <text:p text:style-name="P359"><text:span text:style-name="T342">U+2C57<text:tab/></text:span><text:span text:style-name="T197">ⱗ</text:span></text:p>
          </table:table-cell>
          <table:table-cell table:style-name="Table17.A2" office:value-type="string">
            <text:p text:style-name="P384"><text:span text:style-name="T344">U+F02</text:span><text:span text:style-name="T350">57</text:span><text:span text:style-name="T344"><text:tab/></text:span><text:span text:style-name="T352">ⱗ</text:span></text:p>
          </table:table-cell>
          <table:table-cell table:style-name="Table17.A2" office:value-type="string">
            <text:p text:style-name="P390"><text:span text:style-name="T344">U+F02</text:span><text:span text:style-name="T351">C7</text:span><text:span text:style-name="T344"><text:tab/></text:span><text:span text:style-name="T352">ⱗ</text:span></text:p>
          </table:table-cell>
          <table:table-cell table:style-name="Table17.D2" office:value-type="string">
            <text:p text:style-name="P158">ѩ</text:p>
          </table:table-cell>
        </table:table-row>
        <table:table-row>
          <table:table-cell table:style-name="Table17.A2" office:value-type="string">
            <text:p text:style-name="P359"><text:span text:style-name="T342">U+2C58<text:tab/></text:span><text:span text:style-name="T197">ⱘ</text:span></text:p>
          </table:table-cell>
          <table:table-cell table:style-name="Table17.A2" office:value-type="string">
            <text:p text:style-name="P384"><text:span text:style-name="T344">U+F02</text:span><text:span text:style-name="T350">58</text:span><text:span text:style-name="T344"><text:tab/></text:span><text:span text:style-name="T352">ⱘ</text:span></text:p>
          </table:table-cell>
          <table:table-cell table:style-name="Table17.A2" office:value-type="string">
            <text:p text:style-name="P390"><text:span text:style-name="T344">U+F02</text:span><text:span text:style-name="T351">C8</text:span><text:span text:style-name="T344"><text:tab/></text:span><text:span text:style-name="T352">ⱘ</text:span></text:p>
          </table:table-cell>
          <table:table-cell table:style-name="Table17.D2" office:value-type="string">
            <text:p text:style-name="P158">ѫ</text:p>
          </table:table-cell>
        </table:table-row>
        <table:table-row>
          <table:table-cell table:style-name="Table17.A2" office:value-type="string">
            <text:p text:style-name="P359"><text:span text:style-name="T342">U+2C59<text:tab/></text:span><text:span text:style-name="T197">ⱙ</text:span></text:p>
          </table:table-cell>
          <table:table-cell table:style-name="Table17.A2" office:value-type="string">
            <text:p text:style-name="P384"><text:span text:style-name="T344">U+F02</text:span><text:span text:style-name="T350">59</text:span><text:span text:style-name="T344"><text:tab/></text:span><text:span text:style-name="T352">ⱙ</text:span></text:p>
          </table:table-cell>
          <table:table-cell table:style-name="Table17.A2" office:value-type="string">
            <text:p text:style-name="P390"><text:span text:style-name="T344">U+F02</text:span><text:span text:style-name="T351">C9</text:span><text:span text:style-name="T344"><text:tab/></text:span><text:span text:style-name="T352">ⱙ</text:span></text:p>
          </table:table-cell>
          <table:table-cell table:style-name="Table17.D2" office:value-type="string">
            <text:p text:style-name="P158">ѭ</text:p>
          </table:table-cell>
        </table:table-row>
        <table:table-row>
          <table:table-cell table:style-name="Table17.A2" office:value-type="string">
            <text:p text:style-name="P359"><text:span text:style-name="T342">U+2C5A<text:tab/></text:span><text:span text:style-name="T197">ⱚ</text:span></text:p>
          </table:table-cell>
          <table:table-cell table:style-name="Table17.A2" office:value-type="string">
            <text:p text:style-name="P384"><text:span text:style-name="T344">U+F02</text:span><text:span text:style-name="T350">5A</text:span><text:span text:style-name="T344"><text:tab/></text:span><text:span text:style-name="T352">ⱚ</text:span></text:p>
          </table:table-cell>
          <table:table-cell table:style-name="Table17.A2" office:value-type="string">
            <text:p text:style-name="P390"><text:span text:style-name="T344">U+F02</text:span><text:span text:style-name="T351">CA</text:span><text:span text:style-name="T344"><text:tab/></text:span><text:span text:style-name="T352">ⱚ</text:span></text:p>
          </table:table-cell>
          <table:table-cell table:style-name="Table17.D2" office:value-type="string">
            <text:p text:style-name="P158">ѳ</text:p>
          </table:table-cell>
        </table:table-row>
        <table:table-row>
          <table:table-cell table:style-name="Table17.A2" office:value-type="string">
            <text:p text:style-name="P359"><text:span text:style-name="T342">U+2C5B<text:tab/></text:span><text:span text:style-name="T197">ⱛ</text:span></text:p>
          </table:table-cell>
          <table:table-cell table:style-name="Table17.A2" office:value-type="string">
            <text:p text:style-name="P384"><text:span text:style-name="T344">U+F02</text:span><text:span text:style-name="T350">5B</text:span><text:span text:style-name="T344"><text:tab/></text:span><text:span text:style-name="T352">ⱛ</text:span></text:p>
          </table:table-cell>
          <table:table-cell table:style-name="Table17.A2" office:value-type="string">
            <text:p text:style-name="P390"><text:span text:style-name="T344">U+F02</text:span><text:span text:style-name="T351">CB</text:span><text:span text:style-name="T344"><text:tab/></text:span><text:span text:style-name="T352">ⱛ</text:span></text:p>
          </table:table-cell>
          <table:table-cell table:style-name="Table17.D2" office:value-type="string">
            <text:p text:style-name="P158">ѵ</text:p>
          </table:table-cell>
        </table:table-row>
        <table:table-row>
          <table:table-cell table:style-name="Table17.A2" office:value-type="string">
            <text:p text:style-name="P359"><text:span text:style-name="T342">U+2C5C<text:tab/></text:span><text:span text:style-name="T197">ⱜ</text:span></text:p>
          </table:table-cell>
          <table:table-cell table:style-name="Table17.A2" office:value-type="string">
            <text:p text:style-name="P384"><text:span text:style-name="T344">U+F02</text:span><text:span text:style-name="T350">5C</text:span><text:span text:style-name="T344"><text:tab/></text:span><text:span text:style-name="T352">ⱜ</text:span></text:p>
          </table:table-cell>
          <table:table-cell table:style-name="Table17.A2" office:value-type="string">
            <text:p text:style-name="P390"><text:span text:style-name="T344">U+F02</text:span><text:span text:style-name="T351">CC</text:span><text:span text:style-name="T344"><text:tab/></text:span><text:span text:style-name="T352">ⱜ</text:span></text:p>
          </table:table-cell>
          <table:table-cell table:style-name="Table17.D2" office:value-type="string">
            <text:p text:style-name="P131"><text:span text:style-name="T199">ь</text:span><text:span text:style-name="T17">, </text:span><text:span text:style-name="T199">ꙏ,</text:span><text:span text:style-name="T17"> </text:span><text:span text:style-name="T200">'</text:span></text:p>
          </table:table-cell>
        </table:table-row>
        <text:soft-page-break/>
        <table:table-row>
          <table:table-cell table:style-name="Table17.A2" office:value-type="string">
            <text:p text:style-name="P359"><text:span text:style-name="T342">U+2C5D<text:tab/></text:span><text:span text:style-name="T197">ⱝ</text:span></text:p>
          </table:table-cell>
          <table:table-cell table:style-name="Table17.A2" office:value-type="string">
            <text:p text:style-name="P384"><text:span text:style-name="T344">U+F02</text:span><text:span text:style-name="T350">5D</text:span><text:span text:style-name="T344"><text:tab/></text:span><text:span text:style-name="T352">ⱝ</text:span></text:p>
          </table:table-cell>
          <table:table-cell table:style-name="Table17.A2" office:value-type="string">
            <text:p text:style-name="P390"><text:span text:style-name="T344">U+F02</text:span><text:span text:style-name="T351">CD</text:span><text:span text:style-name="T344"><text:tab/></text:span><text:span text:style-name="T352">ⱝ</text:span></text:p>
          </table:table-cell>
          <table:table-cell table:style-name="Table17.D2" office:value-type="string">
            <text:p text:style-name="P131"><text:span text:style-name="T17">(</text:span><text:span text:style-name="T199">а</text:span><text:span text:style-name="T17">)</text:span></text:p>
          </table:table-cell>
        </table:table-row>
        <table:table-row>
          <table:table-cell table:style-name="Table17.A2" office:value-type="string">
            <text:p text:style-name="P359"><text:span text:style-name="T342">U+2C5E<text:tab/></text:span><text:span text:style-name="T197">ⱞ</text:span></text:p>
          </table:table-cell>
          <table:table-cell table:style-name="Table17.A2" office:value-type="string">
            <text:p text:style-name="P384"><text:span text:style-name="T344">U+F02</text:span><text:span text:style-name="T350">5E</text:span><text:span text:style-name="T344"><text:tab/></text:span><text:span text:style-name="T352">ⱞ</text:span></text:p>
          </table:table-cell>
          <table:table-cell table:style-name="Table17.A2" office:value-type="string">
            <text:p text:style-name="P387"><text:span text:style-name="T344">U+F02</text:span><text:span text:style-name="T351">CE</text:span><text:span text:style-name="T344"><text:tab/></text:span><text:span text:style-name="T352">ⱞ</text:span></text:p>
          </table:table-cell>
          <table:table-cell table:style-name="Table17.D2" office:value-type="string">
            <text:p text:style-name="P158"><text:span text:style-name="T591">(</text:span>м<text:span text:style-name="T591">)</text:span></text:p>
          </table:table-cell>
        </table:table-row>
        <table:table-row>
          <table:table-cell table:style-name="Table17.A2" office:value-type="string">
            <text:p text:style-name="P352"><text:span text:style-name="T342">U+2C2F<text:tab/></text:span><text:span text:style-name="T146">ⱟ</text:span></text:p>
          </table:table-cell>
          <table:table-cell table:style-name="Table17.A2" office:value-type="string">
            <text:p text:style-name="P385">U+F022<text:span text:style-name="T601">F</text:span><text:tab/><text:span text:style-name="T353">ⱟ</text:span></text:p>
          </table:table-cell>
          <table:table-cell table:style-name="Table17.A2" office:value-type="string">
            <text:p text:style-name="P392">U+F029<text:span text:style-name="T601">F</text:span><text:tab/><text:span text:style-name="T353">ⱟ</text:span></text:p>
          </table:table-cell>
          <table:table-cell table:style-name="Table17.D2" office:value-type="string">
            <text:p text:style-name="P134"><text:span text:style-name="T204">ч</text:span>, “<text:span text:style-name="T601">et cetera”</text:span></text:p>
          </table:table-cell>
        </table:table-row>
        <table:table-row>
          <table:table-cell table:style-name="Table17.A2" office:value-type="string">
            <text:p text:style-name="P352"/>
          </table:table-cell>
          <table:table-cell table:style-name="Table17.A2" office:value-type="string">
            <text:p text:style-name="P385"/>
          </table:table-cell>
          <table:table-cell table:style-name="Table17.A2" office:value-type="string">
            <text:p text:style-name="P392"/>
          </table:table-cell>
          <table:table-cell table:style-name="Table17.D2" office:value-type="string">
            <text:p text:style-name="P134"/>
          </table:table-cell>
        </table:table-row>
        <table:table-row>
          <table:table-cell table:style-name="Table17.A2" office:value-type="string">
            <text:p text:style-name="P365">Combining Superscript “t”</text:p>
          </table:table-cell>
          <table:table-cell table:style-name="Table17.A2" office:value-type="string">
            <text:p text:style-name="P385"/>
          </table:table-cell>
          <table:table-cell table:style-name="Table17.A2" office:value-type="string">
            <text:p text:style-name="P392"/>
          </table:table-cell>
          <table:table-cell table:style-name="Table17.D2" office:value-type="string">
            <text:p text:style-name="P134"/>
          </table:table-cell>
        </table:table-row>
        <table:table-row>
          <table:table-cell table:style-name="Table17.A2" office:value-type="string">
            <text:p text:style-name="P353"><text:span text:style-name="T342">U+1E015<text:tab/></text:span><text:span text:style-name="T148">◌𞀕</text:span></text:p>
          </table:table-cell>
          <table:table-cell table:style-name="Table17.A2" office:value-type="string">
            <text:p text:style-name="P386">U+F022<text:span text:style-name="T601">F</text:span><text:tab/><text:span text:style-name="T354">◌𞀕</text:span></text:p>
          </table:table-cell>
          <table:table-cell table:style-name="Table17.A2" office:value-type="string">
            <text:p text:style-name="P393">U+F029<text:span text:style-name="T601">F</text:span><text:tab/><text:span text:style-name="T354">◌𞀕</text:span></text:p>
          </table:table-cell>
          <table:table-cell table:style-name="Table17.D2" office:value-type="string">
            <text:p text:style-name="P136">т</text:p>
          </table:table-cell>
        </table:table-row>
      </table:table>
      <text:p text:style-name="P361"/>
      <text:p text:style-name="P430"><text:span text:style-name="T427">Table </text:span><text:span text:style-name="T426">B:</text:span></text:p>
      <text:p text:style-name="P371"><text:span text:style-name="T427">Baromić Broken Ligatures</text:span><text:span text:style-name="T413"> </text:span><text:span text:style-name="T428">(truncated characters)</text:span></text:p>
      <text:p text:style-name="P360"/>
      <text:p text:style-name="P364"><text:span text:style-name="T629">These ligature components are accessed via </text:span>SALT (Stylistic Alternatives)<text:change-start text:change-id="ct94555146871440"/>. <text:span text:style-name="T117">(</text:span><text:span text:style-name="T118">I</text:span><text:span text:style-name="T117">n LibreOffice, change the font name to “Shafarik:salt</text:span><text:span text:style-name="T118">=x</text:span><text:span text:style-name="T117">”, </text:span><text:span text:style-name="T118">where </text:span><text:change-end text:change-id="ct94555146871440"/><text:change-start text:change-id="ct94555147425600"/><text:span text:style-name="T118">‘x’ is a number</text:span><text:change-end text:change-id="ct94555147425600"/><text:change-start text:change-id="ct94555147405632"/><text:span text:style-name="T117">.)</text:span><text:change-end text:change-id="ct94555147405632"/></text:p>
      <text:p text:style-name="P348"/>
      <text:p text:style-name="P368">U+2C30 Small Azu ⰰ:</text:p>
      <text:p text:style-name="P346"><text:span text:style-name="T342"><text:tab/>salt=1: </text:span><text:span text:style-name="T445">ⰰ</text:span><text:span text:style-name="T136"><text:tab/></text:span><text:span text:style-name="T365">abbreviated version right (U+F02E0)</text:span></text:p>
      <text:p text:style-name="P349"><text:span text:style-name="T342"><text:tab/>salt=2: </text:span><text:span text:style-name="T631">ⰰ</text:span><text:span text:style-name="T342"><text:tab/>abbreviated version left (U+F02E1)</text:span></text:p>
      <text:p text:style-name="P349"><text:span text:style-name="T342"><text:tab/>salt=3: </text:span><text:span text:style-name="T636">ⰰ</text:span><text:span text:style-name="T342"><text:tab/>standard truncated version right (U+F02E2)</text:span></text:p>
      <text:p text:style-name="P350"><text:span text:style-name="T342"><text:tab/>salt=4: </text:span><text:span text:style-name="T638">ⰰ</text:span><text:span text:style-name="T342"><text:tab/>standard truncated version left (U+F02E3)</text:span></text:p>
      <text:p text:style-name="P349"><text:span text:style-name="T342"><text:tab/>salt=5: </text:span><text:span text:style-name="T639">ⰰ</text:span><text:span text:style-name="T342"><text:tab/>high truncated version right (U+F02E4)</text:span></text:p>
      <text:p text:style-name="P349"><text:span text:style-name="T342"><text:tab/>salt=6: </text:span><text:span text:style-name="T640">ⰰ</text:span><text:span text:style-name="T342"><text:tab/>high truncated version left (U+F02E5)</text:span></text:p>
      <text:p text:style-name="P350"/>
      <text:p text:style-name="P368">U+2C32 Small Vedi ⰲ:</text:p>
      <text:p text:style-name="P351"><text:span text:style-name="T342"><text:tab/>salt=1: </text:span><text:span text:style-name="T445">ⰲ</text:span><text:span text:style-name="T342"><text:tab/>truncated version right (U+F02E7)</text:span></text:p>
      <text:p text:style-name="P351"><text:span text:style-name="T342"><text:tab/>salt=2: </text:span><text:span text:style-name="T631">ⰲ</text:span><text:span text:style-name="T342"><text:tab/>truncated version left (U+F02E8)</text:span></text:p>
      <text:p text:style-name="P350"/>
      <text:p text:style-name="P369">U+2C34 Small Dobro ⰴ:</text:p>
      <text:p text:style-name="P351"><text:span text:style-name="T342"><text:tab/>salt=2:</text:span><text:span text:style-name="T342"><text:note text:id="ftn12" text:note-class="footnote"><text:note-citation>12</text:note-citation><text:note-body><text:p text:style-name="P21"><text:span text:style-name="T641">) </text:span><text:span text:style-name="T8">Here we have to start salt at 2 because salt=1 is taken up by the alternative at U+EC63.</text:span></text:p></text:note-body></text:note></text:span><text:span text:style-name="T342"> </text:span><text:span text:style-name="T631">ⰴ</text:span><text:span text:style-name="T342"><text:tab/>standard truncated version (U+F02EA)</text:span></text:p>
      <text:p text:style-name="P351"><text:span text:style-name="T364"><text:tab/>salt=3: </text:span><text:span text:style-name="T637">ⰴ</text:span><text:span text:style-name="T342"><text:tab/>high truncated version (U+F02EB)</text:span></text:p>
      <text:p text:style-name="P350"/>
      <text:p text:style-name="P369">U+2C36 Small Zhivete ⰶ:</text:p>
      <text:p text:style-name="P351"><text:span text:style-name="T342"><text:tab/>salt=1: </text:span><text:span text:style-name="T445">ⰶ</text:span><text:span text:style-name="T342"><text:tab/>truncated version right (U+F02ED)</text:span></text:p>
      <text:p text:style-name="P351"><text:span text:style-name="T342"><text:tab/>salt=2: </text:span><text:span text:style-name="T631">ⰶ</text:span><text:span text:style-name="T342"><text:tab/>truncated version left (U+F02EE)</text:span></text:p>
      <text:p text:style-name="P370"/>
      <text:p text:style-name="P369">U+2C3E Small Liudie ⰾ:</text:p>
      <text:p text:style-name="P351"><text:span text:style-name="T342"><text:tab/>salt=1: </text:span><text:span text:style-name="T445">ⰾ</text:span><text:span text:style-name="T342"><text:tab/>truncated version right (U+F02F0)</text:span></text:p>
      <text:p text:style-name="P351"><text:span text:style-name="T342"><text:tab/>salt=2: </text:span><text:span text:style-name="T631">ⰾ</text:span><text:span text:style-name="T342"><text:tab/>truncated version left (U+F02F1)</text:span></text:p>
      <text:p text:style-name="P350"/>
      <text:p text:style-name="P369">U+2C45 Small Tvrido ⱅ:</text:p>
      <text:p text:style-name="P351"><text:span text:style-name="T342"><text:tab/>salt=1: </text:span><text:span text:style-name="T445">ⱅ</text:span><text:span text:style-name="T342"><text:tab/>truncated version right (U+F02F3)</text:span></text:p>
      <text:p text:style-name="P347"><text:span text:style-name="T342"><text:tab/>salt=2: </text:span><text:span text:style-name="T632">ⱅ</text:span><text:span text:style-name="T342"><text:tab/>truncated version left (U+F02F4)</text:span></text:p>
      <text:p text:style-name="P372"/>
      <text:p text:style-name="P431"/>
      <text:p text:style-name="P429">Table C:</text:p>
      <text:p text:style-name="P378"><text:span text:style-name="T227">Angular </text:span><text:span text:style-name="T224">Glagolitic Ligatures</text:span></text:p>
      <text:p text:style-name="P398"/>
      <text:p text:style-name="P116"><text:tab/>Glagolitic ligatures are not automatically generated, but are discretionary (as needed). Since the default Round Glagolitic does not use ligatures, one should <text:span text:style-name="T605">not</text:span> insert them when typesetting texts using that script. However, the Angular Script (ss03) and the Angular Missal Script (ss04) both make liberal use of these ligatures <text:span text:style-name="T605">by </text:span>using ss05 <text:span text:style-name="T605">instead of default, ss03 or ss04 text</text:span>. When ligatures are needed, they are <text:span text:style-name="T605">accessed</text:span> by designating the font as “Shafarik:ss05” in the font toolbar in LibreOffice (or a similar method i<text:span text:style-name="T609">n</text:span> other software).<text:change-start text:change-id="ct94555147424320"/> <text:span text:style-name="T395">NOTE: The user should not directly access the characters using the PUA</text:span><text:change-end text:change-id="ct94555147424320"/><text:change-start text:change-id="ct94555147667344"/><text:span text:style-name="T395"> codepoints listed below (in the left column), unless the software does not provide support for </text:span><text:change-end text:change-id="ct94555147667344"/><text:change-start text:change-id="ct94555147636672"/><text:span text:style-name="T395">OpenType features.</text:span><text:change-end text:change-id="ct94555147636672"/></text:p>
      <text:p text:style-name="P116"><text:span text:style-name="T463"><text:tab/>T</text:span><text:span text:style-name="T468">hree</text:span><text:span text:style-name="T464"> </text:span><text:span text:style-name="T465">ligature</text:span><text:span text:style-name="T464">s have variants between the standard </text:span><text:span text:style-name="T465">Angular </text:span><text:span text:style-name="T464">and Missal Angular styles (ss03 and ss04); these are marked in the </text:span><text:span text:style-name="T465">main </text:span><text:span text:style-name="T464">table below with </text:span><text:span text:style-name="T477">green highlighting.</text:span><text:span text:style-name="T464"> </text:span><text:span text:style-name="T466">The first version of the ligature is produced normally </text:span><text:span text:style-name="T468">(</text:span><text:span text:style-name="T466">by designating it with sso5</text:span><text:span text:style-name="T468">)</text:span><text:span text:style-name="T466">, while the second version is produced by de</text:span><text:span text:style-name="T467">si</text:span><text:span text:style-name="T466">gnating at as “</text:span><text:span text:style-name="T478">ss05&amp;ss04”. </text:span><text:span text:style-name="T479">These </text:span><text:span text:style-name="T480">three</text:span><text:span text:style-name="T479"> characters are:</text:span></text:p>
      <text:p text:style-name="P436"><text:span text:style-name="T613">default<text:tab/>no ligature formed<text:tab/></text:span><text:change-start text:change-id="ct94555147717680"/><text:span text:style-name="T323">ⰶⰴ<text:tab/>ⰸⰴ<text:tab/>ⰺⱀ</text:span><text:change-end text:change-id="ct94555147717680"/></text:p>
      <text:p text:style-name="P433"><text:span text:style-name="T613">ss03<text:tab/>no ligature formed<text:tab/></text:span><text:change-start text:change-id="ct94555147710592"/><text:span text:style-name="T337">ⰶⰴ<text:tab/>ⰸⰴ<text:tab/>ⰺⱀ</text:span><text:change-end text:change-id="ct94555147710592"/></text:p>
      <text:p text:style-name="P434"><text:span text:style-name="T613">ss04<text:tab/>no ligature formed<text:tab/></text:span><text:change-start text:change-id="ct94555147671168"/><text:span text:style-name="T66">ⰶⰴ<text:tab/>ⰸⰴ<text:tab/>ⰺⱀ</text:span><text:change-end text:change-id="ct94555147671168"/></text:p>
      <text:p text:style-name="P435"><text:span text:style-name="T613">ss05, ss05&amp;ss03<text:tab/>usual ligature formed<text:tab/></text:span><text:change-start text:change-id="ct94555147638560"/><text:span text:style-name="T645">ⰶⰴ<text:tab/>ⰸⰴ<text:tab/>ⰺⱀ</text:span><text:change-end text:change-id="ct94555147638560"/></text:p>
      <text:p text:style-name="P432"><text:span text:style-name="T613">ss05&amp;ss04<text:tab/>variant ligature formed<text:tab/></text:span><text:change-start text:change-id="ct94555147705024"/><text:span text:style-name="T614">ⰶⰴ<text:tab/>ⰸⰴ<text:tab/>ⰺⱀ</text:span><text:change-end text:change-id="ct94555147705024"/></text:p>
      <text:p text:style-name="P374"/>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80"><text:span text:style-name="T610">PUA </text:span>Codepoint</text:p>
          </table:table-cell>
          <table:table-cell table:style-name="Table18.A1" office:value-type="string">
            <text:p text:style-name="P380">Character Sequence (before ss03, ss04 or ss05 is applied)</text:p>
          </table:table-cell>
          <table:table-cell table:style-name="Table18.A1" office:value-type="string">
            <text:p text:style-name="P380">Glagolitic Ligature</text:p>
          </table:table-cell>
          <table:table-cell table:style-name="Table18.D1" office:value-type="string">
            <text:p text:style-name="P379">Test (ss05 <text:span text:style-name="T611">applied</text:span>)</text:p>
          </table:table-cell>
          <table:table-cell table:style-name="Table18.E1" office:value-type="string">
            <text:p text:style-name="P380">Transliteration and Comments</text:p>
          </table:table-cell>
        </table:table-row>
        <table:table-row>
          <table:table-cell table:style-name="Table18.A2" office:value-type="string">
            <text:p text:style-name="P363">u+F0300</text:p>
          </table:table-cell>
          <table:table-cell table:style-name="Table18.B2" office:value-type="string">
            <text:p text:style-name="P363">ⰰⰱ</text:p>
          </table:table-cell>
          <table:table-cell table:style-name="Table18.C2" office:value-type="string">
            <text:p text:style-name="P363">󰌀</text:p>
          </table:table-cell>
          <table:table-cell table:style-name="Table18.D2" office:value-type="string">
            <text:p text:style-name="P400">ⰰⰱ</text:p>
          </table:table-cell>
          <table:table-cell table:style-name="Table18.E2" office:value-type="string">
            <text:p text:style-name="P363">аб</text:p>
          </table:table-cell>
        </table:table-row>
        <table:table-row>
          <table:table-cell table:style-name="Table18.A3" office:value-type="string">
            <text:p text:style-name="P363">u+F0301</text:p>
          </table:table-cell>
          <table:table-cell table:style-name="Table18.B3" office:value-type="string">
            <text:p text:style-name="P363">ⰰⰲ</text:p>
          </table:table-cell>
          <table:table-cell table:style-name="Table18.C3" office:value-type="string">
            <text:p text:style-name="P363">󰌁</text:p>
          </table:table-cell>
          <table:table-cell table:style-name="Table18.D3" office:value-type="string">
            <text:p text:style-name="P400">ⰰⰲ</text:p>
          </table:table-cell>
          <table:table-cell table:style-name="Table18.E3" office:value-type="string">
            <text:p text:style-name="P363">ав</text:p>
          </table:table-cell>
        </table:table-row>
        <table:table-row>
          <table:table-cell table:style-name="Table18.A4" office:value-type="string">
            <text:p text:style-name="P363">u+F0302</text:p>
          </table:table-cell>
          <table:table-cell table:style-name="Table18.B4" office:value-type="string">
            <text:p text:style-name="P363">ⰰⰲⰰ</text:p>
          </table:table-cell>
          <table:table-cell table:style-name="Table18.C4" office:value-type="string">
            <text:p text:style-name="P363">󰌂</text:p>
          </table:table-cell>
          <table:table-cell table:style-name="Table18.D4" office:value-type="string">
            <text:p text:style-name="P400">ⰰⰲⰰ</text:p>
          </table:table-cell>
          <table:table-cell table:style-name="Table18.E4" office:value-type="string">
            <text:p text:style-name="P363">ава</text:p>
          </table:table-cell>
        </table:table-row>
        <table:table-row>
          <table:table-cell table:style-name="Table18.A5" office:value-type="string">
            <text:p text:style-name="P363">u+F0303</text:p>
          </table:table-cell>
          <table:table-cell table:style-name="Table18.B5" office:value-type="string">
            <text:p text:style-name="P363">ⰰⰲⰲ</text:p>
          </table:table-cell>
          <table:table-cell table:style-name="Table18.C5" office:value-type="string">
            <text:p text:style-name="P363">󰌃</text:p>
          </table:table-cell>
          <table:table-cell table:style-name="Table18.D5" office:value-type="string">
            <text:p text:style-name="P400">ⰰⰲⰲ</text:p>
          </table:table-cell>
          <table:table-cell table:style-name="Table18.E5" office:value-type="string">
            <text:p text:style-name="P363">авв</text:p>
          </table:table-cell>
        </table:table-row>
        <table:table-row>
          <table:table-cell table:style-name="Table18.A6" office:value-type="string">
            <text:p text:style-name="P363">u+F0304</text:p>
          </table:table-cell>
          <table:table-cell table:style-name="Table18.B6" office:value-type="string">
            <text:p text:style-name="P363">ⰰⰴ</text:p>
          </table:table-cell>
          <table:table-cell table:style-name="Table18.C6" office:value-type="string">
            <text:p text:style-name="P363">󰌄</text:p>
          </table:table-cell>
          <table:table-cell table:style-name="Table18.D6" office:value-type="string">
            <text:p text:style-name="P400">ⰰⰴ</text:p>
          </table:table-cell>
          <table:table-cell table:style-name="Table18.E6" office:value-type="string">
            <text:p text:style-name="P363">ад</text:p>
          </table:table-cell>
        </table:table-row>
        <table:table-row>
          <table:table-cell table:style-name="Table18.A7" office:value-type="string">
            <text:p text:style-name="P363">u+F0305</text:p>
          </table:table-cell>
          <table:table-cell table:style-name="Table18.B7" office:value-type="string">
            <text:p text:style-name="P363">ⰰⰶ</text:p>
          </table:table-cell>
          <table:table-cell table:style-name="Table18.C7" office:value-type="string">
            <text:p text:style-name="P363">󰌅</text:p>
          </table:table-cell>
          <table:table-cell table:style-name="Table18.D7" office:value-type="string">
            <text:p text:style-name="P400">ⰰⰶ</text:p>
          </table:table-cell>
          <table:table-cell table:style-name="Table18.E7" office:value-type="string">
            <text:p text:style-name="P363">аж</text:p>
          </table:table-cell>
        </table:table-row>
        <table:table-row>
          <table:table-cell table:style-name="Table18.A8" office:value-type="string">
            <text:p text:style-name="P363">u+F0306</text:p>
          </table:table-cell>
          <table:table-cell table:style-name="Table18.B8" office:value-type="string">
            <text:p text:style-name="P363">ⰰⰶⰴ</text:p>
          </table:table-cell>
          <table:table-cell table:style-name="Table18.C8" office:value-type="string">
            <text:p text:style-name="P363">󰌆</text:p>
          </table:table-cell>
          <table:table-cell table:style-name="Table18.D8" office:value-type="string">
            <text:p text:style-name="P400">ⰰⰶⰴ</text:p>
          </table:table-cell>
          <table:table-cell table:style-name="Table18.E8" office:value-type="string">
            <text:p text:style-name="P363">ажд</text:p>
          </table:table-cell>
        </table:table-row>
        <table:table-row>
          <table:table-cell table:style-name="Table18.A9" office:value-type="string">
            <text:p text:style-name="P363">u+F0307</text:p>
          </table:table-cell>
          <table:table-cell table:style-name="Table18.B9" office:value-type="string">
            <text:p text:style-name="P363">ⰰⰽ</text:p>
          </table:table-cell>
          <table:table-cell table:style-name="Table18.C9" office:value-type="string">
            <text:p text:style-name="P363">󰌇</text:p>
          </table:table-cell>
          <table:table-cell table:style-name="Table18.D9" office:value-type="string">
            <text:p text:style-name="P400">ⰰⰽ</text:p>
          </table:table-cell>
          <table:table-cell table:style-name="Table18.E9" office:value-type="string">
            <text:p text:style-name="P363">ак</text:p>
          </table:table-cell>
        </table:table-row>
        <table:table-row>
          <table:table-cell table:style-name="Table18.A10" office:value-type="string">
            <text:p text:style-name="P363">u+F0308</text:p>
          </table:table-cell>
          <table:table-cell table:style-name="Table18.B10" office:value-type="string">
            <text:p text:style-name="P363">ⰰⰾ</text:p>
          </table:table-cell>
          <table:table-cell table:style-name="Table18.C10" office:value-type="string">
            <text:p text:style-name="P363">󰌈</text:p>
          </table:table-cell>
          <table:table-cell table:style-name="Table18.D10" office:value-type="string">
            <text:p text:style-name="P400">ⰰⰾ</text:p>
          </table:table-cell>
          <table:table-cell table:style-name="Table18.E10" office:value-type="string">
            <text:p text:style-name="P363">ал</text:p>
          </table:table-cell>
        </table:table-row>
        <table:table-row>
          <table:table-cell table:style-name="Table18.A11" office:value-type="string">
            <text:p text:style-name="P363">u+F0309</text:p>
          </table:table-cell>
          <table:table-cell table:style-name="Table18.B11" office:value-type="string">
            <text:p text:style-name="P363">ⰰⰿ</text:p>
          </table:table-cell>
          <table:table-cell table:style-name="Table18.C11" office:value-type="string">
            <text:p text:style-name="P363">󰌉</text:p>
          </table:table-cell>
          <table:table-cell table:style-name="Table18.D11" office:value-type="string">
            <text:p text:style-name="P400">ⰰⰿ</text:p>
          </table:table-cell>
          <table:table-cell table:style-name="Table18.E11" office:value-type="string">
            <text:p text:style-name="P363">ам</text:p>
          </table:table-cell>
        </table:table-row>
        <table:table-row>
          <table:table-cell table:style-name="Table18.A12" office:value-type="string">
            <text:p text:style-name="P363">u+F030A</text:p>
          </table:table-cell>
          <table:table-cell table:style-name="Table18.B12" office:value-type="string">
            <text:p text:style-name="P363">ⰰⱀ</text:p>
          </table:table-cell>
          <table:table-cell table:style-name="Table18.C12" office:value-type="string">
            <text:p text:style-name="P363">󰌊</text:p>
          </table:table-cell>
          <table:table-cell table:style-name="Table18.D12" office:value-type="string">
            <text:p text:style-name="P400">ⰰⱀ</text:p>
          </table:table-cell>
          <table:table-cell table:style-name="Table18.E12" office:value-type="string">
            <text:p text:style-name="P363">ан</text:p>
          </table:table-cell>
        </table:table-row>
        <table:table-row>
          <table:table-cell table:style-name="Table18.A13" office:value-type="string">
            <text:p text:style-name="P363">u+F030B</text:p>
          </table:table-cell>
          <table:table-cell table:style-name="Table18.B13" office:value-type="string">
            <text:p text:style-name="P363">ⰰⱂ</text:p>
          </table:table-cell>
          <table:table-cell table:style-name="Table18.C13" office:value-type="string">
            <text:p text:style-name="P363">󰌋</text:p>
          </table:table-cell>
          <table:table-cell table:style-name="Table18.D13" office:value-type="string">
            <text:p text:style-name="P400">ⰰⱂ</text:p>
          </table:table-cell>
          <table:table-cell table:style-name="Table18.E13" office:value-type="string">
            <text:p text:style-name="P363">ап</text:p>
          </table:table-cell>
        </table:table-row>
        <table:table-row>
          <table:table-cell table:style-name="Table18.A14" office:value-type="string">
            <text:p text:style-name="P363">u+F030C</text:p>
          </table:table-cell>
          <table:table-cell table:style-name="Table18.B14" office:value-type="string">
            <text:p text:style-name="P363">ⰰⱅ</text:p>
          </table:table-cell>
          <table:table-cell table:style-name="Table18.C14" office:value-type="string">
            <text:p text:style-name="P363">󰌌</text:p>
          </table:table-cell>
          <table:table-cell table:style-name="Table18.D14" office:value-type="string">
            <text:p text:style-name="P400">ⰰⱅ</text:p>
          </table:table-cell>
          <table:table-cell table:style-name="Table18.E14" office:value-type="string">
            <text:p text:style-name="P363">ат</text:p>
          </table:table-cell>
        </table:table-row>
        <table:table-row>
          <table:table-cell table:style-name="Table18.A15" office:value-type="string">
            <text:p text:style-name="P363">u+F030D</text:p>
          </table:table-cell>
          <table:table-cell table:style-name="Table18.B15" office:value-type="string">
            <text:p text:style-name="P363">ⰰⱎ</text:p>
          </table:table-cell>
          <table:table-cell table:style-name="Table18.C15" office:value-type="string">
            <text:p text:style-name="P363">󰌍</text:p>
          </table:table-cell>
          <table:table-cell table:style-name="Table18.D15" office:value-type="string">
            <text:p text:style-name="P400">ⰰⱎ</text:p>
          </table:table-cell>
          <table:table-cell table:style-name="Table18.E15" office:value-type="string">
            <text:p text:style-name="P363">аш</text:p>
          </table:table-cell>
        </table:table-row>
        <text:soft-page-break/>
        <table:table-row>
          <table:table-cell table:style-name="Table18.A16" office:value-type="string">
            <text:p text:style-name="P363">u+F030E</text:p>
          </table:table-cell>
          <table:table-cell table:style-name="Table18.B16" office:value-type="string">
            <text:p text:style-name="P363">ⰰⱓ</text:p>
          </table:table-cell>
          <table:table-cell table:style-name="Table18.C16" office:value-type="string">
            <text:p text:style-name="P363">󰌎</text:p>
          </table:table-cell>
          <table:table-cell table:style-name="Table18.D16" office:value-type="string">
            <text:p text:style-name="P400">ⰰⱓ</text:p>
          </table:table-cell>
          <table:table-cell table:style-name="Table18.E16" office:value-type="string">
            <text:p text:style-name="P363">аю</text:p>
          </table:table-cell>
        </table:table-row>
        <table:table-row>
          <table:table-cell table:style-name="Table18.A17" office:value-type="string">
            <text:p text:style-name="P363"/>
          </table:table-cell>
          <table:table-cell table:style-name="Table18.B17" office:value-type="string">
            <text:p text:style-name="P363"/>
          </table:table-cell>
          <table:table-cell table:style-name="Table18.C17" office:value-type="string">
            <text:p text:style-name="P363"/>
          </table:table-cell>
          <table:table-cell table:style-name="Table18.D17" office:value-type="string">
            <text:p text:style-name="P400"/>
          </table:table-cell>
          <table:table-cell table:style-name="Table18.E17" office:value-type="string">
            <text:p text:style-name="P363"/>
          </table:table-cell>
        </table:table-row>
        <table:table-row>
          <table:table-cell table:style-name="Table18.A18" office:value-type="string">
            <text:p text:style-name="P363">u+F0315</text:p>
          </table:table-cell>
          <table:table-cell table:style-name="Table18.B18" office:value-type="string">
            <text:p text:style-name="P363">ⰱⰰ</text:p>
          </table:table-cell>
          <table:table-cell table:style-name="Table18.C18" office:value-type="string">
            <text:p text:style-name="P363">󰌕</text:p>
          </table:table-cell>
          <table:table-cell table:style-name="Table18.D18" office:value-type="string">
            <text:p text:style-name="P400">ⰱⰰ</text:p>
          </table:table-cell>
          <table:table-cell table:style-name="Table18.E18" office:value-type="string">
            <text:p text:style-name="P363">ба</text:p>
          </table:table-cell>
        </table:table-row>
        <table:table-row>
          <table:table-cell table:style-name="Table18.A19" office:value-type="string">
            <text:p text:style-name="P363">u+F0316</text:p>
          </table:table-cell>
          <table:table-cell table:style-name="Table18.B19" office:value-type="string">
            <text:p text:style-name="P363">ⰱⰶ</text:p>
          </table:table-cell>
          <table:table-cell table:style-name="Table18.C19" office:value-type="string">
            <text:p text:style-name="P363">󰌖</text:p>
          </table:table-cell>
          <table:table-cell table:style-name="Table18.D19" office:value-type="string">
            <text:p text:style-name="P400">ⰱⰶ</text:p>
          </table:table-cell>
          <table:table-cell table:style-name="Table18.E19" office:value-type="string">
            <text:p text:style-name="P363">бж</text:p>
          </table:table-cell>
        </table:table-row>
        <table:table-row>
          <table:table-cell table:style-name="Table18.A20" office:value-type="string">
            <text:p text:style-name="P363">u+F0317</text:p>
          </table:table-cell>
          <table:table-cell table:style-name="Table18.B20" office:value-type="string">
            <text:p text:style-name="P363">ⰱⰾ</text:p>
          </table:table-cell>
          <table:table-cell table:style-name="Table18.C20" office:value-type="string">
            <text:p text:style-name="P363">󰌗</text:p>
          </table:table-cell>
          <table:table-cell table:style-name="Table18.D20" office:value-type="string">
            <text:p text:style-name="P400">ⰱⰾ</text:p>
          </table:table-cell>
          <table:table-cell table:style-name="Table18.E20" office:value-type="string">
            <text:p text:style-name="P363">бл</text:p>
          </table:table-cell>
        </table:table-row>
        <table:table-row>
          <table:table-cell table:style-name="Table18.A21" office:value-type="string">
            <text:p text:style-name="P363">u+F0318</text:p>
          </table:table-cell>
          <table:table-cell table:style-name="Table18.B21" office:value-type="string">
            <text:p text:style-name="P363">ⰱⰾⰲ</text:p>
          </table:table-cell>
          <table:table-cell table:style-name="Table18.C21" office:value-type="string">
            <text:p text:style-name="P363">󰌘</text:p>
          </table:table-cell>
          <table:table-cell table:style-name="Table18.D21" office:value-type="string">
            <text:p text:style-name="P400">ⰱⰾⰲ</text:p>
          </table:table-cell>
          <table:table-cell table:style-name="Table18.E21" office:value-type="string">
            <text:p text:style-name="P363">блв</text:p>
          </table:table-cell>
        </table:table-row>
        <table:table-row>
          <table:table-cell table:style-name="Table18.A22" office:value-type="string">
            <text:p text:style-name="P363">u+F0319</text:p>
          </table:table-cell>
          <table:table-cell table:style-name="Table18.B22" office:value-type="string">
            <text:p text:style-name="P363">ⰱⰾⱓ</text:p>
          </table:table-cell>
          <table:table-cell table:style-name="Table18.C22" office:value-type="string">
            <text:p text:style-name="P363">󰌙</text:p>
          </table:table-cell>
          <table:table-cell table:style-name="Table18.D22" office:value-type="string">
            <text:p text:style-name="P400">ⰱⰾⱓ</text:p>
          </table:table-cell>
          <table:table-cell table:style-name="Table18.E22" office:value-type="string">
            <text:p text:style-name="P363">блю</text:p>
          </table:table-cell>
        </table:table-row>
        <table:table-row>
          <table:table-cell table:style-name="Table18.A23" office:value-type="string">
            <text:p text:style-name="P363">u+F031A</text:p>
          </table:table-cell>
          <table:table-cell table:style-name="Table18.B23" office:value-type="string">
            <text:p text:style-name="P363">ⰱⰾⱓⰴ</text:p>
          </table:table-cell>
          <table:table-cell table:style-name="Table18.C23" office:value-type="string">
            <text:p text:style-name="P363">󰌚</text:p>
          </table:table-cell>
          <table:table-cell table:style-name="Table18.D23" office:value-type="string">
            <text:p text:style-name="P400">ⰱⰾⱓⰴ</text:p>
          </table:table-cell>
          <table:table-cell table:style-name="Table18.E23" office:value-type="string">
            <text:p text:style-name="P363">блюд</text:p>
          </table:table-cell>
        </table:table-row>
        <table:table-row>
          <table:table-cell table:style-name="Table18.A24" office:value-type="string">
            <text:p text:style-name="P363">u+F031B</text:p>
          </table:table-cell>
          <table:table-cell table:style-name="Table18.B24" office:value-type="string">
            <text:p text:style-name="P363">ⰱⱁ</text:p>
          </table:table-cell>
          <table:table-cell table:style-name="Table18.C24" office:value-type="string">
            <text:p text:style-name="P363">󰌛</text:p>
          </table:table-cell>
          <table:table-cell table:style-name="Table18.D24" office:value-type="string">
            <text:p text:style-name="P400">ⰱⱁ</text:p>
          </table:table-cell>
          <table:table-cell table:style-name="Table18.E24" office:value-type="string">
            <text:p text:style-name="P363">бо</text:p>
          </table:table-cell>
        </table:table-row>
        <table:table-row>
          <table:table-cell table:style-name="Table18.A25" office:value-type="string">
            <text:p text:style-name="P363">u+F031C</text:p>
          </table:table-cell>
          <table:table-cell table:style-name="Table18.B25" office:value-type="string">
            <text:p text:style-name="P363">ⰱⱃ</text:p>
          </table:table-cell>
          <table:table-cell table:style-name="Table18.C25" office:value-type="string">
            <text:p text:style-name="P363">󰌜</text:p>
          </table:table-cell>
          <table:table-cell table:style-name="Table18.D25" office:value-type="string">
            <text:p text:style-name="P400">ⰱⱃ</text:p>
          </table:table-cell>
          <table:table-cell table:style-name="Table18.E25" office:value-type="string">
            <text:p text:style-name="P363">бр</text:p>
          </table:table-cell>
        </table:table-row>
        <table:table-row>
          <table:table-cell table:style-name="Table18.A26" office:value-type="string">
            <text:p text:style-name="P363"/>
          </table:table-cell>
          <table:table-cell table:style-name="Table18.B26" office:value-type="string">
            <text:p text:style-name="P363"/>
          </table:table-cell>
          <table:table-cell table:style-name="Table18.C26" office:value-type="string">
            <text:p text:style-name="P363"/>
          </table:table-cell>
          <table:table-cell table:style-name="Table18.D26" office:value-type="string">
            <text:p text:style-name="P400"/>
          </table:table-cell>
          <table:table-cell table:style-name="Table18.E26" office:value-type="string">
            <text:p text:style-name="P363"/>
          </table:table-cell>
        </table:table-row>
        <table:table-row>
          <table:table-cell table:style-name="Table18.A27" office:value-type="string">
            <text:p text:style-name="P363">u+F0323</text:p>
          </table:table-cell>
          <table:table-cell table:style-name="Table18.B27" office:value-type="string">
            <text:p text:style-name="P363">ⰲⰰ</text:p>
          </table:table-cell>
          <table:table-cell table:style-name="Table18.C27" office:value-type="string">
            <text:p text:style-name="P363">󰌣</text:p>
          </table:table-cell>
          <table:table-cell table:style-name="Table18.D27" office:value-type="string">
            <text:p text:style-name="P400">ⰲⰰ</text:p>
          </table:table-cell>
          <table:table-cell table:style-name="Table18.E27" office:value-type="string">
            <text:p text:style-name="P363">ва</text:p>
          </table:table-cell>
        </table:table-row>
        <table:table-row>
          <table:table-cell table:style-name="Table18.A28" office:value-type="string">
            <text:p text:style-name="P363">u+F0324</text:p>
          </table:table-cell>
          <table:table-cell table:style-name="Table18.B28" office:value-type="string">
            <text:p text:style-name="P363">ⰲⰲ</text:p>
          </table:table-cell>
          <table:table-cell table:style-name="Table18.C28" office:value-type="string">
            <text:p text:style-name="P363">󰌤</text:p>
          </table:table-cell>
          <table:table-cell table:style-name="Table18.D28" office:value-type="string">
            <text:p text:style-name="P400">ⰲⰲ</text:p>
          </table:table-cell>
          <table:table-cell table:style-name="Table18.E28" office:value-type="string">
            <text:p text:style-name="P363">вв</text:p>
          </table:table-cell>
        </table:table-row>
        <table:table-row>
          <table:table-cell table:style-name="Table18.A29" office:value-type="string">
            <text:p text:style-name="P363">u+F0325</text:p>
          </table:table-cell>
          <table:table-cell table:style-name="Table18.B29" office:value-type="string">
            <text:p text:style-name="P363">ⰲⰲⱃ</text:p>
          </table:table-cell>
          <table:table-cell table:style-name="Table18.C29" office:value-type="string">
            <text:p text:style-name="P363">󰌥</text:p>
          </table:table-cell>
          <table:table-cell table:style-name="Table18.D29" office:value-type="string">
            <text:p text:style-name="P400">ⰲⰲⱃ</text:p>
          </table:table-cell>
          <table:table-cell table:style-name="Table18.E29" office:value-type="string">
            <text:p text:style-name="P363">ввр</text:p>
          </table:table-cell>
        </table:table-row>
        <table:table-row>
          <table:table-cell table:style-name="Table18.A30" office:value-type="string">
            <text:p text:style-name="P363">u+F0326</text:p>
          </table:table-cell>
          <table:table-cell table:style-name="Table18.B30" office:value-type="string">
            <text:p text:style-name="P363">ⰲⰴ</text:p>
          </table:table-cell>
          <table:table-cell table:style-name="Table18.C30" office:value-type="string">
            <text:p text:style-name="P363">󰌦</text:p>
          </table:table-cell>
          <table:table-cell table:style-name="Table18.D30" office:value-type="string">
            <text:p text:style-name="P400">ⰲⰴ</text:p>
          </table:table-cell>
          <table:table-cell table:style-name="Table18.E30" office:value-type="string">
            <text:p text:style-name="P363">вд</text:p>
          </table:table-cell>
        </table:table-row>
        <table:table-row>
          <table:table-cell table:style-name="Table18.A31" office:value-type="string">
            <text:p text:style-name="P363">u+F0327</text:p>
          </table:table-cell>
          <table:table-cell table:style-name="Table18.B31" office:value-type="string">
            <text:p text:style-name="P363">ⰲⰴⱅⰾ</text:p>
          </table:table-cell>
          <table:table-cell table:style-name="Table18.C31" office:value-type="string">
            <text:p text:style-name="P363">󰌧</text:p>
          </table:table-cell>
          <table:table-cell table:style-name="Table18.D31" office:value-type="string">
            <text:p text:style-name="P400">ⰲⰴⱅⰾ</text:p>
          </table:table-cell>
          <table:table-cell table:style-name="Table18.E31" office:value-type="string">
            <text:p text:style-name="P363">вдтл</text:p>
          </table:table-cell>
        </table:table-row>
        <table:table-row>
          <table:table-cell table:style-name="Table18.A32" office:value-type="string">
            <text:p text:style-name="P363">u+F0328</text:p>
          </table:table-cell>
          <table:table-cell table:style-name="Table18.B32" office:value-type="string">
            <text:p text:style-name="P363">ⰲⰶ</text:p>
          </table:table-cell>
          <table:table-cell table:style-name="Table18.C32" office:value-type="string">
            <text:p text:style-name="P363">󰌨</text:p>
          </table:table-cell>
          <table:table-cell table:style-name="Table18.D32" office:value-type="string">
            <text:p text:style-name="P400">ⰲⰶ</text:p>
          </table:table-cell>
          <table:table-cell table:style-name="Table18.E32" office:value-type="string">
            <text:p text:style-name="P363">вж</text:p>
          </table:table-cell>
        </table:table-row>
        <table:table-row>
          <table:table-cell table:style-name="Table18.A33" office:value-type="string">
            <text:p text:style-name="P363">u+F0329</text:p>
          </table:table-cell>
          <table:table-cell table:style-name="Table18.B33" office:value-type="string">
            <text:p text:style-name="P363">ⰲⰶⰴ</text:p>
          </table:table-cell>
          <table:table-cell table:style-name="Table18.C33" office:value-type="string">
            <text:p text:style-name="P363">󰌩</text:p>
          </table:table-cell>
          <table:table-cell table:style-name="Table18.D33" office:value-type="string">
            <text:p text:style-name="P400">ⰲⰶⰴ</text:p>
          </table:table-cell>
          <table:table-cell table:style-name="Table18.E33" office:value-type="string">
            <text:p text:style-name="P363">вжд</text:p>
          </table:table-cell>
        </table:table-row>
        <table:table-row>
          <table:table-cell table:style-name="Table18.A34" office:value-type="string">
            <text:p text:style-name="P363">u+F032A</text:p>
          </table:table-cell>
          <table:table-cell table:style-name="Table18.B34" office:value-type="string">
            <text:p text:style-name="P363">ⰲⰸ</text:p>
          </table:table-cell>
          <table:table-cell table:style-name="Table18.C34" office:value-type="string">
            <text:p text:style-name="P363">󰌪</text:p>
          </table:table-cell>
          <table:table-cell table:style-name="Table18.D34" office:value-type="string">
            <text:p text:style-name="P400">ⰲⰸ</text:p>
          </table:table-cell>
          <table:table-cell table:style-name="Table18.E34" office:value-type="string">
            <text:p text:style-name="P363">вꙁ</text:p>
          </table:table-cell>
        </table:table-row>
        <table:table-row>
          <table:table-cell table:style-name="Table18.A35" office:value-type="string">
            <text:p text:style-name="P363">u+F032B</text:p>
          </table:table-cell>
          <table:table-cell table:style-name="Table18.B35" office:value-type="string">
            <text:p text:style-name="P363">ⰲⰸⰰ</text:p>
          </table:table-cell>
          <table:table-cell table:style-name="Table18.C35" office:value-type="string">
            <text:p text:style-name="P363">󰌫</text:p>
          </table:table-cell>
          <table:table-cell table:style-name="Table18.D35" office:value-type="string">
            <text:p text:style-name="P400">ⰲⰸⰰ</text:p>
          </table:table-cell>
          <table:table-cell table:style-name="Table18.E35" office:value-type="string">
            <text:p text:style-name="P363">вꙁа</text:p>
          </table:table-cell>
        </table:table-row>
        <table:table-row>
          <table:table-cell table:style-name="Table18.A36" office:value-type="string">
            <text:p text:style-name="P363">u+F032C</text:p>
          </table:table-cell>
          <table:table-cell table:style-name="Table18.B36" office:value-type="string">
            <text:p text:style-name="P363">ⰲⰸⰲ</text:p>
          </table:table-cell>
          <table:table-cell table:style-name="Table18.C36" office:value-type="string">
            <text:p text:style-name="P363">󰌬</text:p>
          </table:table-cell>
          <table:table-cell table:style-name="Table18.D36" office:value-type="string">
            <text:p text:style-name="P400">ⰲⰸⰲ</text:p>
          </table:table-cell>
          <table:table-cell table:style-name="Table18.E36" office:value-type="string">
            <text:p text:style-name="P363">вꙁв</text:p>
          </table:table-cell>
        </table:table-row>
        <table:table-row>
          <table:table-cell table:style-name="Table18.A37" office:value-type="string">
            <text:p text:style-name="P363">u+F032D</text:p>
          </table:table-cell>
          <table:table-cell table:style-name="Table18.B37" office:value-type="string">
            <text:p text:style-name="P363">ⰲⰸⰴ</text:p>
          </table:table-cell>
          <table:table-cell table:style-name="Table18.C37" office:value-type="string">
            <text:p text:style-name="P363">󰌭</text:p>
          </table:table-cell>
          <table:table-cell table:style-name="Table18.D37" office:value-type="string">
            <text:p text:style-name="P400">ⰲⰸⰴ</text:p>
          </table:table-cell>
          <table:table-cell table:style-name="Table18.E37" office:value-type="string">
            <text:p text:style-name="P363">вꙁд</text:p>
          </table:table-cell>
        </table:table-row>
        <table:table-row>
          <table:table-cell table:style-name="Table18.A38" office:value-type="string">
            <text:p text:style-name="P363">u+F032E</text:p>
          </table:table-cell>
          <table:table-cell table:style-name="Table18.B38" office:value-type="string">
            <text:p text:style-name="P363">ⰲⰸⰴⰰ</text:p>
          </table:table-cell>
          <table:table-cell table:style-name="Table18.C38" office:value-type="string">
            <text:p text:style-name="P363">󰌮</text:p>
          </table:table-cell>
          <table:table-cell table:style-name="Table18.D38" office:value-type="string">
            <text:p text:style-name="P400">ⰲⰸⰴⰰ</text:p>
          </table:table-cell>
          <table:table-cell table:style-name="Table18.E38" office:value-type="string">
            <text:p text:style-name="P363">вꙁда</text:p>
          </table:table-cell>
        </table:table-row>
        <table:table-row>
          <table:table-cell table:style-name="Table18.A39" office:value-type="string">
            <text:p text:style-name="P363">u+F032F</text:p>
          </table:table-cell>
          <table:table-cell table:style-name="Table18.B39" office:value-type="string">
            <text:p text:style-name="P363">ⰲⰸⰴⰲ</text:p>
          </table:table-cell>
          <table:table-cell table:style-name="Table18.C39" office:value-type="string">
            <text:p text:style-name="P363">󰌯</text:p>
          </table:table-cell>
          <table:table-cell table:style-name="Table18.D39" office:value-type="string">
            <text:p text:style-name="P400">ⰲⰸⰴⰲ</text:p>
          </table:table-cell>
          <table:table-cell table:style-name="Table18.E39" office:value-type="string">
            <text:p text:style-name="P363">вꙁдв</text:p>
          </table:table-cell>
        </table:table-row>
        <table:table-row>
          <table:table-cell table:style-name="Table18.A40" office:value-type="string">
            <text:p text:style-name="P363">u+F0330</text:p>
          </table:table-cell>
          <table:table-cell table:style-name="Table18.B40" office:value-type="string">
            <text:p text:style-name="P363">ⰲⰸⰾ</text:p>
          </table:table-cell>
          <table:table-cell table:style-name="Table18.C40" office:value-type="string">
            <text:p text:style-name="P363">󰌰</text:p>
          </table:table-cell>
          <table:table-cell table:style-name="Table18.D40" office:value-type="string">
            <text:p text:style-name="P400">ⰲⰸⰾ</text:p>
          </table:table-cell>
          <table:table-cell table:style-name="Table18.E40" office:value-type="string">
            <text:p text:style-name="P363">вꙁл</text:p>
          </table:table-cell>
        </table:table-row>
        <table:table-row>
          <table:table-cell table:style-name="Table18.A41" office:value-type="string">
            <text:p text:style-name="P363">u+F0331</text:p>
          </table:table-cell>
          <table:table-cell table:style-name="Table18.B41" office:value-type="string">
            <text:p text:style-name="P363">ⰲⰻ</text:p>
          </table:table-cell>
          <table:table-cell table:style-name="Table18.C41" office:value-type="string">
            <text:p text:style-name="P363">󰌱</text:p>
          </table:table-cell>
          <table:table-cell table:style-name="Table18.D41" office:value-type="string">
            <text:p text:style-name="P400">ⰲⰻ</text:p>
          </table:table-cell>
          <table:table-cell table:style-name="Table18.E41" office:value-type="string">
            <text:p text:style-name="P363">ви</text:p>
          </table:table-cell>
        </table:table-row>
        <table:table-row>
          <table:table-cell table:style-name="Table18.A42" office:value-type="string">
            <text:p text:style-name="P363">u+F0332</text:p>
          </table:table-cell>
          <table:table-cell table:style-name="Table18.B42" office:value-type="string">
            <text:p text:style-name="P363">ⰲⰻⰴ</text:p>
          </table:table-cell>
          <table:table-cell table:style-name="Table18.C42" office:value-type="string">
            <text:p text:style-name="P363">󰌲</text:p>
          </table:table-cell>
          <table:table-cell table:style-name="Table18.D42" office:value-type="string">
            <text:p text:style-name="P400">ⰲⰻⰴ</text:p>
          </table:table-cell>
          <table:table-cell table:style-name="Table18.E42" office:value-type="string">
            <text:p text:style-name="P363">вид</text:p>
          </table:table-cell>
        </table:table-row>
        <table:table-row>
          <table:table-cell table:style-name="Table18.A43" office:value-type="string">
            <text:p text:style-name="P363">u+F0333</text:p>
          </table:table-cell>
          <table:table-cell table:style-name="Table18.B43" office:value-type="string">
            <text:p text:style-name="P363">ⰲⰾ</text:p>
          </table:table-cell>
          <table:table-cell table:style-name="Table18.C43" office:value-type="string">
            <text:p text:style-name="P363">󰌳</text:p>
          </table:table-cell>
          <table:table-cell table:style-name="Table18.D43" office:value-type="string">
            <text:p text:style-name="P400">ⰲⰾ</text:p>
          </table:table-cell>
          <table:table-cell table:style-name="Table18.E43" office:value-type="string">
            <text:p text:style-name="P363">вл</text:p>
          </table:table-cell>
        </table:table-row>
        <table:table-row>
          <table:table-cell table:style-name="Table18.A44" office:value-type="string">
            <text:p text:style-name="P363">u+F0334</text:p>
          </table:table-cell>
          <table:table-cell table:style-name="Table18.B44" office:value-type="string">
            <text:p text:style-name="P363">ⰲⰾⰰ</text:p>
          </table:table-cell>
          <table:table-cell table:style-name="Table18.C44" office:value-type="string">
            <text:p text:style-name="P363">󰌴</text:p>
          </table:table-cell>
          <table:table-cell table:style-name="Table18.D44" office:value-type="string">
            <text:p text:style-name="P400">ⰲⰾⰰ</text:p>
          </table:table-cell>
          <table:table-cell table:style-name="Table18.E44" office:value-type="string">
            <text:p text:style-name="P363">вла</text:p>
          </table:table-cell>
        </table:table-row>
        <table:table-row>
          <table:table-cell table:style-name="Table18.A45" office:value-type="string">
            <text:p text:style-name="P363">u+F0335</text:p>
          </table:table-cell>
          <table:table-cell table:style-name="Table18.B45" office:value-type="string">
            <text:p text:style-name="P363">ⰲⰾⰻ</text:p>
          </table:table-cell>
          <table:table-cell table:style-name="Table18.C45" office:value-type="string">
            <text:p text:style-name="P363">󰌵</text:p>
          </table:table-cell>
          <table:table-cell table:style-name="Table18.D45" office:value-type="string">
            <text:p text:style-name="P400">ⰲⰾⰻ</text:p>
          </table:table-cell>
          <table:table-cell table:style-name="Table18.E45" office:value-type="string">
            <text:p text:style-name="P363">вли</text:p>
          </table:table-cell>
        </table:table-row>
        <table:table-row>
          <table:table-cell table:style-name="Table18.A46" office:value-type="string">
            <text:p text:style-name="P363">u+F0336</text:p>
          </table:table-cell>
          <table:table-cell table:style-name="Table18.B46" office:value-type="string">
            <text:p text:style-name="P363">ⰲⰾⱓ</text:p>
          </table:table-cell>
          <table:table-cell table:style-name="Table18.C46" office:value-type="string">
            <text:p text:style-name="P363">󰌶</text:p>
          </table:table-cell>
          <table:table-cell table:style-name="Table18.D46" office:value-type="string">
            <text:p text:style-name="P400">ⰲⰾⱓ</text:p>
          </table:table-cell>
          <table:table-cell table:style-name="Table18.E46" office:value-type="string">
            <text:p text:style-name="P363">влю</text:p>
          </table:table-cell>
        </table:table-row>
        <table:table-row>
          <table:table-cell table:style-name="Table18.A47" office:value-type="string">
            <text:p text:style-name="P363">u+F0337</text:p>
          </table:table-cell>
          <table:table-cell table:style-name="Table18.B47" office:value-type="string">
            <text:p text:style-name="P363">ⰲⰾⱓⰴ</text:p>
          </table:table-cell>
          <table:table-cell table:style-name="Table18.C47" office:value-type="string">
            <text:p text:style-name="P363">󰌷</text:p>
          </table:table-cell>
          <table:table-cell table:style-name="Table18.D47" office:value-type="string">
            <text:p text:style-name="P400">ⰲⰾⱓⰴ</text:p>
          </table:table-cell>
          <table:table-cell table:style-name="Table18.E47" office:value-type="string">
            <text:p text:style-name="P363">влюд</text:p>
          </table:table-cell>
        </table:table-row>
        <table:table-row>
          <table:table-cell table:style-name="Table18.A48" office:value-type="string">
            <text:p text:style-name="P363">u+F0338</text:p>
          </table:table-cell>
          <table:table-cell table:style-name="Table18.B48" office:value-type="string">
            <text:p text:style-name="P363">ⰲⱁ</text:p>
          </table:table-cell>
          <table:table-cell table:style-name="Table18.C48" office:value-type="string">
            <text:p text:style-name="P363">󰌸</text:p>
          </table:table-cell>
          <table:table-cell table:style-name="Table18.D48" office:value-type="string">
            <text:p text:style-name="P400">ⰲⱁ</text:p>
          </table:table-cell>
          <table:table-cell table:style-name="Table18.E48" office:value-type="string">
            <text:p text:style-name="P363">во</text:p>
          </table:table-cell>
        </table:table-row>
        <table:table-row>
          <table:table-cell table:style-name="Table18.A49" office:value-type="string">
            <text:p text:style-name="P363">u+F0339</text:p>
          </table:table-cell>
          <table:table-cell table:style-name="Table18.B49" office:value-type="string">
            <text:p text:style-name="P363">ⰲⱁⰴ</text:p>
          </table:table-cell>
          <table:table-cell table:style-name="Table18.C49" office:value-type="string">
            <text:p text:style-name="P363">󰌹</text:p>
          </table:table-cell>
          <table:table-cell table:style-name="Table18.D49" office:value-type="string">
            <text:p text:style-name="P400">ⰲⱁⰴ</text:p>
          </table:table-cell>
          <table:table-cell table:style-name="Table18.E49" office:value-type="string">
            <text:p text:style-name="P363">вод</text:p>
          </table:table-cell>
        </table:table-row>
        <table:table-row>
          <table:table-cell table:style-name="Table18.A50" office:value-type="string">
            <text:p text:style-name="P363">u+F033A</text:p>
          </table:table-cell>
          <table:table-cell table:style-name="Table18.B50" office:value-type="string">
            <text:p text:style-name="P363">ⰲⱁⱅ</text:p>
          </table:table-cell>
          <table:table-cell table:style-name="Table18.C50" office:value-type="string">
            <text:p text:style-name="P363">󰌺</text:p>
          </table:table-cell>
          <table:table-cell table:style-name="Table18.D50" office:value-type="string">
            <text:p text:style-name="P400">ⰲⱁⱅ</text:p>
          </table:table-cell>
          <table:table-cell table:style-name="Table18.E50" office:value-type="string">
            <text:p text:style-name="P363">вот</text:p>
          </table:table-cell>
        </table:table-row>
        <table:table-row>
          <table:table-cell table:style-name="Table18.A51" office:value-type="string">
            <text:p text:style-name="P363">u+F033B</text:p>
          </table:table-cell>
          <table:table-cell table:style-name="Table18.B51" office:value-type="string">
            <text:p text:style-name="P363">ⰲⱃ</text:p>
          </table:table-cell>
          <table:table-cell table:style-name="Table18.C51" office:value-type="string">
            <text:p text:style-name="P363">󰌻</text:p>
          </table:table-cell>
          <table:table-cell table:style-name="Table18.D51" office:value-type="string">
            <text:p text:style-name="P400">ⰲⱃ</text:p>
          </table:table-cell>
          <table:table-cell table:style-name="Table18.E51" office:value-type="string">
            <text:p text:style-name="P363">вр</text:p>
          </table:table-cell>
        </table:table-row>
        <text:soft-page-break/>
        <table:table-row>
          <table:table-cell table:style-name="Table18.A52" office:value-type="string">
            <text:p text:style-name="P363">u+F033C</text:p>
          </table:table-cell>
          <table:table-cell table:style-name="Table18.B52" office:value-type="string">
            <text:p text:style-name="P363">ⰲⱃⱅ</text:p>
          </table:table-cell>
          <table:table-cell table:style-name="Table18.C52" office:value-type="string">
            <text:p text:style-name="P363">󰌼</text:p>
          </table:table-cell>
          <table:table-cell table:style-name="Table18.D52" office:value-type="string">
            <text:p text:style-name="P400">ⰲⱃⱅ</text:p>
          </table:table-cell>
          <table:table-cell table:style-name="Table18.E52" office:value-type="string">
            <text:p text:style-name="P363">врт</text:p>
          </table:table-cell>
        </table:table-row>
        <table:table-row>
          <table:table-cell table:style-name="Table18.A53" office:value-type="string">
            <text:p text:style-name="P363">u+F033D</text:p>
          </table:table-cell>
          <table:table-cell table:style-name="Table18.B53" office:value-type="string">
            <text:p text:style-name="P363">ⰲⱃⱅⱁ</text:p>
          </table:table-cell>
          <table:table-cell table:style-name="Table18.C53" office:value-type="string">
            <text:p text:style-name="P363">󰌽</text:p>
          </table:table-cell>
          <table:table-cell table:style-name="Table18.D53" office:value-type="string">
            <text:p text:style-name="P400">ⰲⱃⱅⱁ</text:p>
          </table:table-cell>
          <table:table-cell table:style-name="Table18.E53" office:value-type="string">
            <text:p text:style-name="P363">врто</text:p>
          </table:table-cell>
        </table:table-row>
        <table:table-row>
          <table:table-cell table:style-name="Table18.A54" office:value-type="string">
            <text:p text:style-name="P363">u+F033E</text:p>
          </table:table-cell>
          <table:table-cell table:style-name="Table18.B54" office:value-type="string">
            <text:p text:style-name="P363">ⰲⱅ</text:p>
          </table:table-cell>
          <table:table-cell table:style-name="Table18.C54" office:value-type="string">
            <text:p text:style-name="P363">󰌾</text:p>
          </table:table-cell>
          <table:table-cell table:style-name="Table18.D54" office:value-type="string">
            <text:p text:style-name="P400">ⰲⱅ</text:p>
          </table:table-cell>
          <table:table-cell table:style-name="Table18.E54" office:value-type="string">
            <text:p text:style-name="P363">вт</text:p>
          </table:table-cell>
        </table:table-row>
        <table:table-row>
          <table:table-cell table:style-name="Table18.A55" office:value-type="string">
            <text:p text:style-name="P363">u+F033F</text:p>
          </table:table-cell>
          <table:table-cell table:style-name="Table18.B55" office:value-type="string">
            <text:p text:style-name="P363">ⰲⱅⱃ</text:p>
          </table:table-cell>
          <table:table-cell table:style-name="Table18.C55" office:value-type="string">
            <text:p text:style-name="P363">󰌿</text:p>
          </table:table-cell>
          <table:table-cell table:style-name="Table18.D55" office:value-type="string">
            <text:p text:style-name="P400">ⰲⱅⱃ</text:p>
          </table:table-cell>
          <table:table-cell table:style-name="Table18.E55" office:value-type="string">
            <text:p text:style-name="P363">втр</text:p>
          </table:table-cell>
        </table:table-row>
        <table:table-row>
          <table:table-cell table:style-name="Table18.A56" office:value-type="string">
            <text:p text:style-name="P363"/>
          </table:table-cell>
          <table:table-cell table:style-name="Table18.B56" office:value-type="string">
            <text:p text:style-name="P363"/>
          </table:table-cell>
          <table:table-cell table:style-name="Table18.C56" office:value-type="string">
            <text:p text:style-name="P363"/>
          </table:table-cell>
          <table:table-cell table:style-name="Table18.D56" office:value-type="string">
            <text:p text:style-name="P400"/>
          </table:table-cell>
          <table:table-cell table:style-name="Table18.E56" office:value-type="string">
            <text:p text:style-name="P363"/>
          </table:table-cell>
        </table:table-row>
        <table:table-row>
          <table:table-cell table:style-name="Table18.A57" office:value-type="string">
            <text:p text:style-name="P363">u+F0346</text:p>
          </table:table-cell>
          <table:table-cell table:style-name="Table18.B57" office:value-type="string">
            <text:p text:style-name="P363">ⰳⰰ</text:p>
          </table:table-cell>
          <table:table-cell table:style-name="Table18.C57" office:value-type="string">
            <text:p text:style-name="P363">󰍆</text:p>
          </table:table-cell>
          <table:table-cell table:style-name="Table18.D57" office:value-type="string">
            <text:p text:style-name="P400">ⰳⰰ</text:p>
          </table:table-cell>
          <table:table-cell table:style-name="Table18.E57" office:value-type="string">
            <text:p text:style-name="P363">га</text:p>
          </table:table-cell>
        </table:table-row>
        <table:table-row>
          <table:table-cell table:style-name="Table18.A58" office:value-type="string">
            <text:p text:style-name="P363">u+F0347</text:p>
          </table:table-cell>
          <table:table-cell table:style-name="Table18.B58" office:value-type="string">
            <text:p text:style-name="P363">ⰳⰲ</text:p>
          </table:table-cell>
          <table:table-cell table:style-name="Table18.C58" office:value-type="string">
            <text:p text:style-name="P363">󰍇</text:p>
          </table:table-cell>
          <table:table-cell table:style-name="Table18.D58" office:value-type="string">
            <text:p text:style-name="P400">ⰳⰲ</text:p>
          </table:table-cell>
          <table:table-cell table:style-name="Table18.E58" office:value-type="string">
            <text:p text:style-name="P363">гв</text:p>
          </table:table-cell>
        </table:table-row>
        <table:table-row>
          <table:table-cell table:style-name="Table18.A59" office:value-type="string">
            <text:p text:style-name="P363">u+F0348</text:p>
          </table:table-cell>
          <table:table-cell table:style-name="Table18.B59" office:value-type="string">
            <text:p text:style-name="P363">ⰳⰲⰾ</text:p>
          </table:table-cell>
          <table:table-cell table:style-name="Table18.C59" office:value-type="string">
            <text:p text:style-name="P363">󰍈</text:p>
          </table:table-cell>
          <table:table-cell table:style-name="Table18.D59" office:value-type="string">
            <text:p text:style-name="P400">ⰳⰲⰾ</text:p>
          </table:table-cell>
          <table:table-cell table:style-name="Table18.E59" office:value-type="string">
            <text:p text:style-name="P363">гвл</text:p>
          </table:table-cell>
        </table:table-row>
        <table:table-row>
          <table:table-cell table:style-name="Table18.A60" office:value-type="string">
            <text:p text:style-name="P363">u+F0349</text:p>
          </table:table-cell>
          <table:table-cell table:style-name="Table18.B60" office:value-type="string">
            <text:p text:style-name="P363">ⰳⰲⱁ</text:p>
          </table:table-cell>
          <table:table-cell table:style-name="Table18.C60" office:value-type="string">
            <text:p text:style-name="P363">󰍉</text:p>
          </table:table-cell>
          <table:table-cell table:style-name="Table18.D60" office:value-type="string">
            <text:p text:style-name="P400">ⰳⰲⱁ</text:p>
          </table:table-cell>
          <table:table-cell table:style-name="Table18.E60" office:value-type="string">
            <text:p text:style-name="P363">гво</text:p>
          </table:table-cell>
        </table:table-row>
        <table:table-row>
          <table:table-cell table:style-name="Table18.A61" office:value-type="string">
            <text:p text:style-name="P363">u+F034A</text:p>
          </table:table-cell>
          <table:table-cell table:style-name="Table18.B61" office:value-type="string">
            <text:p text:style-name="P363">ⰳⰴ</text:p>
          </table:table-cell>
          <table:table-cell table:style-name="Table18.C61" office:value-type="string">
            <text:p text:style-name="P363">󰍊</text:p>
          </table:table-cell>
          <table:table-cell table:style-name="Table18.D61" office:value-type="string">
            <text:p text:style-name="P400">ⰳⰴ</text:p>
          </table:table-cell>
          <table:table-cell table:style-name="Table18.E61" office:value-type="string">
            <text:p text:style-name="P363">гд</text:p>
          </table:table-cell>
        </table:table-row>
        <table:table-row>
          <table:table-cell table:style-name="Table18.A62" office:value-type="string">
            <text:p text:style-name="P363">u+F034B</text:p>
          </table:table-cell>
          <table:table-cell table:style-name="Table18.B62" office:value-type="string">
            <text:p text:style-name="P363">ⰳⰴⰰ</text:p>
          </table:table-cell>
          <table:table-cell table:style-name="Table18.C62" office:value-type="string">
            <text:p text:style-name="P363">󰍋</text:p>
          </table:table-cell>
          <table:table-cell table:style-name="Table18.D62" office:value-type="string">
            <text:p text:style-name="P400">ⰳⰴⰰ</text:p>
          </table:table-cell>
          <table:table-cell table:style-name="Table18.E62" office:value-type="string">
            <text:p text:style-name="P363">гда</text:p>
          </table:table-cell>
        </table:table-row>
        <table:table-row>
          <table:table-cell table:style-name="Table18.A63" office:value-type="string">
            <text:p text:style-name="P363">u+F034C</text:p>
          </table:table-cell>
          <table:table-cell table:style-name="Table18.B63" office:value-type="string">
            <text:p text:style-name="P363">ⰳⰶ</text:p>
          </table:table-cell>
          <table:table-cell table:style-name="Table18.C63" office:value-type="string">
            <text:p text:style-name="P363">󰍌</text:p>
          </table:table-cell>
          <table:table-cell table:style-name="Table18.D63" office:value-type="string">
            <text:p text:style-name="P400">ⰳⰶ</text:p>
          </table:table-cell>
          <table:table-cell table:style-name="Table18.E63" office:value-type="string">
            <text:p text:style-name="P363">гж</text:p>
          </table:table-cell>
        </table:table-row>
        <table:table-row>
          <table:table-cell table:style-name="Table18.A64" office:value-type="string">
            <text:p text:style-name="P363">u+F034D</text:p>
          </table:table-cell>
          <table:table-cell table:style-name="Table18.B64" office:value-type="string">
            <text:p text:style-name="P363">ⰳⰻ</text:p>
          </table:table-cell>
          <table:table-cell table:style-name="Table18.C64" office:value-type="string">
            <text:p text:style-name="P363">󰍍</text:p>
          </table:table-cell>
          <table:table-cell table:style-name="Table18.D64" office:value-type="string">
            <text:p text:style-name="P400">ⰳⰻ</text:p>
          </table:table-cell>
          <table:table-cell table:style-name="Table18.E64" office:value-type="string">
            <text:p text:style-name="P363">ги</text:p>
          </table:table-cell>
        </table:table-row>
        <table:table-row>
          <table:table-cell table:style-name="Table18.A65" office:value-type="string">
            <text:p text:style-name="P363">u+F034E</text:p>
          </table:table-cell>
          <table:table-cell table:style-name="Table18.B65" office:value-type="string">
            <text:p text:style-name="P363">ⰳⰾ</text:p>
          </table:table-cell>
          <table:table-cell table:style-name="Table18.C65" office:value-type="string">
            <text:p text:style-name="P363">󰍎</text:p>
          </table:table-cell>
          <table:table-cell table:style-name="Table18.D65" office:value-type="string">
            <text:p text:style-name="P400">ⰳⰾ</text:p>
          </table:table-cell>
          <table:table-cell table:style-name="Table18.E65" office:value-type="string">
            <text:p text:style-name="P363">гл</text:p>
          </table:table-cell>
        </table:table-row>
        <table:table-row>
          <table:table-cell table:style-name="Table18.A66" office:value-type="string">
            <text:p text:style-name="P363">u+F034F</text:p>
          </table:table-cell>
          <table:table-cell table:style-name="Table18.B66" office:value-type="string">
            <text:p text:style-name="P363">ⰳⰾⰰ</text:p>
          </table:table-cell>
          <table:table-cell table:style-name="Table18.C66" office:value-type="string">
            <text:p text:style-name="P363">󰍏</text:p>
          </table:table-cell>
          <table:table-cell table:style-name="Table18.D66" office:value-type="string">
            <text:p text:style-name="P400">ⰳⰾⰰ</text:p>
          </table:table-cell>
          <table:table-cell table:style-name="Table18.E66" office:value-type="string">
            <text:p text:style-name="P363">гла</text:p>
          </table:table-cell>
        </table:table-row>
        <table:table-row>
          <table:table-cell table:style-name="Table18.A67" office:value-type="string">
            <text:p text:style-name="P363">u+F0350</text:p>
          </table:table-cell>
          <table:table-cell table:style-name="Table18.B67" office:value-type="string">
            <text:p text:style-name="P363">ⰳⰾⰲ</text:p>
          </table:table-cell>
          <table:table-cell table:style-name="Table18.C67" office:value-type="string">
            <text:p text:style-name="P363">󰍐</text:p>
          </table:table-cell>
          <table:table-cell table:style-name="Table18.D67" office:value-type="string">
            <text:p text:style-name="P400">ⰳⰾⰲ</text:p>
          </table:table-cell>
          <table:table-cell table:style-name="Table18.E67" office:value-type="string">
            <text:p text:style-name="P363">глв</text:p>
          </table:table-cell>
        </table:table-row>
        <table:table-row>
          <table:table-cell table:style-name="Table18.A68" office:value-type="string">
            <text:p text:style-name="P363">u+F0351</text:p>
          </table:table-cell>
          <table:table-cell table:style-name="Table18.B68" office:value-type="string">
            <text:p text:style-name="P363">ⰳⰾⰾⰶ</text:p>
          </table:table-cell>
          <table:table-cell table:style-name="Table18.C68" office:value-type="string">
            <text:p text:style-name="P363">󰍑</text:p>
          </table:table-cell>
          <table:table-cell table:style-name="Table18.D68" office:value-type="string">
            <text:p text:style-name="P400">ⰳⰾⰾⰶ</text:p>
          </table:table-cell>
          <table:table-cell table:style-name="Table18.E68" office:value-type="string">
            <text:p text:style-name="P363">гллж (глаголю же)</text:p>
          </table:table-cell>
        </table:table-row>
        <table:table-row>
          <table:table-cell table:style-name="Table18.A69" office:value-type="string">
            <text:p text:style-name="P363">u+F0352</text:p>
          </table:table-cell>
          <table:table-cell table:style-name="Table18.B69" office:value-type="string">
            <text:p text:style-name="P363">ⰳⰾⱅ</text:p>
          </table:table-cell>
          <table:table-cell table:style-name="Table18.C69" office:value-type="string">
            <text:p text:style-name="P363">󰍒</text:p>
          </table:table-cell>
          <table:table-cell table:style-name="Table18.D69" office:value-type="string">
            <text:p text:style-name="P400">ⰳⰾⱅ</text:p>
          </table:table-cell>
          <table:table-cell table:style-name="Table18.E69" office:value-type="string">
            <text:p text:style-name="P363">глт</text:p>
          </table:table-cell>
        </table:table-row>
        <table:table-row>
          <table:table-cell table:style-name="Table18.A70" office:value-type="string">
            <text:p text:style-name="P363">u+F0353</text:p>
          </table:table-cell>
          <table:table-cell table:style-name="Table18.B70" office:value-type="string">
            <text:p text:style-name="P363">ⰳⰾⱓ</text:p>
          </table:table-cell>
          <table:table-cell table:style-name="Table18.C70" office:value-type="string">
            <text:p text:style-name="P363">󰍓</text:p>
          </table:table-cell>
          <table:table-cell table:style-name="Table18.D70" office:value-type="string">
            <text:p text:style-name="P400">ⰳⰾⱓ</text:p>
          </table:table-cell>
          <table:table-cell table:style-name="Table18.E70" office:value-type="string">
            <text:p text:style-name="P363">глю</text:p>
          </table:table-cell>
        </table:table-row>
        <table:table-row>
          <table:table-cell table:style-name="Table18.A71" office:value-type="string">
            <text:p text:style-name="P363">u+F0354</text:p>
          </table:table-cell>
          <table:table-cell table:style-name="Table18.B71" office:value-type="string">
            <text:p text:style-name="P363">ⰳⱁ</text:p>
          </table:table-cell>
          <table:table-cell table:style-name="Table18.C71" office:value-type="string">
            <text:p text:style-name="P363">󰍔</text:p>
          </table:table-cell>
          <table:table-cell table:style-name="Table18.D71" office:value-type="string">
            <text:p text:style-name="P400">ⰳⱁ</text:p>
          </table:table-cell>
          <table:table-cell table:style-name="Table18.E71" office:value-type="string">
            <text:p text:style-name="P363">го</text:p>
          </table:table-cell>
        </table:table-row>
        <table:table-row>
          <table:table-cell table:style-name="Table18.A72" office:value-type="string">
            <text:p text:style-name="P363">u+F0355</text:p>
          </table:table-cell>
          <table:table-cell table:style-name="Table18.B72" office:value-type="string">
            <text:p text:style-name="P363">ⰳⱁⰲ</text:p>
          </table:table-cell>
          <table:table-cell table:style-name="Table18.C72" office:value-type="string">
            <text:p text:style-name="P363">󰍕</text:p>
          </table:table-cell>
          <table:table-cell table:style-name="Table18.D72" office:value-type="string">
            <text:p text:style-name="P400">ⰳⱁⰲ</text:p>
          </table:table-cell>
          <table:table-cell table:style-name="Table18.E72" office:value-type="string">
            <text:p text:style-name="P363">гов</text:p>
          </table:table-cell>
        </table:table-row>
        <table:table-row>
          <table:table-cell table:style-name="Table18.A73" office:value-type="string">
            <text:p text:style-name="P363">u+F0356</text:p>
          </table:table-cell>
          <table:table-cell table:style-name="Table18.B73" office:value-type="string">
            <text:p text:style-name="P363">ⰳⱁⰲⰾ</text:p>
          </table:table-cell>
          <table:table-cell table:style-name="Table18.C73" office:value-type="string">
            <text:p text:style-name="P363">󰍖</text:p>
          </table:table-cell>
          <table:table-cell table:style-name="Table18.D73" office:value-type="string">
            <text:p text:style-name="P400">ⰳⱁⰲⰾ</text:p>
          </table:table-cell>
          <table:table-cell table:style-name="Table18.E73" office:value-type="string">
            <text:p text:style-name="P363">говл</text:p>
          </table:table-cell>
        </table:table-row>
        <table:table-row>
          <table:table-cell table:style-name="Table18.A74" office:value-type="string">
            <text:p text:style-name="P363">u+F0357</text:p>
          </table:table-cell>
          <table:table-cell table:style-name="Table18.B74" office:value-type="string">
            <text:p text:style-name="P363">ⰳⱁⰶ</text:p>
          </table:table-cell>
          <table:table-cell table:style-name="Table18.C74" office:value-type="string">
            <text:p text:style-name="P363">󰍗</text:p>
          </table:table-cell>
          <table:table-cell table:style-name="Table18.D74" office:value-type="string">
            <text:p text:style-name="P400">ⰳⱁⰶ</text:p>
          </table:table-cell>
          <table:table-cell table:style-name="Table18.E74" office:value-type="string">
            <text:p text:style-name="P363">гож</text:p>
          </table:table-cell>
        </table:table-row>
        <table:table-row>
          <table:table-cell table:style-name="Table18.A75" office:value-type="string">
            <text:p text:style-name="P363">u+F0358</text:p>
          </table:table-cell>
          <table:table-cell table:style-name="Table18.B75" office:value-type="string">
            <text:p text:style-name="P363">ⰳⱁⰾ</text:p>
          </table:table-cell>
          <table:table-cell table:style-name="Table18.C75" office:value-type="string">
            <text:p text:style-name="P363">󰍘</text:p>
          </table:table-cell>
          <table:table-cell table:style-name="Table18.D75" office:value-type="string">
            <text:p text:style-name="P400">ⰳⱁⰾ</text:p>
          </table:table-cell>
          <table:table-cell table:style-name="Table18.E75" office:value-type="string">
            <text:p text:style-name="P363">гол</text:p>
          </table:table-cell>
        </table:table-row>
        <table:table-row>
          <table:table-cell table:style-name="Table18.A76" office:value-type="string">
            <text:p text:style-name="P363">u+F0359</text:p>
          </table:table-cell>
          <table:table-cell table:style-name="Table18.B76" office:value-type="string">
            <text:p text:style-name="P363">ⰳⱃ</text:p>
          </table:table-cell>
          <table:table-cell table:style-name="Table18.C76" office:value-type="string">
            <text:p text:style-name="P363">󰍙</text:p>
          </table:table-cell>
          <table:table-cell table:style-name="Table18.D76" office:value-type="string">
            <text:p text:style-name="P400">ⰳⱃ</text:p>
          </table:table-cell>
          <table:table-cell table:style-name="Table18.E76" office:value-type="string">
            <text:p text:style-name="P363">гр</text:p>
          </table:table-cell>
        </table:table-row>
        <table:table-row>
          <table:table-cell table:style-name="Table18.A77" office:value-type="string">
            <text:p text:style-name="P363">u+F035A</text:p>
          </table:table-cell>
          <table:table-cell table:style-name="Table18.B77" office:value-type="string">
            <text:p text:style-name="P363">ⰳⱆ</text:p>
          </table:table-cell>
          <table:table-cell table:style-name="Table18.C77" office:value-type="string">
            <text:p text:style-name="P363">󰍚</text:p>
          </table:table-cell>
          <table:table-cell table:style-name="Table18.D77" office:value-type="string">
            <text:p text:style-name="P400">ⰳⱆ</text:p>
          </table:table-cell>
          <table:table-cell table:style-name="Table18.E77" office:value-type="string">
            <text:p text:style-name="P363">гу (гѹ, гꙋ)</text:p>
          </table:table-cell>
        </table:table-row>
        <table:table-row>
          <table:table-cell table:style-name="Table18.A78" office:value-type="string">
            <text:p text:style-name="P363"/>
          </table:table-cell>
          <table:table-cell table:style-name="Table18.B78" office:value-type="string">
            <text:p text:style-name="P363"/>
          </table:table-cell>
          <table:table-cell table:style-name="Table18.C78" office:value-type="string">
            <text:p text:style-name="P363"/>
          </table:table-cell>
          <table:table-cell table:style-name="Table18.D78" office:value-type="string">
            <text:p text:style-name="P400"/>
          </table:table-cell>
          <table:table-cell table:style-name="Table18.E78" office:value-type="string">
            <text:p text:style-name="P363"/>
          </table:table-cell>
        </table:table-row>
        <table:table-row>
          <table:table-cell table:style-name="Table18.A79" office:value-type="string">
            <text:p text:style-name="P363">u+F0361</text:p>
          </table:table-cell>
          <table:table-cell table:style-name="Table18.B79" office:value-type="string">
            <text:p text:style-name="P363">ⰴⰰ</text:p>
          </table:table-cell>
          <table:table-cell table:style-name="Table18.C79" office:value-type="string">
            <text:p text:style-name="P363">󰍡</text:p>
          </table:table-cell>
          <table:table-cell table:style-name="Table18.D79" office:value-type="string">
            <text:p text:style-name="P400">ⰴⰰ</text:p>
          </table:table-cell>
          <table:table-cell table:style-name="Table18.E79" office:value-type="string">
            <text:p text:style-name="P363">да</text:p>
          </table:table-cell>
        </table:table-row>
        <table:table-row>
          <table:table-cell table:style-name="Table18.A80" office:value-type="string">
            <text:p text:style-name="P363">u+F0362</text:p>
          </table:table-cell>
          <table:table-cell table:style-name="Table18.B80" office:value-type="string">
            <text:p text:style-name="P363">ⰴⰲ</text:p>
          </table:table-cell>
          <table:table-cell table:style-name="Table18.C80" office:value-type="string">
            <text:p text:style-name="P363">󰍢</text:p>
          </table:table-cell>
          <table:table-cell table:style-name="Table18.D80" office:value-type="string">
            <text:p text:style-name="P400">ⰴⰲ</text:p>
          </table:table-cell>
          <table:table-cell table:style-name="Table18.E80" office:value-type="string">
            <text:p text:style-name="P363">дв</text:p>
          </table:table-cell>
        </table:table-row>
        <table:table-row>
          <table:table-cell table:style-name="Table18.A81" office:value-type="string">
            <text:p text:style-name="P363">u+F0363</text:p>
          </table:table-cell>
          <table:table-cell table:style-name="Table18.B81" office:value-type="string">
            <text:p text:style-name="P363">ⰴⰲⱁ</text:p>
          </table:table-cell>
          <table:table-cell table:style-name="Table18.C81" office:value-type="string">
            <text:p text:style-name="P363">󰍣</text:p>
          </table:table-cell>
          <table:table-cell table:style-name="Table18.D81" office:value-type="string">
            <text:p text:style-name="P400">ⰴⰲⱁ</text:p>
          </table:table-cell>
          <table:table-cell table:style-name="Table18.E81" office:value-type="string">
            <text:p text:style-name="P363">дво</text:p>
          </table:table-cell>
        </table:table-row>
        <table:table-row>
          <table:table-cell table:style-name="Table18.A82" office:value-type="string">
            <text:p text:style-name="P363">u+F0364</text:p>
          </table:table-cell>
          <table:table-cell table:style-name="Table18.B82" office:value-type="string">
            <text:p text:style-name="P363">ⰴⰾ</text:p>
          </table:table-cell>
          <table:table-cell table:style-name="Table18.C82" office:value-type="string">
            <text:p text:style-name="P363">󰍤</text:p>
          </table:table-cell>
          <table:table-cell table:style-name="Table18.D82" office:value-type="string">
            <text:p text:style-name="P400">ⰴⰾ</text:p>
          </table:table-cell>
          <table:table-cell table:style-name="Table18.E82" office:value-type="string">
            <text:p text:style-name="P363">дл</text:p>
          </table:table-cell>
        </table:table-row>
        <table:table-row>
          <table:table-cell table:style-name="Table18.A83" office:value-type="string">
            <text:p text:style-name="P363">u+F0365</text:p>
          </table:table-cell>
          <table:table-cell table:style-name="Table18.B83" office:value-type="string">
            <text:p text:style-name="P363">ⰴⰾⱓ</text:p>
          </table:table-cell>
          <table:table-cell table:style-name="Table18.C83" office:value-type="string">
            <text:p text:style-name="P363">󰍥</text:p>
          </table:table-cell>
          <table:table-cell table:style-name="Table18.D83" office:value-type="string">
            <text:p text:style-name="P400">ⰴⰾⱓ</text:p>
          </table:table-cell>
          <table:table-cell table:style-name="Table18.E83" office:value-type="string">
            <text:p text:style-name="P363">длю</text:p>
          </table:table-cell>
        </table:table-row>
        <table:table-row>
          <table:table-cell table:style-name="Table18.A84" office:value-type="string">
            <text:p text:style-name="P363"/>
          </table:table-cell>
          <table:table-cell table:style-name="Table18.B84" office:value-type="string">
            <text:p text:style-name="P363"/>
          </table:table-cell>
          <table:table-cell table:style-name="Table18.C84" office:value-type="string">
            <text:p text:style-name="P363"/>
          </table:table-cell>
          <table:table-cell table:style-name="Table18.D84" office:value-type="string">
            <text:p text:style-name="P400"/>
          </table:table-cell>
          <table:table-cell table:style-name="Table18.E84" office:value-type="string">
            <text:p text:style-name="P363"/>
          </table:table-cell>
        </table:table-row>
        <table:table-row>
          <table:table-cell table:style-name="Table18.A85" office:value-type="string">
            <text:p text:style-name="P363">u+F036C</text:p>
          </table:table-cell>
          <table:table-cell table:style-name="Table18.B85" office:value-type="string">
            <text:p text:style-name="P363">ⰅⰅ</text:p>
          </table:table-cell>
          <table:table-cell table:style-name="Table18.C85" office:value-type="string">
            <text:p text:style-name="P363">󰍬</text:p>
          </table:table-cell>
          <table:table-cell table:style-name="Table18.D85" office:value-type="string">
            <text:p text:style-name="P400">ⰅⰅ</text:p>
          </table:table-cell>
          <table:table-cell table:style-name="Table18.E85" office:value-type="string">
            <text:p text:style-name="P363">ЕЕ</text:p>
          </table:table-cell>
        </table:table-row>
        <table:table-row>
          <table:table-cell table:style-name="Table18.A86" office:value-type="string">
            <text:p text:style-name="P363">u+F036D</text:p>
          </table:table-cell>
          <table:table-cell table:style-name="Table18.B86" office:value-type="string">
            <text:p text:style-name="P363">ⰵⰵ</text:p>
          </table:table-cell>
          <table:table-cell table:style-name="Table18.C86" office:value-type="string">
            <text:p text:style-name="P363">󰍭</text:p>
          </table:table-cell>
          <table:table-cell table:style-name="Table18.D86" office:value-type="string">
            <text:p text:style-name="P400">ⰵⰵ</text:p>
          </table:table-cell>
          <table:table-cell table:style-name="Table18.E86" office:value-type="string">
            <text:p text:style-name="P363">ее</text:p>
          </table:table-cell>
        </table:table-row>
        <table:table-row>
          <table:table-cell table:style-name="Table18.A87" office:value-type="string">
            <text:p text:style-name="P363">u+F036E</text:p>
          </table:table-cell>
          <table:table-cell table:style-name="Table18.B87" office:value-type="string">
            <text:p text:style-name="P363">ⰵⰶⰵ</text:p>
          </table:table-cell>
          <table:table-cell table:style-name="Table18.C87" office:value-type="string">
            <text:p text:style-name="P363">󰍮</text:p>
          </table:table-cell>
          <table:table-cell table:style-name="Table18.D87" office:value-type="string">
            <text:p text:style-name="P400">ⰵⰶⰵ</text:p>
          </table:table-cell>
          <table:table-cell table:style-name="Table18.E87" office:value-type="string">
            <text:p text:style-name="P363">еже</text:p>
          </table:table-cell>
        </table:table-row>
        <text:soft-page-break/>
        <table:table-row>
          <table:table-cell table:style-name="Table18.A88" office:value-type="string">
            <text:p text:style-name="P363"/>
          </table:table-cell>
          <table:table-cell table:style-name="Table18.B88" office:value-type="string">
            <text:p text:style-name="P363"/>
          </table:table-cell>
          <table:table-cell table:style-name="Table18.C88" office:value-type="string">
            <text:p text:style-name="P363"/>
          </table:table-cell>
          <table:table-cell table:style-name="Table18.D88" office:value-type="string">
            <text:p text:style-name="P400"/>
          </table:table-cell>
          <table:table-cell table:style-name="Table18.E88" office:value-type="string">
            <text:p text:style-name="P363"/>
          </table:table-cell>
        </table:table-row>
        <table:table-row>
          <table:table-cell table:style-name="Table18.A89" office:value-type="string">
            <text:p text:style-name="P363">u+F0375</text:p>
          </table:table-cell>
          <table:table-cell table:style-name="Table18.B89" office:value-type="string">
            <text:p text:style-name="P363">ⰶⰰ</text:p>
          </table:table-cell>
          <table:table-cell table:style-name="Table18.C89" office:value-type="string">
            <text:p text:style-name="P363">󰍵</text:p>
          </table:table-cell>
          <table:table-cell table:style-name="Table18.D89" office:value-type="string">
            <text:p text:style-name="P400">ⰶⰰ</text:p>
          </table:table-cell>
          <table:table-cell table:style-name="Table18.E89" office:value-type="string">
            <text:p text:style-name="P363">жа</text:p>
          </table:table-cell>
        </table:table-row>
        <table:table-row>
          <table:table-cell table:style-name="Table18.A90" office:value-type="string">
            <text:p text:style-name="P363">u+F0376</text:p>
          </table:table-cell>
          <table:table-cell table:style-name="Table18.B90" office:value-type="string">
            <text:p text:style-name="P363">ⰶⰲ</text:p>
          </table:table-cell>
          <table:table-cell table:style-name="Table18.C90" office:value-type="string">
            <text:p text:style-name="P363">󰍶</text:p>
          </table:table-cell>
          <table:table-cell table:style-name="Table18.D90" office:value-type="string">
            <text:p text:style-name="P400">ⰶⰲ</text:p>
          </table:table-cell>
          <table:table-cell table:style-name="Table18.E90" office:value-type="string">
            <text:p text:style-name="P363">жв</text:p>
          </table:table-cell>
        </table:table-row>
        <table:table-row>
          <table:table-cell table:style-name="Table18.A91" office:value-type="string">
            <text:p text:style-name="P363">u+F03<text:span text:style-name="T602">77</text:span></text:p>
          </table:table-cell>
          <table:table-cell table:style-name="Table18.B91" office:value-type="string">
            <text:p text:style-name="P363">ⰆⰄ</text:p>
          </table:table-cell>
          <table:table-cell table:style-name="Table18.C91" office:value-type="string">
            <text:p text:style-name="P363">󰍷</text:p>
          </table:table-cell>
          <table:table-cell table:style-name="Table18.D91" office:value-type="string">
            <text:p text:style-name="P400">ⰆⰄ</text:p>
          </table:table-cell>
          <table:table-cell table:style-name="Table18.E91" office:value-type="string">
            <text:p text:style-name="P363">ЖД</text:p>
          </table:table-cell>
        </table:table-row>
        <table:table-row>
          <table:table-cell table:style-name="Table18.A92" office:value-type="string">
            <text:p text:style-name="P363">u+F03<text:span text:style-name="T602">78</text:span></text:p>
          </table:table-cell>
          <table:table-cell table:style-name="Table18.B92" office:value-type="string">
            <text:p text:style-name="P363">ⰶⰴ</text:p>
          </table:table-cell>
          <table:table-cell table:style-name="Table18.C92" office:value-type="string">
            <text:p text:style-name="P366">󰍸</text:p>
          </table:table-cell>
          <table:table-cell table:style-name="Table18.D92" office:value-type="string">
            <text:p text:style-name="P401">ⰶⰴ</text:p>
          </table:table-cell>
          <table:table-cell table:style-name="Table18.E92" office:value-type="string">
            <text:p text:style-name="P366">жд <text:span text:style-name="T602">(default form: ss05)</text:span></text:p>
          </table:table-cell>
        </table:table-row>
        <table:table-row>
          <table:table-cell table:style-name="Table18.A93" office:value-type="string">
            <text:p text:style-name="P363">u+F037<text:span text:style-name="T602">9</text:span></text:p>
          </table:table-cell>
          <table:table-cell table:style-name="Table18.B93" office:value-type="string">
            <text:p text:style-name="P363">ⰶⰴ</text:p>
          </table:table-cell>
          <table:table-cell table:style-name="Table18.C93" office:value-type="string">
            <text:p text:style-name="P366">󰍹</text:p>
          </table:table-cell>
          <table:table-cell table:style-name="Table18.D93" office:value-type="string">
            <text:p text:style-name="P402">ⰶⰴ</text:p>
          </table:table-cell>
          <table:table-cell table:style-name="Table18.E93" office:value-type="string">
            <text:p text:style-name="P367">жд <text:span text:style-name="T602">(variant: ss05&amp;ss04)</text:span></text:p>
          </table:table-cell>
        </table:table-row>
        <table:table-row>
          <table:table-cell table:style-name="Table18.A94" office:value-type="string">
            <text:p text:style-name="P363">u+F037<text:span text:style-name="T602">A</text:span></text:p>
          </table:table-cell>
          <table:table-cell table:style-name="Table18.B94" office:value-type="string">
            <text:p text:style-name="P363">ⰶⰴⰰ</text:p>
          </table:table-cell>
          <table:table-cell table:style-name="Table18.C94" office:value-type="string">
            <text:p text:style-name="P363">󰍺</text:p>
          </table:table-cell>
          <table:table-cell table:style-name="Table18.D94" office:value-type="string">
            <text:p text:style-name="P400">ⰶⰴⰰ</text:p>
          </table:table-cell>
          <table:table-cell table:style-name="Table18.E94" office:value-type="string">
            <text:p text:style-name="P363">жда</text:p>
          </table:table-cell>
        </table:table-row>
        <table:table-row>
          <table:table-cell table:style-name="Table18.A95" office:value-type="string">
            <text:p text:style-name="P363">u+F037<text:span text:style-name="T602">B</text:span></text:p>
          </table:table-cell>
          <table:table-cell table:style-name="Table18.B95" office:value-type="string">
            <text:p text:style-name="P363">ⰶⰵ</text:p>
          </table:table-cell>
          <table:table-cell table:style-name="Table18.C95" office:value-type="string">
            <text:p text:style-name="P363">󰍻</text:p>
          </table:table-cell>
          <table:table-cell table:style-name="Table18.D95" office:value-type="string">
            <text:p text:style-name="P400">ⰶⰵ</text:p>
          </table:table-cell>
          <table:table-cell table:style-name="Table18.E95" office:value-type="string">
            <text:p text:style-name="P363">же</text:p>
          </table:table-cell>
        </table:table-row>
        <table:table-row>
          <table:table-cell table:style-name="Table18.A96" office:value-type="string">
            <text:p text:style-name="P363">u+F037<text:span text:style-name="T602">C</text:span></text:p>
          </table:table-cell>
          <table:table-cell table:style-name="Table18.B96" office:value-type="string">
            <text:p text:style-name="P363">ⰶⰻ</text:p>
          </table:table-cell>
          <table:table-cell table:style-name="Table18.C96" office:value-type="string">
            <text:p text:style-name="P363">󰍼</text:p>
          </table:table-cell>
          <table:table-cell table:style-name="Table18.D96" office:value-type="string">
            <text:p text:style-name="P400">ⰶⰻ</text:p>
          </table:table-cell>
          <table:table-cell table:style-name="Table18.E96" office:value-type="string">
            <text:p text:style-name="P363">жи</text:p>
          </table:table-cell>
        </table:table-row>
        <table:table-row>
          <table:table-cell table:style-name="Table18.A97" office:value-type="string">
            <text:p text:style-name="P363">u+F037<text:span text:style-name="T602">D</text:span></text:p>
          </table:table-cell>
          <table:table-cell table:style-name="Table18.B97" office:value-type="string">
            <text:p text:style-name="P363">ⰶⰾ</text:p>
          </table:table-cell>
          <table:table-cell table:style-name="Table18.C97" office:value-type="string">
            <text:p text:style-name="P363">󰍽</text:p>
          </table:table-cell>
          <table:table-cell table:style-name="Table18.D97" office:value-type="string">
            <text:p text:style-name="P400">ⰶⰾ</text:p>
          </table:table-cell>
          <table:table-cell table:style-name="Table18.E97" office:value-type="string">
            <text:p text:style-name="P363">жл</text:p>
          </table:table-cell>
        </table:table-row>
        <table:table-row>
          <table:table-cell table:style-name="Table18.A98" office:value-type="string">
            <text:p text:style-name="P363">u+F037<text:span text:style-name="T602">E</text:span></text:p>
          </table:table-cell>
          <table:table-cell table:style-name="Table18.B98" office:value-type="string">
            <text:p text:style-name="P363">ⰶⰾⱓ</text:p>
          </table:table-cell>
          <table:table-cell table:style-name="Table18.C98" office:value-type="string">
            <text:p text:style-name="P363">󰍾</text:p>
          </table:table-cell>
          <table:table-cell table:style-name="Table18.D98" office:value-type="string">
            <text:p text:style-name="P400">ⰶⰾⱓ</text:p>
          </table:table-cell>
          <table:table-cell table:style-name="Table18.E98" office:value-type="string">
            <text:p text:style-name="P363">жлю</text:p>
          </table:table-cell>
        </table:table-row>
        <table:table-row>
          <table:table-cell table:style-name="Table18.A99" office:value-type="string">
            <text:p text:style-name="P363">u+F037<text:span text:style-name="T602">F</text:span></text:p>
          </table:table-cell>
          <table:table-cell table:style-name="Table18.B99" office:value-type="string">
            <text:p text:style-name="P363">ⰶⱁ</text:p>
          </table:table-cell>
          <table:table-cell table:style-name="Table18.C99" office:value-type="string">
            <text:p text:style-name="P394">󰍿</text:p>
          </table:table-cell>
          <table:table-cell table:style-name="Table18.D99" office:value-type="string">
            <text:p text:style-name="P400">ⰶⱁ</text:p>
          </table:table-cell>
          <table:table-cell table:style-name="Table18.E99" office:value-type="string">
            <text:p text:style-name="P363">жо</text:p>
          </table:table-cell>
        </table:table-row>
        <table:table-row>
          <table:table-cell table:style-name="Table18.A100" office:value-type="string">
            <text:p text:style-name="P363">u+F03<text:span text:style-name="T602">80</text:span></text:p>
          </table:table-cell>
          <table:table-cell table:style-name="Table18.B100" office:value-type="string">
            <text:p text:style-name="P363">ⰶⱅ</text:p>
          </table:table-cell>
          <table:table-cell table:style-name="Table18.C100" office:value-type="string">
            <text:p text:style-name="P394">󰎀</text:p>
          </table:table-cell>
          <table:table-cell table:style-name="Table18.D100" office:value-type="string">
            <text:p text:style-name="P400">ⰶⱅ</text:p>
          </table:table-cell>
          <table:table-cell table:style-name="Table18.E100" office:value-type="string">
            <text:p text:style-name="P363">жт</text:p>
          </table:table-cell>
        </table:table-row>
        <table:table-row>
          <table:table-cell table:style-name="Table18.A101" office:value-type="string">
            <text:p text:style-name="P363"/>
          </table:table-cell>
          <table:table-cell table:style-name="Table18.B101" office:value-type="string">
            <text:p text:style-name="P363"/>
          </table:table-cell>
          <table:table-cell table:style-name="Table18.C101" office:value-type="string">
            <text:p text:style-name="P363"/>
          </table:table-cell>
          <table:table-cell table:style-name="Table18.D101" office:value-type="string">
            <text:p text:style-name="P400"/>
          </table:table-cell>
          <table:table-cell table:style-name="Table18.E101" office:value-type="string">
            <text:p text:style-name="P363"/>
          </table:table-cell>
        </table:table-row>
        <table:table-row>
          <table:table-cell table:style-name="Table18.A102" office:value-type="string">
            <text:p text:style-name="P363">u+F038D</text:p>
          </table:table-cell>
          <table:table-cell table:style-name="Table18.B102" office:value-type="string">
            <text:p text:style-name="P363">ⰸⰰ</text:p>
          </table:table-cell>
          <table:table-cell table:style-name="Table18.C102" office:value-type="string">
            <text:p text:style-name="P363">󰎍</text:p>
          </table:table-cell>
          <table:table-cell table:style-name="Table18.D102" office:value-type="string">
            <text:p text:style-name="P400">ⰸⰰ</text:p>
          </table:table-cell>
          <table:table-cell table:style-name="Table18.E102" office:value-type="string">
            <text:p text:style-name="P363">ꙁа</text:p>
          </table:table-cell>
        </table:table-row>
        <table:table-row>
          <table:table-cell table:style-name="Table18.A103" office:value-type="string">
            <text:p text:style-name="P363">u+F038E</text:p>
          </table:table-cell>
          <table:table-cell table:style-name="Table18.B103" office:value-type="string">
            <text:p text:style-name="P363">ⰸⰲ</text:p>
          </table:table-cell>
          <table:table-cell table:style-name="Table18.C103" office:value-type="string">
            <text:p text:style-name="P363">󰎎</text:p>
          </table:table-cell>
          <table:table-cell table:style-name="Table18.D103" office:value-type="string">
            <text:p text:style-name="P400">ⰸⰲ</text:p>
          </table:table-cell>
          <table:table-cell table:style-name="Table18.E103" office:value-type="string">
            <text:p text:style-name="P363">ꙁв</text:p>
          </table:table-cell>
        </table:table-row>
        <table:table-row>
          <table:table-cell table:style-name="Table18.A104" office:value-type="string">
            <text:p text:style-name="P363">u+F038F</text:p>
          </table:table-cell>
          <table:table-cell table:style-name="Table18.B104" office:value-type="string">
            <text:p text:style-name="P363">ⰸⰲⱁ</text:p>
          </table:table-cell>
          <table:table-cell table:style-name="Table18.C104" office:value-type="string">
            <text:p text:style-name="P363">󰎏</text:p>
          </table:table-cell>
          <table:table-cell table:style-name="Table18.D104" office:value-type="string">
            <text:p text:style-name="P400">ⰸⰲⱁ</text:p>
          </table:table-cell>
          <table:table-cell table:style-name="Table18.E104" office:value-type="string">
            <text:p text:style-name="P363">ꙁво</text:p>
          </table:table-cell>
        </table:table-row>
        <table:table-row>
          <table:table-cell table:style-name="Table18.A105" office:value-type="string">
            <text:p text:style-name="P363">u+F0390</text:p>
          </table:table-cell>
          <table:table-cell table:style-name="Table18.B105" office:value-type="string">
            <text:p text:style-name="P363">ⰸⰲⱃ</text:p>
          </table:table-cell>
          <table:table-cell table:style-name="Table18.C105" office:value-type="string">
            <text:p text:style-name="P363">󰎐</text:p>
          </table:table-cell>
          <table:table-cell table:style-name="Table18.D105" office:value-type="string">
            <text:p text:style-name="P400">ⰸⰲⱃ</text:p>
          </table:table-cell>
          <table:table-cell table:style-name="Table18.E105" office:value-type="string">
            <text:p text:style-name="P363">ꙁвр</text:p>
          </table:table-cell>
        </table:table-row>
        <table:table-row>
          <table:table-cell table:style-name="Table18.A106" office:value-type="string">
            <text:p text:style-name="P363">u+F0391</text:p>
          </table:table-cell>
          <table:table-cell table:style-name="Table18.B106" office:value-type="string">
            <text:p text:style-name="P363">ⰸⰲⱃⰶ</text:p>
          </table:table-cell>
          <table:table-cell table:style-name="Table18.C106" office:value-type="string">
            <text:p text:style-name="P363">󰎑</text:p>
          </table:table-cell>
          <table:table-cell table:style-name="Table18.D106" office:value-type="string">
            <text:p text:style-name="P400">ⰸⰲⱃⰶ</text:p>
          </table:table-cell>
          <table:table-cell table:style-name="Table18.E106" office:value-type="string">
            <text:p text:style-name="P363">ꙁврж</text:p>
          </table:table-cell>
        </table:table-row>
        <table:table-row>
          <table:table-cell table:style-name="Table18.A107" office:value-type="string">
            <text:p text:style-name="P363">u+F0392</text:p>
          </table:table-cell>
          <table:table-cell table:style-name="Table18.B107" office:value-type="string">
            <text:p text:style-name="P363">ⰸⰴ</text:p>
          </table:table-cell>
          <table:table-cell table:style-name="Table18.C107" office:value-type="string">
            <text:p text:style-name="P366">󰎒</text:p>
          </table:table-cell>
          <table:table-cell table:style-name="Table18.D107" office:value-type="string">
            <text:p text:style-name="P401">ⰸⰴ</text:p>
          </table:table-cell>
          <table:table-cell table:style-name="Table18.E107" office:value-type="string">
            <text:p text:style-name="P366">ꙁд (<text:span text:style-name="T603">default form: </text:span>ss0<text:span text:style-name="T619">5</text:span>)</text:p>
          </table:table-cell>
        </table:table-row>
        <table:table-row>
          <table:table-cell table:style-name="Table18.A108" office:value-type="string">
            <text:p text:style-name="P363">u+F0393</text:p>
          </table:table-cell>
          <table:table-cell table:style-name="Table18.B108" office:value-type="string">
            <text:p text:style-name="P363">ⰸⰴ</text:p>
          </table:table-cell>
          <table:table-cell table:style-name="Table18.C108" office:value-type="string">
            <text:p text:style-name="P366">󰎓</text:p>
          </table:table-cell>
          <table:table-cell table:style-name="Table18.D108" office:value-type="string">
            <text:p text:style-name="P402">ⰸⰴ</text:p>
          </table:table-cell>
          <table:table-cell table:style-name="Table18.E108" office:value-type="string">
            <text:p text:style-name="P366">ꙁд <text:span text:style-name="T602">(variant: ss05&amp;ss04)</text:span></text:p>
          </table:table-cell>
        </table:table-row>
        <table:table-row>
          <table:table-cell table:style-name="Table18.A109" office:value-type="string">
            <text:p text:style-name="P363">u+F0394</text:p>
          </table:table-cell>
          <table:table-cell table:style-name="Table18.B109" office:value-type="string">
            <text:p text:style-name="P363">ⰸⰴⰰ</text:p>
          </table:table-cell>
          <table:table-cell table:style-name="Table18.C109" office:value-type="string">
            <text:p text:style-name="P363">󰎔</text:p>
          </table:table-cell>
          <table:table-cell table:style-name="Table18.D109" office:value-type="string">
            <text:p text:style-name="P400">ⰸⰴⰰ</text:p>
          </table:table-cell>
          <table:table-cell table:style-name="Table18.E109" office:value-type="string">
            <text:p text:style-name="P363">ꙁда</text:p>
          </table:table-cell>
        </table:table-row>
        <table:table-row>
          <table:table-cell table:style-name="Table18.A110" office:value-type="string">
            <text:p text:style-name="P363">u+F0395</text:p>
          </table:table-cell>
          <table:table-cell table:style-name="Table18.B110" office:value-type="string">
            <text:p text:style-name="P363">ⰸⰶ</text:p>
          </table:table-cell>
          <table:table-cell table:style-name="Table18.C110" office:value-type="string">
            <text:p text:style-name="P363">󰎕</text:p>
          </table:table-cell>
          <table:table-cell table:style-name="Table18.D110" office:value-type="string">
            <text:p text:style-name="P400">ⰸⰶ</text:p>
          </table:table-cell>
          <table:table-cell table:style-name="Table18.E110" office:value-type="string">
            <text:p text:style-name="P363">ꙁж</text:p>
          </table:table-cell>
        </table:table-row>
        <table:table-row>
          <table:table-cell table:style-name="Table18.A111" office:value-type="string">
            <text:p text:style-name="P363">u+F0396</text:p>
          </table:table-cell>
          <table:table-cell table:style-name="Table18.B111" office:value-type="string">
            <text:p text:style-name="P363">ⰸⰻ</text:p>
          </table:table-cell>
          <table:table-cell table:style-name="Table18.C111" office:value-type="string">
            <text:p text:style-name="P363">󰎖</text:p>
          </table:table-cell>
          <table:table-cell table:style-name="Table18.D111" office:value-type="string">
            <text:p text:style-name="P400">ⰸⰻ</text:p>
          </table:table-cell>
          <table:table-cell table:style-name="Table18.E111" office:value-type="string">
            <text:p text:style-name="P363">ꙁи</text:p>
          </table:table-cell>
        </table:table-row>
        <table:table-row>
          <table:table-cell table:style-name="Table18.A112" office:value-type="string">
            <text:p text:style-name="P363">u+F0307</text:p>
          </table:table-cell>
          <table:table-cell table:style-name="Table18.B112" office:value-type="string">
            <text:p text:style-name="P363">ⰸⰾ</text:p>
          </table:table-cell>
          <table:table-cell table:style-name="Table18.C112" office:value-type="string">
            <text:p text:style-name="P363">󰎗</text:p>
          </table:table-cell>
          <table:table-cell table:style-name="Table18.D112" office:value-type="string">
            <text:p text:style-name="P400">ⰸⰾ</text:p>
          </table:table-cell>
          <table:table-cell table:style-name="Table18.E112" office:value-type="string">
            <text:p text:style-name="P363">ꙁл</text:p>
          </table:table-cell>
        </table:table-row>
        <table:table-row>
          <table:table-cell table:style-name="Table18.A113" office:value-type="string">
            <text:p text:style-name="P363">u+F0398</text:p>
          </table:table-cell>
          <table:table-cell table:style-name="Table18.B113" office:value-type="string">
            <text:p text:style-name="P363">ⰸⰾⰰ</text:p>
          </table:table-cell>
          <table:table-cell table:style-name="Table18.C113" office:value-type="string">
            <text:p text:style-name="P363">󰎘</text:p>
          </table:table-cell>
          <table:table-cell table:style-name="Table18.D113" office:value-type="string">
            <text:p text:style-name="P400">ⰸⰾⰰ</text:p>
          </table:table-cell>
          <table:table-cell table:style-name="Table18.E113" office:value-type="string">
            <text:p text:style-name="P363">ꙁла</text:p>
          </table:table-cell>
        </table:table-row>
        <table:table-row>
          <table:table-cell table:style-name="Table18.A114" office:value-type="string">
            <text:p text:style-name="P363">u+F0399</text:p>
          </table:table-cell>
          <table:table-cell table:style-name="Table18.B114" office:value-type="string">
            <text:p text:style-name="P363">ⰸⰾⰲ</text:p>
          </table:table-cell>
          <table:table-cell table:style-name="Table18.C114" office:value-type="string">
            <text:p text:style-name="P363">󰎙</text:p>
          </table:table-cell>
          <table:table-cell table:style-name="Table18.D114" office:value-type="string">
            <text:p text:style-name="P400">ⰸⰾⰲ</text:p>
          </table:table-cell>
          <table:table-cell table:style-name="Table18.E114" office:value-type="string">
            <text:p text:style-name="P363">ꙁлв</text:p>
          </table:table-cell>
        </table:table-row>
        <table:table-row>
          <table:table-cell table:style-name="Table18.A115" office:value-type="string">
            <text:p text:style-name="P363">u+F039A</text:p>
          </table:table-cell>
          <table:table-cell table:style-name="Table18.B115" office:value-type="string">
            <text:p text:style-name="P363">ⰸⰾⱓ</text:p>
          </table:table-cell>
          <table:table-cell table:style-name="Table18.C115" office:value-type="string">
            <text:p text:style-name="P363">󰎚</text:p>
          </table:table-cell>
          <table:table-cell table:style-name="Table18.D115" office:value-type="string">
            <text:p text:style-name="P400">ⰸⰾⱓ</text:p>
          </table:table-cell>
          <table:table-cell table:style-name="Table18.E115" office:value-type="string">
            <text:p text:style-name="P363">ꙁлю</text:p>
          </table:table-cell>
        </table:table-row>
        <table:table-row>
          <table:table-cell table:style-name="Table18.A116" office:value-type="string">
            <text:p text:style-name="P363">u+F039B</text:p>
          </table:table-cell>
          <table:table-cell table:style-name="Table18.B116" office:value-type="string">
            <text:p text:style-name="P363">ⰸⰿ</text:p>
          </table:table-cell>
          <table:table-cell table:style-name="Table18.C116" office:value-type="string">
            <text:p text:style-name="P363">󰎛</text:p>
          </table:table-cell>
          <table:table-cell table:style-name="Table18.D116" office:value-type="string">
            <text:p text:style-name="P400">ⰸⰿ</text:p>
          </table:table-cell>
          <table:table-cell table:style-name="Table18.E116" office:value-type="string">
            <text:p text:style-name="P363">ꙁм</text:p>
          </table:table-cell>
        </table:table-row>
        <table:table-row>
          <table:table-cell table:style-name="Table18.A117" office:value-type="string">
            <text:p text:style-name="P363">u+F039C</text:p>
          </table:table-cell>
          <table:table-cell table:style-name="Table18.B117" office:value-type="string">
            <text:p text:style-name="P363">ⰸⰿⰾ</text:p>
          </table:table-cell>
          <table:table-cell table:style-name="Table18.C117" office:value-type="string">
            <text:p text:style-name="P363">󰎜</text:p>
          </table:table-cell>
          <table:table-cell table:style-name="Table18.D117" office:value-type="string">
            <text:p text:style-name="P400">ⰸⰿⰾ</text:p>
          </table:table-cell>
          <table:table-cell table:style-name="Table18.E117" office:value-type="string">
            <text:p text:style-name="P363">ꙁмл</text:p>
          </table:table-cell>
        </table:table-row>
        <table:table-row>
          <table:table-cell table:style-name="Table18.A118" office:value-type="string">
            <text:p text:style-name="P363">u+F039D</text:p>
          </table:table-cell>
          <table:table-cell table:style-name="Table18.B118" office:value-type="string">
            <text:p text:style-name="P363">ⰸⱀ</text:p>
          </table:table-cell>
          <table:table-cell table:style-name="Table18.C118" office:value-type="string">
            <text:p text:style-name="P363">󰎝</text:p>
          </table:table-cell>
          <table:table-cell table:style-name="Table18.D118" office:value-type="string">
            <text:p text:style-name="P400">ⰸⱀ</text:p>
          </table:table-cell>
          <table:table-cell table:style-name="Table18.E118" office:value-type="string">
            <text:p text:style-name="P363">ꙁн</text:p>
          </table:table-cell>
        </table:table-row>
        <table:table-row>
          <table:table-cell table:style-name="Table18.A119" office:value-type="string">
            <text:p text:style-name="P363">u+F039E</text:p>
          </table:table-cell>
          <table:table-cell table:style-name="Table18.B119" office:value-type="string">
            <text:p text:style-name="P363">ⰸⱁ</text:p>
          </table:table-cell>
          <table:table-cell table:style-name="Table18.C119" office:value-type="string">
            <text:p text:style-name="P363">󰎞</text:p>
          </table:table-cell>
          <table:table-cell table:style-name="Table18.D119" office:value-type="string">
            <text:p text:style-name="P400">ⰸⱁ</text:p>
          </table:table-cell>
          <table:table-cell table:style-name="Table18.E119" office:value-type="string">
            <text:p text:style-name="P363">ꙁо</text:p>
          </table:table-cell>
        </table:table-row>
        <table:table-row>
          <table:table-cell table:style-name="Table18.A120" office:value-type="string">
            <text:p text:style-name="P363">u+F039F</text:p>
          </table:table-cell>
          <table:table-cell table:style-name="Table18.B120" office:value-type="string">
            <text:p text:style-name="P363">ⰸⱃ</text:p>
          </table:table-cell>
          <table:table-cell table:style-name="Table18.C120" office:value-type="string">
            <text:p text:style-name="P363">󰎟</text:p>
          </table:table-cell>
          <table:table-cell table:style-name="Table18.D120" office:value-type="string">
            <text:p text:style-name="P400">ⰸⱃ</text:p>
          </table:table-cell>
          <table:table-cell table:style-name="Table18.E120" office:value-type="string">
            <text:p text:style-name="P363">ꙁр</text:p>
          </table:table-cell>
        </table:table-row>
        <table:table-row>
          <table:table-cell table:style-name="Table18.A121" office:value-type="string">
            <text:p text:style-name="P363">u+F03A0</text:p>
          </table:table-cell>
          <table:table-cell table:style-name="Table18.B121" office:value-type="string">
            <text:p text:style-name="P363">ⰸⱃⰰ</text:p>
          </table:table-cell>
          <table:table-cell table:style-name="Table18.C121" office:value-type="string">
            <text:p text:style-name="P363">󰎠</text:p>
          </table:table-cell>
          <table:table-cell table:style-name="Table18.D121" office:value-type="string">
            <text:p text:style-name="P400">ⰸⱃⰰ</text:p>
          </table:table-cell>
          <table:table-cell table:style-name="Table18.E121" office:value-type="string">
            <text:p text:style-name="P363">ꙁра</text:p>
          </table:table-cell>
        </table:table-row>
        <table:table-row>
          <table:table-cell table:style-name="Table18.A122" office:value-type="string">
            <text:p text:style-name="P363">u+F03A1</text:p>
          </table:table-cell>
          <table:table-cell table:style-name="Table18.B122" office:value-type="string">
            <text:p text:style-name="P363">ⰸⱆ</text:p>
          </table:table-cell>
          <table:table-cell table:style-name="Table18.C122" office:value-type="string">
            <text:p text:style-name="P363">󰎡</text:p>
          </table:table-cell>
          <table:table-cell table:style-name="Table18.D122" office:value-type="string">
            <text:p text:style-name="P400">ⰸⱆ</text:p>
          </table:table-cell>
          <table:table-cell table:style-name="Table18.E122" office:value-type="string">
            <text:p text:style-name="P363">ꙁу (ꙁѹ, ꙁꙋ)</text:p>
          </table:table-cell>
        </table:table-row>
        <table:table-row>
          <table:table-cell table:style-name="Table18.A123" office:value-type="string">
            <text:p text:style-name="P363"/>
          </table:table-cell>
          <table:table-cell table:style-name="Table18.B123" office:value-type="string">
            <text:p text:style-name="P363"/>
          </table:table-cell>
          <table:table-cell table:style-name="Table18.C123" office:value-type="string">
            <text:p text:style-name="P363"/>
          </table:table-cell>
          <table:table-cell table:style-name="Table18.D123" office:value-type="string">
            <text:p text:style-name="P400"/>
          </table:table-cell>
          <table:table-cell table:style-name="Table18.E123" office:value-type="string">
            <text:p text:style-name="P363"/>
          </table:table-cell>
        </table:table-row>
        <text:soft-page-break/>
        <table:table-row>
          <table:table-cell table:style-name="Table18.A124" office:value-type="string">
            <text:p text:style-name="P363">u+F03A8</text:p>
          </table:table-cell>
          <table:table-cell table:style-name="Table18.B124" office:value-type="string">
            <text:p text:style-name="P363">ⰹⰶ</text:p>
          </table:table-cell>
          <table:table-cell table:style-name="Table18.C124" office:value-type="string">
            <text:p text:style-name="P363">󰎨</text:p>
          </table:table-cell>
          <table:table-cell table:style-name="Table18.D124" office:value-type="string">
            <text:p text:style-name="P400">ⰹⰶ</text:p>
          </table:table-cell>
          <table:table-cell table:style-name="Table18.E124" office:value-type="string">
            <text:p text:style-name="P363">іж</text:p>
          </table:table-cell>
        </table:table-row>
        <table:table-row>
          <table:table-cell table:style-name="Table18.A125" office:value-type="string">
            <text:p text:style-name="P363">u+F03A9</text:p>
          </table:table-cell>
          <table:table-cell table:style-name="Table18.B125" office:value-type="string">
            <text:p text:style-name="P363">ⰹⰾ</text:p>
          </table:table-cell>
          <table:table-cell table:style-name="Table18.C125" office:value-type="string">
            <text:p text:style-name="P363">󰎩</text:p>
          </table:table-cell>
          <table:table-cell table:style-name="Table18.D125" office:value-type="string">
            <text:p text:style-name="P400">ⰹⰾ</text:p>
          </table:table-cell>
          <table:table-cell table:style-name="Table18.E125" office:value-type="string">
            <text:p text:style-name="P363">іл</text:p>
          </table:table-cell>
        </table:table-row>
        <table:table-row>
          <table:table-cell table:style-name="Table18.A126" office:value-type="string">
            <text:p text:style-name="P363">u+F03AA</text:p>
          </table:table-cell>
          <table:table-cell table:style-name="Table18.B126" office:value-type="string">
            <text:p text:style-name="P363">ⰺⰶ</text:p>
          </table:table-cell>
          <table:table-cell table:style-name="Table18.C126" office:value-type="string">
            <text:p text:style-name="P363">󰎪</text:p>
          </table:table-cell>
          <table:table-cell table:style-name="Table18.D126" office:value-type="string">
            <text:p text:style-name="P400">ⰺⰶ</text:p>
          </table:table-cell>
          <table:table-cell table:style-name="Table18.E126" office:value-type="string">
            <text:p text:style-name="P363">иж</text:p>
          </table:table-cell>
        </table:table-row>
        <table:table-row>
          <table:table-cell table:style-name="Table18.A127" office:value-type="string">
            <text:p text:style-name="P363">u+F03AB</text:p>
          </table:table-cell>
          <table:table-cell table:style-name="Table18.B127" office:value-type="string">
            <text:p text:style-name="P363">ⰺⱀ</text:p>
          </table:table-cell>
          <table:table-cell table:style-name="Table18.C127" office:value-type="string">
            <text:p text:style-name="P366">󰎫</text:p>
          </table:table-cell>
          <table:table-cell table:style-name="Table18.D127" office:value-type="string">
            <text:p text:style-name="P401">ⰺⱀ</text:p>
          </table:table-cell>
          <table:table-cell table:style-name="Table18.E127" office:value-type="string">
            <text:p text:style-name="P366">ин (<text:span text:style-name="T603">default form: </text:span>ss0<text:span text:style-name="T619">5</text:span>)</text:p>
          </table:table-cell>
        </table:table-row>
        <table:table-row>
          <table:table-cell table:style-name="Table18.A128" office:value-type="string">
            <text:p text:style-name="P362">u+F03AC</text:p>
          </table:table-cell>
          <table:table-cell table:style-name="Table18.B128" office:value-type="string">
            <text:p text:style-name="P363">ⰺⱀ</text:p>
          </table:table-cell>
          <table:table-cell table:style-name="Table18.C128" office:value-type="string">
            <text:p text:style-name="P397">󰎬</text:p>
          </table:table-cell>
          <table:table-cell table:style-name="Table18.D128" office:value-type="string">
            <text:p text:style-name="P403">ⰺⱀ</text:p>
          </table:table-cell>
          <table:table-cell table:style-name="Table18.E128" office:value-type="string">
            <text:p text:style-name="P367">ин <text:span text:style-name="T602">(variant: ss05&amp;ss04)</text:span></text:p>
          </table:table-cell>
        </table:table-row>
        <table:table-row>
          <table:table-cell table:style-name="Table18.A129" office:value-type="string">
            <text:p text:style-name="P363"/>
          </table:table-cell>
          <table:table-cell table:style-name="Table18.B129" office:value-type="string">
            <text:p text:style-name="P363"/>
          </table:table-cell>
          <table:table-cell table:style-name="Table18.C129" office:value-type="string">
            <text:p text:style-name="P363"/>
          </table:table-cell>
          <table:table-cell table:style-name="Table18.D129" office:value-type="string">
            <text:p text:style-name="P400"/>
          </table:table-cell>
          <table:table-cell table:style-name="Table18.E129" office:value-type="string">
            <text:p text:style-name="P363"/>
          </table:table-cell>
        </table:table-row>
        <table:table-row>
          <table:table-cell table:style-name="Table18.A130" office:value-type="string">
            <text:p text:style-name="P363">u+F03B2</text:p>
          </table:table-cell>
          <table:table-cell table:style-name="Table18.B130" office:value-type="string">
            <text:p text:style-name="P363">ⰻⰲ</text:p>
          </table:table-cell>
          <table:table-cell table:style-name="Table18.C130" office:value-type="string">
            <text:p text:style-name="P363">󰎲</text:p>
          </table:table-cell>
          <table:table-cell table:style-name="Table18.D130" office:value-type="string">
            <text:p text:style-name="P400">ⰻⰲ</text:p>
          </table:table-cell>
          <table:table-cell table:style-name="Table18.E130" office:value-type="string">
            <text:p text:style-name="P363">ив</text:p>
          </table:table-cell>
        </table:table-row>
        <table:table-row>
          <table:table-cell table:style-name="Table18.A131" office:value-type="string">
            <text:p text:style-name="P363">u+F03B3</text:p>
          </table:table-cell>
          <table:table-cell table:style-name="Table18.B131" office:value-type="string">
            <text:p text:style-name="P363">ⰻⰴ</text:p>
          </table:table-cell>
          <table:table-cell table:style-name="Table18.C131" office:value-type="string">
            <text:p text:style-name="P363">󰎳</text:p>
          </table:table-cell>
          <table:table-cell table:style-name="Table18.D131" office:value-type="string">
            <text:p text:style-name="P400">ⰻⰴ</text:p>
          </table:table-cell>
          <table:table-cell table:style-name="Table18.E131" office:value-type="string">
            <text:p text:style-name="P363">ид</text:p>
          </table:table-cell>
        </table:table-row>
        <table:table-row>
          <table:table-cell table:style-name="Table18.A132" office:value-type="string">
            <text:p text:style-name="P363">u+F03B4</text:p>
          </table:table-cell>
          <table:table-cell table:style-name="Table18.B132" office:value-type="string">
            <text:p text:style-name="P363">ⰻⰶ</text:p>
          </table:table-cell>
          <table:table-cell table:style-name="Table18.C132" office:value-type="string">
            <text:p text:style-name="P363">󰎴</text:p>
          </table:table-cell>
          <table:table-cell table:style-name="Table18.D132" office:value-type="string">
            <text:p text:style-name="P400">ⰻⰶ</text:p>
          </table:table-cell>
          <table:table-cell table:style-name="Table18.E132" office:value-type="string">
            <text:p text:style-name="P363">иж</text:p>
          </table:table-cell>
        </table:table-row>
        <table:table-row>
          <table:table-cell table:style-name="Table18.A133" office:value-type="string">
            <text:p text:style-name="P363">u+F03B5</text:p>
          </table:table-cell>
          <table:table-cell table:style-name="Table18.B133" office:value-type="string">
            <text:p text:style-name="P363">ⰻⰶⰵ</text:p>
          </table:table-cell>
          <table:table-cell table:style-name="Table18.C133" office:value-type="string">
            <text:p text:style-name="P363">󰎵</text:p>
          </table:table-cell>
          <table:table-cell table:style-name="Table18.D133" office:value-type="string">
            <text:p text:style-name="P400">ⰻⰶⰵ</text:p>
          </table:table-cell>
          <table:table-cell table:style-name="Table18.E133" office:value-type="string">
            <text:p text:style-name="P363">иже</text:p>
          </table:table-cell>
        </table:table-row>
        <table:table-row>
          <table:table-cell table:style-name="Table18.A134" office:value-type="string">
            <text:p text:style-name="P363">u+F03B6</text:p>
          </table:table-cell>
          <table:table-cell table:style-name="Table18.B134" office:value-type="string">
            <text:p text:style-name="P363">ⰻⰾ</text:p>
          </table:table-cell>
          <table:table-cell table:style-name="Table18.C134" office:value-type="string">
            <text:p text:style-name="P363">󰎶</text:p>
          </table:table-cell>
          <table:table-cell table:style-name="Table18.D134" office:value-type="string">
            <text:p text:style-name="P400">ⰻⰾ</text:p>
          </table:table-cell>
          <table:table-cell table:style-name="Table18.E134" office:value-type="string">
            <text:p text:style-name="P363">ил</text:p>
          </table:table-cell>
        </table:table-row>
        <table:table-row>
          <table:table-cell table:style-name="Table18.A135" office:value-type="string">
            <text:p text:style-name="P363">u+F03B7</text:p>
          </table:table-cell>
          <table:table-cell table:style-name="Table18.B135" office:value-type="string">
            <text:p text:style-name="P363">ⰻⰾⰻ</text:p>
          </table:table-cell>
          <table:table-cell table:style-name="Table18.C135" office:value-type="string">
            <text:p text:style-name="P363">󰎷</text:p>
          </table:table-cell>
          <table:table-cell table:style-name="Table18.D135" office:value-type="string">
            <text:p text:style-name="P400">ⰻⰾⰻ</text:p>
          </table:table-cell>
          <table:table-cell table:style-name="Table18.E135" office:value-type="string">
            <text:p text:style-name="P363">или</text:p>
          </table:table-cell>
        </table:table-row>
        <table:table-row>
          <table:table-cell table:style-name="Table18.A136" office:value-type="string">
            <text:p text:style-name="P363">u+F03B8</text:p>
          </table:table-cell>
          <table:table-cell table:style-name="Table18.B136" office:value-type="string">
            <text:p text:style-name="P363">ⰻⰾⱁ</text:p>
          </table:table-cell>
          <table:table-cell table:style-name="Table18.C136" office:value-type="string">
            <text:p text:style-name="P363">󰎸</text:p>
          </table:table-cell>
          <table:table-cell table:style-name="Table18.D136" office:value-type="string">
            <text:p text:style-name="P400">ⰻⰾⱁ</text:p>
          </table:table-cell>
          <table:table-cell table:style-name="Table18.E136" office:value-type="string">
            <text:p text:style-name="P363">ило</text:p>
          </table:table-cell>
        </table:table-row>
        <table:table-row>
          <table:table-cell table:style-name="Table18.A137" office:value-type="string">
            <text:p text:style-name="P363">u+F03B9</text:p>
          </table:table-cell>
          <table:table-cell table:style-name="Table18.B137" office:value-type="string">
            <text:p text:style-name="P363">ⰻⱅ</text:p>
          </table:table-cell>
          <table:table-cell table:style-name="Table18.C137" office:value-type="string">
            <text:p text:style-name="P363">󰎹</text:p>
          </table:table-cell>
          <table:table-cell table:style-name="Table18.D137" office:value-type="string">
            <text:p text:style-name="P400">ⰻⱅ</text:p>
          </table:table-cell>
          <table:table-cell table:style-name="Table18.E137" office:value-type="string">
            <text:p text:style-name="P363">ит</text:p>
          </table:table-cell>
        </table:table-row>
        <table:table-row>
          <table:table-cell table:style-name="Table18.A138" office:value-type="string">
            <text:p text:style-name="P363">u+F03BA</text:p>
          </table:table-cell>
          <table:table-cell table:style-name="Table18.B138" office:value-type="string">
            <text:p text:style-name="P363">ⰻⱅⰴ</text:p>
          </table:table-cell>
          <table:table-cell table:style-name="Table18.C138" office:value-type="string">
            <text:p text:style-name="P363">󰎺</text:p>
          </table:table-cell>
          <table:table-cell table:style-name="Table18.D138" office:value-type="string">
            <text:p text:style-name="P400">ⰻⱅⰴ</text:p>
          </table:table-cell>
          <table:table-cell table:style-name="Table18.E138" office:value-type="string">
            <text:p text:style-name="P363">итд</text:p>
          </table:table-cell>
        </table:table-row>
        <table:table-row>
          <table:table-cell table:style-name="Table18.A139" office:value-type="string">
            <text:p text:style-name="P363"/>
          </table:table-cell>
          <table:table-cell table:style-name="Table18.B139" office:value-type="string">
            <text:p text:style-name="P363"/>
          </table:table-cell>
          <table:table-cell table:style-name="Table18.C139" office:value-type="string">
            <text:p text:style-name="P363"/>
          </table:table-cell>
          <table:table-cell table:style-name="Table18.D139" office:value-type="string">
            <text:p text:style-name="P400"/>
          </table:table-cell>
          <table:table-cell table:style-name="Table18.E139" office:value-type="string">
            <text:p text:style-name="P363"/>
          </table:table-cell>
        </table:table-row>
        <table:table-row>
          <table:table-cell table:style-name="Table18.A140" office:value-type="string">
            <text:p text:style-name="P363">u+F03C1</text:p>
          </table:table-cell>
          <table:table-cell table:style-name="Table18.B140" office:value-type="string">
            <text:p text:style-name="P363">ⰼⰾ</text:p>
          </table:table-cell>
          <table:table-cell table:style-name="Table18.C140" office:value-type="string">
            <text:p text:style-name="P363">󰏁</text:p>
          </table:table-cell>
          <table:table-cell table:style-name="Table18.D140" office:value-type="string">
            <text:p text:style-name="P400">ⰼⰾ</text:p>
          </table:table-cell>
          <table:table-cell table:style-name="Table18.E140" office:value-type="string">
            <text:p text:style-name="P363">ђл (ггл, нгл &gt; анђел)</text:p>
          </table:table-cell>
        </table:table-row>
        <table:table-row>
          <table:table-cell table:style-name="Table18.A141" office:value-type="string">
            <text:p text:style-name="P363"/>
          </table:table-cell>
          <table:table-cell table:style-name="Table18.B141" office:value-type="string">
            <text:p text:style-name="P363"/>
          </table:table-cell>
          <table:table-cell table:style-name="Table18.C141" office:value-type="string">
            <text:p text:style-name="P363"/>
          </table:table-cell>
          <table:table-cell table:style-name="Table18.D141" office:value-type="string">
            <text:p text:style-name="P400"/>
          </table:table-cell>
          <table:table-cell table:style-name="Table18.E141" office:value-type="string">
            <text:p text:style-name="P363"/>
          </table:table-cell>
        </table:table-row>
        <table:table-row>
          <table:table-cell table:style-name="Table18.A142" office:value-type="string">
            <text:p text:style-name="P363">u+F03C8</text:p>
          </table:table-cell>
          <table:table-cell table:style-name="Table18.B142" office:value-type="string">
            <text:p text:style-name="P363">ⰾⰰ</text:p>
          </table:table-cell>
          <table:table-cell table:style-name="Table18.C142" office:value-type="string">
            <text:p text:style-name="P363">󰏈</text:p>
          </table:table-cell>
          <table:table-cell table:style-name="Table18.D142" office:value-type="string">
            <text:p text:style-name="P400">ⰾⰰ</text:p>
          </table:table-cell>
          <table:table-cell table:style-name="Table18.E142" office:value-type="string">
            <text:p text:style-name="P363">ла</text:p>
          </table:table-cell>
        </table:table-row>
        <table:table-row>
          <table:table-cell table:style-name="Table18.A143" office:value-type="string">
            <text:p text:style-name="P363">u+F03C9</text:p>
          </table:table-cell>
          <table:table-cell table:style-name="Table18.B143" office:value-type="string">
            <text:p text:style-name="P363">ⰾⰲ</text:p>
          </table:table-cell>
          <table:table-cell table:style-name="Table18.C143" office:value-type="string">
            <text:p text:style-name="P363">󰏉</text:p>
          </table:table-cell>
          <table:table-cell table:style-name="Table18.D143" office:value-type="string">
            <text:p text:style-name="P400">ⰾⰲ</text:p>
          </table:table-cell>
          <table:table-cell table:style-name="Table18.E143" office:value-type="string">
            <text:p text:style-name="P363">лв</text:p>
          </table:table-cell>
        </table:table-row>
        <table:table-row>
          <table:table-cell table:style-name="Table18.A144" office:value-type="string">
            <text:p text:style-name="P363">u+F03CA</text:p>
          </table:table-cell>
          <table:table-cell table:style-name="Table18.B144" office:value-type="string">
            <text:p text:style-name="P363">ⰾⰲⰾ</text:p>
          </table:table-cell>
          <table:table-cell table:style-name="Table18.C144" office:value-type="string">
            <text:p text:style-name="P363">󰏊</text:p>
          </table:table-cell>
          <table:table-cell table:style-name="Table18.D144" office:value-type="string">
            <text:p text:style-name="P400">ⰾⰲⰾ</text:p>
          </table:table-cell>
          <table:table-cell table:style-name="Table18.E144" office:value-type="string">
            <text:p text:style-name="P363">лвл</text:p>
          </table:table-cell>
        </table:table-row>
        <table:table-row>
          <table:table-cell table:style-name="Table18.A145" office:value-type="string">
            <text:p text:style-name="P363">u+F03CB</text:p>
          </table:table-cell>
          <table:table-cell table:style-name="Table18.B145" office:value-type="string">
            <text:p text:style-name="P363">ⰾⰲⱅ</text:p>
          </table:table-cell>
          <table:table-cell table:style-name="Table18.C145" office:value-type="string">
            <text:p text:style-name="P363">󰏋</text:p>
          </table:table-cell>
          <table:table-cell table:style-name="Table18.D145" office:value-type="string">
            <text:p text:style-name="P400">ⰾⰲⱅ</text:p>
          </table:table-cell>
          <table:table-cell table:style-name="Table18.E145" office:value-type="string">
            <text:p text:style-name="P363">лвт</text:p>
          </table:table-cell>
        </table:table-row>
        <table:table-row>
          <table:table-cell table:style-name="Table18.A146" office:value-type="string">
            <text:p text:style-name="P363">u+F03CC</text:p>
          </table:table-cell>
          <table:table-cell table:style-name="Table18.B146" office:value-type="string">
            <text:p text:style-name="P363">ⰾⰴ</text:p>
          </table:table-cell>
          <table:table-cell table:style-name="Table18.C146" office:value-type="string">
            <text:p text:style-name="P363">󰏌</text:p>
          </table:table-cell>
          <table:table-cell table:style-name="Table18.D146" office:value-type="string">
            <text:p text:style-name="P400">ⰾⰴ</text:p>
          </table:table-cell>
          <table:table-cell table:style-name="Table18.E146" office:value-type="string">
            <text:p text:style-name="P363">лд</text:p>
          </table:table-cell>
        </table:table-row>
        <table:table-row>
          <table:table-cell table:style-name="Table18.A147" office:value-type="string">
            <text:p text:style-name="P363">u+F03CD</text:p>
          </table:table-cell>
          <table:table-cell table:style-name="Table18.B147" office:value-type="string">
            <text:p text:style-name="P363">ⰾⰶ</text:p>
          </table:table-cell>
          <table:table-cell table:style-name="Table18.C147" office:value-type="string">
            <text:p text:style-name="P363">󰏍</text:p>
          </table:table-cell>
          <table:table-cell table:style-name="Table18.D147" office:value-type="string">
            <text:p text:style-name="P400">ⰾⰶ</text:p>
          </table:table-cell>
          <table:table-cell table:style-name="Table18.E147" office:value-type="string">
            <text:p text:style-name="P363">лж</text:p>
          </table:table-cell>
        </table:table-row>
        <table:table-row>
          <table:table-cell table:style-name="Table18.A148" office:value-type="string">
            <text:p text:style-name="P363">u+F03CE</text:p>
          </table:table-cell>
          <table:table-cell table:style-name="Table18.B148" office:value-type="string">
            <text:p text:style-name="P363">ⰾⰻ</text:p>
          </table:table-cell>
          <table:table-cell table:style-name="Table18.C148" office:value-type="string">
            <text:p text:style-name="P395">󰏎</text:p>
          </table:table-cell>
          <table:table-cell table:style-name="Table18.D148" office:value-type="string">
            <text:p text:style-name="P400">ⰾⰻ</text:p>
          </table:table-cell>
          <table:table-cell table:style-name="Table18.E148" office:value-type="string">
            <text:p text:style-name="P363">ли</text:p>
          </table:table-cell>
        </table:table-row>
        <table:table-row>
          <table:table-cell table:style-name="Table18.A149" office:value-type="string">
            <text:p text:style-name="P363">u+F03CF</text:p>
          </table:table-cell>
          <table:table-cell table:style-name="Table18.B149" office:value-type="string">
            <text:p text:style-name="P363">ⰾⱁ</text:p>
          </table:table-cell>
          <table:table-cell table:style-name="Table18.C149" office:value-type="string">
            <text:p text:style-name="P363">󰏏</text:p>
          </table:table-cell>
          <table:table-cell table:style-name="Table18.D149" office:value-type="string">
            <text:p text:style-name="P400">ⰾⱁ</text:p>
          </table:table-cell>
          <table:table-cell table:style-name="Table18.E149" office:value-type="string">
            <text:p text:style-name="P363">ло</text:p>
          </table:table-cell>
        </table:table-row>
        <table:table-row>
          <table:table-cell table:style-name="Table18.A150" office:value-type="string">
            <text:p text:style-name="P363">u+F03D0</text:p>
          </table:table-cell>
          <table:table-cell table:style-name="Table18.B150" office:value-type="string">
            <text:p text:style-name="P363">ⰾⱅ</text:p>
          </table:table-cell>
          <table:table-cell table:style-name="Table18.C150" office:value-type="string">
            <text:p text:style-name="P363">󰏐</text:p>
          </table:table-cell>
          <table:table-cell table:style-name="Table18.D150" office:value-type="string">
            <text:p text:style-name="P400">ⰾⱅ</text:p>
          </table:table-cell>
          <table:table-cell table:style-name="Table18.E150" office:value-type="string">
            <text:p text:style-name="P363">лт</text:p>
          </table:table-cell>
        </table:table-row>
        <table:table-row>
          <table:table-cell table:style-name="Table18.A151" office:value-type="string">
            <text:p text:style-name="P363">u+F03D1</text:p>
          </table:table-cell>
          <table:table-cell table:style-name="Table18.B151" office:value-type="string">
            <text:p text:style-name="P363">ⰾⱅⰲ</text:p>
          </table:table-cell>
          <table:table-cell table:style-name="Table18.C151" office:value-type="string">
            <text:p text:style-name="P363">󰏑</text:p>
          </table:table-cell>
          <table:table-cell table:style-name="Table18.D151" office:value-type="string">
            <text:p text:style-name="P400">ⰾⱅⰲ</text:p>
          </table:table-cell>
          <table:table-cell table:style-name="Table18.E151" office:value-type="string">
            <text:p text:style-name="P363">лтв</text:p>
          </table:table-cell>
        </table:table-row>
        <table:table-row>
          <table:table-cell table:style-name="Table18.A152" office:value-type="string">
            <text:p text:style-name="P363">u+F03D2</text:p>
          </table:table-cell>
          <table:table-cell table:style-name="Table18.B152" office:value-type="string">
            <text:p text:style-name="P363">ⰾⱅⱃ</text:p>
          </table:table-cell>
          <table:table-cell table:style-name="Table18.C152" office:value-type="string">
            <text:p text:style-name="P363">󰏒</text:p>
          </table:table-cell>
          <table:table-cell table:style-name="Table18.D152" office:value-type="string">
            <text:p text:style-name="P400">ⰾⱅⱃ</text:p>
          </table:table-cell>
          <table:table-cell table:style-name="Table18.E152" office:value-type="string">
            <text:p text:style-name="P363">лтр</text:p>
          </table:table-cell>
        </table:table-row>
        <table:table-row>
          <table:table-cell table:style-name="Table18.A153" office:value-type="string">
            <text:p text:style-name="P363">u+F03D3</text:p>
          </table:table-cell>
          <table:table-cell table:style-name="Table18.B153" office:value-type="string">
            <text:p text:style-name="P363">ⰾⱓ</text:p>
          </table:table-cell>
          <table:table-cell table:style-name="Table18.C153" office:value-type="string">
            <text:p text:style-name="P363">󰏓</text:p>
          </table:table-cell>
          <table:table-cell table:style-name="Table18.D153" office:value-type="string">
            <text:p text:style-name="P400">ⰾⱓ</text:p>
          </table:table-cell>
          <table:table-cell table:style-name="Table18.E153" office:value-type="string">
            <text:p text:style-name="P363">лю</text:p>
          </table:table-cell>
        </table:table-row>
        <table:table-row>
          <table:table-cell table:style-name="Table18.A154" office:value-type="string">
            <text:p text:style-name="P363">u+F03D4</text:p>
          </table:table-cell>
          <table:table-cell table:style-name="Table18.B154" office:value-type="string">
            <text:p text:style-name="P363">ⰾⱓⰴ</text:p>
          </table:table-cell>
          <table:table-cell table:style-name="Table18.C154" office:value-type="string">
            <text:p text:style-name="P363">󰏔</text:p>
          </table:table-cell>
          <table:table-cell table:style-name="Table18.D154" office:value-type="string">
            <text:p text:style-name="P400">ⰾⱓⰴ</text:p>
          </table:table-cell>
          <table:table-cell table:style-name="Table18.E154" office:value-type="string">
            <text:p text:style-name="P363">люд</text:p>
          </table:table-cell>
        </table:table-row>
        <table:table-row>
          <table:table-cell table:style-name="Table18.A155" office:value-type="string">
            <text:p text:style-name="P363">u+F03D5</text:p>
          </table:table-cell>
          <table:table-cell table:style-name="Table18.B155" office:value-type="string">
            <text:p text:style-name="P363">ⰾⱓⱅ</text:p>
          </table:table-cell>
          <table:table-cell table:style-name="Table18.C155" office:value-type="string">
            <text:p text:style-name="P363">󰏕</text:p>
          </table:table-cell>
          <table:table-cell table:style-name="Table18.D155" office:value-type="string">
            <text:p text:style-name="P400">ⰾⱓⱅ</text:p>
          </table:table-cell>
          <table:table-cell table:style-name="Table18.E155" office:value-type="string">
            <text:p text:style-name="P363">лют</text:p>
          </table:table-cell>
        </table:table-row>
        <table:table-row>
          <table:table-cell table:style-name="Table18.A156" office:value-type="string">
            <text:p text:style-name="P363">u+F03D6</text:p>
          </table:table-cell>
          <table:table-cell table:style-name="Table18.B156" office:value-type="string">
            <text:p text:style-name="P363">ⰾⱓⱅⱁ</text:p>
          </table:table-cell>
          <table:table-cell table:style-name="Table18.C156" office:value-type="string">
            <text:p text:style-name="P363">󰏖</text:p>
          </table:table-cell>
          <table:table-cell table:style-name="Table18.D156" office:value-type="string">
            <text:p text:style-name="P400">ⰾⱓⱅⱁ</text:p>
          </table:table-cell>
          <table:table-cell table:style-name="Table18.E156" office:value-type="string">
            <text:p text:style-name="P363">люто</text:p>
          </table:table-cell>
        </table:table-row>
        <table:table-row>
          <table:table-cell table:style-name="Table18.A157" office:value-type="string">
            <text:p text:style-name="P363"/>
          </table:table-cell>
          <table:table-cell table:style-name="Table18.B157" office:value-type="string">
            <text:p text:style-name="P363"/>
          </table:table-cell>
          <table:table-cell table:style-name="Table18.C157" office:value-type="string">
            <text:p text:style-name="P363"/>
          </table:table-cell>
          <table:table-cell table:style-name="Table18.D157" office:value-type="string">
            <text:p text:style-name="P400"/>
          </table:table-cell>
          <table:table-cell table:style-name="Table18.E157" office:value-type="string">
            <text:p text:style-name="P363"/>
          </table:table-cell>
        </table:table-row>
        <table:table-row>
          <table:table-cell table:style-name="Table18.A158" office:value-type="string">
            <text:p text:style-name="P363">u+F03DE</text:p>
          </table:table-cell>
          <table:table-cell table:style-name="Table18.B158" office:value-type="string">
            <text:p text:style-name="P363">ⰿⰶ</text:p>
          </table:table-cell>
          <table:table-cell table:style-name="Table18.C158" office:value-type="string">
            <text:p text:style-name="P363">󰏞</text:p>
          </table:table-cell>
          <table:table-cell table:style-name="Table18.D158" office:value-type="string">
            <text:p text:style-name="P400">ⰿⰶ</text:p>
          </table:table-cell>
          <table:table-cell table:style-name="Table18.E158" office:value-type="string">
            <text:p text:style-name="P363">мж</text:p>
          </table:table-cell>
        </table:table-row>
        <table:table-row>
          <table:table-cell table:style-name="Table18.A159" office:value-type="string">
            <text:p text:style-name="P363">u+F03DF</text:p>
          </table:table-cell>
          <table:table-cell table:style-name="Table18.B159" office:value-type="string">
            <text:p text:style-name="P363">ⰿⰶ<text:span text:style-name="T206">ⰴ</text:span></text:p>
          </table:table-cell>
          <table:table-cell table:style-name="Table18.C159" office:value-type="string">
            <text:p text:style-name="P396">󰏟</text:p>
          </table:table-cell>
          <table:table-cell table:style-name="Table18.D159" office:value-type="string">
            <text:p text:style-name="P400">ⰿⰶ<text:span text:style-name="T604">ⰴ</text:span></text:p>
          </table:table-cell>
          <table:table-cell table:style-name="Table18.E159" office:value-type="string">
            <text:p text:style-name="P363">мж<text:span text:style-name="T206">д</text:span></text:p>
          </table:table-cell>
        </table:table-row>
        <text:soft-page-break/>
        <table:table-row>
          <table:table-cell table:style-name="Table18.A160" office:value-type="string">
            <text:p text:style-name="P363">u+F03E0</text:p>
          </table:table-cell>
          <table:table-cell table:style-name="Table18.B160" office:value-type="string">
            <text:p text:style-name="P363">ⰿⰾ</text:p>
          </table:table-cell>
          <table:table-cell table:style-name="Table18.C160" office:value-type="string">
            <text:p text:style-name="P363">󰏠</text:p>
          </table:table-cell>
          <table:table-cell table:style-name="Table18.D160" office:value-type="string">
            <text:p text:style-name="P400">ⰿⰾ</text:p>
          </table:table-cell>
          <table:table-cell table:style-name="Table18.E160" office:value-type="string">
            <text:p text:style-name="P363">мл</text:p>
          </table:table-cell>
        </table:table-row>
        <table:table-row>
          <table:table-cell table:style-name="Table18.A161" office:value-type="string">
            <text:p text:style-name="P363">u+F03E1</text:p>
          </table:table-cell>
          <table:table-cell table:style-name="Table18.B161" office:value-type="string">
            <text:p text:style-name="P363">ⰿⰾⱅⰲ</text:p>
          </table:table-cell>
          <table:table-cell table:style-name="Table18.C161" office:value-type="string">
            <text:p text:style-name="P363">󰏡</text:p>
          </table:table-cell>
          <table:table-cell table:style-name="Table18.D161" office:value-type="string">
            <text:p text:style-name="P400">ⰿⰾⱅⰲ</text:p>
          </table:table-cell>
          <table:table-cell table:style-name="Table18.E161" office:value-type="string">
            <text:p text:style-name="P363">млтв</text:p>
          </table:table-cell>
        </table:table-row>
        <table:table-row>
          <table:table-cell table:style-name="Table18.A162" office:value-type="string">
            <text:p text:style-name="P363">u+F03E2</text:p>
          </table:table-cell>
          <table:table-cell table:style-name="Table18.B162" office:value-type="string">
            <text:p text:style-name="P363">ⰿⰹⰾ</text:p>
          </table:table-cell>
          <table:table-cell table:style-name="Table18.C162" office:value-type="string">
            <text:p text:style-name="P363">󰏢</text:p>
          </table:table-cell>
          <table:table-cell table:style-name="Table18.D162" office:value-type="string">
            <text:p text:style-name="P400">ⰿⰹⰾ</text:p>
          </table:table-cell>
          <table:table-cell table:style-name="Table18.E162" office:value-type="string">
            <text:p text:style-name="P363">міл (мил)</text:p>
          </table:table-cell>
        </table:table-row>
        <table:table-row>
          <table:table-cell table:style-name="Table18.A163" office:value-type="string">
            <text:p text:style-name="P363">u+F03E3</text:p>
          </table:table-cell>
          <table:table-cell table:style-name="Table18.B163" office:value-type="string">
            <text:p text:style-name="P363">ⰿⱄ, ⰿⰾⱄ</text:p>
          </table:table-cell>
          <table:table-cell table:style-name="Table18.C163" office:value-type="string">
            <text:p text:style-name="P363">󰏣</text:p>
          </table:table-cell>
          <table:table-cell table:style-name="Table18.D163" office:value-type="string">
            <text:p text:style-name="P400">ⰿⱄ, ⰿⰾⱄ</text:p>
          </table:table-cell>
          <table:table-cell table:style-name="Table18.E163" office:value-type="string">
            <text:p text:style-name="P363">мс (млс)</text:p>
          </table:table-cell>
        </table:table-row>
        <table:table-row>
          <table:table-cell table:style-name="Table18.A164" office:value-type="string">
            <text:p text:style-name="P363">u+F03E<text:span text:style-name="T604">4</text:span></text:p>
          </table:table-cell>
          <table:table-cell table:style-name="Table18.B164" office:value-type="string">
            <text:p text:style-name="P363">ⰿⱍ</text:p>
          </table:table-cell>
          <table:table-cell table:style-name="Table18.C164" office:value-type="string">
            <text:p text:style-name="P363">󰏤</text:p>
          </table:table-cell>
          <table:table-cell table:style-name="Table18.D164" office:value-type="string">
            <text:p text:style-name="P399">ⰿⱖ</text:p>
          </table:table-cell>
          <table:table-cell table:style-name="Table18.E164" office:value-type="string">
            <text:p text:style-name="P363">мч</text:p>
          </table:table-cell>
        </table:table-row>
        <table:table-row>
          <table:table-cell table:style-name="Table18.A165" office:value-type="string">
            <text:p text:style-name="P363"/>
          </table:table-cell>
          <table:table-cell table:style-name="Table18.B165" office:value-type="string">
            <text:p text:style-name="P363"/>
          </table:table-cell>
          <table:table-cell table:style-name="Table18.C165" office:value-type="string">
            <text:p text:style-name="P363"/>
          </table:table-cell>
          <table:table-cell table:style-name="Table18.D165" office:value-type="string">
            <text:p text:style-name="P400"/>
          </table:table-cell>
          <table:table-cell table:style-name="Table18.E165" office:value-type="string">
            <text:p text:style-name="P363"/>
          </table:table-cell>
        </table:table-row>
        <table:table-row>
          <table:table-cell table:style-name="Table18.A166" office:value-type="string">
            <text:p text:style-name="P363">u+F03EB</text:p>
          </table:table-cell>
          <table:table-cell table:style-name="Table18.B166" office:value-type="string">
            <text:p text:style-name="P363"><text:span text:style-name="T207">ⱞ</text:span>ⰰ</text:p>
          </table:table-cell>
          <table:table-cell table:style-name="Table18.C166" office:value-type="string">
            <text:p text:style-name="P363">󰏫</text:p>
          </table:table-cell>
          <table:table-cell table:style-name="Table18.D166" office:value-type="string">
            <text:p text:style-name="P400"><text:span text:style-name="T612">ⱞ</text:span>ⰰ</text:p>
          </table:table-cell>
          <table:table-cell table:style-name="Table18.E166" office:value-type="string">
            <text:p text:style-name="P363">ма</text:p>
          </table:table-cell>
        </table:table-row>
        <table:table-row>
          <table:table-cell table:style-name="Table18.A167" office:value-type="string">
            <text:p text:style-name="P363">u+F03EC</text:p>
          </table:table-cell>
          <table:table-cell table:style-name="Table18.B167" office:value-type="string">
            <text:p text:style-name="P363"><text:span text:style-name="T207">ⱞ</text:span>ⰻ</text:p>
          </table:table-cell>
          <table:table-cell table:style-name="Table18.C167" office:value-type="string">
            <text:p text:style-name="P363">󰏬</text:p>
          </table:table-cell>
          <table:table-cell table:style-name="Table18.D167" office:value-type="string">
            <text:p text:style-name="P400"><text:span text:style-name="T612">ⱞ</text:span>ⰻ</text:p>
          </table:table-cell>
          <table:table-cell table:style-name="Table18.E167" office:value-type="string">
            <text:p text:style-name="P363">ми</text:p>
          </table:table-cell>
        </table:table-row>
        <table:table-row>
          <table:table-cell table:style-name="Table18.A168" office:value-type="string">
            <text:p text:style-name="P363">u+F03ED</text:p>
          </table:table-cell>
          <table:table-cell table:style-name="Table18.B168" office:value-type="string">
            <text:p text:style-name="P363"><text:span text:style-name="T207">ⱞ</text:span>ⱁ</text:p>
          </table:table-cell>
          <table:table-cell table:style-name="Table18.C168" office:value-type="string">
            <text:p text:style-name="P363">󰏭</text:p>
          </table:table-cell>
          <table:table-cell table:style-name="Table18.D168" office:value-type="string">
            <text:p text:style-name="P400"><text:span text:style-name="T612">ⱞ</text:span>ⱁ</text:p>
          </table:table-cell>
          <table:table-cell table:style-name="Table18.E168" office:value-type="string">
            <text:p text:style-name="P363">мо</text:p>
          </table:table-cell>
        </table:table-row>
        <table:table-row>
          <table:table-cell table:style-name="Table18.A169" office:value-type="string">
            <text:p text:style-name="P363"/>
          </table:table-cell>
          <table:table-cell table:style-name="Table18.B169" office:value-type="string">
            <text:p text:style-name="P363"/>
          </table:table-cell>
          <table:table-cell table:style-name="Table18.C169" office:value-type="string">
            <text:p text:style-name="P363"/>
          </table:table-cell>
          <table:table-cell table:style-name="Table18.D169" office:value-type="string">
            <text:p text:style-name="P400"/>
          </table:table-cell>
          <table:table-cell table:style-name="Table18.E169" office:value-type="string">
            <text:p text:style-name="P363"/>
          </table:table-cell>
        </table:table-row>
        <table:table-row>
          <table:table-cell table:style-name="Table18.A170" office:value-type="string">
            <text:p text:style-name="P363">u+F03F4</text:p>
          </table:table-cell>
          <table:table-cell table:style-name="Table18.B170" office:value-type="string">
            <text:p text:style-name="P363">ⱀⰴ</text:p>
          </table:table-cell>
          <table:table-cell table:style-name="Table18.C170" office:value-type="string">
            <text:p text:style-name="P363">󰏴</text:p>
          </table:table-cell>
          <table:table-cell table:style-name="Table18.D170" office:value-type="string">
            <text:p text:style-name="P400">ⱀⰴ</text:p>
          </table:table-cell>
          <table:table-cell table:style-name="Table18.E170" office:value-type="string">
            <text:p text:style-name="P363">нд</text:p>
          </table:table-cell>
        </table:table-row>
        <table:table-row>
          <table:table-cell table:style-name="Table18.A171" office:value-type="string">
            <text:p text:style-name="P363">u+F03F5</text:p>
          </table:table-cell>
          <table:table-cell table:style-name="Table18.B171" office:value-type="string">
            <text:p text:style-name="P363">ⱀⰴⰾ</text:p>
          </table:table-cell>
          <table:table-cell table:style-name="Table18.C171" office:value-type="string">
            <text:p text:style-name="P363">󰏵</text:p>
          </table:table-cell>
          <table:table-cell table:style-name="Table18.D171" office:value-type="string">
            <text:p text:style-name="P400">ⱀⰴⰾ</text:p>
          </table:table-cell>
          <table:table-cell table:style-name="Table18.E171" office:value-type="string">
            <text:p text:style-name="P363">ндл</text:p>
          </table:table-cell>
        </table:table-row>
        <table:table-row>
          <table:table-cell table:style-name="Table18.A172" office:value-type="string">
            <text:p text:style-name="P363">u+F03F6</text:p>
          </table:table-cell>
          <table:table-cell table:style-name="Table18.B172" office:value-type="string">
            <text:p text:style-name="P363">ⱀⰶ</text:p>
          </table:table-cell>
          <table:table-cell table:style-name="Table18.C172" office:value-type="string">
            <text:p text:style-name="P363">󰏶</text:p>
          </table:table-cell>
          <table:table-cell table:style-name="Table18.D172" office:value-type="string">
            <text:p text:style-name="P400">ⱀⰶ</text:p>
          </table:table-cell>
          <table:table-cell table:style-name="Table18.E172" office:value-type="string">
            <text:p text:style-name="P363">нж</text:p>
          </table:table-cell>
        </table:table-row>
        <table:table-row>
          <table:table-cell table:style-name="Table18.A173" office:value-type="string">
            <text:p text:style-name="P363">u+F03F7</text:p>
          </table:table-cell>
          <table:table-cell table:style-name="Table18.B173" office:value-type="string">
            <text:p text:style-name="P363">ⱀⱁ</text:p>
          </table:table-cell>
          <table:table-cell table:style-name="Table18.C173" office:value-type="string">
            <text:p text:style-name="P363">󰏷</text:p>
          </table:table-cell>
          <table:table-cell table:style-name="Table18.D173" office:value-type="string">
            <text:p text:style-name="P400">ⱀⱁ</text:p>
          </table:table-cell>
          <table:table-cell table:style-name="Table18.E173" office:value-type="string">
            <text:p text:style-name="P363">но</text:p>
          </table:table-cell>
        </table:table-row>
        <table:table-row>
          <table:table-cell table:style-name="Table18.A174" office:value-type="string">
            <text:p text:style-name="P363"/>
          </table:table-cell>
          <table:table-cell table:style-name="Table18.B174" office:value-type="string">
            <text:p text:style-name="P363"/>
          </table:table-cell>
          <table:table-cell table:style-name="Table18.C174" office:value-type="string">
            <text:p text:style-name="P363"/>
          </table:table-cell>
          <table:table-cell table:style-name="Table18.D174" office:value-type="string">
            <text:p text:style-name="P400"/>
          </table:table-cell>
          <table:table-cell table:style-name="Table18.E174" office:value-type="string">
            <text:p text:style-name="P363"/>
          </table:table-cell>
        </table:table-row>
        <table:table-row>
          <table:table-cell table:style-name="Table18.A175" office:value-type="string">
            <text:p text:style-name="P363">u+F0400</text:p>
          </table:table-cell>
          <table:table-cell table:style-name="Table18.B175" office:value-type="string">
            <text:p text:style-name="P363">ⱁⰴ</text:p>
          </table:table-cell>
          <table:table-cell table:style-name="Table18.C175" office:value-type="string">
            <text:p text:style-name="P363">󰐀</text:p>
          </table:table-cell>
          <table:table-cell table:style-name="Table18.D175" office:value-type="string">
            <text:p text:style-name="P400">ⱁⰴ</text:p>
          </table:table-cell>
          <table:table-cell table:style-name="Table18.E175" office:value-type="string">
            <text:p text:style-name="P363">од</text:p>
          </table:table-cell>
        </table:table-row>
        <table:table-row>
          <table:table-cell table:style-name="Table18.A176" office:value-type="string">
            <text:p text:style-name="P363">u+F0401</text:p>
          </table:table-cell>
          <table:table-cell table:style-name="Table18.B176" office:value-type="string">
            <text:p text:style-name="P363">ⱁⰶ</text:p>
          </table:table-cell>
          <table:table-cell table:style-name="Table18.C176" office:value-type="string">
            <text:p text:style-name="P363">󰐁</text:p>
          </table:table-cell>
          <table:table-cell table:style-name="Table18.D176" office:value-type="string">
            <text:p text:style-name="P400">ⱁⰶ</text:p>
          </table:table-cell>
          <table:table-cell table:style-name="Table18.E176" office:value-type="string">
            <text:p text:style-name="P363">ож</text:p>
          </table:table-cell>
        </table:table-row>
        <table:table-row>
          <table:table-cell table:style-name="Table18.A177" office:value-type="string">
            <text:p text:style-name="P363">u+F0402</text:p>
          </table:table-cell>
          <table:table-cell table:style-name="Table18.B177" office:value-type="string">
            <text:p text:style-name="P363">ⱁⰾ</text:p>
          </table:table-cell>
          <table:table-cell table:style-name="Table18.C177" office:value-type="string">
            <text:p text:style-name="P363">󰐂</text:p>
          </table:table-cell>
          <table:table-cell table:style-name="Table18.D177" office:value-type="string">
            <text:p text:style-name="P400">ⱁⰾ</text:p>
          </table:table-cell>
          <table:table-cell table:style-name="Table18.E177" office:value-type="string">
            <text:p text:style-name="P363">ол</text:p>
          </table:table-cell>
        </table:table-row>
        <table:table-row>
          <table:table-cell table:style-name="Table18.A178" office:value-type="string">
            <text:p text:style-name="P363">u+F0403</text:p>
          </table:table-cell>
          <table:table-cell table:style-name="Table18.B178" office:value-type="string">
            <text:p text:style-name="P363">ⱁⰾⰻ</text:p>
          </table:table-cell>
          <table:table-cell table:style-name="Table18.C178" office:value-type="string">
            <text:p text:style-name="P363">󰐃</text:p>
          </table:table-cell>
          <table:table-cell table:style-name="Table18.D178" office:value-type="string">
            <text:p text:style-name="P400">ⱁⰾⰻ</text:p>
          </table:table-cell>
          <table:table-cell table:style-name="Table18.E178" office:value-type="string">
            <text:p text:style-name="P363">оли</text:p>
          </table:table-cell>
        </table:table-row>
        <table:table-row>
          <table:table-cell table:style-name="Table18.A179" office:value-type="string">
            <text:p text:style-name="P363">u+F0404</text:p>
          </table:table-cell>
          <table:table-cell table:style-name="Table18.B179" office:value-type="string">
            <text:p text:style-name="P363">ⱁⰾⱓ</text:p>
          </table:table-cell>
          <table:table-cell table:style-name="Table18.C179" office:value-type="string">
            <text:p text:style-name="P363">󰐄</text:p>
          </table:table-cell>
          <table:table-cell table:style-name="Table18.D179" office:value-type="string">
            <text:p text:style-name="P400">ⱁⰾⱓ</text:p>
          </table:table-cell>
          <table:table-cell table:style-name="Table18.E179" office:value-type="string">
            <text:p text:style-name="P363">олю</text:p>
          </table:table-cell>
        </table:table-row>
        <table:table-row>
          <table:table-cell table:style-name="Table18.A180" office:value-type="string">
            <text:p text:style-name="P363">u+F0405</text:p>
          </table:table-cell>
          <table:table-cell table:style-name="Table18.B180" office:value-type="string">
            <text:p text:style-name="P363">ⱁⱅ</text:p>
          </table:table-cell>
          <table:table-cell table:style-name="Table18.C180" office:value-type="string">
            <text:p text:style-name="P363">󰐅</text:p>
          </table:table-cell>
          <table:table-cell table:style-name="Table18.D180" office:value-type="string">
            <text:p text:style-name="P400">ⱁⱅ</text:p>
          </table:table-cell>
          <table:table-cell table:style-name="Table18.E180" office:value-type="string">
            <text:p text:style-name="P363">от (unconfirmed)</text:p>
          </table:table-cell>
        </table:table-row>
        <table:table-row>
          <table:table-cell table:style-name="Table18.A181" office:value-type="string">
            <text:p text:style-name="P363">u+F0406</text:p>
          </table:table-cell>
          <table:table-cell table:style-name="Table18.B181" office:value-type="string">
            <text:p text:style-name="P363">ⱁⱅⱁ</text:p>
          </table:table-cell>
          <table:table-cell table:style-name="Table18.C181" office:value-type="string">
            <text:p text:style-name="P363">󰐆</text:p>
          </table:table-cell>
          <table:table-cell table:style-name="Table18.D181" office:value-type="string">
            <text:p text:style-name="P400">ⱁⱅⱁ</text:p>
          </table:table-cell>
          <table:table-cell table:style-name="Table18.E181" office:value-type="string">
            <text:p text:style-name="P363">ото (unconfirmed)</text:p>
          </table:table-cell>
        </table:table-row>
        <table:table-row>
          <table:table-cell table:style-name="Table18.A182" office:value-type="string">
            <text:p text:style-name="P363"/>
          </table:table-cell>
          <table:table-cell table:style-name="Table18.B182" office:value-type="string">
            <text:p text:style-name="P363"/>
          </table:table-cell>
          <table:table-cell table:style-name="Table18.C182" office:value-type="string">
            <text:p text:style-name="P363"/>
          </table:table-cell>
          <table:table-cell table:style-name="Table18.D182" office:value-type="string">
            <text:p text:style-name="P400"/>
          </table:table-cell>
          <table:table-cell table:style-name="Table18.E182" office:value-type="string">
            <text:p text:style-name="P363"/>
          </table:table-cell>
        </table:table-row>
        <table:table-row>
          <table:table-cell table:style-name="Table18.A183" office:value-type="string">
            <text:p text:style-name="P363">u+F040D</text:p>
          </table:table-cell>
          <table:table-cell table:style-name="Table18.B183" office:value-type="string">
            <text:p text:style-name="P363">ⱂⰰ</text:p>
          </table:table-cell>
          <table:table-cell table:style-name="Table18.C183" office:value-type="string">
            <text:p text:style-name="P363">󰐍</text:p>
          </table:table-cell>
          <table:table-cell table:style-name="Table18.D183" office:value-type="string">
            <text:p text:style-name="P400">ⱂⰰ</text:p>
          </table:table-cell>
          <table:table-cell table:style-name="Table18.E183" office:value-type="string">
            <text:p text:style-name="P363">па</text:p>
          </table:table-cell>
        </table:table-row>
        <table:table-row>
          <table:table-cell table:style-name="Table18.A184" office:value-type="string">
            <text:p text:style-name="P363">u+F040E</text:p>
          </table:table-cell>
          <table:table-cell table:style-name="Table18.B184" office:value-type="string">
            <text:p text:style-name="P363">ⱂⰲ</text:p>
          </table:table-cell>
          <table:table-cell table:style-name="Table18.C184" office:value-type="string">
            <text:p text:style-name="P363">󰐎</text:p>
          </table:table-cell>
          <table:table-cell table:style-name="Table18.D184" office:value-type="string">
            <text:p text:style-name="P400">ⱂⰲ</text:p>
          </table:table-cell>
          <table:table-cell table:style-name="Table18.E184" office:value-type="string">
            <text:p text:style-name="P363">пв</text:p>
          </table:table-cell>
        </table:table-row>
        <table:table-row>
          <table:table-cell table:style-name="Table18.A185" office:value-type="string">
            <text:p text:style-name="P363">u+F040F</text:p>
          </table:table-cell>
          <table:table-cell table:style-name="Table18.B185" office:value-type="string">
            <text:p text:style-name="P363">ⱂⰲⰴ</text:p>
          </table:table-cell>
          <table:table-cell table:style-name="Table18.C185" office:value-type="string">
            <text:p text:style-name="P363">󰐏</text:p>
          </table:table-cell>
          <table:table-cell table:style-name="Table18.D185" office:value-type="string">
            <text:p text:style-name="P400">ⱂⰲⰴ</text:p>
          </table:table-cell>
          <table:table-cell table:style-name="Table18.E185" office:value-type="string">
            <text:p text:style-name="P363">пвд</text:p>
          </table:table-cell>
        </table:table-row>
        <table:table-row>
          <table:table-cell table:style-name="Table18.A186" office:value-type="string">
            <text:p text:style-name="P363">u+F0410</text:p>
          </table:table-cell>
          <table:table-cell table:style-name="Table18.B186" office:value-type="string">
            <text:p text:style-name="P363">ⱂⰲⰴⰰ</text:p>
          </table:table-cell>
          <table:table-cell table:style-name="Table18.C186" office:value-type="string">
            <text:p text:style-name="P363">󰐐</text:p>
          </table:table-cell>
          <table:table-cell table:style-name="Table18.D186" office:value-type="string">
            <text:p text:style-name="P400">ⱂⰲⰴⰰ</text:p>
          </table:table-cell>
          <table:table-cell table:style-name="Table18.E186" office:value-type="string">
            <text:p text:style-name="P363">пвда</text:p>
          </table:table-cell>
        </table:table-row>
        <table:table-row>
          <table:table-cell table:style-name="Table18.A187" office:value-type="string">
            <text:p text:style-name="P363">u+F0411</text:p>
          </table:table-cell>
          <table:table-cell table:style-name="Table18.B187" office:value-type="string">
            <text:p text:style-name="P363">ⱂⰲ</text:p>
          </table:table-cell>
          <table:table-cell table:style-name="Table18.C187" office:value-type="string">
            <text:p text:style-name="P363">󰐑</text:p>
          </table:table-cell>
          <table:table-cell table:style-name="Table18.D187" office:value-type="string">
            <text:p text:style-name="P400">ⱂⰲ</text:p>
          </table:table-cell>
          <table:table-cell table:style-name="Table18.E187" office:value-type="string">
            <text:p text:style-name="P363">пв</text:p>
          </table:table-cell>
        </table:table-row>
        <table:table-row>
          <table:table-cell table:style-name="Table18.A188" office:value-type="string">
            <text:p text:style-name="P363">u+F0412</text:p>
          </table:table-cell>
          <table:table-cell table:style-name="Table18.B188" office:value-type="string">
            <text:p text:style-name="P363">ⱂⰻ</text:p>
          </table:table-cell>
          <table:table-cell table:style-name="Table18.C188" office:value-type="string">
            <text:p text:style-name="P363">󰐒</text:p>
          </table:table-cell>
          <table:table-cell table:style-name="Table18.D188" office:value-type="string">
            <text:p text:style-name="P400">ⱂⰻ</text:p>
          </table:table-cell>
          <table:table-cell table:style-name="Table18.E188" office:value-type="string">
            <text:p text:style-name="P363">пи</text:p>
          </table:table-cell>
        </table:table-row>
        <table:table-row>
          <table:table-cell table:style-name="Table18.A189" office:value-type="string">
            <text:p text:style-name="P363">u+F0413</text:p>
          </table:table-cell>
          <table:table-cell table:style-name="Table18.B189" office:value-type="string">
            <text:p text:style-name="P363">ⱂⰻⱅ</text:p>
          </table:table-cell>
          <table:table-cell table:style-name="Table18.C189" office:value-type="string">
            <text:p text:style-name="P363">󰐓</text:p>
          </table:table-cell>
          <table:table-cell table:style-name="Table18.D189" office:value-type="string">
            <text:p text:style-name="P400">ⱂⰻⱅ</text:p>
          </table:table-cell>
          <table:table-cell table:style-name="Table18.E189" office:value-type="string">
            <text:p text:style-name="P363">пит</text:p>
          </table:table-cell>
        </table:table-row>
        <table:table-row>
          <table:table-cell table:style-name="Table18.A190" office:value-type="string">
            <text:p text:style-name="P363">u+F0414</text:p>
          </table:table-cell>
          <table:table-cell table:style-name="Table18.B190" office:value-type="string">
            <text:p text:style-name="P363">ⱂⰾ</text:p>
          </table:table-cell>
          <table:table-cell table:style-name="Table18.C190" office:value-type="string">
            <text:p text:style-name="P363">󰐔</text:p>
          </table:table-cell>
          <table:table-cell table:style-name="Table18.D190" office:value-type="string">
            <text:p text:style-name="P400">ⱂⰾ</text:p>
          </table:table-cell>
          <table:table-cell table:style-name="Table18.E190" office:value-type="string">
            <text:p text:style-name="P363">пл</text:p>
          </table:table-cell>
        </table:table-row>
        <table:table-row>
          <table:table-cell table:style-name="Table18.A191" office:value-type="string">
            <text:p text:style-name="P363">u+F0415</text:p>
          </table:table-cell>
          <table:table-cell table:style-name="Table18.B191" office:value-type="string">
            <text:p text:style-name="P363">ⱂⰾⱁ</text:p>
          </table:table-cell>
          <table:table-cell table:style-name="Table18.C191" office:value-type="string">
            <text:p text:style-name="P363">󰐕</text:p>
          </table:table-cell>
          <table:table-cell table:style-name="Table18.D191" office:value-type="string">
            <text:p text:style-name="P400">ⱂⰾⱁ</text:p>
          </table:table-cell>
          <table:table-cell table:style-name="Table18.E191" office:value-type="string">
            <text:p text:style-name="P363">пло</text:p>
          </table:table-cell>
        </table:table-row>
        <table:table-row>
          <table:table-cell table:style-name="Table18.A192" office:value-type="string">
            <text:p text:style-name="P363">u+F0416</text:p>
          </table:table-cell>
          <table:table-cell table:style-name="Table18.B192" office:value-type="string">
            <text:p text:style-name="P363">ⱂⰾⱁⰲ</text:p>
          </table:table-cell>
          <table:table-cell table:style-name="Table18.C192" office:value-type="string">
            <text:p text:style-name="P363">󰐖</text:p>
          </table:table-cell>
          <table:table-cell table:style-name="Table18.D192" office:value-type="string">
            <text:p text:style-name="P400">ⱂⰾⱁⰲ</text:p>
          </table:table-cell>
          <table:table-cell table:style-name="Table18.E192" office:value-type="string">
            <text:p text:style-name="P363">плов</text:p>
          </table:table-cell>
        </table:table-row>
        <table:table-row>
          <table:table-cell table:style-name="Table18.A193" office:value-type="string">
            <text:p text:style-name="P363">u+F0417</text:p>
          </table:table-cell>
          <table:table-cell table:style-name="Table18.B193" office:value-type="string">
            <text:p text:style-name="P363">ⱂⰾⱁⰴ</text:p>
          </table:table-cell>
          <table:table-cell table:style-name="Table18.C193" office:value-type="string">
            <text:p text:style-name="P363">󰐗</text:p>
          </table:table-cell>
          <table:table-cell table:style-name="Table18.D193" office:value-type="string">
            <text:p text:style-name="P400">ⱂⰾⱁⰴ</text:p>
          </table:table-cell>
          <table:table-cell table:style-name="Table18.E193" office:value-type="string">
            <text:p text:style-name="P363">плод</text:p>
          </table:table-cell>
        </table:table-row>
        <table:table-row>
          <table:table-cell table:style-name="Table18.A194" office:value-type="string">
            <text:p text:style-name="P363">u+F0418</text:p>
          </table:table-cell>
          <table:table-cell table:style-name="Table18.B194" office:value-type="string">
            <text:p text:style-name="P363">ⱂⰾⱅ</text:p>
          </table:table-cell>
          <table:table-cell table:style-name="Table18.C194" office:value-type="string">
            <text:p text:style-name="P363">󰐘</text:p>
          </table:table-cell>
          <table:table-cell table:style-name="Table18.D194" office:value-type="string">
            <text:p text:style-name="P400">ⱂⰾⱅ</text:p>
          </table:table-cell>
          <table:table-cell table:style-name="Table18.E194" office:value-type="string">
            <text:p text:style-name="P363">плт</text:p>
          </table:table-cell>
        </table:table-row>
        <table:table-row>
          <table:table-cell table:style-name="Table18.A195" office:value-type="string">
            <text:p text:style-name="P363">u+F0419</text:p>
          </table:table-cell>
          <table:table-cell table:style-name="Table18.B195" office:value-type="string">
            <text:p text:style-name="P363">ⱂⰾⱓ</text:p>
          </table:table-cell>
          <table:table-cell table:style-name="Table18.C195" office:value-type="string">
            <text:p text:style-name="P363">󰐙</text:p>
          </table:table-cell>
          <table:table-cell table:style-name="Table18.D195" office:value-type="string">
            <text:p text:style-name="P400">ⱂⰾⱓ</text:p>
          </table:table-cell>
          <table:table-cell table:style-name="Table18.E195" office:value-type="string">
            <text:p text:style-name="P363">плю</text:p>
          </table:table-cell>
        </table:table-row>
        <text:soft-page-break/>
        <table:table-row>
          <table:table-cell table:style-name="Table18.A196" office:value-type="string">
            <text:p text:style-name="P363">u+F041A</text:p>
          </table:table-cell>
          <table:table-cell table:style-name="Table18.B196" office:value-type="string">
            <text:p text:style-name="P363">ⱂⰿⰾ</text:p>
          </table:table-cell>
          <table:table-cell table:style-name="Table18.C196" office:value-type="string">
            <text:p text:style-name="P363">󰐚</text:p>
          </table:table-cell>
          <table:table-cell table:style-name="Table18.D196" office:value-type="string">
            <text:p text:style-name="P400">ⱂⰿⰾ</text:p>
          </table:table-cell>
          <table:table-cell table:style-name="Table18.E196" office:value-type="string">
            <text:p text:style-name="P363">пмл</text:p>
          </table:table-cell>
        </table:table-row>
        <table:table-row>
          <table:table-cell table:style-name="Table18.A197" office:value-type="string">
            <text:p text:style-name="P363">u+F041B</text:p>
          </table:table-cell>
          <table:table-cell table:style-name="Table18.B197" office:value-type="string">
            <text:p text:style-name="P363">ⱂⱁ</text:p>
          </table:table-cell>
          <table:table-cell table:style-name="Table18.C197" office:value-type="string">
            <text:p text:style-name="P363">󰐛</text:p>
          </table:table-cell>
          <table:table-cell table:style-name="Table18.D197" office:value-type="string">
            <text:p text:style-name="P400">ⱂⱁ</text:p>
          </table:table-cell>
          <table:table-cell table:style-name="Table18.E197" office:value-type="string">
            <text:p text:style-name="P363">по</text:p>
          </table:table-cell>
        </table:table-row>
        <table:table-row>
          <table:table-cell table:style-name="Table18.A198" office:value-type="string">
            <text:p text:style-name="P363">u+F041C</text:p>
          </table:table-cell>
          <table:table-cell table:style-name="Table18.B198" office:value-type="string">
            <text:p text:style-name="P363">ⱂⱁⰲ</text:p>
          </table:table-cell>
          <table:table-cell table:style-name="Table18.C198" office:value-type="string">
            <text:p text:style-name="P363">󰐜</text:p>
          </table:table-cell>
          <table:table-cell table:style-name="Table18.D198" office:value-type="string">
            <text:p text:style-name="P400">ⱂⱁⰲ</text:p>
          </table:table-cell>
          <table:table-cell table:style-name="Table18.E198" office:value-type="string">
            <text:p text:style-name="P363">пов</text:p>
          </table:table-cell>
        </table:table-row>
        <table:table-row>
          <table:table-cell table:style-name="Table18.A199" office:value-type="string">
            <text:p text:style-name="P363">u+F041D</text:p>
          </table:table-cell>
          <table:table-cell table:style-name="Table18.B199" office:value-type="string">
            <text:p text:style-name="P363">ⱂⱁⰲⱃ</text:p>
          </table:table-cell>
          <table:table-cell table:style-name="Table18.C199" office:value-type="string">
            <text:p text:style-name="P363">󰐝</text:p>
          </table:table-cell>
          <table:table-cell table:style-name="Table18.D199" office:value-type="string">
            <text:p text:style-name="P400">ⱂⱁⰲⱃ</text:p>
          </table:table-cell>
          <table:table-cell table:style-name="Table18.E199" office:value-type="string">
            <text:p text:style-name="P363">повр</text:p>
          </table:table-cell>
        </table:table-row>
        <table:table-row>
          <table:table-cell table:style-name="Table18.A200" office:value-type="string">
            <text:p text:style-name="P363">u+F041E</text:p>
          </table:table-cell>
          <table:table-cell table:style-name="Table18.B200" office:value-type="string">
            <text:p text:style-name="P363">ⱂⱁⰴ</text:p>
          </table:table-cell>
          <table:table-cell table:style-name="Table18.C200" office:value-type="string">
            <text:p text:style-name="P363">󰐞</text:p>
          </table:table-cell>
          <table:table-cell table:style-name="Table18.D200" office:value-type="string">
            <text:p text:style-name="P400">ⱂⱁⰴ</text:p>
          </table:table-cell>
          <table:table-cell table:style-name="Table18.E200" office:value-type="string">
            <text:p text:style-name="P363">под</text:p>
          </table:table-cell>
        </table:table-row>
        <table:table-row>
          <table:table-cell table:style-name="Table18.A201" office:value-type="string">
            <text:p text:style-name="P363">u+F041F</text:p>
          </table:table-cell>
          <table:table-cell table:style-name="Table18.B201" office:value-type="string">
            <text:p text:style-name="P363">ⱂⱁⰴⰰ</text:p>
          </table:table-cell>
          <table:table-cell table:style-name="Table18.C201" office:value-type="string">
            <text:p text:style-name="P363">󰐟</text:p>
          </table:table-cell>
          <table:table-cell table:style-name="Table18.D201" office:value-type="string">
            <text:p text:style-name="P400">ⱂⱁⰴⰰ</text:p>
          </table:table-cell>
          <table:table-cell table:style-name="Table18.E201" office:value-type="string">
            <text:p text:style-name="P363">пода</text:p>
          </table:table-cell>
        </table:table-row>
        <table:table-row>
          <table:table-cell table:style-name="Table18.A202" office:value-type="string">
            <text:p text:style-name="P363">u+F0420</text:p>
          </table:table-cell>
          <table:table-cell table:style-name="Table18.B202" office:value-type="string">
            <text:p text:style-name="P363">ⱂⱁⱅ</text:p>
          </table:table-cell>
          <table:table-cell table:style-name="Table18.C202" office:value-type="string">
            <text:p text:style-name="P363">󰐠</text:p>
          </table:table-cell>
          <table:table-cell table:style-name="Table18.D202" office:value-type="string">
            <text:p text:style-name="P400">ⱂⱁⱅ</text:p>
          </table:table-cell>
          <table:table-cell table:style-name="Table18.E202" office:value-type="string">
            <text:p text:style-name="P363">пот</text:p>
          </table:table-cell>
        </table:table-row>
        <table:table-row>
          <table:table-cell table:style-name="Table18.A203" office:value-type="string">
            <text:p text:style-name="P363">u+F0421</text:p>
          </table:table-cell>
          <table:table-cell table:style-name="Table18.B203" office:value-type="string">
            <text:p text:style-name="P363">ⱂⱁⱅⱁ</text:p>
          </table:table-cell>
          <table:table-cell table:style-name="Table18.C203" office:value-type="string">
            <text:p text:style-name="P363">󰐡</text:p>
          </table:table-cell>
          <table:table-cell table:style-name="Table18.D203" office:value-type="string">
            <text:p text:style-name="P400">ⱂⱁⱅⱁ</text:p>
          </table:table-cell>
          <table:table-cell table:style-name="Table18.E203" office:value-type="string">
            <text:p text:style-name="P363">пото</text:p>
          </table:table-cell>
        </table:table-row>
        <table:table-row>
          <table:table-cell table:style-name="Table18.A204" office:value-type="string">
            <text:p text:style-name="P363">u+F0422</text:p>
          </table:table-cell>
          <table:table-cell table:style-name="Table18.B204" office:value-type="string">
            <text:p text:style-name="P363">ⱂⱁⱅⱃ</text:p>
          </table:table-cell>
          <table:table-cell table:style-name="Table18.C204" office:value-type="string">
            <text:p text:style-name="P363">󰐢</text:p>
          </table:table-cell>
          <table:table-cell table:style-name="Table18.D204" office:value-type="string">
            <text:p text:style-name="P400">ⱂⱁⱅⱃ</text:p>
          </table:table-cell>
          <table:table-cell table:style-name="Table18.E204" office:value-type="string">
            <text:p text:style-name="P363">потр</text:p>
          </table:table-cell>
        </table:table-row>
        <table:table-row>
          <table:table-cell table:style-name="Table18.A205" office:value-type="string">
            <text:p text:style-name="P363">u+F0423</text:p>
          </table:table-cell>
          <table:table-cell table:style-name="Table18.B205" office:value-type="string">
            <text:p text:style-name="P363">ⱂⱃ</text:p>
          </table:table-cell>
          <table:table-cell table:style-name="Table18.C205" office:value-type="string">
            <text:p text:style-name="P363">󰐣</text:p>
          </table:table-cell>
          <table:table-cell table:style-name="Table18.D205" office:value-type="string">
            <text:p text:style-name="P400">ⱂⱃ</text:p>
          </table:table-cell>
          <table:table-cell table:style-name="Table18.E205" office:value-type="string">
            <text:p text:style-name="P363">пр</text:p>
          </table:table-cell>
        </table:table-row>
        <table:table-row>
          <table:table-cell table:style-name="Table18.A206" office:value-type="string">
            <text:p text:style-name="P363">u+F0424</text:p>
          </table:table-cell>
          <table:table-cell table:style-name="Table18.B206" office:value-type="string">
            <text:p text:style-name="P363">ⱂⱃⰲ</text:p>
          </table:table-cell>
          <table:table-cell table:style-name="Table18.C206" office:value-type="string">
            <text:p text:style-name="P363">󰐤</text:p>
          </table:table-cell>
          <table:table-cell table:style-name="Table18.D206" office:value-type="string">
            <text:p text:style-name="P400">ⱂⱃⰲ</text:p>
          </table:table-cell>
          <table:table-cell table:style-name="Table18.E206" office:value-type="string">
            <text:p text:style-name="P363">прв</text:p>
          </table:table-cell>
        </table:table-row>
        <table:table-row>
          <table:table-cell table:style-name="Table18.A207" office:value-type="string">
            <text:p text:style-name="P363">u+F0425</text:p>
          </table:table-cell>
          <table:table-cell table:style-name="Table18.B207" office:value-type="string">
            <text:p text:style-name="P363">ⱂⱃⰲⰴ</text:p>
          </table:table-cell>
          <table:table-cell table:style-name="Table18.C207" office:value-type="string">
            <text:p text:style-name="P363">󰐥</text:p>
          </table:table-cell>
          <table:table-cell table:style-name="Table18.D207" office:value-type="string">
            <text:p text:style-name="P400">ⱂⱃⰲⰴ</text:p>
          </table:table-cell>
          <table:table-cell table:style-name="Table18.E207" office:value-type="string">
            <text:p text:style-name="P363">првд</text:p>
          </table:table-cell>
        </table:table-row>
        <table:table-row>
          <table:table-cell table:style-name="Table18.A208" office:value-type="string">
            <text:p text:style-name="P363">u+F0426</text:p>
          </table:table-cell>
          <table:table-cell table:style-name="Table18.B208" office:value-type="string">
            <text:p text:style-name="P363">ⱂⱃⰲⱁ</text:p>
          </table:table-cell>
          <table:table-cell table:style-name="Table18.C208" office:value-type="string">
            <text:p text:style-name="P363">󰐦</text:p>
          </table:table-cell>
          <table:table-cell table:style-name="Table18.D208" office:value-type="string">
            <text:p text:style-name="P400">ⱂⱃⰲⱁ</text:p>
          </table:table-cell>
          <table:table-cell table:style-name="Table18.E208" office:value-type="string">
            <text:p text:style-name="P363">прво</text:p>
          </table:table-cell>
        </table:table-row>
        <table:table-row>
          <table:table-cell table:style-name="Table18.A209" office:value-type="string">
            <text:p text:style-name="P363">u+F0427</text:p>
          </table:table-cell>
          <table:table-cell table:style-name="Table18.B209" office:value-type="string">
            <text:p text:style-name="P363">ⱂⱃⱅ</text:p>
          </table:table-cell>
          <table:table-cell table:style-name="Table18.C209" office:value-type="string">
            <text:p text:style-name="P363">󰐧</text:p>
          </table:table-cell>
          <table:table-cell table:style-name="Table18.D209" office:value-type="string">
            <text:p text:style-name="P400">ⱂⱃⱅ</text:p>
          </table:table-cell>
          <table:table-cell table:style-name="Table18.E209" office:value-type="string">
            <text:p text:style-name="P363">прт</text:p>
          </table:table-cell>
        </table:table-row>
        <table:table-row>
          <table:table-cell table:style-name="Table18.A210" office:value-type="string">
            <text:p text:style-name="P363">u+F0428</text:p>
          </table:table-cell>
          <table:table-cell table:style-name="Table18.B210" office:value-type="string">
            <text:p text:style-name="P363">ⱂⱄ</text:p>
          </table:table-cell>
          <table:table-cell table:style-name="Table18.C210" office:value-type="string">
            <text:p text:style-name="P363">󰐨</text:p>
          </table:table-cell>
          <table:table-cell table:style-name="Table18.D210" office:value-type="string">
            <text:p text:style-name="P400">ⱂⱄ</text:p>
          </table:table-cell>
          <table:table-cell table:style-name="Table18.E210" office:value-type="string">
            <text:p text:style-name="P363">пс</text:p>
          </table:table-cell>
        </table:table-row>
        <table:table-row>
          <table:table-cell table:style-name="Table18.A211" office:value-type="string">
            <text:p text:style-name="P363">u+F0429</text:p>
          </table:table-cell>
          <table:table-cell table:style-name="Table18.B211" office:value-type="string">
            <text:p text:style-name="P363">ⱂⱅ</text:p>
          </table:table-cell>
          <table:table-cell table:style-name="Table18.C211" office:value-type="string">
            <text:p text:style-name="P363">󰐩</text:p>
          </table:table-cell>
          <table:table-cell table:style-name="Table18.D211" office:value-type="string">
            <text:p text:style-name="P400">ⱂⱅ</text:p>
          </table:table-cell>
          <table:table-cell table:style-name="Table18.E211" office:value-type="string">
            <text:p text:style-name="P363">пт</text:p>
          </table:table-cell>
        </table:table-row>
        <table:table-row>
          <table:table-cell table:style-name="Table18.A212" office:value-type="string">
            <text:p text:style-name="P363">u+F042A</text:p>
          </table:table-cell>
          <table:table-cell table:style-name="Table18.B212" office:value-type="string">
            <text:p text:style-name="P363">ⱂⱅⱁ</text:p>
          </table:table-cell>
          <table:table-cell table:style-name="Table18.C212" office:value-type="string">
            <text:p text:style-name="P363">󰐪</text:p>
          </table:table-cell>
          <table:table-cell table:style-name="Table18.D212" office:value-type="string">
            <text:p text:style-name="P400">ⱂⱅⱁ</text:p>
          </table:table-cell>
          <table:table-cell table:style-name="Table18.E212" office:value-type="string">
            <text:p text:style-name="P363">пто</text:p>
          </table:table-cell>
        </table:table-row>
        <table:table-row>
          <table:table-cell table:style-name="Table18.A213" office:value-type="string">
            <text:p text:style-name="P363"/>
          </table:table-cell>
          <table:table-cell table:style-name="Table18.B213" office:value-type="string">
            <text:p text:style-name="P363"/>
          </table:table-cell>
          <table:table-cell table:style-name="Table18.C213" office:value-type="string">
            <text:p text:style-name="P363"/>
          </table:table-cell>
          <table:table-cell table:style-name="Table18.D213" office:value-type="string">
            <text:p text:style-name="P400"/>
          </table:table-cell>
          <table:table-cell table:style-name="Table18.E213" office:value-type="string">
            <text:p text:style-name="P363"/>
          </table:table-cell>
        </table:table-row>
        <table:table-row>
          <table:table-cell table:style-name="Table18.A214" office:value-type="string">
            <text:p text:style-name="P363">u+F0431</text:p>
          </table:table-cell>
          <table:table-cell table:style-name="Table18.B214" office:value-type="string">
            <text:p text:style-name="P363">ⱃⰰ</text:p>
          </table:table-cell>
          <table:table-cell table:style-name="Table18.C214" office:value-type="string">
            <text:p text:style-name="P363">󰐱</text:p>
          </table:table-cell>
          <table:table-cell table:style-name="Table18.D214" office:value-type="string">
            <text:p text:style-name="P400">ⱃⰰ</text:p>
          </table:table-cell>
          <table:table-cell table:style-name="Table18.E214" office:value-type="string">
            <text:p text:style-name="P363">ра</text:p>
          </table:table-cell>
        </table:table-row>
        <table:table-row>
          <table:table-cell table:style-name="Table18.A215" office:value-type="string">
            <text:p text:style-name="P363">u+F0432</text:p>
          </table:table-cell>
          <table:table-cell table:style-name="Table18.B215" office:value-type="string">
            <text:p text:style-name="P363">ⱃⰲ</text:p>
          </table:table-cell>
          <table:table-cell table:style-name="Table18.C215" office:value-type="string">
            <text:p text:style-name="P363">󰐲</text:p>
          </table:table-cell>
          <table:table-cell table:style-name="Table18.D215" office:value-type="string">
            <text:p text:style-name="P400">ⱃⰲ</text:p>
          </table:table-cell>
          <table:table-cell table:style-name="Table18.E215" office:value-type="string">
            <text:p text:style-name="P363">рв</text:p>
          </table:table-cell>
        </table:table-row>
        <table:table-row>
          <table:table-cell table:style-name="Table18.A216" office:value-type="string">
            <text:p text:style-name="P363">u+F0433</text:p>
          </table:table-cell>
          <table:table-cell table:style-name="Table18.B216" office:value-type="string">
            <text:p text:style-name="P363">ⱃⰲⱁ</text:p>
          </table:table-cell>
          <table:table-cell table:style-name="Table18.C216" office:value-type="string">
            <text:p text:style-name="P363">󰐳</text:p>
          </table:table-cell>
          <table:table-cell table:style-name="Table18.D216" office:value-type="string">
            <text:p text:style-name="P400">ⱃⰲⱁ</text:p>
          </table:table-cell>
          <table:table-cell table:style-name="Table18.E216" office:value-type="string">
            <text:p text:style-name="P363">рво</text:p>
          </table:table-cell>
        </table:table-row>
        <table:table-row>
          <table:table-cell table:style-name="Table18.A217" office:value-type="string">
            <text:p text:style-name="P363">u+F0434</text:p>
          </table:table-cell>
          <table:table-cell table:style-name="Table18.B217" office:value-type="string">
            <text:p text:style-name="P363">ⱃⱅ</text:p>
          </table:table-cell>
          <table:table-cell table:style-name="Table18.C217" office:value-type="string">
            <text:p text:style-name="P363">󰐴</text:p>
          </table:table-cell>
          <table:table-cell table:style-name="Table18.D217" office:value-type="string">
            <text:p text:style-name="P400">ⱃⱅ</text:p>
          </table:table-cell>
          <table:table-cell table:style-name="Table18.E217" office:value-type="string">
            <text:p text:style-name="P363">рт</text:p>
          </table:table-cell>
        </table:table-row>
        <table:table-row>
          <table:table-cell table:style-name="Table18.A218" office:value-type="string">
            <text:p text:style-name="P363"/>
          </table:table-cell>
          <table:table-cell table:style-name="Table18.B218" office:value-type="string">
            <text:p text:style-name="P363"/>
          </table:table-cell>
          <table:table-cell table:style-name="Table18.C218" office:value-type="string">
            <text:p text:style-name="P363"/>
          </table:table-cell>
          <table:table-cell table:style-name="Table18.D218" office:value-type="string">
            <text:p text:style-name="P400"/>
          </table:table-cell>
          <table:table-cell table:style-name="Table18.E218" office:value-type="string">
            <text:p text:style-name="P363"/>
          </table:table-cell>
        </table:table-row>
        <table:table-row>
          <table:table-cell table:style-name="Table18.A219" office:value-type="string">
            <text:p text:style-name="P363">u+F043B</text:p>
          </table:table-cell>
          <table:table-cell table:style-name="Table18.B219" office:value-type="string">
            <text:p text:style-name="P363">ⱄⰰ</text:p>
          </table:table-cell>
          <table:table-cell table:style-name="Table18.C219" office:value-type="string">
            <text:p text:style-name="P363">󰐻</text:p>
          </table:table-cell>
          <table:table-cell table:style-name="Table18.D219" office:value-type="string">
            <text:p text:style-name="P400">ⱄⰰ</text:p>
          </table:table-cell>
          <table:table-cell table:style-name="Table18.E219" office:value-type="string">
            <text:p text:style-name="P363">са</text:p>
          </table:table-cell>
        </table:table-row>
        <table:table-row>
          <table:table-cell table:style-name="Table18.A220" office:value-type="string">
            <text:p text:style-name="P363">u+F043C</text:p>
          </table:table-cell>
          <table:table-cell table:style-name="Table18.B220" office:value-type="string">
            <text:p text:style-name="P363">ⱄⰲ</text:p>
          </table:table-cell>
          <table:table-cell table:style-name="Table18.C220" office:value-type="string">
            <text:p text:style-name="P363">󰐼</text:p>
          </table:table-cell>
          <table:table-cell table:style-name="Table18.D220" office:value-type="string">
            <text:p text:style-name="P400">ⱄⰲ</text:p>
          </table:table-cell>
          <table:table-cell table:style-name="Table18.E220" office:value-type="string">
            <text:p text:style-name="P363">св</text:p>
          </table:table-cell>
        </table:table-row>
        <table:table-row>
          <table:table-cell table:style-name="Table18.A221" office:value-type="string">
            <text:p text:style-name="P363">u+F043D</text:p>
          </table:table-cell>
          <table:table-cell table:style-name="Table18.B221" office:value-type="string">
            <text:p text:style-name="P363">ⱄⰲⱁ</text:p>
          </table:table-cell>
          <table:table-cell table:style-name="Table18.C221" office:value-type="string">
            <text:p text:style-name="P363">󰐽</text:p>
          </table:table-cell>
          <table:table-cell table:style-name="Table18.D221" office:value-type="string">
            <text:p text:style-name="P400">ⱄⰲⱁ</text:p>
          </table:table-cell>
          <table:table-cell table:style-name="Table18.E221" office:value-type="string">
            <text:p text:style-name="P363">сво</text:p>
          </table:table-cell>
        </table:table-row>
        <table:table-row>
          <table:table-cell table:style-name="Table18.A222" office:value-type="string">
            <text:p text:style-name="P363">u+F043E</text:p>
          </table:table-cell>
          <table:table-cell table:style-name="Table18.B222" office:value-type="string">
            <text:p text:style-name="P363">ⱄⰾ</text:p>
          </table:table-cell>
          <table:table-cell table:style-name="Table18.C222" office:value-type="string">
            <text:p text:style-name="P363">󰐾</text:p>
          </table:table-cell>
          <table:table-cell table:style-name="Table18.D222" office:value-type="string">
            <text:p text:style-name="P400">ⱄⰾ</text:p>
          </table:table-cell>
          <table:table-cell table:style-name="Table18.E222" office:value-type="string">
            <text:p text:style-name="P363">сл</text:p>
          </table:table-cell>
        </table:table-row>
        <table:table-row>
          <table:table-cell table:style-name="Table18.A223" office:value-type="string">
            <text:p text:style-name="P363">u+F043F</text:p>
          </table:table-cell>
          <table:table-cell table:style-name="Table18.B223" office:value-type="string">
            <text:p text:style-name="P363">ⱄⱁ</text:p>
          </table:table-cell>
          <table:table-cell table:style-name="Table18.C223" office:value-type="string">
            <text:p text:style-name="P363">󰐿</text:p>
          </table:table-cell>
          <table:table-cell table:style-name="Table18.D223" office:value-type="string">
            <text:p text:style-name="P400">ⱄⱁ</text:p>
          </table:table-cell>
          <table:table-cell table:style-name="Table18.E223" office:value-type="string">
            <text:p text:style-name="P363">со</text:p>
          </table:table-cell>
        </table:table-row>
        <table:table-row>
          <table:table-cell table:style-name="Table18.A224" office:value-type="string">
            <text:p text:style-name="P363">u+F0440</text:p>
          </table:table-cell>
          <table:table-cell table:style-name="Table18.B224" office:value-type="string">
            <text:p text:style-name="P363">ⱄⱅ</text:p>
          </table:table-cell>
          <table:table-cell table:style-name="Table18.C224" office:value-type="string">
            <text:p text:style-name="P363">󰑀</text:p>
          </table:table-cell>
          <table:table-cell table:style-name="Table18.D224" office:value-type="string">
            <text:p text:style-name="P400">ⱄⱅ</text:p>
          </table:table-cell>
          <table:table-cell table:style-name="Table18.E224" office:value-type="string">
            <text:p text:style-name="P363">ст</text:p>
          </table:table-cell>
        </table:table-row>
        <table:table-row>
          <table:table-cell table:style-name="Table18.A225" office:value-type="string">
            <text:p text:style-name="P363">u+F0441</text:p>
          </table:table-cell>
          <table:table-cell table:style-name="Table18.B225" office:value-type="string">
            <text:p text:style-name="P363">ⱄⱅⰲ</text:p>
          </table:table-cell>
          <table:table-cell table:style-name="Table18.C225" office:value-type="string">
            <text:p text:style-name="P363">󰑁</text:p>
          </table:table-cell>
          <table:table-cell table:style-name="Table18.D225" office:value-type="string">
            <text:p text:style-name="P400">ⱄⱅⰲ</text:p>
          </table:table-cell>
          <table:table-cell table:style-name="Table18.E225" office:value-type="string">
            <text:p text:style-name="P363">ств</text:p>
          </table:table-cell>
        </table:table-row>
        <table:table-row>
          <table:table-cell table:style-name="Table18.A226" office:value-type="string">
            <text:p text:style-name="P363">u+F0442</text:p>
          </table:table-cell>
          <table:table-cell table:style-name="Table18.B226" office:value-type="string">
            <text:p text:style-name="P363">ⱄⱅⰲⱁ</text:p>
          </table:table-cell>
          <table:table-cell table:style-name="Table18.C226" office:value-type="string">
            <text:p text:style-name="P363">󰑂</text:p>
          </table:table-cell>
          <table:table-cell table:style-name="Table18.D226" office:value-type="string">
            <text:p text:style-name="P400">ⱄⱅⰲⱁ</text:p>
          </table:table-cell>
          <table:table-cell table:style-name="Table18.E226" office:value-type="string">
            <text:p text:style-name="P363">ство</text:p>
          </table:table-cell>
        </table:table-row>
        <table:table-row>
          <table:table-cell table:style-name="Table18.A227" office:value-type="string">
            <text:p text:style-name="P363">u+F0443</text:p>
          </table:table-cell>
          <table:table-cell table:style-name="Table18.B227" office:value-type="string">
            <text:p text:style-name="P363">ⱄⱅⰲⱃ</text:p>
          </table:table-cell>
          <table:table-cell table:style-name="Table18.C227" office:value-type="string">
            <text:p text:style-name="P363">󰑃</text:p>
          </table:table-cell>
          <table:table-cell table:style-name="Table18.D227" office:value-type="string">
            <text:p text:style-name="P400">ⱄⱅⰲⱃ</text:p>
          </table:table-cell>
          <table:table-cell table:style-name="Table18.E227" office:value-type="string">
            <text:p text:style-name="P363">ствр</text:p>
          </table:table-cell>
        </table:table-row>
        <table:table-row>
          <table:table-cell table:style-name="Table18.A228" office:value-type="string">
            <text:p text:style-name="P363">u+F0444</text:p>
          </table:table-cell>
          <table:table-cell table:style-name="Table18.B228" office:value-type="string">
            <text:p text:style-name="P363">ⱄⱅⱁ</text:p>
          </table:table-cell>
          <table:table-cell table:style-name="Table18.C228" office:value-type="string">
            <text:p text:style-name="P363">󰑄</text:p>
          </table:table-cell>
          <table:table-cell table:style-name="Table18.D228" office:value-type="string">
            <text:p text:style-name="P400">ⱄⱅⱁ</text:p>
          </table:table-cell>
          <table:table-cell table:style-name="Table18.E228" office:value-type="string">
            <text:p text:style-name="P363">сто</text:p>
          </table:table-cell>
        </table:table-row>
        <table:table-row>
          <table:table-cell table:style-name="Table18.A229" office:value-type="string">
            <text:p text:style-name="P363">u+F0445</text:p>
          </table:table-cell>
          <table:table-cell table:style-name="Table18.B229" office:value-type="string">
            <text:p text:style-name="P363">ⱄⱅⱃ</text:p>
          </table:table-cell>
          <table:table-cell table:style-name="Table18.C229" office:value-type="string">
            <text:p text:style-name="P363">󰑅</text:p>
          </table:table-cell>
          <table:table-cell table:style-name="Table18.D229" office:value-type="string">
            <text:p text:style-name="P400">ⱄⱅⱃ</text:p>
          </table:table-cell>
          <table:table-cell table:style-name="Table18.E229" office:value-type="string">
            <text:p text:style-name="P363">стр</text:p>
          </table:table-cell>
        </table:table-row>
        <table:table-row>
          <table:table-cell table:style-name="Table18.A230" office:value-type="string">
            <text:p text:style-name="P363"/>
          </table:table-cell>
          <table:table-cell table:style-name="Table18.B230" office:value-type="string">
            <text:p text:style-name="P363"/>
          </table:table-cell>
          <table:table-cell table:style-name="Table18.C230" office:value-type="string">
            <text:p text:style-name="P363"/>
          </table:table-cell>
          <table:table-cell table:style-name="Table18.D230" office:value-type="string">
            <text:p text:style-name="P400"/>
          </table:table-cell>
          <table:table-cell table:style-name="Table18.E230" office:value-type="string">
            <text:p text:style-name="P363"/>
          </table:table-cell>
        </table:table-row>
        <table:table-row>
          <table:table-cell table:style-name="Table18.A231" office:value-type="string">
            <text:p text:style-name="P363">u+F044C</text:p>
          </table:table-cell>
          <table:table-cell table:style-name="Table18.B231" office:value-type="string">
            <text:p text:style-name="P363">ⱅⰰ</text:p>
          </table:table-cell>
          <table:table-cell table:style-name="Table18.C231" office:value-type="string">
            <text:p text:style-name="P363">󰑌</text:p>
          </table:table-cell>
          <table:table-cell table:style-name="Table18.D231" office:value-type="string">
            <text:p text:style-name="P400">ⱅⰰ</text:p>
          </table:table-cell>
          <table:table-cell table:style-name="Table18.E231" office:value-type="string">
            <text:p text:style-name="P363">та</text:p>
          </table:table-cell>
        </table:table-row>
        <text:soft-page-break/>
        <table:table-row>
          <table:table-cell table:style-name="Table18.A232" office:value-type="string">
            <text:p text:style-name="P363">u+F044D</text:p>
          </table:table-cell>
          <table:table-cell table:style-name="Table18.B232" office:value-type="string">
            <text:p text:style-name="P363">ⱅⰲ</text:p>
          </table:table-cell>
          <table:table-cell table:style-name="Table18.C232" office:value-type="string">
            <text:p text:style-name="P363">󰑍</text:p>
          </table:table-cell>
          <table:table-cell table:style-name="Table18.D232" office:value-type="string">
            <text:p text:style-name="P400">ⱅⰲ</text:p>
          </table:table-cell>
          <table:table-cell table:style-name="Table18.E232" office:value-type="string">
            <text:p text:style-name="P363">тв</text:p>
          </table:table-cell>
        </table:table-row>
        <table:table-row>
          <table:table-cell table:style-name="Table18.A233" office:value-type="string">
            <text:p text:style-name="P363">u+F044E</text:p>
          </table:table-cell>
          <table:table-cell table:style-name="Table18.B233" office:value-type="string">
            <text:p text:style-name="P363">ⱅⰲⱁ</text:p>
          </table:table-cell>
          <table:table-cell table:style-name="Table18.C233" office:value-type="string">
            <text:p text:style-name="P363">󰑎</text:p>
          </table:table-cell>
          <table:table-cell table:style-name="Table18.D233" office:value-type="string">
            <text:p text:style-name="P400">ⱅⰲⱁ</text:p>
          </table:table-cell>
          <table:table-cell table:style-name="Table18.E233" office:value-type="string">
            <text:p text:style-name="P363">тво</text:p>
          </table:table-cell>
        </table:table-row>
        <table:table-row>
          <table:table-cell table:style-name="Table18.A234" office:value-type="string">
            <text:p text:style-name="P363">u+F044F</text:p>
          </table:table-cell>
          <table:table-cell table:style-name="Table18.B234" office:value-type="string">
            <text:p text:style-name="P363">ⱅⰲⱃ</text:p>
          </table:table-cell>
          <table:table-cell table:style-name="Table18.C234" office:value-type="string">
            <text:p text:style-name="P363">󰑏</text:p>
          </table:table-cell>
          <table:table-cell table:style-name="Table18.D234" office:value-type="string">
            <text:p text:style-name="P400">ⱅⰲⱃ</text:p>
          </table:table-cell>
          <table:table-cell table:style-name="Table18.E234" office:value-type="string">
            <text:p text:style-name="P363">твр</text:p>
          </table:table-cell>
        </table:table-row>
        <table:table-row>
          <table:table-cell table:style-name="Table18.A235" office:value-type="string">
            <text:p text:style-name="P363">u+F0450</text:p>
          </table:table-cell>
          <table:table-cell table:style-name="Table18.B235" office:value-type="string">
            <text:p text:style-name="P363">ⱅⰲⱃⰴ</text:p>
          </table:table-cell>
          <table:table-cell table:style-name="Table18.C235" office:value-type="string">
            <text:p text:style-name="P363">󰑐</text:p>
          </table:table-cell>
          <table:table-cell table:style-name="Table18.D235" office:value-type="string">
            <text:p text:style-name="P400">ⱅⰲⱃⰴ</text:p>
          </table:table-cell>
          <table:table-cell table:style-name="Table18.E235" office:value-type="string">
            <text:p text:style-name="P363">тврд</text:p>
          </table:table-cell>
        </table:table-row>
        <table:table-row>
          <table:table-cell table:style-name="Table18.A236" office:value-type="string">
            <text:p text:style-name="P363">u+F0451</text:p>
          </table:table-cell>
          <table:table-cell table:style-name="Table18.B236" office:value-type="string">
            <text:p text:style-name="P363">ⱅⰴ</text:p>
          </table:table-cell>
          <table:table-cell table:style-name="Table18.C236" office:value-type="string">
            <text:p text:style-name="P363">󰑑</text:p>
          </table:table-cell>
          <table:table-cell table:style-name="Table18.D236" office:value-type="string">
            <text:p text:style-name="P400">ⱅⰴ</text:p>
          </table:table-cell>
          <table:table-cell table:style-name="Table18.E236" office:value-type="string">
            <text:p text:style-name="P363">тд</text:p>
          </table:table-cell>
        </table:table-row>
        <table:table-row>
          <table:table-cell table:style-name="Table18.A237" office:value-type="string">
            <text:p text:style-name="P363">u+F0452</text:p>
          </table:table-cell>
          <table:table-cell table:style-name="Table18.B237" office:value-type="string">
            <text:p text:style-name="P363">ⱅⰶ</text:p>
          </table:table-cell>
          <table:table-cell table:style-name="Table18.C237" office:value-type="string">
            <text:p text:style-name="P363">󰑒</text:p>
          </table:table-cell>
          <table:table-cell table:style-name="Table18.D237" office:value-type="string">
            <text:p text:style-name="P400">ⱅⰶ</text:p>
          </table:table-cell>
          <table:table-cell table:style-name="Table18.E237" office:value-type="string">
            <text:p text:style-name="P363">тж</text:p>
          </table:table-cell>
        </table:table-row>
        <table:table-row>
          <table:table-cell table:style-name="Table18.A238" office:value-type="string">
            <text:p text:style-name="P363">u+F0453</text:p>
          </table:table-cell>
          <table:table-cell table:style-name="Table18.B238" office:value-type="string">
            <text:p text:style-name="P363">ⱅⰻ</text:p>
          </table:table-cell>
          <table:table-cell table:style-name="Table18.C238" office:value-type="string">
            <text:p text:style-name="P363">󰑓</text:p>
          </table:table-cell>
          <table:table-cell table:style-name="Table18.D238" office:value-type="string">
            <text:p text:style-name="P400">ⱅⰻ</text:p>
          </table:table-cell>
          <table:table-cell table:style-name="Table18.E238" office:value-type="string">
            <text:p text:style-name="P363">ти</text:p>
          </table:table-cell>
        </table:table-row>
        <table:table-row>
          <table:table-cell table:style-name="Table18.A239" office:value-type="string">
            <text:p text:style-name="P363">u+F0454</text:p>
          </table:table-cell>
          <table:table-cell table:style-name="Table18.B239" office:value-type="string">
            <text:p text:style-name="P363">ⱅⰾ</text:p>
          </table:table-cell>
          <table:table-cell table:style-name="Table18.C239" office:value-type="string">
            <text:p text:style-name="P363">󰑔</text:p>
          </table:table-cell>
          <table:table-cell table:style-name="Table18.D239" office:value-type="string">
            <text:p text:style-name="P400">ⱅⰾ</text:p>
          </table:table-cell>
          <table:table-cell table:style-name="Table18.E239" office:value-type="string">
            <text:p text:style-name="P363">тл</text:p>
          </table:table-cell>
        </table:table-row>
        <table:table-row>
          <table:table-cell table:style-name="Table18.A240" office:value-type="string">
            <text:p text:style-name="P363">u+F0455</text:p>
          </table:table-cell>
          <table:table-cell table:style-name="Table18.B240" office:value-type="string">
            <text:p text:style-name="P363">ⱅⰾⱓ</text:p>
          </table:table-cell>
          <table:table-cell table:style-name="Table18.C240" office:value-type="string">
            <text:p text:style-name="P363">󰑕</text:p>
          </table:table-cell>
          <table:table-cell table:style-name="Table18.D240" office:value-type="string">
            <text:p text:style-name="P400">ⱅⰾⱓ</text:p>
          </table:table-cell>
          <table:table-cell table:style-name="Table18.E240" office:value-type="string">
            <text:p text:style-name="P363">тлю</text:p>
          </table:table-cell>
        </table:table-row>
        <table:table-row>
          <table:table-cell table:style-name="Table18.A241" office:value-type="string">
            <text:p text:style-name="P363">u+F0456</text:p>
          </table:table-cell>
          <table:table-cell table:style-name="Table18.B241" office:value-type="string">
            <text:p text:style-name="P363">ⱅⱁ</text:p>
          </table:table-cell>
          <table:table-cell table:style-name="Table18.C241" office:value-type="string">
            <text:p text:style-name="P363">󰑖</text:p>
          </table:table-cell>
          <table:table-cell table:style-name="Table18.D241" office:value-type="string">
            <text:p text:style-name="P400">ⱅⱁ</text:p>
          </table:table-cell>
          <table:table-cell table:style-name="Table18.E241" office:value-type="string">
            <text:p text:style-name="P363">то</text:p>
          </table:table-cell>
        </table:table-row>
        <table:table-row>
          <table:table-cell table:style-name="Table18.A242" office:value-type="string">
            <text:p text:style-name="P363">u+F0457</text:p>
          </table:table-cell>
          <table:table-cell table:style-name="Table18.B242" office:value-type="string">
            <text:p text:style-name="P363">ⱅⱃ</text:p>
          </table:table-cell>
          <table:table-cell table:style-name="Table18.C242" office:value-type="string">
            <text:p text:style-name="P363">󰑗</text:p>
          </table:table-cell>
          <table:table-cell table:style-name="Table18.D242" office:value-type="string">
            <text:p text:style-name="P400">ⱅⱃ</text:p>
          </table:table-cell>
          <table:table-cell table:style-name="Table18.E242" office:value-type="string">
            <text:p text:style-name="P363">тр</text:p>
          </table:table-cell>
        </table:table-row>
        <table:table-row>
          <table:table-cell table:style-name="Table18.A243" office:value-type="string">
            <text:p text:style-name="P363">u+F0458</text:p>
          </table:table-cell>
          <table:table-cell table:style-name="Table18.B243" office:value-type="string">
            <text:p text:style-name="P363">ⱅⱃⱅ</text:p>
          </table:table-cell>
          <table:table-cell table:style-name="Table18.C243" office:value-type="string">
            <text:p text:style-name="P363">󰑘</text:p>
          </table:table-cell>
          <table:table-cell table:style-name="Table18.D243" office:value-type="string">
            <text:p text:style-name="P400">ⱅⱃⱅ</text:p>
          </table:table-cell>
          <table:table-cell table:style-name="Table18.E243" office:value-type="string">
            <text:p text:style-name="P363">трт</text:p>
          </table:table-cell>
        </table:table-row>
        <table:table-row>
          <table:table-cell table:style-name="Table18.A244" office:value-type="string">
            <text:p text:style-name="P363">u+F0459</text:p>
          </table:table-cell>
          <table:table-cell table:style-name="Table18.B244" office:value-type="string">
            <text:p text:style-name="P363">ⱅⱅ</text:p>
          </table:table-cell>
          <table:table-cell table:style-name="Table18.C244" office:value-type="string">
            <text:p text:style-name="P363">󰑙</text:p>
          </table:table-cell>
          <table:table-cell table:style-name="Table18.D244" office:value-type="string">
            <text:p text:style-name="P400">ⱅⱅ</text:p>
          </table:table-cell>
          <table:table-cell table:style-name="Table18.E244" office:value-type="string">
            <text:p text:style-name="P363">тт</text:p>
          </table:table-cell>
        </table:table-row>
        <table:table-row>
          <table:table-cell table:style-name="Table18.A245" office:value-type="string">
            <text:p text:style-name="P363"/>
          </table:table-cell>
          <table:table-cell table:style-name="Table18.B245" office:value-type="string">
            <text:p text:style-name="P363"/>
          </table:table-cell>
          <table:table-cell table:style-name="Table18.C245" office:value-type="string">
            <text:p text:style-name="P363"/>
          </table:table-cell>
          <table:table-cell table:style-name="Table18.D245" office:value-type="string">
            <text:p text:style-name="P400"/>
          </table:table-cell>
          <table:table-cell table:style-name="Table18.E245" office:value-type="string">
            <text:p text:style-name="P363"/>
          </table:table-cell>
        </table:table-row>
        <table:table-row>
          <table:table-cell table:style-name="Table18.A246" office:value-type="string">
            <text:p text:style-name="P363">u+F0460</text:p>
          </table:table-cell>
          <table:table-cell table:style-name="Table18.B246" office:value-type="string">
            <text:p text:style-name="P363">ⱎⰰ</text:p>
          </table:table-cell>
          <table:table-cell table:style-name="Table18.C246" office:value-type="string">
            <text:p text:style-name="P363">󰑠</text:p>
          </table:table-cell>
          <table:table-cell table:style-name="Table18.D246" office:value-type="string">
            <text:p text:style-name="P400">ⱎⰰ</text:p>
          </table:table-cell>
          <table:table-cell table:style-name="Table18.E246" office:value-type="string">
            <text:p text:style-name="P363">ша</text:p>
          </table:table-cell>
        </table:table-row>
        <table:table-row>
          <table:table-cell table:style-name="Table18.A247" office:value-type="string">
            <text:p text:style-name="P363">u+F0461</text:p>
          </table:table-cell>
          <table:table-cell table:style-name="Table18.B247" office:value-type="string">
            <text:p text:style-name="P363">ⱎⰲ</text:p>
          </table:table-cell>
          <table:table-cell table:style-name="Table18.C247" office:value-type="string">
            <text:p text:style-name="P363">󰑡</text:p>
          </table:table-cell>
          <table:table-cell table:style-name="Table18.D247" office:value-type="string">
            <text:p text:style-name="P400">ⱎⰲ</text:p>
          </table:table-cell>
          <table:table-cell table:style-name="Table18.E247" office:value-type="string">
            <text:p text:style-name="P363">шв</text:p>
          </table:table-cell>
        </table:table-row>
        <table:table-row>
          <table:table-cell table:style-name="Table18.A248" office:value-type="string">
            <text:p text:style-name="P363">u+F0462</text:p>
          </table:table-cell>
          <table:table-cell table:style-name="Table18.B248" office:value-type="string">
            <text:p text:style-name="P363">ⱎⰾⰻ</text:p>
          </table:table-cell>
          <table:table-cell table:style-name="Table18.C248" office:value-type="string">
            <text:p text:style-name="P363">󰑢</text:p>
          </table:table-cell>
          <table:table-cell table:style-name="Table18.D248" office:value-type="string">
            <text:p text:style-name="P400">ⱎⰾⰻ</text:p>
          </table:table-cell>
          <table:table-cell table:style-name="Table18.E248" office:value-type="string">
            <text:p text:style-name="P363">шли</text:p>
          </table:table-cell>
        </table:table-row>
        <table:table-row>
          <table:table-cell table:style-name="Table18.A249" office:value-type="string">
            <text:p text:style-name="P363">u+F0463</text:p>
          </table:table-cell>
          <table:table-cell table:style-name="Table18.B249" office:value-type="string">
            <text:p text:style-name="P363">ⱎⱃ</text:p>
          </table:table-cell>
          <table:table-cell table:style-name="Table18.C249" office:value-type="string">
            <text:p text:style-name="P363">󰑣</text:p>
          </table:table-cell>
          <table:table-cell table:style-name="Table18.D249" office:value-type="string">
            <text:p text:style-name="P400">ⱎⱃ</text:p>
          </table:table-cell>
          <table:table-cell table:style-name="Table18.E249" office:value-type="string">
            <text:p text:style-name="P363">шр</text:p>
          </table:table-cell>
        </table:table-row>
        <table:table-row>
          <table:table-cell table:style-name="Table18.A250" office:value-type="string">
            <text:p text:style-name="P363">u+F0464</text:p>
          </table:table-cell>
          <table:table-cell table:style-name="Table18.B250" office:value-type="string">
            <text:p text:style-name="P363">ⱎⱅ</text:p>
          </table:table-cell>
          <table:table-cell table:style-name="Table18.C250" office:value-type="string">
            <text:p text:style-name="P363">󰑤</text:p>
          </table:table-cell>
          <table:table-cell table:style-name="Table18.D250" office:value-type="string">
            <text:p text:style-name="P400">ⱎⱅ</text:p>
          </table:table-cell>
          <table:table-cell table:style-name="Table18.E250" office:value-type="string">
            <text:p text:style-name="P363">шт</text:p>
          </table:table-cell>
        </table:table-row>
        <table:table-row>
          <table:table-cell table:style-name="Table18.A251" office:value-type="string">
            <text:p text:style-name="P363">u+F0465</text:p>
          </table:table-cell>
          <table:table-cell table:style-name="Table18.B251" office:value-type="string">
            <text:p text:style-name="P363">ⱎⱅⱁ</text:p>
          </table:table-cell>
          <table:table-cell table:style-name="Table18.C251" office:value-type="string">
            <text:p text:style-name="P363">󰑥</text:p>
          </table:table-cell>
          <table:table-cell table:style-name="Table18.D251" office:value-type="string">
            <text:p text:style-name="P400">ⱎⱅⱁ</text:p>
          </table:table-cell>
          <table:table-cell table:style-name="Table18.E251" office:value-type="string">
            <text:p text:style-name="P363">што</text:p>
          </table:table-cell>
        </table:table-row>
        <table:table-row>
          <table:table-cell table:style-name="Table18.A252" office:value-type="string">
            <text:p text:style-name="P363"/>
          </table:table-cell>
          <table:table-cell table:style-name="Table18.B252" office:value-type="string">
            <text:p text:style-name="P363"/>
          </table:table-cell>
          <table:table-cell table:style-name="Table18.C252" office:value-type="string">
            <text:p text:style-name="P363"/>
          </table:table-cell>
          <table:table-cell table:style-name="Table18.D252" office:value-type="string">
            <text:p text:style-name="P400"/>
          </table:table-cell>
          <table:table-cell table:style-name="Table18.E252" office:value-type="string">
            <text:p text:style-name="P363"/>
          </table:table-cell>
        </table:table-row>
        <table:table-row>
          <table:table-cell table:style-name="Table18.A253" office:value-type="string">
            <text:p text:style-name="P363">u+F0476</text:p>
          </table:table-cell>
          <table:table-cell table:style-name="Table18.B253" office:value-type="string">
            <text:p text:style-name="P363">ⱐⰺ</text:p>
          </table:table-cell>
          <table:table-cell table:style-name="Table18.C253" office:value-type="string">
            <text:p text:style-name="P363">󰑶</text:p>
          </table:table-cell>
          <table:table-cell table:style-name="Table18.D253" office:value-type="string">
            <text:p text:style-name="P400">ⱐⰺ</text:p>
          </table:table-cell>
          <table:table-cell table:style-name="Table18.E253" office:value-type="string">
            <text:p text:style-name="P363">ы</text:p>
          </table:table-cell>
        </table:table-row>
        <table:table-row>
          <table:table-cell table:style-name="Table18.A254" office:value-type="string">
            <text:p text:style-name="P363"/>
          </table:table-cell>
          <table:table-cell table:style-name="Table18.B254" office:value-type="string">
            <text:p text:style-name="P363"/>
          </table:table-cell>
          <table:table-cell table:style-name="Table18.C254" office:value-type="string">
            <text:p text:style-name="P363"/>
          </table:table-cell>
          <table:table-cell table:style-name="Table18.D254" office:value-type="string">
            <text:p text:style-name="P400"/>
          </table:table-cell>
          <table:table-cell table:style-name="Table18.E254" office:value-type="string">
            <text:p text:style-name="P363"/>
          </table:table-cell>
        </table:table-row>
        <table:table-row>
          <table:table-cell table:style-name="Table18.A255" office:value-type="string">
            <text:p text:style-name="P363">u+F047D</text:p>
          </table:table-cell>
          <table:table-cell table:style-name="Table18.B255" office:value-type="string">
            <text:p text:style-name="P363">ⱑⰲ</text:p>
          </table:table-cell>
          <table:table-cell table:style-name="Table18.C255" office:value-type="string">
            <text:p text:style-name="P363">󰑽</text:p>
          </table:table-cell>
          <table:table-cell table:style-name="Table18.D255" office:value-type="string">
            <text:p text:style-name="P400">ⱑⰲ</text:p>
          </table:table-cell>
          <table:table-cell table:style-name="Table18.E255" office:value-type="string">
            <text:p text:style-name="P363">ѣв (ѧв)</text:p>
          </table:table-cell>
        </table:table-row>
        <table:table-row>
          <table:table-cell table:style-name="Table18.A256" office:value-type="string">
            <text:p text:style-name="P363">u+F047E</text:p>
          </table:table-cell>
          <table:table-cell table:style-name="Table18.B256" office:value-type="string">
            <text:p text:style-name="P363">ⱑⰶⰵ</text:p>
          </table:table-cell>
          <table:table-cell table:style-name="Table18.C256" office:value-type="string">
            <text:p text:style-name="P363">󰑾</text:p>
          </table:table-cell>
          <table:table-cell table:style-name="Table18.D256" office:value-type="string">
            <text:p text:style-name="P400">ⱑⰶⰵ</text:p>
          </table:table-cell>
          <table:table-cell table:style-name="Table18.E256" office:value-type="string">
            <text:p text:style-name="P363">ѣже (ѧже)</text:p>
          </table:table-cell>
        </table:table-row>
        <table:table-row>
          <table:table-cell table:style-name="Table18.A257" office:value-type="string">
            <text:p text:style-name="P363">u+F047F</text:p>
          </table:table-cell>
          <table:table-cell table:style-name="Table18.B257" office:value-type="string">
            <text:p text:style-name="P363">ⱑⰽ</text:p>
          </table:table-cell>
          <table:table-cell table:style-name="Table18.C257" office:value-type="string">
            <text:p text:style-name="P363">󰑿</text:p>
          </table:table-cell>
          <table:table-cell table:style-name="Table18.D257" office:value-type="string">
            <text:p text:style-name="P400">ⱑⰽ</text:p>
          </table:table-cell>
          <table:table-cell table:style-name="Table18.E257" office:value-type="string">
            <text:p text:style-name="P363">ѣк (ѧк)</text:p>
          </table:table-cell>
        </table:table-row>
        <table:table-row>
          <table:table-cell table:style-name="Table18.A258" office:value-type="string">
            <text:p text:style-name="P363">u+F0480</text:p>
          </table:table-cell>
          <table:table-cell table:style-name="Table18.B258" office:value-type="string">
            <text:p text:style-name="P363">ⱑⰾ</text:p>
          </table:table-cell>
          <table:table-cell table:style-name="Table18.C258" office:value-type="string">
            <text:p text:style-name="P363">󰒀</text:p>
          </table:table-cell>
          <table:table-cell table:style-name="Table18.D258" office:value-type="string">
            <text:p text:style-name="P400">ⱑⰾ</text:p>
          </table:table-cell>
          <table:table-cell table:style-name="Table18.E258" office:value-type="string">
            <text:p text:style-name="P363">ѣл (ѧл)</text:p>
          </table:table-cell>
        </table:table-row>
        <table:table-row>
          <table:table-cell table:style-name="Table18.A259" office:value-type="string">
            <text:p text:style-name="P363">u+F0481</text:p>
          </table:table-cell>
          <table:table-cell table:style-name="Table18.B259" office:value-type="string">
            <text:p text:style-name="P363">ⱑⱅ</text:p>
          </table:table-cell>
          <table:table-cell table:style-name="Table18.C259" office:value-type="string">
            <text:p text:style-name="P363">󰒁</text:p>
          </table:table-cell>
          <table:table-cell table:style-name="Table18.D259" office:value-type="string">
            <text:p text:style-name="P400">ⱑⱅ</text:p>
          </table:table-cell>
          <table:table-cell table:style-name="Table18.E259" office:value-type="string">
            <text:p text:style-name="P363">ѣт (ѧт)</text:p>
          </table:table-cell>
        </table:table-row>
        <table:table-row>
          <table:table-cell table:style-name="Table18.A260" office:value-type="string">
            <text:p text:style-name="P363">u+F0482</text:p>
          </table:table-cell>
          <table:table-cell table:style-name="Table18.B260" office:value-type="string">
            <text:p text:style-name="P363">ⱑⱅⱁ</text:p>
          </table:table-cell>
          <table:table-cell table:style-name="Table18.C260" office:value-type="string">
            <text:p text:style-name="P363">󰒂</text:p>
          </table:table-cell>
          <table:table-cell table:style-name="Table18.D260" office:value-type="string">
            <text:p text:style-name="P400">ⱑⱅⱁ</text:p>
          </table:table-cell>
          <table:table-cell table:style-name="Table18.E260" office:value-type="string">
            <text:p text:style-name="P363">ѣто (ѧто)</text:p>
          </table:table-cell>
        </table:table-row>
        <table:table-row>
          <table:table-cell table:style-name="Table18.A261" office:value-type="string">
            <text:p text:style-name="P363"/>
          </table:table-cell>
          <table:table-cell table:style-name="Table18.B261" office:value-type="string">
            <text:p text:style-name="P363"/>
          </table:table-cell>
          <table:table-cell table:style-name="Table18.C261" office:value-type="string">
            <text:p text:style-name="P363"/>
          </table:table-cell>
          <table:table-cell table:style-name="Table18.D261" office:value-type="string">
            <text:p text:style-name="P400"/>
          </table:table-cell>
          <table:table-cell table:style-name="Table18.E261" office:value-type="string">
            <text:p text:style-name="P363"/>
          </table:table-cell>
        </table:table-row>
        <table:table-row>
          <table:table-cell table:style-name="Table18.A262" office:value-type="string">
            <text:p text:style-name="P363">u+F0489</text:p>
          </table:table-cell>
          <table:table-cell table:style-name="Table18.B262" office:value-type="string">
            <text:p text:style-name="P363">ⱓⰴ</text:p>
          </table:table-cell>
          <table:table-cell table:style-name="Table18.C262" office:value-type="string">
            <text:p text:style-name="P363">󰒉</text:p>
          </table:table-cell>
          <table:table-cell table:style-name="Table18.D262" office:value-type="string">
            <text:p text:style-name="P400">ⱓⰴ</text:p>
          </table:table-cell>
          <table:table-cell table:style-name="Table18.E262" office:value-type="string">
            <text:p text:style-name="P363">юд</text:p>
          </table:table-cell>
        </table:table-row>
        <table:table-row>
          <table:table-cell table:style-name="Table18.A263" office:value-type="string">
            <text:p text:style-name="P363">u+F048A</text:p>
          </table:table-cell>
          <table:table-cell table:style-name="Table18.B263" office:value-type="string">
            <text:p text:style-name="P363">ⱓⰶ</text:p>
          </table:table-cell>
          <table:table-cell table:style-name="Table18.C263" office:value-type="string">
            <text:p text:style-name="P363">󰒊</text:p>
          </table:table-cell>
          <table:table-cell table:style-name="Table18.D263" office:value-type="string">
            <text:p text:style-name="P400">ⱓⰶ</text:p>
          </table:table-cell>
          <table:table-cell table:style-name="Table18.E263" office:value-type="string">
            <text:p text:style-name="P363">юж</text:p>
          </table:table-cell>
        </table:table-row>
        <table:table-row>
          <table:table-cell table:style-name="Table18.A264" office:value-type="string">
            <text:p text:style-name="P363">u+F048B</text:p>
          </table:table-cell>
          <table:table-cell table:style-name="Table18.B264" office:value-type="string">
            <text:p text:style-name="P363">ⱓⰶⰵ</text:p>
          </table:table-cell>
          <table:table-cell table:style-name="Table18.C264" office:value-type="string">
            <text:p text:style-name="P363">󰒋</text:p>
          </table:table-cell>
          <table:table-cell table:style-name="Table18.D264" office:value-type="string">
            <text:p text:style-name="P400">ⱓⰶⰵ</text:p>
          </table:table-cell>
          <table:table-cell table:style-name="Table18.E264" office:value-type="string">
            <text:p text:style-name="P363">юже</text:p>
          </table:table-cell>
        </table:table-row>
        <table:table-row>
          <table:table-cell table:style-name="Table18.A265" office:value-type="string">
            <text:p text:style-name="P363">u+F048C</text:p>
          </table:table-cell>
          <table:table-cell table:style-name="Table18.B265" office:value-type="string">
            <text:p text:style-name="P363">ⱓⰾ</text:p>
          </table:table-cell>
          <table:table-cell table:style-name="Table18.C265" office:value-type="string">
            <text:p text:style-name="P363">󰒌</text:p>
          </table:table-cell>
          <table:table-cell table:style-name="Table18.D265" office:value-type="string">
            <text:p text:style-name="P400">ⱓⰾ</text:p>
          </table:table-cell>
          <table:table-cell table:style-name="Table18.E265" office:value-type="string">
            <text:p text:style-name="P363">юл</text:p>
          </table:table-cell>
        </table:table-row>
        <table:table-row>
          <table:table-cell table:style-name="Table18.A266" office:value-type="string">
            <text:p text:style-name="P363">u+F048D</text:p>
          </table:table-cell>
          <table:table-cell table:style-name="Table18.B266" office:value-type="string">
            <text:p text:style-name="P363">ⱓⱃ</text:p>
          </table:table-cell>
          <table:table-cell table:style-name="Table18.C266" office:value-type="string">
            <text:p text:style-name="P363">󰒍</text:p>
          </table:table-cell>
          <table:table-cell table:style-name="Table18.D266" office:value-type="string">
            <text:p text:style-name="P400">ⱓⱃ</text:p>
          </table:table-cell>
          <table:table-cell table:style-name="Table18.E266" office:value-type="string">
            <text:p text:style-name="P363">юр</text:p>
          </table:table-cell>
        </table:table-row>
        <table:table-row>
          <table:table-cell table:style-name="Table18.A267" office:value-type="string">
            <text:p text:style-name="P363">u+F048E</text:p>
          </table:table-cell>
          <table:table-cell table:style-name="Table18.B267" office:value-type="string">
            <text:p text:style-name="P363">ⱓⱅ</text:p>
          </table:table-cell>
          <table:table-cell table:style-name="Table18.C267" office:value-type="string">
            <text:p text:style-name="P363">󰒎</text:p>
          </table:table-cell>
          <table:table-cell table:style-name="Table18.D267" office:value-type="string">
            <text:p text:style-name="P400">ⱓⱅ</text:p>
          </table:table-cell>
          <table:table-cell table:style-name="Table18.E267" office:value-type="string">
            <text:p text:style-name="P363">ют</text:p>
          </table:table-cell>
        </table:table-row>
        <text:soft-page-break/>
        <table:table-row>
          <table:table-cell table:style-name="Table18.A268" office:value-type="string">
            <text:p text:style-name="P363">u+F048F</text:p>
          </table:table-cell>
          <table:table-cell table:style-name="Table18.B268" office:value-type="string">
            <text:p text:style-name="P363">ⱓⱅⱃ</text:p>
          </table:table-cell>
          <table:table-cell table:style-name="Table18.C268" office:value-type="string">
            <text:p text:style-name="P363">󰒏</text:p>
          </table:table-cell>
          <table:table-cell table:style-name="Table18.D268" office:value-type="string">
            <text:p text:style-name="P400">ⱓⱅⱃ</text:p>
          </table:table-cell>
          <table:table-cell table:style-name="Table18.E268" office:value-type="string">
            <text:p text:style-name="P363">ютр</text:p>
          </table:table-cell>
        </table:table-row>
        <table:table-row>
          <table:table-cell table:style-name="Table18.A269" office:value-type="string">
            <text:p text:style-name="P363">u+F0490</text:p>
          </table:table-cell>
          <table:table-cell table:style-name="Table18.B269" office:value-type="string">
            <text:p text:style-name="P363">ⱓⱓ</text:p>
          </table:table-cell>
          <table:table-cell table:style-name="Table18.C269" office:value-type="string">
            <text:p text:style-name="P363">󰒐</text:p>
          </table:table-cell>
          <table:table-cell table:style-name="Table18.D269" office:value-type="string">
            <text:p text:style-name="P400">ⱓⱓ</text:p>
          </table:table-cell>
          <table:table-cell table:style-name="Table18.E269" office:value-type="string">
            <text:p text:style-name="P363">юю</text:p>
          </table:table-cell>
        </table:table-row>
      </table:table>
      <text:p text:style-name="P404"/>
      <text:p text:style-name="P235">Appendix 1: Videos for Basic Instruction</text:p>
      <text:p text:style-name="P227"/>
      <text:p text:style-name="P228"><text:a xlink:type="simple" xlink:href="https://www.youtube.com/watch?v=VDcqlgxgkBk" office:target-frame-name="_blank" xlink:show="new" text:style-name="Internet_20_link" text:visited-style-name="Visited_20_Internet_20_Link"><text:span text:style-name="T231">https://www.youtube.com/watch?v=VDcqlgxgkBk</text:span></text:a></text:p>
      <text:p text:style-name="P423"/>
      <text:p text:style-name="P422"><text:a xlink:type="simple" xlink:href="https://www.youtube.com/watch?v=E7YHUeLxRv4" office:target-frame-name="_blank" xlink:show="new" text:style-name="Internet_20_link" text:visited-style-name="Visited_20_Internet_20_Link"><text:span text:style-name="T231">https://www.youtube.com/watch?v=E7YHUeLxRv4</text:span></text:a></text:p>
      <text:p text:style-name="P423"/>
      <text:p text:style-name="P422"><text:a xlink:type="simple" xlink:href="https://www.youtube.com/watch?v=PFAeVf8qCHQ" office:target-frame-name="_blank" xlink:show="new" text:style-name="Internet_20_link" text:visited-style-name="Visited_20_Internet_20_Link"><text:span text:style-name="T231">https://www.youtube.com/watch?v=PFAeVf8qCHQ</text:span></text:a></text:p>
      <text:p text:style-name="P423"/>
      <text:p text:style-name="P422"><text:a xlink:type="simple" xlink:href="https://www.youtube.com/watch?v=YCSFuAvlFOo" office:target-frame-name="_blank" xlink:show="new" text:style-name="Internet_20_link" text:visited-style-name="Visited_20_Internet_20_Link"><text:span text:style-name="T231">https://www.youtube.com/watch?v=YCSFuAvlFOo</text:span></text:a></text:p>
      <text:p text:style-name="P2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13T11:47:05.173122485</dc:date>
    <meta:editing-duration>P2DT2H57M24S</meta:editing-duration>
    <meta:editing-cycles>213</meta:editing-cycles>
    <meta:generator>LibreOffice/6.0.7.3$Linux_X86_64 LibreOffice_project/00m0$Build-3</meta:generator>
    <meta:document-statistic meta:table-count="23" meta:image-count="0" meta:object-count="0" meta:page-count="34" meta:paragraph-count="2523" meta:word-count="9152" meta:character-count="49634" meta:non-whitespace-character-count="42825"/>
  </office:meta>
</office:document-meta>
</file>